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 svg:font-family="Arial" style:font-family-generic="swiss" style:font-pitch="variable"/>
    <style:font-face style:name="Microsoft Sans Serif" svg:font-family="'Microsoft Sans Serif'" style:font-family-generic="swiss" style:font-pitch="variable"/>
  </office:font-face-decls>
  <office:automatic-styles>
    <style:style style:name="P1" style:family="paragraph" style:parent-style-name="Normálny">
      <style:paragraph-properties fo:line-height="150%"/>
    </style:style>
    <style:style style:name="P2" style:family="paragraph" style:parent-style-name="Normálny">
      <style:paragraph-properties fo:line-height="150%"/>
      <style:text-properties style:use-window-font-color="true" style:font-name="Arial"/>
    </style:style>
    <style:style style:name="P3" style:family="paragraph" style:parent-style-name="Normálny">
      <style:paragraph-properties fo:line-height="150%"/>
      <style:text-properties style:font-name="Arial"/>
    </style:style>
    <style:style style:name="P4" style:family="paragraph" style:parent-style-name="Normálny">
      <style:paragraph-properties fo:line-height="150%"/>
      <style:text-properties style:font-name="Arial" officeooo:paragraph-rsid="000aaa5f"/>
    </style:style>
    <style:style style:name="P5" style:family="paragraph" style:parent-style-name="Normálny" style:master-page-name="MP0">
      <style:paragraph-properties fo:line-height="150%" style:page-number="auto" fo:break-before="page"/>
      <style:text-properties style:font-name="Arial" officeooo:paragraph-rsid="000aaa5f"/>
    </style:style>
    <style:style style:name="T1" style:family="text">
      <style:text-properties style:use-window-font-color="true"/>
    </style:style>
    <style:style style:name="T2" style:family="text">
      <style:text-properties style:use-window-font-color="true" style:font-name="Arial"/>
    </style:style>
    <style:style style:name="T3" style:family="text">
      <style:text-properties style:font-name="Arial"/>
    </style:style>
    <style:style style:name="T4" style:family="text">
      <style:text-properties officeooo:rsid="000aaa5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lt;h1&gt;DOMINIK TATARKA</text:p>
      <text:p text:style-name="P4"><text:bookmark-start text:name="bookmark0"/>RADOSTNÍK<text:bookmark-end text:name="bookmark0"/>&lt;/h1&gt;</text:p>
      <text:p text:style-name="P3"/>
      <text:p text:style-name="P3">&lt;h1&gt;1&lt;/h1&gt;</text:p>
      <text:p text:style-name="P3">Vonku muselo slnko pražiť, lebo ani kamenné múry, ani spustené rolety nevládali zachytiť jeho žiaru.</text:p>
      <text:p text:style-name="P3">U Vraniakov v prednej izbe, ktorú ešte stále zo starého zvyku nazývali richtárskou, prevaľoval sa na líčenej posteli študent Dušan, do bronzová opálený športovec, neúrekom kus urasteného chlapiska. Na sebe mal iba plavky, klin bieleho plátenka, ktoré sa mu v rozkroku napínalo, ale aj tak mu bolo horúco. Zatvorenými dverami lúdila sa k nemu príjemná vôňa kuraciny. Kochal sa pomyslením na dobrý obed. Splnilo sa mu všetko, čo si želal. Teraz Už môže hoci gazdovať s otcom, keď ho na vysokú školu nepustili, oj, dočká sa on celkom iste aj lepších čias. Prišiel si on na svoje a teraz sa mu splní zasa to najbližšie: naje sa kuracieho paprikášu a pôjde sa kúpať do Váhu.</text:p>
      <text:p text:style-name="P3">Vtom začul príjemný, vŕkavý hlas:</text:p>
      <text:p text:style-name="P3">— Vraniakovci, doma ste?</text:p>
      <text:p text:style-name="P3">— Agneška, pst! Ešte spí, zobudíš mi ho, — zasipela Dušanova mať z kuchyne.</text:p>
      <text:p text:style-name="P3">— Dušanko je doma? — maznavo sa opytovala Agneška Domaníčka, ružové, prsnaté stvorenie. — A prepustíte mi, pani Vraniaková, za decinku-dve sladkej smotany?</text:p>
      <text:p text:style-name="P3">Dušan vyskočil z postele ako jeleň. Nech Agneška Domaníčka povie hocičo, každý chlap, keď začuje jej vŕkavý hlas, hneď je presvedčený o tom, že Agneška sa mazná práve s ním. Dušan nebol výnimka. Hneď mal plnú hlavu Agnešky.</text:p>
      <text:p text:style-name="P3">Dušan Vraniak počul zavŕzgať padacie dvercia, domyslel si, že jeho mať zostupuje do pivnice po smotanu, už sa chcel ukázať Agneške, keď tu ona sama vkĺzla k nemu ako lasica.</text:p>
      <text:p text:style-name="P3">— Dušan, to je ohromné, že si doma! Poď sa kúpať, ale hneď. Čakám ťa pri odrážke.</text:p>
      <text:p text:style-name="P3">Dušan, pravdaže, neodvrával. Mame vytiahol z hrnca slepačie stehno, poobhrýzal ho v náhlivosti a hybaj k Váhu. Ešte na poludnie nezvonilo, ľudia sa ešte nevrátili z kostola a Dušan už čakal na dohovorenom mieste.</text:p>
      <text:p text:style-name="P3">Na obecnom pastvisku, ani na štrkoch, ani na sihoti, ktorú z troch štvrtín odrezalo od náprotivného brehu mŕtve rameno rieky, nikde ani živej duše. Statok sa dávno rozstrečkoval a pastierčatá hybaj za ním. Bolo ticho a páľava ako v peci. Len striebristý rybárik sa trepotal nad plytčinou brodu, lovil rybky, len kožnaté lístky na topoľoch vše pleskotavo zaševelili, keď sa nad vyprahnutým pastviskom zdvihol horúci klokoč povetria.</text:p>
      <text:p text:style-name="P3">Povetrie priam vrelo a klokotalo. Dušan Vraniak zabudol sa vyzliecť, čo sa tak sústredene zanášal Agneškou. Z najpríjemnejšieho očakávania vytrhla ho vrana. Ako kameň spustila sa z uschnutého vrchovca topoľa a nad hlavou mu strašne zakrákala, potvora.</text:p>
      <text:p text:style-name="P3"><text:soft-page-break/>Hneď nato zachytil, ako kdesi zarevala, výfukom zapraskala motorka. Na železničnom násype, v miestach, kde ho pretínala poľná cesta, hneď aj pobadal červenú jawu. Viezli sa na nej dvaja: čierny motorista a pestrá žena, pritúlená k jeho chrbtu.</text:p>
      <text:p text:style-name="P3">Dušan Vraniak zhodil zo seba košeľu a biele nohavice. O chvíľu začul známy hlas. Agneša zavýskala, zavŕkala prsným hlasom:</text:p>
      <text:p text:style-name="P3">— Nerob, nerob! Spadnem.</text:p>
      <text:p text:style-name="P3">Jawu viedol Lalinský, vedúci okresnej rozdeľovne. Dušan ho poznal z krčmy u Pagáča. Lalinský mal na sebe čierne jazdecké nohavice a tmavomodrú vetrovku z balónového hodvábu. Na hlave mal ľahkú kuklu a na očiach, ochranné okuliare. Náročky vozil Agnešku po jaminách a krtiskách obecného pastviska, aby to ňou čo najviac hegalo. Agneške viali na obe strany poly rozopätej sukne.</text:p>
      <text:p text:style-name="P3">Dušanovi Vraniakovi sa až v očiach zatmelo.</text:p>
      <text:p text:style-name="P3">— Len poď! Ale ti rozmlátim papuľu, — povedal si na uvítanie Agneškinho frajera. Robil sa, že trénuje: popreťahoval sa, podupkal po zemi, popreháňal, roztančil sa akýmsi divošským tancom, robiac päsťami pred seba prudké výpady, vycerujúc zuby. Bol urastený, mocný mládenec, vedel o tom. Keby tak prišlo silou sa ruvať o ženskú, nech si na neho hockto netrúfa, K zloží na lopatky akéhokoľvek mládenca.</text:p>
      <text:p text:style-name="P3">Dušan bol krásavcom s orlím nosom. Kedysi takých krásavcov fotografovali do kníh o krásach Slovenska. Na prvý pohľad ostré črty jeho tváre špatil len výraz tvrdosti a samoľúbej prázdnoty. Oči mal belasé, trochu vodavé, plavé vlasy vybielené slnkom, všade na rovnakú dĺžku zostrihnuté ako hriva leva. A tak predsa len najvýraznejšie na ňom vynikala do bronzová opálená pekná koža a biely klin plaviek. Ináč, či sa komu páči anglosaská hriva a zagánený výraz v tvári, je vec vkusu. Ale paničky v meste so záľubou sa mu prizerali, advokáta Kalužaja žena práve tým jeho mužným výrazom sa dojímala a nazývala ho Dušankom-zbojníčkom.</text:p>
      <text:p text:style-name="P3">Dušan Vraniak skončil rozcvičku, ako športovec. Prichystal sa. Nech už Agneška chcela ich dostať takto do seba a či si z neho strieľala, v každom prípade zmláti Lalinského. Bisťubohu, ale sa s chuťou pustí do neho!</text:p>
      <text:p text:style-name="P3">— Len poď! — povedal si.</text:p>
      <text:p text:style-name="P3">Lalinský postavil motorku do tieňa vŕby na odrážke. Zamieril rovno k Dušanovi. Miesto pozdravu povedal mu:</text:p>
      <text:p text:style-name="P3">— Horúco je. — Zhlboka si odfúkol, vysotil veľké okuliare na čelo.</text:p>
      <text:p text:style-name="P3">Dušan sa prizrel na územčistého chlapíka, ktorý sa postavil pred neho ako dáky žoch, naplnený čímsi ťažkým, najskôr pieskom. Ľahké to teda nebude zložiť tohto chlapíka na lopatky. Lalinský sa pevne postavil proti nemu. Celý bol poprášený jemným prachom cesty. Na motorke lietal po okrese ako divoch, priam akoby hľadal, kde si na zákrute rozštiepiť lebeňu. Ten sa veru ničoho nebojí. Bol to tridsiatnik s mäsitou, lícnatou tvárou dobre živeného človeka.</text:p>
      <text:p text:style-name="P3">— Horúco, ako komu, — povedal Dušan významne po dobrej chvíli, keď odhadol Lalinského na mäsiara.</text:p>
      <text:p text:style-name="P3">— Ako komu. Máte pravdu, — povedal Lalinský s trochou posmechu. — Ani neviete, pán Vraniak, ako bude horúco Vraniakovcom v tejto žatve. Prečo? <text:soft-page-break/>V okrese je ako za povstania. Komunisti majú pohotovosť v celom meste. Pred sekretariátom strany stoja nákladné autá a rozhlasové vozy. Na každú obec v okrese zosypú sa agitátori, a či ako tých kortešov volajú. Chystajú poriadny nápor na dediny. — Lalinský si stiahol rukavicu, podíval sa na hodinky, priložil si ich k uchu. V tvári mal výraz, akoby počúval vzdialené dunenie kanonády. Zaujatý celkom čímsi iným povedal:</text:p>
      <text:p text:style-name="P3">— Ak sa im podarí nahnať občanov do družstva, z Vraniakovcov budú kulaci. Viete, čo to pre vás znamená? Viete vy; pán Vraniak, ste študovaný človek, aká je najlepšia obrana proti komunistickej propagande? No, čo myslíte?</text:p>
      <text:p text:style-name="P3">Pred chvíľočkou Dušan chcel dokrvaviť tohto chlapíka, no teraz ho celkom vážne zaujala myšlienka, aká je najlepšia obrana proti komunistickej propagande. Pár krokov od nich pod vŕbou sa vyzliekala Agneška do plaviek. Dušanovi uchodili za ňou oči.</text:p>
      <text:p text:style-name="P3">— Čo vás po nej. Pipíška, z ruky žerie, ale stojí mnoho, — poznamenal Lalinský mimochodom, nazdávajúc sa, že ho Agneša rozptyľuje. Odviedol si Dušana kamennou škarpou povyše. — Dušan, tak je, — povedal mu už dôverne. — Najlepšia obrana proti komunistickej propagande je: nepočúvať ju. To je jednoduché ako facka, nie?</text:p>
      <text:p text:style-name="P3">Ukázalo sa, že majú rovnaký názor na komunistov, ba že si aj rozumejú. Komunisti vo Vieske už dosť dlho tárajú o družstve, ale do družstva vstúpiť sa im samým nechce. Berto Švec, predseda strany, bol podľa ich mienky skalný komunista, ale čudák. Je na posmech. Neoženil sa a žije so svojou družkou Zuzou Choreňovou na vieru.</text:p>
      <text:p text:style-name="P3">— A Pavol Masiarik aký je, čo myslíte?</text:p>
      <text:p text:style-name="P3">— Ten je z nich ešte najľudskejší, — mienil Dušan. Chvíľočku pouvažoval a doložil: — Ale čert vie, čo sa kedy vykľuje z komunistu.</text:p>
      <text:p text:style-name="P3">— Tak je: čert vie, — súhlasil Lalinský. — Dušan, uvažujme takto o ňom: Masiarikovi rozkážu — podaj trestné oznámenie na Vraniaka, znič ho — kulaka, vyžeň ho z obce i z okresu. Je najväčším nepriateľom družstva a všetkého pokroku. Podá trestné oznámenie na vášho otca? Zničí ho bez milosrdenstva? Urobí to?</text:p>
      <text:p text:style-name="P3">Dušan Vraniak zakúsol si do pery a zmrštil tvár. Chvíľu rozmýšľal a povedal určito:</text:p>
      <text:p text:style-name="P3">— Urobí to!</text:p>
      <text:p text:style-name="P3">— Tak vidíte! Komunisti sú všetci takí. Strana im zatrúbi: Do družstva sa! Hijó! Do družstva pôjdu, neradi, ale pôjdu. Komunisti sa už naučili reagovať na veľké heslá: trúbia do útoku, postriasajú sa, pohrabú kopytami ako vojenské kone a idú. Ten Masiarik je tiež taký.</text:p>
      <text:p text:style-name="P3">— Dušan, iba to nám treba skúsiť, ako na nich strach pôsobí.</text:p>
      <text:p text:style-name="P3">— A čo ak nie?</text:p>
      <text:p text:style-name="P3">— A čo ak nie? — blysol Lalinský pohľadom. Chlapi sa postavili zoči-voči. Obidvaja mysleli na to isté. Lalinský vytiahol bradu tak, že sa mu natiahli všetky žily na krku. Šmykol prstami pod bradou a uprene sa podíval Dušanovi do očí. Chcel vybadať, čo Dušan na to, na tento posledný prostriedok proti komunistom.</text:p>
      <text:p text:style-name="P3"><text:soft-page-break/>Na Dušanovej tvári objavil sa trochu vyjavený výraz. Oni dvaja, v podstate neznámi ľudia, ktorí sa párkrát stretli v krčme, oni že by si tak do duše videli a tak si rozumeli? Dušan Vraniak uhol pred pohľadom Lalinského.</text:p>
      <text:p text:style-name="P3">— Ak ani strach nepôsobí, potom... — povedal chladno Lalinský, — hlušiť ich treba ako psov. Ale o tom — potom. Dušan! — rozkázal. Čakal, kým sa mu Dušan podíva priamo do očí.</text:p>
      <text:p text:style-name="P3">— Napíšte im list, Švecovi aj Masiarikovi. Stačí jeden pre obidvoch. — Hneď aj vytiahol z náprsného vačku zápisník a ceruzu. — Času je málo. Čochvíľa tu bude červený komisár a tá ich agitkolóna. Mám jeho meno čierne na bielom: za Viesku zodpovedný Podmaník. — Priložil si k uchu chrbát ruky s leteckými hodinkami a zasa sa započúval.</text:p>
      <text:p text:style-name="P3">Dušan Vraniak nevidel nič okrem Lalinského, tak sa naňho upriamil. Striehol na každý jeho pohyb a záblesk v očiach. Prv — povrchne — odhadol ho na mäsiara. Omyl. Teraz si bol celkom istý, že Lalinský je vojak. Pohyb, ktorým si prikladal k uchu hodinky, bol naučeným pohybom dôstojníka. Dostavoval sa mu pocit, že sa s týmto neznámym človekom kdesi hrúži. Prichodila naňho triaška človeka v úzkostiach. V očiach sa mu zase tmilo.</text:p>
      <text:p text:style-name="P3">Vzal ceruzu a prelomený zápisník, ale do písania sa akosi stále nemal. Úzkostlivo sa dopytoval pohľadom, či hneď treba písať výhražný list.</text:p>
      <text:p text:style-name="P3">— Treba s nimi rázne zatočiť. Ak sa im tento rok nepodarí postaviť družstvo, o rok sa im už vôbec nepodarí. Bude vojna, prídu naši zo západu a váš otec si vydýchne.</text:p>
      <text:p text:style-name="P3">Dušan ešte váhal.</text:p>
      <text:p text:style-name="P3">— Chcem vám pomôcť. — Tu ho Lalinský chytil za plece a zľahka ním potriasol, aby sa predsa spamätal. — Advokáta Kalužaja poznáte? — opýtal sa.</text:p>
      <text:p text:style-name="P3">V Dušanovi len tak hrklo, hoci to tušil od začiatku. Priznať sa a či nepriznať? Dostal strach a nevládal pohnúť jazykom v ústach.</text:p>
      <text:p text:style-name="P3"/>
      <text:p text:style-name="P3">&lt;h1&gt;2&lt;/h1&gt;</text:p>
      <text:p text:style-name="P3">Čo sa stalo?</text:p>
      <text:p text:style-name="P3">Dušan Vraniak dokončil gymnázium, ale zo štúdia na vysokej škole ho vylúčili. K tomu ešte — ako že nešťastie nechodí nikdy samo — napísala mu Blanka, jeho veľká láska, že ich zlý osud rozdvojil, že sa ich cesty rozchádzajú; aby jej nepísal a netrýznil ju svojou láskou.</text:p>
      <text:p text:style-name="P3">Mladý človek naraz len stratil všetko: lásku, budúcnosť i charakter. Blanka ho zradila. Patrila k devám svojej spoločnosti, ktoré sa síce vedia zamilovať na prvý pohľad, ale iba do pekných mužov so zaistenou budúcnosťou. — Práca, ten nešťastný pracovný proces, do ktorého sa mal zapojiť, aká to bola budúcnosť pre neho? — Darmo sa drel náuku o spoločenskom zriadení, darmo sa snažil osvojiť si ich svetový názor, darmo sa pokúšal rečniť v krúžkoch a na schôdzkach Sväzu mládeže. Pretvárkou nedosiahol ani svoj cieľ, ani si nezachoval charakter: Tak akosi prišiel oň ako pes o chvost.</text:p>
      <text:p text:style-name="P3">Zato, že môj otec nie je chudák? Veď komunisti neuznávajú dedičný hriech, hútal Dušan. Trpel veľmi a môžbyť aj opravdivo. Cez prázdniny sa kdesi táral po holiach pri bačoch, priviedol si domov zlostného ovčiarskeho psa, priviazal ho vo dvore a na bráničku vystrčil výstražnú tabuľu: Pozor, zlý pes! <text:soft-page-break/>Ešte trochu povystrájal, pobil sa v krčme. Vraniakovci sa ešte viac uzavreli, utajili svoju ranu, nech sa reku zlý svet neteší z ich nešťastia. Dedo Vraniak posmeľoval svojho vnuka:</text:p>
      <text:p text:style-name="P3">— Synak môj, hore hlavu. Neboj sa ty nič. Ešte budeš študovať, aj pánom budeš. Vraniakovci prežili grófov, zemanov, prežili dve svetové vojny, prežijú aj komunistov. Zapustili sme my tu hlboké korene, nikto nás z nášho gruntu nevyvráti.</text:p>
      <text:p text:style-name="P3">Dedo Vraniak dve ženy zodral — chválieval sa — a keď mal šesťdesiat rokov, vzal si, bisťubohu, smelo tretiu. Dochodila mu deväťdesiatka, už nevidel a nepočul, ale ešte tejto jari obchádzal chotár so starobylou richtárskou paličkou so striebornou rukoviatkou, ktorú dostal vraj ešte od cisára. Otcovia rodín, bezzubé babky ho pamätajú už iba s bielou hlavou. Nech sú priadky, nech je veselie, krštenie alebo dáka príležitosť, keď sa ľudia dajú spomínať staré časy, do reči vždy prídu Vraniakovci, lebo oni patria k minulosti tejto obce.</text:p>
      <text:p text:style-name="P3">Dušan Vraniak, najmladšia ratolesť vraniakovského koreňa, bol by utajil svoju prehru v škole, bol by sa zaťal, keby ho z čista-jasna nezasiahol nový úder.</text:p>
      <text:p text:style-name="P3">Obecný doručovateľ, ako boženík, dorúti sa k nim raz večierkom. Ten dengľoš, chudáčik, rozkazuje Dušanovi:</text:p>
      <text:p text:style-name="P3">— Zavolaj otca, mamu. Zavolaj všetkých.</text:p>
      <text:p text:style-name="P3">— Načo?</text:p>
      <text:p text:style-name="P3">— Len zavolaj, keď ti vravím.</text:p>
      <text:p text:style-name="P3">A keď sa už všetci Vraniakovci zišli v prednej izbe, Justín Mikleš, ten potmehúd, oznamuje im ako na súdnom dni:</text:p>
      <text:p text:style-name="P3">— Vraniakovci, je s vami zle.</text:p>
      <text:p text:style-name="P3">— Čo sa stalo? — pýtajú sa.</text:p>
      <text:p text:style-name="P3">— Koniec, večný koniec! Komunisti sa radili na okrese. Budú vás súdiť pred dedinou!</text:p>
      <text:p text:style-name="P3">— Ako vieš?</text:p>
      <text:p text:style-name="P3">— Predseda povedal: Budeme súdiť boháčov. On mi vždy všetko povie. A neklame. Neveríte? Prečítam vám. — Justín Mikleš vytiahol z vrecka akýsi spis. Stať o Vieske končila: Pred obcou odhaliť a potrestať boháča Vraniaka.</text:p>
      <text:p text:style-name="P3">— A čo je to: „nemilosrdne potrestať boháčov”? Moji milí, to je likvidácia, — hovorí ten potmehúd.</text:p>
      <text:p text:style-name="P3">Vraniakovci dostali strach. Dušan najväčší. Oh sa najmenej ovládal pred Justínom, vyhrážal sa:</text:p>
      <text:p text:style-name="P3">— Radšej skapem, ale do baní robiť nepôjdem. Ale prv ako skapem, zabijem, kohosi musím zabiť. Bane ma veru neuvidia.</text:p>
      <text:p text:style-name="P3">Dušan sa vtedy rozhodol:</text:p>
      <text:p text:style-name="P3">— Idem! Už ma tu nikto neuvidí.</text:p>
      <text:p text:style-name="P3">Vzal materi pugilár s peniazmi, vopchal do vaku, čo mohol, i Justínov spis, a poď ho prvým vlakom het. Nevyprevádzala ho nešťastná mať, ale ten <text:soft-page-break/>potmehúd Justín lepil sa mu na päty, kým ho Dušan neodsotil do potoka. Pýtal si svoj dokument, ktorý si požičal len do rána zo zásuvky predsedovho stola. Dušan nasadol na prvý vlak, čo zastal na zastávke. Nezáležalo mu, že ho vlak unáša nie na západ, k hraniciam slobody, ale opačným smerom, do krajského mesta, kde študoval a kde žila jeho láska. Ako a kde prekročí hranice?</text:p>
      <text:p text:style-name="P3">— Nezáleží! Teraz na tom nezáleží, — rozhodol sa s veľkým gestom.</text:p>
      <text:p text:style-name="P3">Veľkodušne odpustil svojej láske a kým sa dostal do krajského mesta, cítil sa ako hrdina. Zazvonil na dome, kde bývala jeho láska. Nemýlilo ho ani na chvíľu, že na poschodí bolo už tma. Iba v pracovni advokáta Kalužaja svietila stolná lampa. Otvorila mu domovníčka. Odtisol ju náhlivo a rozhodne ako človek, ktorý sa nedá zdržovať bezvýznamnými prekážkami. A tak isto, rázne a či bezohľadne, zvonil, vyzváňal na byte.</text:p>
      <text:p text:style-name="P3">Otvoril mu advokát Kalužaj v župane, človek ani nie päťdesiatročný, ale predčasne starý, utrápený. Vyzeral, i sám pred sebou sa tak tváril, ako človek, ktorému nenapraviteľne ukrivdili. Na vrch hlave sa mu dvíhalo dienko ešte čiernych vlasov, ale na spánkoch boli mu už celkom biele, preriedené, jemné ako pavučinka. Presvitala cez ne ružová koža. Tvár mal bledšiu s pozberkanou kožtičkou ako na varenom mlieku. Preto i ten malý zvyšok vlasov ponášal sa na paruku, umelú pokrývočku. Nič mladého do tejto trpiteľskej tváre nepatrilo, ani len okuliare s hrubou obrubou, aké sa nosili, keď bol na vrchole svojej slávy.</text:p>
      <text:p text:style-name="P3">— Dušan Vraniak, — povedal tvrdo, výrazne svoje meno návštevník.</text:p>
      <text:p text:style-name="P3">Na chýrneho advokáta, obhajcu z politických procesov, akiste zapôsobil zjav plavovlasého mládenca, lebo bez ďalšieho vysvetľovania ho vpustil dnu. Diskrétne, pohotové zavrel dvere, clivé oči sa mu nežne prižmúrili, ba dokonca naskočil mu na tvár úsmev. Za mimoriadnych okolností ožíval v Kalužajovi slávny advokát. Pomyslenie na životné zamestnanie vedelo ho omladiť i teraz. Degradovaný človek, teraz bezvýznamný úradníček v komunálnych podnikoch, zrazu sa prebral z ustrnutej pózy, uviedol Dušana do pracovne s príjemným úklonom a mäkkým, skoro blahobytným pohybom ruky ponúkol ho: ráčte.</text:p>
      <text:p text:style-name="P3">— Čomu môžem ďakovať, pane, za návštevu v túto hodinu? — opýtal sa svojím vyberaným spôsobom. Našpúlil ústa, očakávajúc príjemné prekvapenie, povzbudzujúc aj návštevníka k plnej dôvere.</text:p>
      <text:p text:style-name="P3">Mladý človek amerického švihu zostal neoblomný, bez ohľadu na advokátovu zdvorilosť rozkázal si sebaisto:</text:p>
      <text:p text:style-name="P3">— Pán doktor, zobuďte svoju dcéru.</text:p>
      <text:p text:style-name="P3">Hoci advokát naučenými pohybmi prejavoval najväčšiu ochotu, nebral sa hneď zobudiť svoju dcéru. Dušan zopakoval ešte raz:</text:p>
      <text:p text:style-name="P3">— Zobuďte svoju dcéru. Musím s ňou hovoriť.</text:p>
      <text:p text:style-name="P3">Kalužaj jemne rozhodil ruky, že naozaj by sa žiadalo jasnejšie vysvetlenie,</text:p>
      <text:p text:style-name="P3">— Ak máte, mladý človek, dáke poslanie, o ktorom nesmiem zvedieť ani slovo, potom ste si mali voliť stretnutie nie v mojom dome.</text:p>
      <text:p text:style-name="P3">— Ja odchádzam. Musím vidieť vašu dcéru. Posledný raz, — stál pevne na svojom Dušan.</text:p>
      <text:p text:style-name="P3"><text:soft-page-break/>— Boli ste priatelia s mojou dcérou?</text:p>
      <text:p text:style-name="P3">— To je jedno. Teraz je to všetko jedno. Ja odchádzam. Otca mi likvidujú, že je boháč. Chcem povedať zbohom vašej dcére. Keď chcete vedieť, pán doktor, iba na tom mi záleží. Ináč mi je všetko fuk. — Dušan pokročil k dverám, ktoré viedli ďalej do bytu.</text:p>
      <text:p text:style-name="P3">Advokát pochopil, že toto mládenčisko je odhodlané prehľadať byt a vytiahnuť mu dcéru z postele; zašemotil:</text:p>
      <text:p text:style-name="P3">— Rozumiem. Neobvyklé, ale rozumiem. Rozumiem, všetko je možné v týchto časoch. Ráčte len chvíľu počkať.</text:p>
      <text:p text:style-name="P3">Pani advokátová Kalužajová uznala vážnosť mimoriadnych okolností. Nakázala mužovi zobudiť dcéru a sama prišla, pridŕžajúc si župan na prsiach. Namaľovaná, v oblaku vôní, vzrušene privítala hosťa:</text:p>
      <text:p text:style-name="P3">— Ach, pán Dušan! Ach, pán Dušan! To sú časy! To sú časy! — vzdychala. — Teda vy odchádzate, — hovorila dramaticky, prudko krúžiac po mužovej pracovni. — Čo si počať? Ale máte pravdu, máte pravdu. Môcť tak odísť, navždycky, ako vy odchádzate! Bože môj, — rozhodila celkom ruky, — aj ja by som odišla, keby som bola slobodná.</text:p>
      <text:p text:style-name="P3">Prisadla si k Dušanovi tiež tak prudko, vše otvárala náručie proti nemu, vše si pridŕžala župan na prsiach. Plná, plavovlasá, zaváňala horkastou voňavkou. A Dušan Vraniak nevedel, kde podieť oči, vše mu padli, kde nemali. Mračil sa i prikŕčal ako šelma, napokon nabral odvahu a prizrel sa odvážne pani advokátovej do výstrihu.</text:p>
      <text:p text:style-name="P3">— Veď máte pravdu! Treba sa povzniesť nad konvencie. Raz naposledy vidieť a dosť. Radšej odísť, ako takto, vláčiť sa tu po biede v tejto väznici.</text:p>
      <text:p text:style-name="P3">Konečne prišla dcéra v hodvábnom belasom županku, z ktorého vykúkali volánky nočnej košieľky. Stretnutie sa odohralo s prekvapením, ako si mať želala. Mladí ľudia postáli chvíľočku proti sebe a objali sa pred rodičmi.</text:p>
      <text:p text:style-name="P3">— Len som ťa chcel ešte vidieť. A to je všetko, — povedal mládenec.</text:p>
      <text:p text:style-name="P3">Kalužaj zakašľal.</text:p>
      <text:p text:style-name="P3">— Veď odchádza, maj uznanie. Jediná láska na celý život, bože môj! — zavzdychala pani Kalužajová a odviedla si manžela do kuchyne.</text:p>
      <text:p text:style-name="P3">Kým pani advokátová chystala studenú večeru a pán advokát čiernu kávu, mladí zostali sami. Dušanovi sa splnilo želanie: vidieť, rozlúčiť sa a potom koniec.</text:p>
      <text:p text:style-name="P3">Keď o chvíľu Dušan dôkladne spracúval v čeľustiach večeru, opýtal sa Kalužaj:</text:p>
      <text:p text:style-name="P3">— Pán Dušan, dovoľte, aby som vás tak nazýval, keď už vás aj moja manželka tak nazýva, viete vy, aké sú teraz možnosti prejsť hranice?</text:p>
      <text:p text:style-name="P3">— Starý, daj mu pokoj, aby sa aspoň navečeral, — bránila ho pani Kalužajová.</text:p>
      <text:p text:style-name="P3">Dušan porozomieľal sústo, poprežieral nenáhlivo, konečne povedal ledabolo:</text:p>
      <text:p text:style-name="P3">— Neviem.</text:p>
      <text:p text:style-name="P3">— Akože neviete? Spojenie máte?</text:p>
      <text:p text:style-name="P3"><text:soft-page-break/>— Nemám. Ale plávať viem. Preplávam. Dostal som cenu na plaveckých pretekoch: prsia päťsto.</text:p>
      <text:p text:style-name="P3">Kalužaj sa rozhneval: nerozum, číročistý nerozum. Hrdina nevedel ani miesto, kade sa dostane na druhú stranu. Hranice strážia na ruský spôsob, že ani myš neprekĺzne.</text:p>
      <text:p text:style-name="P3">— A čo keď budú strieľať? Aké strachy! Nech si strieľajú! — vynášal sa hrdina. — Trochu hlbšie sa ponorím pod vodu.</text:p>
      <text:p text:style-name="P3">— Krása! Mladosť! Odvaha! Ale to predsa nejde, vybrať sa na istú smrť! — vložila sa do reči rozhorčene pani Kalužajová. — Ale čo robiť? — Pospomínala preradených do výroby. O všetkých prípadoch kolovali mestom hrozné chýry, všetky sa končili tragicky. Lekárnikov syn, vyštudovaný doktor práv, prihlásil sa za šoféra k sanitnému autu. Ale, chudák, opil sa, mal karambol. Dodrúzgal auto i s chorou babkou. Za trest ho poslali do baní. O krátky čas ho zavalilo. Doktorovi Petrichovi chytila sa na ruky akási prašina v térovej fabrike. Neborák, stále chodí po liečení a človeku ináč ruku nepodá iba v rukavičke. Robí, živorí, nevyrobí ani na rukavičky, čo poderie v robote. Inému chudákovi preradenému do výroby odtrhlo ruku, inému odtrhol lis hlavu. Zhynúť tak alebo tak, v tom má pán Dušan, pravdu, súhlasila pani Kalužajová. Ale na istú smrť ísť, to nemožno pripustiť. Nadanému, odhodlanému človeku musia pomôcť!</text:p>
      <text:p text:style-name="P3">Pani Kalužajová zalarmovala svojho starého, veď má známosti, spojenia a zásluhy, ktoré mu nemôžu zabudnúť. Advokát Kalužaj odvážne hájil vojnových zločincov pred súdom ľudu a získal si slávu, pravdaže v zahraničí, tým, že vyvracal zásady medzinárodnej bezpečnosti. Vzal ,si od Dušana dokument a hneď sa aj pobral s dcérou hľadať v meste spojenie. I ona mala známych, ktorých známi žili za hranicami.</text:p>
      <text:p text:style-name="P3">Dušan sa dosýta navečeral, čierna káva mu nechutnala, ale poháriky slivovice prevracal do seba statočne. Bol so sebou spokojný, ba až pyšný. O čom si netrúfal ani snívať, splnilo sa mu naraz vrchovatou mierou. Kalužajova rodina, jedna z najlepších v meste, prijala ho ako svojho. Domáca pani postlala mu posteľ v dcérinej izbe. Blanka bude spať s rodičmi. Bolo tu všetko mäkké, obostreté volánkami ako Blankina nočná košieľka. Všetko tu naň dýchalo nepoznaným čarom dievčenskej izby. Domáca pani s materskou láskou ho ukladala do postele.</text:p>
      <text:p text:style-name="P3">— Dušanko, len spinkajte pokojne. To by tak bolo, aby sa nenašlo spojenie. My tiež ešte čosi znamenáme. Len na nás potom nezabúdajte, keď budete veľkým mužom. Dôstojník americkej armády! Veď taký nadaný, príťažlivý, ľahko spyšniete.</text:p>
      <text:p text:style-name="P3">Dušan počúval lichotivé, sladké reči, rástol obdivom domácej panej. Už sa vznášal ako orol na druhú stranu, do zeme slobody.</text:p>
      <text:p text:style-name="P3">Na druhý deň Dušan vstával neskoro. Kalužaj s otcovskou starostlivosťou ho ubezpečil, že všetko zariadil. Aby šiel domov a pokojne čakal, dotyčné kruhy nadviažu ním spojenie.</text:p>
      <text:p text:style-name="P3">Vrátil sa do Viesky, iba keď s Blankou prehajdákal v horskej chate mamine peniaze. Doma, prevaľujúc sa po posteli, skúsenosť posledných dní si zhrnul takto: Treba si trúfať na všetko. Keď človeku na ničom nezáleží, dosiahne všetko. Namýšľal si, že devu vrúcne, nešťastne miluje. Ale tú trochu citu v hrudi, ktorú dosiaľ považoval za posvätnú, v trúfalosti si zamenil za čosi iné. Už sa mu ani nechcelo vyletieť na slobodu zo zboľševizovanej krajiny. Najradšej by bol zostal doma a čakal, kým sa to samo dáko neprevráti. Zhnusilo sa mu všetko. Hnusila sa mu panička Kalužajová, hnusili sa mu <text:soft-page-break/>Kalužajovci do jedného, ale hnusila sa mu aj vlastná mať. Tá materinskou láskou vytušila, že jeho skleslosť, nešťastie zavinilo iba to, že stratil nevinnosť.</text:p>
      <text:p text:style-name="P3">Mať Vraniačka nariekala:</text:p>
      <text:p text:style-name="P3">— Ach, synáčik môj, vrátil si sa mi. Ale aký? Opŕchla z teba rosička-nevinnosť.</text:p>
      <text:p text:style-name="P3">Otec Vraniak v tej veci držal stranu synovi, hovoril:</text:p>
      <text:p text:style-name="P3">— Len ho ty nechaj, sprostá mater. Aj býček raz musí dostať jalovičku, aby bol z neho býk.</text:p>
      <text:p text:style-name="P3">V tomto marase citov, pocitov a myšlienok vznecovala Dušana už iba vôňa kuracieho paprikášu, keď poň prišla Agneška Domaníčka, ružovučké, prsnaté stvorenie.</text:p>
      <text:p text:style-name="P3"/>
      <text:p text:style-name="P3">&lt;h1&gt;3&lt;/h1&gt;</text:p>
      <text:p text:style-name="P3">Advokáta Kalužaja poznáte, či nepoznáte? — dôrazne sa opytuje Lalinský.</text:p>
      <text:p text:style-name="P3">Dušan sa prizerá, oči otvára. Lalinský, neznámy chlap, istotne surovec, vyrastá pred ním ako jazdec smrti na motorke, ako záhadné spojenie. Jeho ochranné okuliare, vysotené do čela, pripomínajú mu žlté oči sršňa. Dušan strachom meravie. Neoddá sa on do moci tohto násilníka. Už sa mu celkom-celkom odnechcelo odísť zo zboľševizovanej krajiny. Pokúsi sa odmietnuť ponuku, poprieť hľadané spojenie so zemou slobody. Spurne povie:</text:p>
      <text:p text:style-name="P3">— A čo keď poznám? Vás do toho nič.</text:p>
      <text:p text:style-name="P3">— Čo? — Lalinský podišiel krok k nemu.</text:p>
      <text:p text:style-name="P3">Zle je. Í, ten by ma aj zahlušil, mihlo v hlave Dušanovi.</text:p>
      <text:p text:style-name="P3">Len čo si to stihol pomyslieť, splnilo sa: Lalinský mu vyťal zaucho. Počkal. Zaokálil mu do tváre, posvietil si naňho, ako sa vraví, okáľmi, v ktorých nebolo nič, ani zloba, ani rozhorčenie. Takýto vzdor považoval za prirodzený. Dušanovi zaľahlo v uchu od zaucha, také bolo mastné, odborné. Chlap mu vyťal aj druhé. Dušan ohluchol nacelkom, obe líčka mu horeli. Stál ďalej ako okopaný, aj keď sa sypali ďalšie. Nemukol, nevedel sa zmôcť na slovo.</text:p>
      <text:p text:style-name="P3">Vtedy Lalinský vytiahol zo zadného vačku nohavíc akýsi spis. Bol to dokument.</text:p>
      <text:p text:style-name="P3">Plesol ním zľahka Dušana po tvári. Tu sa Dušan zjavne prebral z ohúrenia.</text:p>
      <text:p text:style-name="P3">— Teraz už rozumieme? — opýtal sa napokon Lalinský pokojne, ani čo by sa nebolo nič stalo.</text:p>
      <text:p text:style-name="P3">— Rozumiem, — povedal Dušan určite a vzal si dokument.</text:p>
      <text:p text:style-name="P3">— Teraz sa už na všetko pamätáme?</text:p>
      <text:p text:style-name="P3">— Teraz sa už na všetko pamätám, — zopakoval Dušan, ako sa patrí zopakovať rozkazy. Zauchá a dokument mali zjavne blahodarný účinok na jeho ducha. Prišli v pravú chvíľu. Dušan si bol hneď na čistom. Schoval si do šiat dokument. Rozumeli sa navzájom. Iná vec, čo súdime o takomto <text:soft-page-break/>dorozumievacom spôsobe, ale Dušan ho uznal — na ďalšie svoje prekvapenie uznával ho. V podstate sa ani na Lalinského nehneval. Veď čo by on robil s takým faganom na Lalinského mieste? A tak obe stránky v základnej veci boli zajedno a boli si roveň aj v hlbšom zmysle: násilník bol roveň násilníkovi a zavládlo medzi nimi porozumenie.</text:p>
      <text:p text:style-name="P3">— Tak, a teraz napíšete tým činiteľom list. Stačí jeden, — rozkázal Lalinský.</text:p>
      <text:p text:style-name="P3">Dušan písal. Lalinský si ho prečítal, ale s takým listom nebol spokojný.</text:p>
      <text:p text:style-name="P3">— Napíšte to ľudovejšie. Alebo diktujte mi. Ja napíšem.</text:p>
      <text:p text:style-name="P3">Dušan diktoval, Lalinský písal paličkovým písmom, rehotal sa a nadával.</text:p>
      <text:p text:style-name="P3">Vytrhol list zo zápisníka. Dušan sa mal hneď osvedčiť a podstrčiť ho Masiarikovi alebo Švecovi. List, čo sa Lalinskému nepáčil, si zastrčil so zápisníkom do zadného vrecka nohavíc.</text:p>
      <text:p text:style-name="P3">— Ešte niečo, Dušan.</text:p>
      <text:p text:style-name="P3">— Prosím.</text:p>
      <text:p text:style-name="P3">— Týmto obedňajším vlakom má prísť do Viesky červený komisár, akýsi Podmaník. Prizrite sa mu na zuby, čo je zač. Sledujte ho. — Lalinský pozrel na letecké hodinky. — Máte pol hodiny. Môžeme si spolu zaplávať. Ste dobrý plavec, počul som. V slobodnom svete sa chlapci športového typu, ako ste vy, veľmi uplatňujú.</text:p>
      <text:p text:style-name="P3">Lalinský odložil kuklu a pretiahol si aj vetrovku cez hlavu. Opretý o kamennú škarpu len tak zbežne povedal:</text:p>
      <text:p text:style-name="P3">— Nebudem vám nič tajiť. Prejsť teraz cez hranice je trochu riskantnejšie. Ale pre ľudí, čo sa nám osvedčili, vždy máme dosť prostriedkov premiestniť ich do bezpečia. — Potom zaklonil hlavu a prekĺzol po oblohe pohľadom.</text:p>
      <text:p text:style-name="P3">— Na nebi nemajú boľševici hraničné pásma, drôtené prekážky, — poznamenal akosi clivo. Z jeho hlasu Dušan vycítil únavu. — Nebo je pre nás stále voľné. A po Dunaji plávu parníky našich spojencov. Dušan, — rozkázal si hneď strmým hlasom, zdvihol nohu a otrčil mu čižmu do tváre.</text:p>
      <text:p text:style-name="P3">Dušan sa dovtípil. Stiahol mu čižmu.</text:p>
      <text:p text:style-name="P3">— Dušan, strácať pamäť je nebezpečné. Stratiť pamäť v určitých prípadoch znamená stratiť hlavu, — pohrozil Lalinský a otrčil mu druhú čižmu.</text:p>
      <text:p text:style-name="P3">Dušan mu ochotne stiahol aj druhú čižmu.</text:p>
      <text:p text:style-name="P3">— Dušan, snažte sa. Keď sa osvedčíte ako schopný chlapec, užitočný aspoň toľko ako vreckový nôž, o desať dní budete tam. A ste voľný ako vták.</text:p>
      <text:p text:style-name="P3">Onucky nosí, pomyslel si Dušan, keď ho vyzul a zazrel, že má nohy okrútené do bieleho flanelu. Vidieť: náš človek, odkiaľsi odtiaľto. A nohy si starostlivo opatruje. Onucky prebúdzali v ňom našské city k človekovi, ktorý mu bol dosiaľ cudzí a akýsi neprístupný.</text:p>
      <text:p text:style-name="P3">Keď sa La<text:span text:style-name="T4">l</text:span>inský vyzliekol, Dušan pobádal mu na stehne hlbokú okrúhlu jazvu: kus mäsa mu odtiaľ vytrhol pes alebo granát. Rozhodol sa pre prostejší dohad: Nech sa La<text:span text:style-name="T4">l</text:span>inský nazýval akokoľvek, bol dôstojníkom slovenskej armády a kus mäsa mu vytrhol ruský granát. Slovom, každou chvíľou sa <text:soft-page-break/>prebúdzali v Dušanovi nové a nové sympatie k Lalinskému, rástol v ňom obdiv, obdiv k silnej osobnosti, akú môžu vypestovať iba tam — na Západe. Nič to, že táto osobnosť ho pred chvíľkou vyfackala, koľko sa len doňho vmestilo. Ba práve preto. Dušan mal konečne jasno, jasno ako facka.</text:p>
      <text:p text:style-name="P3">La<text:span text:style-name="T4">l</text:span>inský na zjavné sympatie Dušanove tiež rovnako odpovedal. Poplieskal ho po pleci a povedal povzbudivo:</text:p>
      <text:p text:style-name="P3">— Dušan, žiadne strachy! Ešte budeme rezať švihle z komunistov.</text:p>
      <text:p text:style-name="P3">Lalinský skočil do vody z odrážky. Za ním Dušan. Pretekali sa v plávaní, prerezávali prúd v miestach, kde bol najprudší. Zostali na druhom brehu. Na piesčitej ostrohe sihote Dušan sa rozbehol proti Lalinskému. Zavalitý, pevne stavaný Lalinský ani sa nepohol a Dušan urobil premet ponad jeho ruku. Lalinský jednostaj kríkal na Dušana: Útočte! Útočte, znovu. Dušan sa znovu a znovu rozbiehal a vždy to tak dopadlo, že zaryl hlavou, do piesku. Tak sa bavili.</text:p>
      <text:p text:style-name="P3">Agneška sa im prizerala. Videla na chlapoch, že si už: dobre rozumejú. Ale ona nechcela byť pre nich celkom zbytočná,</text:p>
      <text:p text:style-name="P3"/>
      <text:p text:style-name="P3">&lt;h1&gt;4&lt;/h1&gt;</text:p>
      <text:p text:style-name="P3">Keď dochodil poludňajší vlak, Dušan Vraniak už čakal na železničnej zastávke. Niekoľko žien s batôžkami nasadlo. Vystúpilo len niekoľko známych robotníkov. Medzi nimi farbisto oblečený mladík s aktovkou. V rade strihaných lipiek stála tabuľa. Mladík sa pri nej pristavil a pokýval hlavou, akosi smiešne, akoby zisťoval: veru, veru, to je Vieska. Štica suchých vlasov padla mu do čela. Zahrnul si ju rýchlym pohybom, prechytil aktovku do oboch rúk a zaholengal ňou za chrbtom. Boľ to pohyblivý, šťúply chlapík. Mal tenký krk, silou teda nevynikal.</text:p>
      <text:p text:style-name="P3">Dušan Vraniak sa sprvu zarazil a nebol si istý, či to prišiel naozaj on, Podmaník, červený komisár. Komisára a k tomu ešte červeného si on predstavoval ako zavalitého siláka s pištoľou. Ale potom sa rozhodol, že to bude predsa on, pretože Lalinský tak povedal a pretože sa prizeral Vieske ako komisia.</text:p>
      <text:p text:style-name="P3">— Tvojho boha, však keď ťa za ten kŕčok chytím z nohavíc ťa vytrasiem, ty škrata. Bohuprisa, ani nemukneš, — zastrájal sa Dušan Vraniak. Vo chvíli zanevrel na neho nenávisťou a namieril si to rovno proti nemu. Zámienku si prichystal: ukáže mu kratšiu cestu. — Poľná cesta do Viesky sa príliš krútila. Podmaník pár krokmi sa vzdialil od chodníka, čo išiel medzou rovno do Viesky. Len bolo treba zbehnúť strmou škarpou a prejsť priekopu.</text:p>
      <text:p text:style-name="P3">Z vyvýšeného násypu trate pekne bolo vidieť celú Viesku. Z jednej strany ležala pri nej Dúbrava ako dáke vyvalené veľké zviera, ktoré sa hlavou — najnižším kopčekom — natŕčalo do záhrad. Naproti Dúbrave dvíhala sa strmá stráň, na nej úzke role a široké sklady tvorili opravdivé schodište. Do doliny, medzi holú Dúbravu a stupňovitú stráň, rozložila sa Vieska pozdĺž potoka a zákruty hradskej v podobe podkovy, jej oba konce vybiehali do úrodnej roviny pri Váhu. Kedysi bohatú rovinu držala grófka, po nej židovský árendátor Grúň. Gazdíkovia obrábali len vŕšky. Po prvej vojne vrhli sa na rovinu, do dnešných čias dostrihali ju na tisíc úzkych švihlíkov. Rástla na nej nerovnaká raž a žitko, nerovnako dozrieval fúzatý jačmeň, na jednej roli bol už biely a na druhej zelenal sa šmuhami popri brázdach. A také bolo všetko dookola. Dúbrava, do červená vypálená, na bokoch zjarčená — hotové <text:soft-page-break/>spustlisko, ani pasienok, ani les. Nad ňou ďalej sedel si ako sova vrch s tvárou vápencového braliska. Ten bol tiež taký dohola ošklbaný. Posledných sto rokov tu drevárski podnikatelia drancovali lesy a jarné dažde odnášali živnú pôdu.</text:p>
      <text:p text:style-name="P3">Vieskou si Podmaník dosiaľ iba fŕkal na motorke. Pamätal si o nej toľko, že tam hradská v pravom uhle obchádza starú zemiansku kúriu. Raz sa mu tam stala vážna nehoda. Na ostrej zákrute skotúľal sa pred neho prázdny súdok z nákladného auta, ktoré išlo proti nemu.</text:p>
      <text:p text:style-name="P3">Len pred týždňom, keď sa dozvedel, že ho určili sem za inštruktora, začal sa Vieskou zapodievať, ale len tak úchytkom. Na okresnom výbore vyžiadal si o nej všetky údaje, niekoľko ráz sa stretli s Bertom Švecom a Paľom Masiarikom, ale iba na stanici. Každý raz prisadol si k nim celý hlúčok robotníkov a hovorili spolu o Vieske do príchodu večerných vlakov. Berto Švec bol skladníkom v RSD, večné starosti mu robil výkup a rozvoz zeleniny, a. Paľo Masiarik bol valcérom v strojárňach. Pred žatvou sa v závode šturmovalo, Masiarik robil štrnástky. Jemu, Podmaníkovi, horela tiež zem pod nohami. Sotva stačili opraviť traktory a samoviazače, naháňal zasa opravu mláťačiek. Podmaník vtedy ani netušil, že schôdzky komunistov z Viesky sa najlepšie zvolávajú v čakárni na stanici okresného mesta.</text:p>
      <text:p text:style-name="P3">Keď sa Podmaník díval na staré humná, húštinu stromov, ktorá chránila Viesku, veru sa mu srdce hlasno rozbúchalo. Bol mladý, skúseností málo, nový človek v okrese. Po návrate z vojenčiny akoby náročky urobili ho politickým vedúcim na najzanedbanejšej strojovej stanici. Keď ju dal aspoň tak do poriadku, že opravili stroje načas, priložili mu ešte k tomu len takúto maličkosť: vo Vieske založ vzorné družstvo, tam sú na to v našom okrese najlepšie podmienky. Celkom podľa zásady: Len tomu koňovi najviac nakladajú, ktorý ťahá najlepšie.</text:p>
      <text:p text:style-name="P3">Vrátok, ktorým železničiar dvíhal závory, dohrkotal. Na nástupišti nastalo ticho. Podmaník mal taký pocit, akoby sa náhle ocitol v šírom poli. S veľkolepým pocitom, že všetko dozrieva okolo neho, vykročil k Vieske. Proti nemu šiel vysoký, bielo oblečený mládenec. Keď prechodil popri ňom, pozdalo sa mu, že mládencovi navreli svaly na škraniach, akoby bol zaťal zuby. Obzrel sa za ním. Mládenec tiež, prichytil sa zábradlia a prešvihol sa ponadeň. Zbehol násypom a pristavil sa v bujnej trstine, ktorá rástla v priekope. Len hlava mu z nej trčala.</text:p>
      <text:p text:style-name="P3">— Hej, súdružko, — zavolal na Podmaníka, — idete do Viesky?</text:p>
      <text:p text:style-name="P3">V tých miestach boli dve hlboké jamy. Kedysi Taliani, keď stavali túto trať, vyberali z nich zeminu do násypu. V jednej im vyrazilo mocné žriedlo. Vypustili úzku hrádzku a kopali hneď ďalej.</text:p>
      <text:p text:style-name="P3">Mládenec stál na hrádzke, širokej práve pre jedného človeka. Zľava-sprava v jamách stála voda, rástlo tŕstie a vrbina.</text:p>
      <text:p text:style-name="P3">— Súdružko, tadeto máte najkratšiu cestu do Viesky. Nože, poďte, — vyzýval mládenec Podmaníka len akoby z pasie. Zasvietili mu belavé oči v opálenej tvári a všetky zuby v ústach.</text:p>
      <text:p text:style-name="P3">— Pánko môj, trafím aj sám, — kríkol mu tiež takým tónom Podmaník. Ale v tej chvíli preskočil aj on zábradlie, prudko zbehol násypom a hrádzkou. Vysoký chlapík uskočil do vrbiny a zasmial sa len: hehe. Bez slova sa pobral ďalej, inú cestu si vybral do Viesky.</text:p>
      <text:p text:style-name="P3">Podmaníka priviedol chodníček pomedzi obilie rovno na kraj obce. Konča starého humna stál nový dom, ružovkasté obielený. Pozdĺž cesty, ktorá o <text:soft-page-break/>kúsok ďalej vychodila na hradskú, ťahalo sa v jednom fronte gazdovské stavisko. Pred chalupou pri hradskej vydychoval ostrú vôňu mohutný orech. V jeho tieni hoveli si gazda s gazdinou na starej huni.</text:p>
      <text:p text:style-name="P3"/>
      <text:p text:style-name="P3">&lt;h1&gt;5&lt;/h1&gt;</text:p>
      <text:p text:style-name="P3">Dolu Vieskou sa ťažko ťahá, neochotne za sebou nohy povlačuje Justín Mikleš, obecný doručovateľ. Keby ho tak niekto stretol, dozaista by sa ho opýtal: Justín, čože, zuby ťa bolia? Takú má tvár zmraštenú, utrápenú, celú mastnú od potu. Keby sa mu tak niekto pozornejšie prizrel, akiste by mu v tvári videl dávnu biedu obecného chudáka. Nikto ho však nestretol, nikto sa mu neprihovoril a nič na ňom nepobadal, lebo celá Vieska o takom čase — v nedeľu odpoludnia — sladko driemala.</text:p>
      <text:p text:style-name="P3">Justín Mikleš z biedneho vreca na svet vypadol, veru nikdy mu ľahko nebolo, ale odvtedy, čo bol Masiarik na aktíve, tak mu bolo, akoby celý ten čas bol natiahnutý na škripci. Masiarik robieval štrnásťhodinové smeny, na národnom výbore sa ani neukázal: iba v ten deň, čo bol na aktíve, prišiel do kancelárie. Bol celkom zmenený, akoby to ani nebol býval on, ľudský človek, zhovorčivý, ale ktosi celkom inakší, prísny, nevravný.</text:p>
      <text:p text:style-name="P3">Dal sa čítať akýsi spis, prečitoval si dôverné inštrukcie, ktoré dostal na aktíve každý predseda obce a každý predseda miestnej organizácie. Bol to dôkladný rozbor okresu a podrobné pokyny pre každú obec do žatevnej kampane.</text:p>
      <text:p text:style-name="P3">Justín sa mu prihováral:</text:p>
      <text:p text:style-name="P3">— Paľko-predseda, povedz, čo nového na okrese?</text:p>
      <text:p text:style-name="P3">— Daj mi pokoj, — odvrkol Masiarik. — Teraz mi daj, Justín, pokoj. Nevidíš, že študujem toť dôležitý dokument?</text:p>
      <text:p text:style-name="P3">Justín div sa pod zem neprepadol, div nezhorel od hanby. Prežil ukrutné muky, aké si človek s dostatočným sebavedomím nevie ani predstaviť. Ale na „dokument” sa Justín chytil ako na háčik: bol zvedavý, čo to za dôležitý dokument. O polhodinku sa mu Justín prihováral:</text:p>
      <text:p text:style-name="P3">— Aby si vedel, Paľko-predseda, na nedeľu si chystám prívet o priadke americkej. Zaujímavé, ako sa šíri americký hmyz...</text:p>
      <text:p text:style-name="P3">— Zaujímavostiam ty daj pokoj, — zasa ho len odbavil Masiarik a z ničoho nič ho skresal. — Zaujímavosti, čo vyčituješ, my nepotrebujeme. Máš robiť prehľad tlače o jednom: hlavne ako kde na dedinách organizujú žatvu, koľko kde pristupuje roľníkov do družstva. Máš zapasovať našu Viesku do svetových udalostí a burcovať občanov: Myslíte si, roľníci, že naša Vieska môže zostať pozadu sto rokov za opicami? To je zaujímavé pre pracujúceho človeka. A ty, Justín? — tu ho Masiarik priprel tvrdým pohľadom. — Keby sa prísne vzalo — ty nevidíš veci ako robotník. Rozmaznali sme ťa zo samej samochvály, že sme zdvihli človeka na vyššiu úroveň. Rozmaznali veru, nevychovali.</text:p>
      <text:p text:style-name="P3">Justínovi zostal z minulosti bolestivý nedostatok: veľmi mu chýba sebavedomie, i najpotrebnejšia dávka sebavedomia. Bez neho sa Justín cíti ako večne nedofúknutý mechúrik. Všetko ho bolestne omína, všetko tlačí. Človek je on príliš jemný, náramne zraniteľný každým slovkom, všetko berie na seba. Prežíva zbytočné utrpenie, podkladá ľuďom úmysly, že ho chcú trápiť, a trápi sa potom skutočne. Okrem toho je zvedavý. Večne snorí, dohaduje <text:soft-page-break/>sa, pátra, čo si kto o ňom myslí a nemyslí. Keď roznáša poštu po domoch, často zabudne zaklopať — že vraj má plné ruky papierov. Dobre mu padne, keď</text:p>
      <text:p text:style-name="P3">prekvapí, pristihne ženu, ako si chytá hoci blchu v pančuche.</text:p>
      <text:p text:style-name="P3">Justín prežíva nové muky.</text:p>
      <text:p text:style-name="P3">Ach, Paľko-predseda, čo sa to len s tebou stalo? žalostí v duchu. Ani človek už nie si, ale skala, kus ľadu. Povedz, rúbali ťa na tom aktíve, alebo si musel robiť sebakritiku? Justín z Masiarikovej ustarostenej tváre tuší, že na aktíve sa čosi rozhodlo, že čosi strašné príde na neho samého i na Viesku. Mal by odísť, veď je už. dávno po úradných hodinách, ale neodíde — zo zvedavosti. Čaká, vytrvale čaká na ľudské slovo ako na spasenie, opátra Paľka-predsedu sliedivým pohľadom. Keď sa im však oči stretnú, Justínov pohľad vie byť celkom prázdny, tvári sa, akoby nič nevidel. Usmieva sa neurčito. Jeho úsmev na upotenej tvári je práve taký roztečený ako pohľad. I to mu zostalo z minulosti: v pokornej biede naučil sa večne chúliť, strácať sa sám pred sebou, tváriť sa, akoby ho ani nebolo.</text:p>
      <text:p text:style-name="P3">Paľo Masiarik pobadá, že Justín stále čosi prežiera a nemôže prežrieť. Ozve sa mu dôverným hlasom, ako s ním obyčajne hovorieva.</text:p>
      <text:p text:style-name="P3">— Justín?</text:p>
      <text:p text:style-name="P3">— Paľko, čože, čo chceš? — konečne si vydýchne s uľahčením.</text:p>
      <text:p text:style-name="P3">— Poď sem a sadni si tu naproti mne, — ponúkne ho Masiarik stoličkou, ktorá stávala pre stránky pri predsedovom stole. — Justín, práve rozmýšľam...</text:p>
      <text:p text:style-name="P3">— O čom, Paľko-predseda?</text:p>
      <text:p text:style-name="P3">— Aj o tebe. O nás všetkých vo Vieske. V obci budeme robiť veľké upratovanie. Justín, najvyšší čas, najvyšší čas: staré hriechy treba vyniesť na svetlo a preröntgenovať našu Viesku! Čo myslíš? — A tu Masiarik prudko vstane, až stolička zahrčí. — Budeme súdiť Vraniaka! Tým začneme. Čo ty na to?</text:p>
      <text:p text:style-name="P3">Justín iba zvesí hlavu.</text:p>
      <text:p text:style-name="P3">— Justín, podám trestné oznámenie na Vraniaka a príde rad aj na Pakana. Odhalíme ich pred dedinou!</text:p>
      <text:p text:style-name="P3">Justín sa prinúti, aby sa podíval spriama do očí predsedovi, ale hneď odchytí zrak ako od rozpáleného železa a zahľadí sa bokom tým svojím prázdnym pohľadom. Na tvári roztečie sa mu trápny úsmev. Naľakal sa tento plachý človek. Ako? On má naraz súdiť a prísne potrestať kohosi.</text:p>
      <text:p text:style-name="P3">— Prečo budeme súdiť Vraniaka, pýtaš sa? — pokračuje Masiarik naliehavo, hoci sa Justín na nič nespytuje. — Preto, že je špekulant odjakživa a úhlavný nepriateľ pokroku na dedine. — V Masiarikovom hlase cítiť hrozbu a odhodlanie, ale v dôvodení — tam to nie je celkom isté. — Justín, ty vieš, čo to znamená. A Vraniak tiež dobre vie, čo znamená „odhaliť a potrestať boháča”. Čo ty na to?</text:p>
      <text:p text:style-name="P3">— Čo ja na to? — vyjachce konečne Justín zo seba a z očí mu hľadí výraz hrôzy.</text:p>
      <text:p text:style-name="P3">— Musíme ho súdiť, Justín! Všetci!</text:p>
      <text:p text:style-name="P3">Justín si položí slávnostne ruku na srdce, akoby naozaj stál pred súdom ako svedok a povie:</text:p>
      <text:p text:style-name="P3"><text:soft-page-break/>— Ja, ja ho súdiť nebudem.</text:p>
      <text:p text:style-name="P3">— Ty ho teda súdiť nechceš? To som si mohol hneď myslieť. A prečo, Justín, prečo ho ty súdiť nechceš?</text:p>
      <text:p text:style-name="P3">— Svedomie... Svedomie mi to nedovolí.</text:p>
      <text:p text:style-name="P3">— Teda svedomie. Ja tvoju dušu! Tvoje svedomie je teda iné ako moje. Tvojho otca zasypalo v americkej majne, a ty vravíš o svedomí ako boháč. Držíš s nimi, Vraniakovci, to!</text:p>
      <text:p text:style-name="P3">— Držať ja, Paľko, s nimi nedržím. Ale čo ja mám súdiť koho? A za čo? Ja som najposlednejší človek v obci. Hocikto mi môže povedať: Justín, buď rád, že žiješ. Preto si ja na svedomie nič neberiem. A môjho otca nič po nič nespomínaj.</text:p>
      <text:p text:style-name="P3">— Jeduješ ma, Justín, na moj dušu! Zlosť ma berie. Priznaj, že nechceš mať zodpovednosť za to, čo sa robí v našej obci! Ktože bude súdiť Vraniaka, keď ty nie?</text:p>
      <text:p text:style-name="P3">Masiarik považoval Justína za svojho dôverného človeka. Keď ho zvolili za predsedu obce, zaujal sa za neho. Justín s ním chodil do školy a bol to veľmi nadaný chlapec, skladal najpeknejšie slohové úlohy, bol azda nadanejší ako Paľo. Ale Paľo išiel do sveta a Justín zostal s chorejúcou matkou a sestrou doma v práchnivejúcej drevenici. Justína i jeho sestru Betku bieda zlomila. Stali sa čudákmi, bočiacimi od sveta. V nábožnej biede akosi zdengľaveli. Brat i sestra patrili k tým biednym ľuďom, ktorí žili na dedinách bohvie z čoho. Chovali si kozičku a králiky, jedli žihľavku, zbierali klásky v lete, za jedlo, za košík zemiakov drhli gazdom od svitu do mrku, ale v zime väčšinou hladovali. Justín sa preto ani neoženil, jeho sestra sa vydala za Vraniakovho paholka Valáška, ale žila s ním veľmi krátko. Betin muž raz otkou dokrvavil Vraniaka a pred súdom ušiel do sveta.</text:p>
      <text:p text:style-name="P3">Po oslobodení stará chudoba sa rýchlo operila, rozletela, len Miklešovci sa nijako nevedeli pozbierať. Masiarik veru dosť sa napresviedčal Justína, aby pristal za obecného doručovateľa a jeho sestra za upratovačku do školy. Justín sa obliekol. Za rok, za dva z plachého čudáka, neduživca, ktorý mal a namýšľal si všetky neduhy, stal sa človek: obecný doručovateľ, potom správca ako si sám hovoril — obecnej knižnice, potom hlásateľ a napokon i predseda krúžku miestneho rozhlasu. Naučil sa skladať celkom pekné nedeľňajšie prívety. Času mal dosť a dosť, čítal knihy a takto sa pri svojom zamestnaní vzdelával. Okrem učiteľov v obci vari najviac čítal on. Slovom, vylienil sa Justín zo starej biedy, zmenil sa na nepoznanie. Paľo Masiarik ho chcel poslať na školenie a urobiť z neho tajomníka národného výboru — miesto bývalého notára. Ale Justín sa odťahoval od toho, nie a nie, nedôveroval si, bál sa, aby raz nevyšiel na posmech.</text:p>
      <text:p text:style-name="P3">— Justín, už len oženiť sa ti treba, — doberali si ho občania, ale boli naňho takto hrdí, že z poníženého človeka vychublal sa takýto vzdelanec, div nie notár.</text:p>
      <text:p text:style-name="P3">Ešte v ten deň večer, čo bol aktív, Justín Mikleš vystriehol vhodnú chvíľu — jaj, to zas v potmehúdstve nikto ho na svete neprekoná — a „požičal si” dokument. Preciťoval ho druhý, tretí raz a priam sa mu zdalo, že sa mu hlava chytá plameňom. Vraniakovci, je s vami koniec, traste sa, povedal si. Sami veru zem neobrobíte, čo by ste si ruky po lakte a nohy po kolená zodrali.</text:p>
      <text:p text:style-name="P3"><text:soft-page-break/>Justín nemal mať prečo v láske Vraniakovcov, ale stalo sa. Prvé, na čo pomyslel, bolo, že Vraniakovcom musí ukázať dokument.</text:p>
      <text:p text:style-name="P3">Tak to s ním skončilo: Vraniakovci mu ho vzali. A teraz tu stojí ako zradca spravodlivej veci i ľudského človeka, svojho predsedu. Pred národným výborom prestupuje z nohy na nohu, raz jedným a raz druhým rukávom si utiera z čela studený pot.</text:p>
      <text:p text:style-name="P3">Hľadí: na národnom výbore všetky obloky sú otvorené. Paľo Masiarik už zasa je v kancelárii, otvoril si písací stôl. Ak neprišiel na to dopoludnia, teraz celkom isto príde na to, že sa mu zo stola stratil spis. Justín mal by rovno ísť a priznať sa: Paľko-predseda, ja som ti vzal dokument. Ale dobrovoľne podložiť krk pod nôž a stratiť miesto, to aj koze ťažko príde.</text:p>
      <text:p text:style-name="P3">Justín Mikleš vykročil, ale nie do kancelárie, ako chcel, ale iba do záhradky naziznúť do oblokov, či je Masiarik naozaj tam. A či je sám — pred svedkami ťažko je kydať hanu na seba.</text:p>
      <text:p text:style-name="P3">Hneď ho zazrel. Masiarik sedel v miestnosti vedľa kancelárie, ktorú s pýchou nazývali sobášnou sálou. Písal čosi za červeným stolom. Zľava a sprava pri stole stáli biele busty Gottwalda a Stalina. Masiarik spoza tohto stola oddával mladých ľudí a vyprával im o láske a povinnosti rodičov k potomstvu. Miestnosť, kedysi salón pána notára, Masiarik dal slávnostne vyzdobiť na sobášnu sálu. Urážalo ho, že sa mladí ľudia na cirkevný sobáš vyparádili, ale k nemu na úrad neraz prišli neogabaní. Aby si sobášna sála čím dlhšie udržala svoj sviatočný ráz — prijímať stránky, zvolávať schôdzky sa v nej nesmelo. Vše iba Masiarik chystal si v nej dáky prejav. Aj teraz čosi písal v sobášnej sále a taký bol zaujatý, že ani nezdvihol hlavu od papiera, ani nepobadal, že ktosi stojí pod oblokom.</text:p>
      <text:p text:style-name="P3">Justín si dal podmienku: Poviem, všetko na seba vyjavím, keď Paľko-predseda zdvihne hlavu, keď ma zbadá. Nuž, akože? Slabý človek som. — Ako slabý človek zveril sa náhode, sám veru dosiaľ nerozhodoval o svojom živote.</text:p>
      <text:p text:style-name="P3">Justín Mikleš skúšal osud. Smelo vyšiel zo záhradky, otvoril a zavrel bráničku do dvora. Masiarik zas len nič nepobadal. V notárovom byte bola aj materská škôlka. Na dvore vo všedné dni hrávali sa kŕdle detí. Blízo brány stála filagória, celá ovešaná divokým viničom. Vyzerala ako kopa bujne zeleného sena.</text:p>
      <text:p text:style-name="P3">Justín Mikleš vkĺzol do filagórie. Usadil sa v zelenej skrýši. Oblok na sobášnej miestnosti bol otvorený. Mal svojho Paľka-predsedu skoro na dosah ruky. Videl a počul každý jeho pohyb.</text:p>
      <text:p text:style-name="P3">Justín Mikleš chodil do kostola, tam pochytil názor, že človek je v skutočnosti taký, aký je sám pred sebou — keď sa nazdáva, že ho nikto nepozoruje. Potmehúdsky Justín sa stal teraz div nie takým „okom božím”, ktoré vidí a pozoruje všetko.</text:p>
      <text:p text:style-name="P3">Paľo Masiarik mal prísnu tvár: Taký teda bol skutočne. Justín sa ešte vykrúcal:</text:p>
      <text:p text:style-name="P3">— Paľko-predseda, veď ty vôbec nechceš, aby som sa ti priznal, čo sa skrýva v srdci mojom. Iné ty máš starosti.</text:p>
      <text:p text:style-name="P3">Ale Masiarik sa i naďalej prísne tváril. Justín Mikleš skúsil povedať pravdu:</text:p>
      <text:p text:style-name="P3">Paľko-predseda, teraz ti naozaj poviem pravdu. Ja som ti vzal zo stola dokument. Doniesol som ho Vraniakovcom. Hroznú vec som vyviedol. Neviem, <text:soft-page-break/>Paľko-predseda, aký pokušiteľ mi našepkal: Justín, ty si stále, aký si bol, bojazlivý, zakríknutý. Nože, Justín, ukáž aspoň teraz, že aj ty čosi znamenáš, ukáž Vraniakovcom dokument. Reku, čo poviete, Vraniakovci, ha? Vraniakovci dostanú strach. Môžbyť aj sa mi ich trochu uľútilo. Ja som im ho ukázal. Ale beda! Vzali mi ho. Teraz ich už neľutujem. Paľko-predseda, rob so mnou, čo vieš, ale nechcel som byť proti tebe, ani som ťa nechcel zradiť, veru nie. Veď som ja tvoj človek, akokoľvek, ale tvoj.</text:p>
      <text:p text:style-name="P3">Paľo Masiarik pokrútil hlavou niekoľko ráz. Vstal spoza stola, poprechodil sa po koberci, rukami čosi odmŕšťal od seba, tak sa mu to nepáčilo. Ach, ach, chybka, chybka, chybu sme urobili, hneval sa Masiarik. Marine Čerňaníkovej sme predpísali privysoký kontingent. Odbehol zo sobášnej miestnosti skontrolovať si to do kancelárie.</text:p>
      <text:p text:style-name="P3">Justín Mikleš bol príliš zaujatý Masiarikom. Nepohádal, že sa zatiaľ ktosi prikradol zozadu z dvora. — Spredu od hradskej nemohol. Kľučka na bráničke sa zle otvárala, bráničku bolo treba vždy nadniesť a kto nepoznal tento fortieľ, ani sa do dvora nedostal.</text:p>
      <text:p text:style-name="P3">Vysoký chlapík v bielych nohaviciach, v bielej košeli s krátkymi rukávmi, plavovlasý, dvoma skokmi preskočil dvor a už bol v obloku. Ako šelma doskočil do sobášnej miestnosti na koberec, načiahol sa na stôl a v tej istej chvíli vymrštil sa von. Nespôsobil ani šuchu. Popri stene škôlky náhlil sa do záhrady.</text:p>
      <text:p text:style-name="P3">Bol to Dušan Vraniak.</text:p>
      <text:p text:style-name="P3">Justín Mikleš ho dobre poznal, vykríknuť mu nedalo od strachu a prekvapenia. Rozbehol sa za Dušanom. Prvé jeho pomyslenie bolo, pravdaže, zachrániť sa, dostať dokument.</text:p>
      <text:p text:style-name="P3">Dušan Vraniak počul za sebou kroky, ale sa ani neohliadol. Ľahko klusal ako na tréningu. Prebehol zeleninovú záhradku, ktorá bola konča dvora a vbehol do ovocnej záhrady. Tam sa pristavil. Prichytil sa rukou vetvy nízkej jablone a čakal v nedbalom postoji: no len poď.</text:p>
      <text:p text:style-name="P3">V ovocnej záhrade bol hustý tieň. Staré jablone rozkladali svoje ploché koruny nízko nad zemou. Sprava-zľava uhrádzalo záhradu pôlčie a egreše.</text:p>
      <text:p text:style-name="P3">Justín Mikleš dychčal, bežal proti Dušanovi. Odvtedy, čo mu vzal dokument, celé dni sa ponevieral pred Vraniakovcami, ale darmo. Len Vraniačku vše zazrel a tá mala oči dokrvava vyplakané za synáčkom. Justín si už bol celkom istý, že Dušan ufujazdil za hranice aj s dokumentom. A tu ho máš! Ako šelma skáče po dvoroch. Prichodí mu na um, ako sa Dušan zahrážal, keď odchodil. Pre nič dobrého sa ten nevrátil, neskákal oblokom. Justín trnie strachom. Bielo oblečený chlap-ráňava, s belasými očami v opálenej tvári, hrozivo sa týči pred ním vysoký, vyšší ako jabloň.</text:p>
      <text:p text:style-name="P3">Justín dobehol pred Dušana. I do pažeráka by sa vrhol, len aby dostal svoj dokument. Úpenlivo, pokorne zaprosil:</text:p>
      <text:p text:style-name="P3">— Môj dokument... Pán Dušanko.</text:p>
      <text:p text:style-name="P3">Vo vodavých očiach sa blyslo. Mihla sa päsť. Justína zrazila k zemi strašná sila, temenom narazil na kmeň jablone. Nad ním zostala stáť tá hrozná sila. Nehýbal sa, myslieť neprestal: len sa nepohnúť, ani nemuknúť. Zostal nažive. Zachránil sa nehybnosťou ako myška pred jastrabom.</text:p>
      <text:p text:style-name="P3">Keď ma už nezabil, nezabije, ozvalo sa v Justínovi, zodvihol hlavu. Dušan kľučal nad ním a zblíza sa mu prizeral do tváre.</text:p>
      <text:p text:style-name="P3">— Môj dokument...</text:p>
      <text:p text:style-name="P3"><text:soft-page-break/>V belavých očiach sa čosi pohlo. Dušan zaváhal, azda si pomyslel, že takýto ustráchaný tvor, myš v brázde, nemôže škodiť nikomu.</text:p>
      <text:p text:style-name="P3">Justín počul pyšný, bohorovný hlas:</text:p>
      <text:p text:style-name="P3">— Poď. Dostaneš teda ten svoj dokument.</text:p>
      <text:p text:style-name="P3">Justín sa ťažko zdvihol. Dotrmácal sa na koniec ovocnej záhrady. Dušan, prv než preskočil vysoký plot, mu otrčil spis.</text:p>
      <text:p text:style-name="P3">— Ale ani muk! To ti vravím. Lebo ináč... dušu vypľuješ, skôr ako sa nazdáš.</text:p>
      <text:p text:style-name="P3">Dušan preskočil plot: pohotovejšie skákal, ako rozmýšľal. Veľké šťastie pre Justína. Len keď ich už oddeľovala ohrada, preblesla mu mysľou pochybnosť: mal ho pre istotu zahrdúsiť.</text:p>
      <text:p text:style-name="P3">Justín Mikleš obehol pol dediny a priplichtil sa do kancelárie. Nebolo tu ešte nikoho. Tapetované dvere boli otvorené do sobášnej siene. Masiarikov bukasový stôl mal medzi podstolinou a zásuvkou škáru. Ruky sa mu triasli a v hlave mu dunelo. Zahrkotal stoličkou. Masiarik sa ozve a Justín po hlase najlepšie pozná, či neprišiel s dokumentom neskoro.</text:p>
      <text:p text:style-name="P3">— To si ty, Justín? — veselým hlasom zavolal na neho Masiarik zo sobášnej miestnosti.</text:p>
      <text:p text:style-name="P3">Justín ešte chvíľočku počúval so zatajeným dychom. Dosiaľ teda Paľkovi-predsedovi nechýba dokument. Konečne ho vsunul škárou do zásuvky, odkiaľ ho bol vzal. Konečne si vydýchol a vopchal hlavu do dverí, telo mu zostalo v kancelárii.</text:p>
      <text:p text:style-name="P3"/>
      <text:p text:style-name="P3">&lt;h1&gt;6&lt;/h1&gt;</text:p>
      <text:p text:style-name="P3">— Dobre, Justín, že si prišiel práve ty. Chcem sa s tebou pozhovárať. Sadni si sem ku mne na stoličku. Veľkú vec ti poviem: dnes začneme veľký boj o našu Viesku, — slávnostne ho vítal Paľo Masiarik. Povedal mu, že pred chvíľou volal štátnu bezpečnosť.</text:p>
      <text:p text:style-name="P3">Justín Mikleš počúval prívetivý hlas, ktorým sa mu Masiarik prihováral, ale neveril mu. Paľo Masiarik za v červeným stolom prichodil mu ako sudca a biele busty, ktoré stáli na podstavcoch pri stole — ako svedkovia. Justínovi iba na chvíľu odľahlo, že sa zbavil dokumentu. Teraz sa na neho zakvačila ešte väčšia ťarcha. Okúňal sa pri dverách a tak isto okúňavo sa rozhliadal po miestnosti.</text:p>
      <text:p text:style-name="P3">Paľo Masiarik pojal ho pod pazuchu a usadil oproti sebe. Podal mu výhražný list:</text:p>
      <text:p text:style-name="P3">— Na a čítaj.</text:p>
      <text:p text:style-name="P3">Justín čítal a čítal list, vytrhnutý zo zápisníka, popísaný hrozbami a nadávkami. Podpísaná bola: Gazdovská päsť. Justínovi roztriasli sa najprv ruky a potom aj celé telo, taký prišiel na neho strach. Dušan Vraniak sa k nemu krčil ako šelma a sipel naň: Ani muk, zachloštím ťa ako švába. Sväto-sväte bol presvedčený, že svoje krvavé hrozby uskutoční. Ten? Na všetko je odhodlaný! — Ale Paľo Masiarik sa hrozieb nebál, bol smelý človek. Na neuverenie prichodilo Justínovi, že z Masiarikovho hlasu cítil takú smelú rozhodnosť. Až sa mu tak žiadalo počúvať ho.</text:p>
      <text:p text:style-name="P3">— Justín, povedz pravdu, čo si myslíš. „Gazdovská päsť”, čo nám hrozí Američanmi a vidlami — sú Vraniakovci?</text:p>
      <text:p text:style-name="P3"><text:soft-page-break/>— Sú, — prisvedčil Justín a priložil si dlaň na škraňu Cítil, ako mu špie a naviera opuchlina od Dušanovho úderu.</text:p>
      <text:p text:style-name="P3">— Si o tom presvedčený?</text:p>
      <text:p text:style-name="P3">— Som.</text:p>
      <text:p text:style-name="P3">— Justín, ale dôkazy! Podaj trestné oznámenie na Vraniaka, nuž podaj ho! Odhaľ ho pred obcou! Čo máme proti Vraniakovi? Všeličo. Ale gazdovia nám povedia na to: iba staré hriechy vyťahujete. A za sto tridsať vajec, čo zostal dlžen na kontingent? Ešte ho budú viac ľutovať. Justín, dôkazy sú nám treba. Dôkaz daj, povedz, — rozohňoval sa Masiarik.</text:p>
      <text:p text:style-name="P3">Justín s presvedčením súhlasil, s nádejou upieral pohľad do očí svojho Paľka-predsedu, kým hovoril, že Vraniaka treba súdiť, ale keď naň naliehal: Justín, povedz, dôkazy daj, začal sa hniezdiť na stoličke a pohľad sa mu roztiekol, strach ho chytal.</text:p>
      <text:p text:style-name="P3">— Justín, čože povieš?</text:p>
      <text:p text:style-name="P3">— Ja? Ale ja?</text:p>
      <text:p text:style-name="P3">— Aj ty, aj my všetci, komunisti-nekomunisti, musíme si poriadne posvietiť na Vraniaka a na celú Viesku. Keď ty povieš a všetci povieme, čo vieme a čo si myslíme, všeličo vyjde na svetlo. Ja som si myslel, že Viesku poznám ako svoju dlaň. Vidíš, a nepoznám. Neveril som, že sú medzi nami ľudia, čo takéto listy píšu. Vidíš, a sú. Zastrájal som sa na Vraniaka súdom, ale som nebol o tom tak celkom presvedčený. Ty si mi povedal: Ja ich súdiť nebudem, svedomie mi nedovolí. Aj preto som s tým odkladal, lebo mi ich bolo trochu ľúto. S Vraniakovcami to ide dolu kopcom, vše mi prišlo do kotrby. Vidíš, teraz mi hrozí „gazdovská päsť” Američanmi, že vidly do nás zamočia a do hnoja nás zakopú. No, ale dočkajte len, Vraniakovci. Sprostých ľudí vo Vieske bude stále menej. Justínko, ani ty nebudeš vždycky taký: Muchy, nate, zjedzte si ma. Aj ty pekne rozpovieš, aj tvoja sestra, akí sú Vraniakovci úžerníci a pažravci, prečo Betin muž ušiel do sveta pred Vraniakom.</text:p>
      <text:p text:style-name="P3">Paľo Masiarik dal sa strhnúť hnevom na seba i na Vraniaka a v návale hnevu nestihol povedať Justínovi, čo sa mu stále na ňom nepozdáva.</text:p>
      <text:p text:style-name="P3">Justín naozaj vyzeral hrozne utrápený, zanedbaný. Tvár mal zarastenú chudorľavým strniskom a mastnú od potu, aspoň týždeň sa neholil a možno ani neumýval. Mal na sebe špinavú košeľu. Masiarik pritiahol si ho bližšie k sebe a prizrel sa mu pozornejšie. Zarazil sa: Justín vyzerá zasa ako chudák, zanedbaný, ako prv býval. Začal mu dohovárať priateľsky:</text:p>
      <text:p text:style-name="P3">— Justín, čo je s tebou? Nie si chorý?</text:p>
      <text:p text:style-name="P3">— Prečo, Paľko-predseda?</text:p>
      <text:p text:style-name="P3">Masiarikovi sprotivilo sa aj dôverné oslovenie „Paľko-predseda”. Prvý raz si takto určito uvedomil, že toto „Paľko-predseda” zlučovalo v sebe oddanosť a podlízavosť bezmocného človeka. Škaredé to bolo a páchlo to starou biedou. Justína považoval za svojho, hovorieval s ním o obecných veciach viac ako s vlastnou ženou, a on takto vyzerá. Nech len počuje Podmaník, že ho Justín takto oslovuje, pomyslí si, že si na národnom výbore pestuje pochlebovačov. Naozaj, toto „Paľko-predseda” vrhalo naňho veľmi zlé svetlo. Naraz len Justín sa mu stal citlivým miestom svedomia a kritikou. Skúsil <text:soft-page-break/>sám seba tak nazvať: Paľko-predseda. Radšej by bol zniesol zaucho.</text:p>
      <text:p text:style-name="P3">Priateľsky vyhrešil Justína:</text:p>
      <text:p text:style-name="P3">— Justín, takto vyzerá správca obecnej knižnice a predseda rozhlasového krúžku? Zanedbávaš sa. Ak nie si chorý, iď teraz pekne domov a daj sa do poriadku, si mládenec. Je nedeľa.</text:p>
      <text:p text:style-name="P3">— Áno, Paľko-predseda, len ma vyhreš. Potrestaj ma, ale ma aj porozumej, — príliš vďačne súhlasil Justín.</text:p>
      <text:p text:style-name="P3">Paľa Masiarika to dožralo, odťal tvrdo.</text:p>
      <text:p text:style-name="P3">— Justín, ja som pre teba Paľo, čert-diabol, súdruh. Ale nie Paľko-predseda. Nemáš právo zo seba robiť chudáka. V našej Vieske nikto nie je chudákom. Úprimnú reč, Justín, nemaj za zlé.</text:p>
      <text:p text:style-name="P3"/>
      <text:p text:style-name="P3">&lt;h1&gt;7&lt;/h1&gt;</text:p>
      <text:p text:style-name="P3">Podmaník mal dosť času do schôdzky. Hneď z krajíčka chcel opáčiť Viesku, či je studená a či teplá, ako vodu. V krajnom dvore pod orechom hoveli si gazda s gazdinou na starej huni. Dal sa s nimi do reči. Chvíľu spolu hovorili neslano-nemastno, keď tu v zákrute na vyšnom konci zavresklo auto a jačalo na siréne celou Vieskou. Taký poplach robievajú iba hasiči, keď horí, alebo záchranné autá, keď sa ženú na miesto nešťastia zachraňovať dochrámaných.</text:p>
      <text:p text:style-name="P3">Tak aj bolo: na hradskej sa mihla záchranka, dlhé nemocničné auto, vpredu-vzadu označené červeno. Vtom aj zaškripeli brzdy, zapišťali pneumatiky. Gazda a gazdiná sa strhli, vybehli obidvaja na hradskú. A Podmaník za nimi.</text:p>
      <text:p text:style-name="P3">Gazda a gazdiná hľadia, pred slnkom si oči pricláňajú, v napätí prestupujú z nohy na nohu. Gazda je zavalitej strednej postavy, bosý, sivovlasý, bez kabáta. Okrúhle brucho podpásané remeňom. Gazdiná pri ňom tiež taká: neustrojená, len v čepci.</text:p>
      <text:p text:style-name="P3">Hodný kus pred nimi zastala záchranka. Vystúpili z nej dvaja chlapi. Jeden z nich ukazuje druhému pred sebou chalúpku v poli. Malý, osamelý domček vytŕča sa zo zbožia ako hruda. Steny má z nepálenej tehly, neomietnuté a sivú eternitovú strechu.</text:p>
      <text:p text:style-name="P3">— Starý, prepánajána, veď je to náš Jano! — povie gazdiná svojmu mužovi.</text:p>
      <text:p text:style-name="P3">O chvíľu sa ozve ešte úzkostlivejším hlasom:</text:p>
      <text:p text:style-name="P3">— Starý, veď je to autiak zo špitála.</text:p>
      <text:p text:style-name="P3">Zavalitý gazda, jej muž, ani slova.</text:p>
      <text:p text:style-name="P3">Chlap pri záchranke prehodil si na chrbát veľký batoh, a druhý — len vyťahuje z voza balík za balíkom a ovešiava toho prvého.</text:p>
      <text:p text:style-name="P3">— Starý, veď to našu Peničku idú odviezť, preboha, vari len nejde rodiť do špitála, — po tretí raz ohlasuje sa úzkostlivo gazdiná. — Čuješ, starý, ty nemáš srdca. Klino, ty si peň, hluchý, citu nemáš, — vykrikuje gazdiná.</text:p>
      <text:p text:style-name="P3"><text:soft-page-break/>Šofér vyťahuje zo záchranky lôžko.</text:p>
      <text:p text:style-name="P3">Gazdiná zvýskne a rozbehne sa, len jej tak zaľapkajú bosé nohy na horúcom asfalte. Gazda vykríkne veliteľsky:</text:p>
      <text:p text:style-name="P3">— Stoj!</text:p>
      <text:p text:style-name="P3">Gazdiná nečuje, len uchodí k záchranke. Gazda sa rozbehne za ňou. Je o hodne starší od ženy, hoci pred sebou nosí riadny výsypok, podpásaný remeňom, i tak ju za márnu chvíľu dohoní. Vidno: chlap má ešte dosť vlády v sebe i dych mu stačí na preteky.</text:p>
      <text:p text:style-name="P3">Zdrapí ženu za ruku.</text:p>
      <text:p text:style-name="P3">— Domov sa ber! Už.</text:p>
      <text:p text:style-name="P3">Gazdiná sa mu vytrhne. Ako prv bežala k záchranke, tak teraz beží domov. Pred Podmaníkom si zakrýva tvár do sukne a rozfiká sa:</text:p>
      <text:p text:style-name="P3">— Bodaj ťa a ťa bodaj, staré psisko!</text:p>
      <text:p text:style-name="P3">Za ňou si vykračuje naširoko ako husár gazda Klino.</text:p>
      <text:p text:style-name="P3">V tvári je červený a rukami sa rozháňa vo vedomí svojej vlády. Valí sa dopredu a vše si z plných pľúc poriadne odfúkne.</text:p>
      <text:p text:style-name="P3">Zatiaľ zo záchranky vytiahli detský kočík. Lesk kovania zablyskne sa v žiare slnka. Keď sa už Jano Klino, ovešaný balíkmi, s kočíkom pred sebou priblížil k chalúpke, šofér so záchrankou sa podal za ním. Neďaleko chalúpky odbočil z hradskej na poľnú cestu.</text:p>
      <text:p text:style-name="P3">Podmaníkovi neušlo nič z toho, čo sa pred ním odohralo, a keď zazrel detský kočík, prebudila sa v ňom príjemná chuť života: dieťa sa narodí alebo už prišlo na svet. Nedalo mu a keď šiel okolo sváčka, prihovoril sa mu.</text:p>
      <text:p text:style-name="P3">— No, vidíte ju, rebeku, — uľahčuje si sváko Klino. — Mám sa s ňou pobiť? Alebo sa mám s ňou rozsobášiť, ako sa to teraz robí? Už ani vlastná žena vás neposlúcha. Už aj ona ťahá čihí a chce si robiť po svojom. Ej, ale veru nepovolím, opraty ešte nevypustím, nie!</text:p>
      <text:p text:style-name="P3">— Sváko, veď či sa vám treba toľko zlostiť pre maličkosť, — vraví Podmaník.</text:p>
      <text:p text:style-name="P3">— Sprostá ženská! — vybuchne zasa sváko Klino a odhadne Podmaníka pohľadom. Žiada sa mu vyhovoriť. — Jediný syn odhodí sa od otca, zájde do sveta kdesi krky lámať, tam si ženu zapopácka, mača-ženu, pod batohy nesúcu. Teraz si synak otca nepozná. A moja žena? Za ním strečkuje. — Premeria si Podmaníka sváko Klino. — Aj vy ste nebodaj jeden z nich, z tých dnešných. K otcovi sa neznať — patrí sa to? Otec aby sa podkladal synovi — to sú tie nové poriadky, čo! A moja žena? Sprostaňa, hneď božeká nad nevestou: Naša Penička čaká, ach, bože môj. Nuž, nech si čaká. Nado mnou nikdy nikto nevzdychal. Ani nado mnou slzu — jedinú slzičku neuronil. A moja stará hneď im beží zadky utierať. Mne kedy kto utieral? Ani moja vlastná mater. — Umreli, chudera, keď ma uliahli. — Taký som ja prežil život: žiješ — ži, keď máš skapať — skap čím prv. Vidíte: neskapal som a som tu. A ešte sa nepoddávam a ešte sa nepoddám. Vy neviete, poňatia nemáte, čo som prežil: cisára, grófov, štyri režimy a dve vojny svetové. To som prežil a prekonal.</text:p>
      <text:p text:style-name="P3">Sváko Klino vylial zo seba zlosť jedným prúdom. Vše sa udieral do pŕs, keď spomenul, čo prežil. Na sile si zakladal. S Podmaníkom podišli z hradskej <text:soft-page-break/>na mostík. Gazdiná stála pod orechom, ešte si utierala oči do sukne. Chlapi sa opreli o bránu a hľadeli do dvora.</text:p>
      <text:p text:style-name="P3">— Celý život som sa trápil-mordoval, teraz čo z toho všetkého? — po dobrej chvíli ozval sa sváko. — Na staré kolená máš prázdne ruky. Vidíte, pusto v dome, vo dvore.</text:p>
      <text:p text:style-name="P3">Klinov dvor zarastal trávičkou, nebolo v ňom ani hydiny. Prišiel chýr o družstve a Klinovci ju porezali a pojedli. Podmaník dobre vedel, na aký mor tieto sliepky hynuli.</text:p>
      <text:p text:style-name="P3">— Ľaľa, žena plače, nadáva mi: Klino, veď si ty peň bez citu, — zaľútal si sváko a hlas sa mu zatriasol clivotou. Položil ruku Podmaníkovi na plece, prizrel sa mu, či ho reku chce počúvať. Postriasal sa, potešil: Podmaník ho počúval pozorne.</text:p>
      <text:p text:style-name="P3">— Ja sa ešte teda nedám, nie, aj keď starým byť sa neoplatí. — Keď si ušiel, synáčik môj, buď si tam. Keď si si postavil v poli búdu, ani nie dom, ale pre psa búdu, len si zostaň tam. Podkladať sa ti nepôjdem. — Múdrym i ľstivým pohľadom sa opýtal svojho mladého spoločníka, čo on na to.</text:p>
      <text:p text:style-name="P3">Podmaník sa ho tvrdo opýtal:</text:p>
      <text:p text:style-name="P3">— Prečo od vás syn odišiel? — Bol mladý a na synovej strane stál.</text:p>
      <text:p text:style-name="P3">— Prečo? Prečo? Pre starý hriech, — nasršil sa sváko Klino. Uvážil čosi v múdrych očiach, potrmal za plece svojho spoločníka, jemne, dôverne, akoby chcel povedať: Ťažko je to. Chceš ma ešte počúvať, ty mladý človek. Pozval Podmaníka: — Ale veď nestojme tu. Poďme ďalej. Chládoček je pod orechom voňavý. Keď vám tak stará nastelie orechového lístia do postele, ani tá blšacia háveď človeka nebantuje. Sladko sa vám spí.</text:p>
      <text:p text:style-name="P3">Sváko Klino obecal aj chládoček voňavý, len aby sa mohol vyhovoriť mladému rozumnému človekovi a utíšiť hryzovisko.</text:p>
      <text:p text:style-name="P3">Prešli teda pod orech. Gazdiná povedala mierne, smutne príchodziemu:</text:p>
      <text:p text:style-name="P3">— Len sa pozhovárajte spolu. Povedzte mu, môjmu starému. Mohol by, sa tešiť a neteší sa, tvrdé poleno. Vnuk sa mu rodí, aj sa narodí, aj vyrastie bez neho.</text:p>
      <text:p text:style-name="P3">— Stará, ticho. Pre tvoje tresky-plesky ohluchnem a osprostiem, ani nevypočujem toť mladého človeka.</text:p>
      <text:p text:style-name="P3">Sadli si na starú huňu. Chvíľu sedeli mlčky spolu. Od vône orechového lístia išlo do spania, ale bolo tu až nevýslovne príjemne a stará Vieska až nevýslovne povedomá, blízka. Len v dome sa nič nepohlo, nič nežilo — to znepokojovalo obidvoch. Svákovi Klinovi nevedelo pustiť reč, nie a nie. Vše sa nadýchol zhlboka, že už začne, povie, ale zas len nepovedal.</text:p>
      <text:p text:style-name="P3">Podmaník sa rozhovoril o sebe, odkiaľ je a že jeho tato žijú na odpočinku pri najstaršej sestre. Tridsať rokov si oddreli v bani a teraz je im veselo. Celé dni sa s vnukmi prebavia, strieľajú kapsľami ako chalanisko.</text:p>
      <text:p text:style-name="P3">— Teda, teda, — prikyvoval sváko Klino. Pomaly-pomaly sa rozhovoril.</text:p>
      <text:p text:style-name="P3">Najstaršia jeho dcéra Magduša bola kedysi hrdá dievka, najkrajšia vo Vieske. Tá sa mu zahľadela-zaľúbila do Vraniaka. Ale to by ešte nebolo nešťastie. Mládenec bol Vraniak súci, hoci bitkár zádrapčivý, honor si viedol, ale to by nebolo — rozprával sváko. A čo slovo, to mu bolo ľahšie na duši.</text:p>
      <text:p text:style-name="P3"><text:soft-page-break/>Nebolo by, ale starí Vraniakovci, tí! Odkázali Klinovi: Magdušu prijmú do gazdovstva za nevestu, keď tak lipne na synovi. Prijmú, hej, ale veno, veno daj primerané ich synovi a ich pýche najlepšieho gazdu vo Vieske. Kdeže mal on, nešťastný otec, nabrať toľké veno? Ukradnúť ho? Ostatné deti ožobráčiť? Bránil Magduši, vyhováral, aby nepchala krk do vraniakovského chomúta. Keď ju podobrotky nenakriatol, veru aj bil, bil remeňom. Ale darmo. Láska je pľuhavá vec, ako hostec, ako pliaga, čo sa zažerie do mladého človeka, ani remeňom ju nevybiješ. Ľahko by bolo nejednej dievke, keby sa láska dala vybiť remeňom, do vody by neskákala, nešalela. On, Klino, by veru nebol popustil, nech mu dcéra raz nepovie: Tato, bite, zabite ma, už je darmo. Už sa stalo. Dala som mu vienok zelený. — Strela jasná! Museli sa dohovoriť. Môžbyť aj mladý Vraniak bol taký hladný za brázdou ako starí, čert mu tam vidí do duše. Starí pýtali veno, práve polovicu jeho gazdovky, a mladý rád sa znechával na rodičov v tej veci. Čo mal Klino robiť? Dal. Aj polovicu rolí dáš svojej dcére milenej, viete, v prípadnosti, že vám má ostať prespanka na krku. Dal teda Klino hrubé veno svojej dcére a ostatné deti — stalo sa tak — ukrivdil. Už sa len potešoval: Nech sa reku má lepšie aspoň jedno decko, nech toľko nehrdlačí, ako otec hrdlačil.</text:p>
      <text:p text:style-name="P3">— A ako sa má teraz moja dcéra Magduša? Ako sa má? — predkladal si sváko Klino sám otázku, ktorá ho najviac trápila. — Mala sa. Ešte by sa teraz mala neúrekom, keby... — Hlas sa mu v hrdle zadrhol. — Ešte by sa mala moja dcéra Magduša, ale toto, toto je v obci a v týchto časoch taký priek. Poviem úprimne, aj keď vás celkom dobre nepoznám. Teraz pichajú do Vraniakovcov komunisti: kulak, kulak. Dcéra mi je ženou kulaka a kulak je mi zať. Prv bol zaťko len najlepším gazdom v obci, no teraz vyšiel na kulaka. Je s ním zle. Nech bude akokoľvek, je s ním zle. Ak sa družstvo jednako len zviecha na nohy, od kulaka ho ani svätená voda nezachráni. Trápi ma, že som mu aj ja pomáhal: dal som mu, a nemal som dať také veno. Dobre mieniš, zle vypáli. Dáš mu veno, svojmu decku, a urobíš ho raz kulakom, upečieš mu nešťastie.</text:p>
      <text:p text:style-name="P3">Preto ma nad Magdušou srdce bolí. A nad vnukom. Otec som a dedo som. Vnuk-študent zmaturoval. Z vysokých škôl ho vylúčili. Zas ho len ktosi poriadne obmaľoval: kulak, syn kulaka, nepriateľ. I nad ním ma srdce bolí — len toť pred vami prešiel popri plote a ani pekného pozdravenia mi nedal. — Tak veru, tak, — poťažkal si sváko Klino. Na očiach mu bolo vidieť, že nerozumie svojmu nešťastiu.</text:p>
      <text:p text:style-name="P3">— A nad synom, nad tým, čo sa v poli postavil, srdce vás nebolí? — pripomenul mu Podmaník.</text:p>
      <text:p text:style-name="P3">— Bolí-nebolí. Opustil ma, — zahováral sváko Klino, potom priznal: — Nie. Nad ním ma srdce nebolí. Syn aj nevesta Penička robia a pekne si zarábajú. Čo im chýba? Pre takých ľudí sú tieto časy ako stvorené.</text:p>
      <text:p text:style-name="P3">Potom sa ho Podmaník opýtal usmievajúc sa:</text:p>
      <text:p text:style-name="P3">— Ale, sváko, aká je to spravodlivosť? Jednému decku ste dali polovicu a na druhej gazdujete vy.</text:p>
      <text:p text:style-name="P3">— Gazdujem ja, — statočne sa priznal sváko Klino. Zapotil sa a dlho si utieral čelo rukávom. — No, ale teraz povedzte vy, len povedzte, či gazda teraz gazduje? Negazduje, pokutuje sa. Kontingenty — ťažko nesiem. Orať — ešte oriem veselo, ale za bránami už chodiť nevládzem. Nohy mi ťažko vyťahovať z oráčiny. Potom plň kontingenty a potom ešte... toto trápenie. Nie, nežijem, nedýcham, hádžem sa ako ryba na suchu.</text:p>
      <text:p text:style-name="P3">— Ostatným deťom ste nič nedali — podľa toho, — pokračoval Podmaník náročky tvrdo. Keď mu bude pritvrdo, bude sa brániť, pomyslel si.</text:p>
      <text:p text:style-name="P3"><text:soft-page-break/>— Keď chcete vedieť, nedal. — Uvážil zas. — Ale chcel som. Na moju hriešnu dušu, chcel. Aj k ostatným deťom chcel som byť spravodlivý, ale... nezvýšilo mi. Vravel som im: dám vám, po svojej smrti vám všetko rozdám, podpíšem. Synko, ty mi uznaj, prosil som ho, na týchto kolenách som ho prosil... Janko, ostaň...</text:p>
      <text:p text:style-name="P3">— A váš syn Jano nechcel gazdovať?</text:p>
      <text:p text:style-name="P3">— Chcel, nuž chcel. Len na svoju ruku chcel. Vravel: Magduši ste dali, jednu sestru ste vytisli do kláštora, druhá išla za krajčírku a tretej ste len tak oči zaslepili, aby sa nepovedalo, že ste jej nič nedali, podpíšte aspoň mne. — Nemohol som, boh mi svedok, nemohol. Preto sme sa v hneve rozišli, preto sa teraz takto pokutujem. Ba, nie ináč, trest je to od boha, že žijem takto — ako ryba na suchu.</text:p>
      <text:p text:style-name="P3">— Trest? Ale hybajte, sváko! Vaša žena vám vraví: tešiť by ste sa mali, a netešíte sa. Sami sa trescete. Len počkajte, ešte za vami príde váš syn Jano.</text:p>
      <text:p text:style-name="P3">— Ten? Nepríde ten! Na týchto kolenách som ho prosil... Ušiel. V poli si postavil nie ani domec, ale búdu, pre psa búdu, na posmech a svetskú potupu. Nech si tam aj zostane. Stará krivda nezhorí.</text:p>
      <text:p text:style-name="P3">— A keď príde? Keď príde a popýta vás: Tato, už sa na mňa nehnevajte. Zabudnime na staré hnevy. Ej, sváko, ešte si my spolu pripijeme na radostník vášho vnuka! Staré hnevy, prieky zakapali, sváko, všetko dáme do poriadku, — povzbudzoval ho Podmaník.</text:p>
      <text:p text:style-name="P3">— Takých už bolo, čo nové poriadky robili! — zavzdychol si sváko Klino. — Ľudia ostanú vždycky len jednakí: každé hrable k sebe hrabú.</text:p>
      <text:p text:style-name="P3">— Sváko, družstvo postavíme na nohy tu vo Vieske, — opáčil Podmaník.</text:p>
      <text:p text:style-name="P3">— Družstvo? Aj o družstve sa už rečí navravelo! V sovietskom Rusku sú kolchozy. Budú aj tu. No, ale čo sa družstvom napraví, čo sa stane? Ja som, viete, starý človek.</text:p>
      <text:p text:style-name="P3">— Sváko, ale vám sa akosi všetko máli, — poznamenal Podmaník.</text:p>
      <text:p text:style-name="P3">— Pre mňa: družstvo-nedružstvo. Pre mňa — plný dom ľudí, aby pri mne vnuci rástli. To je niečo pre starého človeka. Ale družstvo? Ja sa už na družstvo málo viažem. Ja sa už na svet málo viažem.</text:p>
      <text:p text:style-name="P3">— Sváko! Vidím na vás, ani to tak nemyslíte. Nazdávam sa, že z toho večného uhýnania, odkladania ste celý chorý, boľavý. Magduša — a váš syn Jano. Trápi vás to. Hovoríte o treste od boha. Clivo vám je. Smútky, clivota z nerozhodnosti pochádzajú. O tom ste ma vy poučili. Ešte ste chlap pri sile. Len rozhodnúť sa vám treba, to. Na jednu stranu si musíte stať a s ňou držať z celej sily. A tú druhú — Vraniakovu — vám treba ničiť.</text:p>
      <text:p text:style-name="P3">— Druhú ničiť! — preľakol sa sváko Klino, ale ponáhľal sa opýtať: — Musí to byť?</text:p>
      <text:p text:style-name="P3">Podmaník sa usmial. Sváko Klino tak postavil otázku: Musí to byť?</text:p>
      <text:p text:style-name="P3">— Človek môj dobrý, súdružko, čo ma takto počúvate, pochopte ma, uznajte mi. — A s takým vrúcnym citom začal dohovárať Podmaníkovi, akoby priam smrtku chcel obmäkčiť. — Toť, ľa, dva prsty mám na tejto ruke. Vidíte. — Sváko otŕčal do tváre svojmu spoločníkovi dva prsty, ostatné skrčil. — Dva prsty mám na jednej ruke. Do tohoto zakrojíte — alebo tento poraníte: z obidvoch rovnako krváca táto ruka. A ja som tiež taký: dvoch vnukov mám <text:soft-page-break/>a jedno svedomie.</text:p>
      <text:p text:style-name="P3">— Joj, sváko, ale svedomie vám tu nepomôže. Nerozhodný človek má nerozhodné svedomie: hovorí mu raz tak, raz tak.</text:p>
      <text:p text:style-name="P3">Sváko Klino tuho o tom porozmýšľal, ale na koniec tomu neprišiel. Hovoril si: Svedomie, svedomie ti nepomôže. Naraz si spomenul na čosi a s vyjavenou tvárou sa opýtal:</text:p>
      <text:p text:style-name="P3">— Vy ste teda ten?</text:p>
      <text:p text:style-name="P3">— Ten?</text:p>
      <text:p text:style-name="P3">— Ohlásilo vás už rádio. Vravelo, že komunisti na dedinách nestratili ešte kresťanské svedomie. Ale komunisti v mestách, fabrikách už nemajú ani kvapky svedomia. Tí teraz prídu naháňať nás gazdov do družstva. A vy ste teda ten — bez svedomia! — Rástol údiv sváka Klinu.</text:p>
      <text:p text:style-name="P3">— Sváko, a vy počúvate Hlas Ameriky?</text:p>
      <text:p text:style-name="P3">— Jaj, ešte raz mi povedzte, ako sa voláte po mene.</text:p>
      <text:p text:style-name="P3">— Podmaník.</text:p>
      <text:p text:style-name="P3">— Podmaník! Vraveli, že má prísť akýsi červený komisár, Podmaník. To ste teda vy? Ľudia moji... Hm.</text:p>
      <text:p text:style-name="P3">Podmaníkovi dochodil čas, keď sa mal zísť výbor miestnej organizácie komunistov v Masiarikovom byte. Opýtal sa ešte sváka Klinu, kdeže, reku, býva predseda obce Paľo Masiarik.</text:p>
      <text:p text:style-name="P3">— Ale tuto, ľa, hneď konča môjho humna, — povedal mu sváko ochotne.</text:p>
      <text:p text:style-name="P3">Ruky si stisli.</text:p>
      <text:p text:style-name="P3">— Nezabudnite, sváko, spolu si pripijeme na radostník.</text:p>
      <text:p text:style-name="P3">Sváko ešte hútal chvíľu. Zavolal za Podmaníkom, dohonil ho pri bráničke, keď vychodil z dvora:</text:p>
      <text:p text:style-name="P3">— Súdružko, len si dajte na seba pozor, aby do vás dakto, prepánajána, vidly nenamočil, — nakázal mu sváko Klino srdečne, no prezradiť, kto mu donáša Hlas Ameriky, to zasa nie.</text:p>
      <text:p text:style-name="P3"/>
      <text:p text:style-name="P3">&lt;h1&gt;8&lt;/h1&gt;</text:p>
      <text:p text:style-name="P3">Podmaník sa kúsok vrátil poľnou cestou, ktorou prišiel. Vo dvore, pekne ohradenom drôtenou sieťovinou, stál nový domec. Klinovské humno vrhalo do dvorca krátky tieň. Pod plotom pri plevíne pobadal dvoje dievčeniec. Jedno bolo iba v gätkách a druhé v bielej košieľke. Obidve mali v plavých vláskoch zapletené vienky z nevädzí. Bavili sa, boli také sústredené na svoju hru, že Podmaníkovi odpovedali len mimochodom — stranou ako herci na scéne — a hrali ďalej svoje úlohy. Staršia pleskaňa šepla, že je otec v kancelárii a mladšia, opálená ako broskyňa, iba v gätkách, dokonca dupla nohou. Mama? V poli. S Peničkou klebetí.</text:p>
      <text:p text:style-name="P3"><text:soft-page-break/>Tento domec, do ružová a do biela čerstvo nalíčený, Podmaník si už prv všimol, keď išiel z vlaku. I na prvý pohľad bolo vidieť, ako na ňom šetrili stavebným materiálom. Robil dojem pekne nalíčenej, ale znútra vyfúknutej kraslice. Mal malinkú verandičku s dvoma stĺpmi, prednú stenu vyhnali vysoko, akoby na poschodie. V štíte bolo veľké okno. Podmaník videl cezeň červenú strechu, uhádol, že Masiarik pomýšľa na povale postaviť ešte manzardu, podistým pre dcéry, keď mu dorastú.</text:p>
      <text:p text:style-name="P3">Za domom skrývala sa maštaľka, pri nej chlievik a kuríny. Masiarik chcel slušne bývať ako robotník, ale pre istotu choval si ešte kravu a prasa. Jeho bývanie ponášalo sa na vilku, ale chcelo byť aj drobným hospodárskym dvorom. Drevená maštaľ, kedysi drevenica, pri novom domci priam bila do očí.</text:p>
      <text:p text:style-name="P3">Podmaník nestačil sa s deťmi zahovoriť, keď priletela mladá, pleskatá žena. Od bráničky dvorca zavolala:</text:p>
      <text:p text:style-name="P3">— Deti, otec zasa preč! Samá schôdza. Chvíľu doma neposedí ani v nedeľu. — Šatka sa jej skĺzla z hlavy a dve kratšie kučery padli do čela. Vydýchla si, bola rada, že včas dobehla. Rozhodila rukami.</text:p>
      <text:p text:style-name="P3">— Vidíte, takto lietam.</text:p>
      <text:p text:style-name="P3">Podmaník sa s chuťou zasmial.</text:p>
      <text:p text:style-name="P3">— Súdružka, a prečo takto lietate?</text:p>
      <text:p text:style-name="P3">Predsedova žena zahrnula si kučery z čela a popravila šatku na hlave. Rozhodila zasa rukami, nevydržala správať sa k Podmaníkovi ako k cudziemu človeku. Azda vôbec nikto nemohol zostať cudzí a ľahostajný tejto žene. Patrila k ženám s ľahkým srdcom, ktoré ľudia nazývajú povrchnými, a to len preto, že sú také pohyblivé. Naozaj, ako oheň a vietor bola. Oči mala jasné, blýskavé.</text:p>
      <text:p text:style-name="P3">— Súdružka, nie som súdružka, — vyhŕkla. Zdvihla sa na prsty a zasa rozhodila rukami. — Som Jozefa Masiarička. Vy čakáte na Paľa, môjho starého. Bude schôdza, akože! Môj Paľo od samého rána lozí po dedine, vraj príde akási agitkolóna. Ale ja sa už na neho ani nezlostím. Syna mám na brigáde a dievky mi, ľaľa, rastú, vyžijem aj bez neho. Ale ja sa zlostím na Klinu Poľného a vôbec na chlapov.</text:p>
      <text:p text:style-name="P3">— Na Klinu Poľného? — skúsil aj Podmaník povedať čosi v povíchrici slov. — Aj vy sa na neho zlostíte? Otec Klino nevie mu zabudnúť, že sa odhodil od gazdovky.</text:p>
      <text:p text:style-name="P3">— Ach ták! Aj vy poznáte jeho otca, Klinu Dolného? To už je len... Toho čím dlhšie varíš, tým je tvrdší, ako vajce na tvrdo, — Jozefa sa roztrkotala, milá radosť.</text:p>
      <text:p text:style-name="P3">Podmaníkovi bolo treba lietať ako vietor od Peničky k jej mužovi Klinovi Poľnému, od neho zas ku Klinovi Dolnému, jeho otcovi, s ním zase ďaleko do minulosti, keď sa Klino Dolný vrátil z prvej vojny ozbrojený a na celom šírom okolí robil „levorúciu” ako zbojník, matička nebeská. Keď raboval pálenicu, chytil sa v ňom špiritus plameňom, už mu celkom zuby zaťalo, keby mu neboli vyrazili predné zubisko a neboli tade — tou dierou — do neho liali mlieko, bol by veru životom doplatil na tú rabovačku pálenice. Veru, ženské mu život zachránili a preto je on na ne taký. — Od rabovačiek, vybitého zuba v „levorúcii” a prvej vojny krkolomnými cestami sa vrátili na jeho syna, Jana Klinu, z jedného dreva kresaného ako otec. Podmaník počúva a <text:soft-page-break/>počúva, k slovu sa veľa za celý čas nedostane. Ešte sa nenaučil lietať s ňou. Jozefa Masiarička rozpráva, rozpráva o Peničke. Sivé, pleskaté oči už neblýskajú semo-tamo. Nadšená žiara sa z nich leje. Na Podmaníka hľadia s otvorenosťou srdca.</text:p>
      <text:p text:style-name="P3">Penička, drobné žieňa Klinu Poľného, taká troška, pred týždňom dostala materskú dovolenku. Ona, Jozefa, si jej predtým ani dobre nevšimla. Len toť popásala kravu na priekope pred ich chalúpkou. Videla: Penička vyšla s vedrom na vodu. Pár ráz kľukou na studni potiahla, ale prestala. Bála sa. Jozefka sa jej ponúkla. Penička jej kravu zatiaľ podržala na úväzku. A ona jej aj vody naťahala, aj poriadila. Penička sa jej zdôverila, že sa bojí nosiť vedrá, lebo už raz pri vedrách potratila. Preto Jozefa teraz lieta z domu do poľa za Peničkou a dáva na ňu pozor, aby sa jej nič nestalo.</text:p>
      <text:p text:style-name="P3">— Tak veru, preto lietam. Aj teraz práve od nej letím. Dievčence vám povedali. Nie? — Muž jej práve prišiel domov po štyroch týždňoch. Predstavte si, ale hneď sa dovalí so záchrankou. Žena moja, pober si krámy, poď, povedal jej Klino Poľný. Hneď by ju bol aj odviezol, keby ja nie.</text:p>
      <text:p text:style-name="P3">Podmaník musel pripomenúť Jozefe Masiaričke, prečo sa reku zlostí na Klinu Poľného, aby nezabrúsila zasa inde.</text:p>
      <text:p text:style-name="P3">— Ach, prečo sa zlostím a prečo by som najradšej vzala na neho chabinu? — rozohnila sa Jozefa za svoju novú priateľku. — No, povedzte, súdruh Podmaník, nie je to kríž a trápenie? Nie je to kríž pre ženu, keď si vezme za muža takého Klinu? Rozumiem, dobre, s otcom — krutáňom krutým — gazdovať nechcel, kým mu nepodpíše. Rozumiem, išiel do fabriky. V poriadku. Tam si našiel dobrú, ej, veru, poklad-ženu, aj zarobil. Aj keby tam nič inšieho nebol našiel, len Peničku, líhajúc-vstávajúc ďakovať by mal za ňu. Ale on? Vymyslí si: stavať. To si najprv vymyslel. Mladí Klinovci mohli si aj v meste nájsť izbičku a bývať, ale Klino nie. Bývať a žiť jemu sa dá iba vo Vieske. Penička, na svoje veľké trápenie, pristala: keď stavať-stavať, keď vo Vieske — teda vo Vieske, hoci tu nikoho nemá a nikoho nepozná. Joj, keď žena ľúbi muža, osprostie a na všetko pristane. Vo Vieske si Klinovci najali komôrku u strýka Klinu Červenca. Keď prišli z roboty, z jednej šichty, hybaj do druhej. Hlinu spolu kopali, vozili na táčkach, miesili, zo päťtisíc surových tehál narobili, aj steny vyhnali. Už len krov položiť, prikryť a budú mať vlastnú strechu nad hlavou. Vtedy Penička potratila, čo sa toľko vedier s maltou navláčila. Div na to životom nedoplatila. A načo? Že si jej muž Klino Poľný, ten drúk, vymyslí: stavať-stavať, bývať vo svojom, bývať vo vlastnom.</text:p>
      <text:p text:style-name="P3">Podmaník len sťažka zdržal jazyk za zubami, tak sa mu chcelo zamiešať Jozefe do reči, že reku aj oni stavali. Nuž, ale dobre. Kto svoj vlastný prípad nepokladá za výnimočný? — pomyslel si.</text:p>
      <text:p text:style-name="P3">Zatiaľ Jozefa Masiarička sa už celkom vžila do položenia svojej priateľky a v jej mene hromžila:</text:p>
      <text:p text:style-name="P3">— Ale dobre, Klino Poľný, čert ťa vezmi. Azda teraz trochu zmúdrieš. Azda si len zasa čosi nevymyslíš. Tá nemocnica a rodenie v nemocnici v cudzích rukách — to nech ti je posledný kúsok, čo si si vymyslel. Veď Klino s Peničkou sa mali vždy radi. Keď sa Penička vrátila z nemocnice po tej operácii, chodievali tí spolu, pomyslite si, na prechádzky do Dúbravy, podliešky zbierali, hrkútali druhý raz. A Klino Poľný sa vychvaľoval v krčme pred kamarátmi: — Moja Penička... — Odvtedy nikto ju ináč nenazve: len Penička a Penička. — Ale Klino nebol by Klinom, zatáraným sedliačiskom, keby si zasa čosi nevymyslel. Prišiel na to: robota mu vo fabrike neslúži. Penička dostala strach, že, božechráň, ten jej Klino uschne v dyme zlievárne, lebo vraj ani jesť mu nechutnalo. A tak išiel zasa na pílu robiť. Pol roka neprešlo, a už ani tam nebol spokojný. Zarábal menej ako Penička — to nezniesol. Potom z píly <text:soft-page-break/>kapal ďalej. Teraz robí ako tesár na tej novej železnici na východnom Slovensku, raz za tri týždne ukáže sa žene domov, — vydýchla si Jozefa, ale iba na chvíľočku. Už sa zasa srdila:</text:p>
      <text:p text:style-name="P3">— Na to vy, súdruh Podmaník, nič nevravíte. Lebo s chlapmi držíte. Juj, aká je žena sprostá, aká je sprostá Penička! Penička, si mladá, dohovárala som jej. Chlap sa ti ukáže raz za mesiac. Čo z toho máš? Zaraz mu to, povedz mu: Sedliačisko si, nie robotník. Povedz mu, vravím jej, že si si ty brala robotníka. Keď sa raz gazda spustí gazdovstva, nevie si nájsť miesta na svete, nijaká iná robota mu nelahodí, večne bude čosi hľadať, večne vymýšľať. A ty Penička? Dokedy to budeš znášať? — vravím Peničke. Penička mi dáva za pravdu: reku, tak je, ani som šamana to nepomyslela, pravdu máš, ty máš pravdu, v tom je chyba, že si môj Jano nevie nájsť primeranú robotu. Ale sa len usmieva. Len hor-ťažko sa dala nakriatnuť, že do tej nemocnice nepôjde rodiť, že potresce svojho Klinu. Penička ešte má čas, dva-tri dníčky. Pristala: Klino Poľný nech sa rozhodne. Alebo budú spolu robiť vo fabrike, alebo tu, ináč... nech ide het kdesi a krky láme, kde sa mu len zachce. — Na tom sme aj zostali a to sme mu aj povedali.</text:p>
      <text:p text:style-name="P3">Medzi rečou ubehla márna chvíľa. Podmaník sa podíval na hodinky a bola to veru polhodina. Jozefa Masiarička sto ráz si zahŕňala kučery s čela, šatku na hlave poprávala, zvŕtala sa po dvore. Chvíľu nemohla táto žena pokojne postáť na mieste a nerapotať. Narýchlo popýtala prepáčiť, že ho ani do domu neuviedla, veď je súdruh z okresu. I slovíčko o okrese dalo podnet Jozefe Masiaričke, aby sa rozhovorila zasa o tom, akí ľudia chodievajú k nim do Viesky z okresu: iba chlapčiská, čo ničomu nerozumejú a každému by chceli nalievať rozumu.</text:p>
      <text:p text:style-name="P2">— Ako ja, čo? — poznamenal Podmaník.</text:p>
      <text:p text:style-name="P2">No, a rozumiete vy, čo som vám povedala? Neskúsili ste a neviete, ako je žene čakať aj na decko, aj na muža. Veru, súdruh Podmaník, aj vy patríte k nim, k tým ľuďom, čo nikdy na nič a na nikoho času nemajú. Stavím sa, že ani vážne dievča nemáte. Viem, nemali ste času oženiť sa.</text:p>
      <text:p text:style-name="P2">To ste teda uhádli, Masiarička. Nemám času nájsť si dievča. Je to chyba.</text:p>
      <text:p text:style-name="P1"><text:span text:style-name="Predvolené_20_písmo_20_odseku"><text:span text:style-name="T2">Jozefa Masiarička uviedla Podmaníka do izby, kde mala byť schôdza výboru miestnej organizácie. Izba, zariadená novým nábytkom, leskla sa čistotou. Len teraz svitlo Podmaníkovi, že naozaj i dvor bol čistý, vyzametaný, kvetinová </text:span></text:span><text:span text:style-name="T3">hriadka pod oblokmi vypletá, ani byľky buriny v nej. Tu v izbe ani prášku na nábytku, prirodzený poriadok pracovitých praktických ľudí bolo cítiť zo všetkého. Len sklo a porcelán a akési rybky z farebného skla za vitrínou naznačovali cudzí a napodobený vkus mestských domácností.</text:span></text:p>
      <text:p text:style-name="P3">Podmaník si sadol do pohodlnej stoličky pri stole a rozhliadol sa s príjemným pocitom po izbe. Vedľa bola spálňa. Veľkými oblokmi otváral sa pekný, dôverný pohľad na dozrievajúce obilie a zakvitnuté zemiaky v poli. Pole pretínal nový násyp železnice. Masiarik mal z domu päť minút k vlaku a štvrť hodiny vlakom do práce.</text:p>
      <text:p text:style-name="P3">Kiež by všetci naši robotníci, čo robia v strojárňach, takto bývali, zaželal si Podmaník. Dediny na okolí obrovského závodu, pospájané sieťou autobusových liniek a železnicou, čochvíľa budú vilovými štvrťami veľkého závodu.</text:p>
      <text:p text:style-name="P3">— Pekne tu máte. Čistučko, — povedal uznanlivo.</text:p>
      <text:p text:style-name="P3"><text:soft-page-break/>— Ja rada robím, — povedala vďačne Jozefa. — Ja sa ani mála roboty nechytím.</text:p>
      <text:p text:style-name="P3">A Podmaník jej tiež tak vďačne veril. Čistotou a poriadkom v dome a na dvore rád si vysvetľoval svoje sympatie k nej.</text:p>
      <text:p text:style-name="P3">— Masiarikovci, vy ste sa tiež len nedávno postavili, — poznamenal, dávno zabudol, že sa mu táto poznámka pred chvíľou tisla na jazyk.</text:p>
      <text:p text:style-name="P3">— Hej. Už aj vy vidíte, že sme sa postavili, — nasrdila sa Jozefa. — Ale to nikto nepomyslí, že takéto bývanie stojí aspoň sedem rokov života! Súdruhovia nám vyčitujú: Masiarik, nemal si sa postaviť, nemal si stavať najprv ty. Ale nestavajte, súdruh Podmaník, veď sme sa išli podusiť piati v jednej komôrke. No, nestavajte! A neboli by sme sa stavali. Za čo? Za drobné vši. Ale môj brat Ondriš len: stavať a stavať. Kým je čas. Uvidíte, dajte na mňa, potom nebude ani toľko materiálu ako teraz. Súril nás. Môj Paľo, ale len teraz to vraví, že preto nás tak súril do stavby, lebo chcel do nás investovať peniaze. Peniaze mal a bál sa kolkovania. Mal pravdu — pre seba, však je krčmár. Ale kto to vtedy takto videl? Chytili sme sa stavať a teraz bratovi splácame v dobrých peniazoch. Ale ľudia sa domýšľajú, kombinujú: kde ste vzali na dom-vilu toľké peniaze? Závidia nám, a my teraz ani grošom nesmrdíme. Čo starý zarobí, všetko ide bratovi Ondrišovi na splátky. Hádam čosi z Paľovho úradovania nám kvapne? Ako kedysi richtárom? Ničového nič. Nič! Len to, že mi starý v ničom nepomôže. Keď nerobí štrnástky, vysedáva popoludní v úrade a ja som na všetko sama: na ženskú robotu pri dome a pri deťoch, na chlapskú a veru aj na konskú robotu v poli, lebo keď si sama nerobím, odrábam Pakanovi — Vraniaka pohotové vynechala — alebo ostatným gazdom, keď nám pomôžu so záprahom.</text:p>
      <text:p text:style-name="P3">Veru, bol by sa Podmaník ešte všeličo dozvedel, keby nebol stál na tom, že schôdzka sa má presne začať. Jozefu Masiaričku poprosil, či by nemohol u nich prenocovať a pobral sa na národný výbor.</text:p>
      <text:p text:style-name="P3"/>
      <text:p text:style-name="P3">&lt;h1&gt;9&lt;/h1&gt;</text:p>
      <text:p text:style-name="P3">Nič, len sa tak ozýval šust papieru. Na národnom výbore bolo rušno.</text:p>
      <text:p text:style-name="P3">Členovia miestnej organizácie strany, koľko ich len bolo, všetci horlivo listovali v kartotékach, rozpisových hárkoch, denníkoch, všetci čosi vypisovali na lístky a podávali si z ruky do ruky. Kancelária bola zaprataná písacími stolmi, pri každom sedeli a krčili sa zo dvaja-traja.</text:p>
      <text:p text:style-name="P3">Mala prísť, na Viesku mala zaútočiť agitkolóna! Keby Viesku bolo treba dobyť proti presile nepriateľa — jednoduchá vec. Ale získať myseľ ľudskú pre vec, proti ktorej sa protiví, pritom nestrieľať, hlavy nezrážať — taký útok čo len predstaviť si neľahko. Ako sa hovorilo v pokynoch, agitkolóna mala vytvoriť predpoklady pre hromadný vstup občanov do družstva. Joj, ono sa to ľahko povie a napíše, ale kto, ako vyčarí také predpoklady, aby naraz celá Vieska bola hromadne za niečo, keď dosiaľ bývala vždy iba proti: proti vrchnosti, proti exekútorom a okupantom.</text:p>
      <text:p text:style-name="P3">Berto Švec, Paľo Masiarik, Matúš Závozník a ostatní členovia výboru vmýšľali sa do ťažkého položenia súdruhov, čo mali prísť s agitkolónou, lámali si hlavu nad tým, ako im pomôcť. Na nič nezvyčajného neprišli, iba na to: do ruky každému agitátorovi vložia lístok. Na lístku bude stáť číslo domu, meno hlavy rodiny, koľko má hlava detí, statku, či má záprah, ako si plní svoje povinnosti voči štátu. Nebolo by od veci pripojiť aj poznámky všakového druhu <text:soft-page-break/>o dotyčnom občanovi, akého je zmýšľania, či jeho deti študujú a či nebol v minulosti tuhý argaláš.</text:p>
      <text:p text:style-name="P3">Lístok, pravdaže, nemohol byť zázračným lístkom peráčiny, ale azda pomôže, aby sa agitátor priblížil k človeku a vedel aspoň, ako sa dať do reči. S celou dušou vložili sa súdruhovia do písania. Listovali v kartokékach a písali, vypisovali. Akosi pritom vychodili iba chybky, chyby, omyly a nespravodlivosť, ktorých sa dopustili pri rozpisovaní dodávok. Jaj, veru nepríjemná vec prehŕňať sa vo vlastných nedostatkoch. Celé dopoludnie písali. A po krátkej obedňajšej prestávke zas. Bola to pre nich neobyčajne ťažká šichta. Všetkých zalieval pot.</text:p>
      <text:p text:style-name="P3">Vtom zvonil telefón. Z okresného výboru sa pýtali, kedy u nich vo Vieske vyháňajú statok na pašu. Oznámili im, že agitkolóna, hoci mala prísť až v podvečer, už vyrazila. O krátku chvíľu mala vtrhnúť do Viesky.</text:p>
      <text:p text:style-name="P3">V najväčšej súre do kancelárie národného výboru vstúpil Podmaník. Z prítomných nezdvihol nikto hlavu od papierov. Pomyslenie na agitkolónu horelo v mysli každého ako zápalná šnúra od nálože ekrazitu.</text:p>
      <text:p text:style-name="P3">Podmaník len oči otváral. Mal sa stretnúť na prvej schôdzke s neznámymi súdruhmi. Hľadí a všetky tváre pozná, aspoň z videnia. Berto Švec a Paľo Masiarik prichodili mu ako starí známi. A tamto ten? Veď je to známy úderník Matúš Závozník! Jeho podobizeň v nadživotnej veľkosti visí v čakárni na stanici okresného mesta. Každý si musí zapamätať jeho výraznú tvár. Bolo by hlúpe čudovať sa vlastnej nedôvtipnosti. Keď sa Podmaník stretal na stanici s Bertom Švecom a Masiarikom a radil sa s nimi, vždycky ich obsadol krúžok robotníkov. Podľa záujmu, ktorý mali o Viesku, súdil, že sú Viesčania. Teraz vidí tie isté tváre a v tej istej zostave. Veru ani netušil, že sa stretal vlastne s celým výborom miestnej organizácie v staničnej čakárni okresného mesta.</text:p>
      <text:p text:style-name="P3">— Teraz už mi len to povedzte, či sa aj ostatní komunisti nemôžu práve tak schádzať na stanici, ako sme sa my, — opýtal sa Podmaník, aby predišiel ďalšiemu prekvapeniu.</text:p>
      <text:p text:style-name="P3">Hneď vysvitlo, že veľa ani neprestrelil. Vo Vieske žili a pracovali iba dvaja členovia strany: bývalý krčmár Ondriš Pagáč a bývalý obchodník Mikyška. Majú roľníkov organizovaných v strane? dozvedal sa Podmaník. Mali, ale tiež iba zo dvoch. Jeden z nich nechal gazdovstvo, lebo sa stal okresným klieštičom čiže miškárom, a druhý, Jano Klino Poľný, nepohodol sa s otcom a teraz tesárči na stavbe. Ostatní komunisti z Viesky pracovali v strojárňach alebo ich pohltil aparát. Väčšinu svojho dňa strávili v práci a cestovaním a do Viesky — tak sa zdalo — chodievali iba spávať.</text:p>
      <text:p text:style-name="P3"/>
      <text:p text:style-name="P3"><text:bookmark-start text:name="bookmark2"/>&lt;h1&gt;10<text:bookmark-end text:name="bookmark2"/>&lt;/h1&gt;</text:p>
      <text:p text:style-name="P3">Keď takto preberali človeka za človekom, pred národným výborom pristavil sa rozhlasový voz. Mne nič — tebe nič, hneď aj zaburácala dychová hudba z amplióna. Na okrese v horlivosti pozabudli, že vo Vieske majú miestny rozhlas, pre istotu poslali ešte rozhlasový voz. Justín Mikleš, hlásateľ miestneho rozhlasu, zapäl rozhlas a na gramofón vložil prvú bojovú pieseň, čo mu prišla pod ruku. Keď na chvíľočku zmĺkol rozhlasový voz, spustil on. Tak sa stalo, že Vieskou otriasol hurhaj dvoch aparátov. Ak ešte niekto podriemkaval v chládku po sýtom nedeľňajšom obede, musel sa zobudiť. Veru aj <text:soft-page-break/>hluchý, aj mŕtvy musel sa prebrať na toľký vresk.</text:p>
      <text:p text:style-name="P3">— Zo dvorov a chalúp vybehúvali na priekopy a mostíky starí-mladí.</text:p>
      <text:p text:style-name="P3">Pred národným výborom sa pristavilo nákladné auto, ovenčené, pod zástavami. Zoskakovali z neho chlapi, oblečení všetci rovnako, v modrých montérkach. Niekoľko žien v nohaviciach a bielych blúzkach spustilo sa im do náručia.</text:p>
      <text:p text:style-name="P3">Členovia výboru i s Podmaníkom vybehli vítať agitkolónu.</text:p>
      <text:p text:style-name="P3">Viesčania, kŕdle babiek, čo sa chystali na modlenie do kostolíka, kŕdle detí, vyhrnuli sa na hradskú a prizerali sa zobďaleč.</text:p>
      <text:p text:style-name="P3">Pred záhradkou pod oblokmi národného výboru cudzí chlapi a ženy v montérkach zoradili sa vedľa seba do dvoch radov. Pred nich si zastal riaditeľ závodu Gazdík — iba on nemal na sebe montérky — a vedľa neho drobná žienka so žiarivým pohľadom, známa zváračka závodu Nosálová.</text:p>
      <text:p text:style-name="P3">Riaditeľ strojární Gazdík práve pozdravil v mene robotníkov a závodu občanov Viesky a pracujúcich roľníkov, keď mu do reči zavreskol drsný hlas:</text:p>
      <text:p text:style-name="P3">— Mama, a kravy ktože bude vyháňať? Hybajte už! — Povyše zhromaždeného národa uprostred hradskej rozkročil sa rozgajdaný chlap, červený v tvári. Domáci, pravdaže, ho hneď poznali: bol to Mišo Klino Červenec, čo sa do Uhríkov priženil.</text:p>
      <text:p text:style-name="P3">— Vidíte ho, môjho zaťka? Na mater si vykríka, — zajačala čierna babka Uhríčka. Ani trochu ju nemýlilo, že sa rečnilo.</text:p>
      <text:p text:style-name="P3">Mišo Klino Červenec prevŕtal sa kŕdľom ľudí, pekne prišiel až k svokruši a chytil si ju pod pazuchu. Podobrotky, či pozlotky, chcel ju odviesť. Ale svokruša vykríkla:</text:p>
      <text:p text:style-name="P3">— Zaťko, ty sa ma nedotýkaj, na pašu ma ty neposielaj. Rozkazuj si svojej dcére-sopľani. Tá nech ide v nedeľu kravy pásť. Pre teba a tvoju dcéru sa moja Hanka nevydá. Či ste videli, ľudia boží, aby sa dievka od kráv vydávala? — rozkríkla sa Uhríčka na celý národ zhromaždený.</text:p>
      <text:p text:style-name="P3">— Mama, čušte!</text:p>
      <text:p text:style-name="P3">— Nebudem!</text:p>
      <text:p text:style-name="P3">— Títo tu len rečnia. Nevidíte? Kravy nám nenapasú, — povedal ešte Mišo. Pustil svokrušu — nechcel sa s ňou pred svetom ťahať a pobral sa het. Za ním sa rozpŕchlo všetko do dvorov, ako keď do kŕdľa vrabcov strelí.</text:p>
      <text:p text:style-name="P3">Na hradskej pred agitkolónou zostali iba Uhríčky, matka s dcérou. Ale aj ony sa splašene zobzerali a boli by odbehli zo samého strachu, že iba ony dve zostali, keby ich neprichytila zváračka Nosálová.</text:p>
      <text:p text:style-name="P3">— Ojojój, dožila som sa ja, smutná vdova, — zakvílila Uhríčka. — Zaťko len brať. Oplel zaťko moje dcéry-sirôtenky o otcovizeň. A preto sa mi ani nevydáva dcéra. A môže sa od kráv vydať? Každú nedeľu ju môj zaťko posiela pásť.</text:p>
      <text:p text:style-name="P3">— Mama, nevyčitujte, — zahriakovala ju dcéra. Hanbou horela a tvár si skrývala za matkino plece.</text:p>
      <text:p text:style-name="P3">— Ojój, dcérenka moja, ty nič nevrav! Oplel, oplel vás môj zaťko o otcovizeň. Nasľuboval hory-doly, že bude sirotám otcom. A tiež len krivdu robí. A preto teba, robotnicu nad iné, nikto nechce, — rozkladala Uhríčka šťastná, že ju títo cudzí ľudia počúvajú a útrpnosť majú s ňou. Známym ľuďom dávno <text:soft-page-break/>sa už zunovalo počúvať jej žaloby.</text:p>
      <text:p text:style-name="P3">Zať odbehol zahanbený a Uhríčka ešte chvíľu lamentovala, prichytila sa na cudziu stvoru v nohaviciach.</text:p>
      <text:p text:style-name="P3">— Stvorenka moja, vy ma rozumiete, vy to viete: zaťko — len brať. Také je to. Dievčatiská môjho zaťka sa obliekajú a moja Hanka len — ako lipa, poriadnej handričky nemá. Joj, verte mi, moja Hanka okopáva zemiaky, ohŕňa, štyri riadky sama ženie, a jeho dcéra, jeho žena iba po jednom. Svet nevidí moju krivdu.</text:p>
      <text:p text:style-name="P3">Razom zo všetkých dvorov ozvali sa zvonce. Spiežovce čoraz bližšie pocengávajú a plechové štrbáky balušia. Čo sa robí? Dolu Vieskou si kráča rad kráv. Pýcha, nádhera! červenosťou srsti sa červenejú a belosťou bielych brezín pripomínajú smotanu Pakanove čistokrvné pinzgavské kravy. Pred národným výborom prechodia štyri kravy — krásavice. A za nimi dve jalovičky — ešte pochabé krásavičky. Po očku sa prizerajú, ako sa zdá, cudzím ľuďom v modrých montérkach. Za jalovičkami gazda Pakan, vyobliekaný ako do kostola na veľkú omšu, vedľa neho žena, potom nevesta-mestská panička s detským kočíkom a najmladší syn. Za statkom vidieť viac pastierov ako chvostov.</text:p>
      <text:p text:style-name="P3">V takejto horúčave Vieska ešte nevyháňala statok na pašu. O takomto čase jalovička alebo sprosté teľa, len čo začuje alebo sa mu zazdá, že zabzučal kdesi ovad alebo strečok, zdvihne chvost a strečkuje do maštale, do húšťavy alebo do vody.</text:p>
      <text:p text:style-name="P3">Neslýchaná vec! Matúš Závozník sa zlostí sám na seba, ale zlostí sa aj na súdruhov z agitkolóny: aký len výtečník nahovoril súdruhom, aby sa všetci poobliekali rovnako. Či by Viesčania nepobadali, že ich prišli pozdraviť robotníci — len takto po montérkach? Zo zlosti alebo zo samopaše Matúš Závozník zabzikne, keď prechodia popri ňom Pakanove parádne jalovičky:</text:p>
      <text:p text:style-name="P3">— Bzzz.</text:p>
      <text:p text:style-name="P3">Ako na rozkaz naozaj hneď zdvihnú chvosty. Pakan a jeho zodratá, vo dva konce už prihrbená žena, sa ich chytia.</text:p>
      <text:p text:style-name="P3">— Hej, pán Pakan, kravského chvosta sa držíte, — pokrikne Matúš Závozník. V návale zlosti zabudol, že by sa tak úderník, vyznamenaný radom republiky, správať nemal. No nech to čerti berú a pokrikne druhý raz: — Pán Pakan, kravského chvosta sa držíte.</text:p>
      <text:p text:style-name="P3">— Držím, veru držím. Radšej kravského chvosta ako rečí, — odsekol mu Pakan.</text:p>
      <text:p text:style-name="P3">To ešte väčšmi nazlostí Matúša Závozníka.</text:p>
      <text:p text:style-name="P3">Za Pakanom v druhom a ďalšom rade nevyzerá to také krásne. Hrnú sa kravky všelijaké. Jalovičkám a teľcom na stehnách sa natriasajú brmbolce prischnutého hnoja, ale za nimi kráčajú celé rodiny gazdov Ondíka, Slaninku, Repčíka. Tí sa im ešte včera večer istotne sľúbili, že v tejto žatve budú viesť žatevné skupiny. Dnes sa mali dohodnúť iba o podrobnostiach žatevnej kampane — a oni akoby nič idú si kravy pásť.</text:p>
      <text:p text:style-name="P3">Ani na chvíľu nemôže nikto pochybovať, že takýmto ohavným spôsobom Vieska pred nimi demonštruje a bráni sa potmehúdstvom. Vo Vieske všetci gazdovia, ako sa zdalo, radšej sa držali kravských chvostov ako prázdnych rečí.</text:p>
      <text:p text:style-name="P3">Paľo Masiarik sa odúva, akoby mu ukrivdili, Berto Švec sa ošíva a Matúš Závozník zahráža:</text:p>
      <text:p text:style-name="P3"><text:soft-page-break/>— Ejha! Ale nám vyviedla naša Vieska! Svet nevidel takú demonštráciu. Nuž ale dočkajte, ešte sa dozvieme, čia je toto robota!</text:p>
      <text:p text:style-name="P3">Komunisti z výboru i súdruhovia z agitkolóny len hľadia a počúvajú, ako sa Vieska vyprázdňuje, ako tíchnu kravské zvonce kdesi v poli. Šofér rozhlasového voza sa vynašiel prvý a obrátil sa za kravským sprievodom do poľa. Agitátori sa pobrali tiež tým smerom. Z veže kostolíka ozval sa zvon. Čo nešlo so statkom na pašu, zhŕklo sa do kostolíka na pobožnosť. Vdova Uhríčka sa prežehnala a povedala:</text:p>
      <text:p text:style-name="P3">— Vidíte, aj svätý zvon mi dal za pravdu, že moja Hanka je robotnica nad iné. A to je krivda, že sa ešte nevydala.</text:p>
      <text:p text:style-name="P3">Zváračka Nosálová v modrých nohaviciach a bielej blúzke odviedla si obidve Uhríčky do kancelárie. Riaditeľ Gazdík pobral sa hľadať svojich kovoroľníkov po domoch. On sám mal byť najpresvedčivejším argumentom. Všetci ho poznali a vedeli o ňom, že sa stal riaditeľom z nádenníka, ktorý kedysi staval závod s lopatou. Jeho slová „Teraz prišiel rad na gazdíkov”, ktoré povedal na okresnom aktíve komunistov, dostali krídla. Posledné dni ich spomínali často vo vlakoch a autobusoch robotníci:</text:p>
      <text:p text:style-name="P3">— Tak teda prišiel rad aj na nás trochárov. Svoju meričku-dve i ženu oddáš — podpíšeš družstvu a budeš si žiť bez starosti. V závode robiť a doma orať, kosiť — nepatrí sa na robotníka. Keď teraz prídeš domov, máš si sadnúť do kresla, čítať a vzdelávať sa. Ináč z teba nebude riaditeľ závodu, ale ani majster. Že sme doteraz iba trochármi — to len preto, že ešte na dvoch stoličkách sedíme, v závode sme robotníkmi a doma na dedine trochármi. — Aj si robili posmešky, ale väčšinou vážne rozmýšľali, že raz darmo, treba im skončiť s polovičatosťou života.</text:p>
      <text:p text:style-name="P3">Ktovie, dokedy by boli tak stáli Berto Švec, Masiarik a ostatní, keby ich Podmaník neprebral:</text:p>
      <text:p text:style-name="P3">— Vieska nás prekvapila. Ale to je už tak. Keď sa bojuje, z hodiny na hodinu sa mení postavenie síl. Nuž, aj my tak. Začali sme boj o Viesku. Aspoň v budúcnosti nedáme sa prekvapiť.</text:p>
      <text:p text:style-name="P3">Konečne sa pobrali do Masiarika na schôdzku a zasadli v peknej izbe. Rozhovorili sa znova o Vieske. Potmehúdska demonštrácia vrhla na ňu nové svetlo. Ale aj tak komunisti z Viesky napospol si pokladali za povinnosť brániť si ju. Bránili si ju ako fiškáli. Keď im Podmaník kládol nepríjemné otázky, mraštili tvár, akoby im studenými kliešťami siahal na zuby, div mu nepovedali: Joj, súdruh Podmaník, ty našej Vieske nerozumieš, nenarodil si sa tu, ani si tu nevyrástol. Naša Vieska je preto taká, aká je, že ju zle zásobujú, predpisujú jej privysoké dodávky a krajskí plánovači ju nútia pestovať konope, ktoré sa tu nedaria.</text:p>
      <text:p text:style-name="P3">Minula sa hodina a míňala sa aj druhá. Napokon iba na tom sa uzhodli, že obchodník Mikyška a krčmár Pagáč do strany nepatria.</text:p>
      <text:p text:style-name="P3">Ale kto prednesie návrh na ich vylúčenie? Prihlásil sa Berto Švec:</text:p>
      <text:p text:style-name="P3">— Pokiaľ ide o vylúčenie Mikyšku, ja sa na to podoberiem. Keď som sa vrátil z Francúzska, stravoval ma. Ale som presvedčený, Mikyška to pochopí, že to nerobím z osobného nepriateľstva a že mu nechcem vziať existenciu vedúceho predajne.</text:p>
      <text:p text:style-name="P3">— A kto z vás prednesie návrh na vylúčenie krčmára Pagáča? — opýtal sa Podmaník.</text:p>
      <text:p text:style-name="P3">Pohľady všetkých sa obrátili na Paľa Masiarika.</text:p>
      <text:p text:style-name="P3"><text:soft-page-break/>— Prečo ja? — ozval sa konečne Masiarik. — Že mi je Pagáč švagrom? Sám som mu podpisoval prihlášku do strany. Podporoval partizánov, ale...</text:p>
      <text:p text:style-name="P3">Nevyslovil sa, či prednesie návrh na vylúčenie, a či nie.</text:p>
      <text:p text:style-name="P3"><text:bookmark-start text:name="bookmark4"/></text:p>
      <text:p text:style-name="P3">&lt;h1&gt;11<text:bookmark-end text:name="bookmark4"/>&lt;/h1&gt;</text:p>
      <text:p text:style-name="P3">Jozefa, za ten čas, čo sa radili v prednej izbe, naťahala deťom vody do džberíka, aby neuchodili pľačkať sa na potok. Bavila sa dlho pri nich, do vôle sa natešila detským vreskom. Urobila im zo žĺtok krém, dala olovrant, poslala spiatky na dvor. Sadla si mriežkovať pančuchy a vše sa pozrela na dvere prednej izby.</text:p>
      <text:p text:style-name="P3">Trošíčku sa jej cnelo, že sa slnko níži nad horu a čochvíľa bude po nedeli. Ona dnes chcela i s Paľom navštíviť kmotrovcov.</text:p>
      <text:p text:style-name="P3">Keď žena očakáva, najviac ľúbi. Ona vtedy veľmi ľúbila Paľa. Aj teraz ho ľúbi. Ale ona už čakať nebude. Penička je od nej mladšia o šesť rokov. Žieňa je to taká troška, a jednako je veľmi šťastná. Keď prišiel dnes Klino Poľný, kočík, dary priniesol, Penička sa jej pochválila pohľadom: podívaj sa, ako ma ľúbi. Proti tomu nič nezmôžem. — Nechala ich vtedy samých, vyšla von. Penička vnútri ešte hrkútala chvíľu, naraz stíchla a stratila sa v náručí svojho Klinu. Malá chalúpka v poli, pred ňou záhradka ako dlaň, cifry v štíte, to všetko urobil Klino Poľný z lásky a na mieru svojej Peničky. Žiadalo sa Jozefe vozrieť do šťastia mladých ako do zrkadla. Čo reku povie Paľo, keď ich uvidí.</text:p>
      <text:p text:style-name="P3">Konečne Berto Švec otvoril dvere. Chlapi sa už dvíhali. V izbe bolo toľko dymu, že by sa dal krájať. Ale rozísť sa nevedeli, tak sa zavŕtali do politiky.</text:p>
      <text:p text:style-name="P3">— Paľo, veď sa pohni, — kríkla naňho veselo.</text:p>
      <text:p text:style-name="P3">— Paľo, čuješ? Máš sa pohnúť, — zasmial sa Podmaník.</text:p>
      <text:p text:style-name="P3">— Čože, horí? — odvrkol Paľo a zazrel na Jozefu spod čierneho obočia strmým pohľadom. Tento Paľov pohľad jej porobil za dievoctva a ešte stále na ňu pôsobil.</text:p>
      <text:p text:style-name="P3">Jozefa rozhodila ruky, pobehla k Paľovi a v pleskatých očiach zaihralo jej šelmovstvom.</text:p>
      <text:p text:style-name="P3">— Horieť — nehorí, ale teba po kolená zakopali pri stole do zeme. Paľo môj, pôjdeme sa prejsť do poľa za Peničkou.</text:p>
      <text:p text:style-name="P3">— Vezmete ma? — ponúkol sa Podmaník.</text:p>
      <text:p text:style-name="P3">Jozefe preletel tvárou nepríjemný tieň. Ale hneď aj súhlasila, a to celkom úprimne. Deťom sa nechcelo ísť na návštevu.</text:p>
      <text:p text:style-name="P3">Keď vyšli na hradskú, Podmaník sa rozhovoril. Tu na tomto mieste stáli stará Klinová a sváko Klino, tŕpli hrôzou, či sa Peničke, ich neveste, niečo nestalo, keď ich tvrdohlavý syn Jano prihrmel na záchranke. Sváko Klino je ešte chlap pri sebe, len to si žiada, aby vnuci pri ňom rástli. Podmaník poprosil Jozefu Masiaričku:</text:p>
      <text:p text:style-name="P3">— Urobte mi to po vôli, povedzte, presvedčte Jana Klinu, nech zájde za otcom, nech mu podá ruku. Z neho krása nespadne a starý človek bude mať radosť. Dobre, Masiarička?</text:p>
      <text:p text:style-name="P3"><text:soft-page-break/>Meriť ľudí, urovnávať pomotané vzťahy medzi nimi — len to bolo treba napomenúť Jozefe! Hneď v nej ožil netušený záujem. Ako väčšina žien i ona sa nazdávala, že sa vyzná v citoch lepšie ako chlapi. Zatrmala svojho muža, čo on na to, prečo gáni, a Podmaníka zasypala otázkami, prečo mu na tom tak záleží, aby sa Klinovci pomerili.</text:p>
      <text:p text:style-name="P3">Podmaník mal čo rozprávať Jozefe, kým prišli po chalúpku.</text:p>
      <text:p text:style-name="P3">— Len čo som prišiel do Viesky, na prvom kroku som počul, ako stará Klinová dohovárala svákovi Klinovi: Ty, starý, mal by si sa tešiť, a netešíš sa. Mala pravdu, tak to viem a z celej duše som o tom presvedčený, že už teraz ľudia majú možnosť viac sa tešiť ako kedysi. A netešia sa. Klinovci sa pohnevali pre majetok a ešte sa hnevajú aj teraz. Ľudia si zvykli skupúvať role. O kus role viac bolo im väčšou zábezpekou. Ale teraz? Rolička nie je zábezpekou nášho šťastia. Jednako len sú nešťastní — pre takú vec nepochopiteľnú, že sa zem teraz nekupuje, ale ani nepredáva. Masiarička, rozumiete? Nazdávam sa, že Klinovci budú prví, čo vo Vieske pochopia základnú vec: že teraz iba na nás záleží naše šťastie a povedzme ešte na tom, či sa nám podarí zabrániť ďalšej svetovej vojne. Paľo, veď vieme, našim roľníkom sa nechce vkročiť do nového, stále ešte otáľajú. Človek tomu aj rozumie: najprv sa treba osmeliť a potom skočiť do vody. Ale nám to dlho trvá... — Podmaník sa rozvyprával, ako slúžil na vojenčine. Raz cvičili obchvat v pešom boji. Jeho jednotka mala zavŕšiť akciu a uzavrieť nepriateľa v dedine. Bolo jej treba prejsť ľadovou riekou. Iného prostriedku nemali, len sa prebrodiť. Ale chlapcom sa do ľadovej vody nechcelo. Vtedy — nech mu to Jozefa ani Paľo nemajú za samochválu — samochvála smrdí z úst — vtedy on znezrady vzal na chrbát najdengľavejšieho vojaka a preniesol ho cez rieku. Ostatní. chlapci pustili sa za ním. A ten, čo na nohy najmenej vládal, bol zrazu prvý, celý čas vládal. Ani on by to nikomu neveril, keby to nebol sám skúsil. Teraz mu zasa prišla na um táto skúsenosť. Darmo, ľudia si aj najoverenejšie pravdy najradšej overujú na ľuďoch, ktorí ich hlásajú.</text:p>
      <text:p text:style-name="P3">Jozefa Masiarička sa rozosmiala, ako sa len ľudia úprimného srdca vedia smiať. Povedala:</text:p>
      <text:p text:style-name="P3">— Jano Klino je na môj chrbát ťažký batoh a jeho otec, Klino Dolný, ešte ťažší, poriadny kotlík nosí pred sebou. Ale dobre, — sľúbila sa nečakane, ako sa konečne všetko v jej konaní i reči zdalo nečakané. — Dobre. Nahovorím ho.</text:p>
      <text:p text:style-name="P3">Mladých Klinovcov nenašli doma. Ale Jozefa vedela, kde ich má hľadať.</text:p>
      <text:p text:style-name="P3">Na pažiti v leštine pod Dúbravou našli Jana Klinu, ako ležal horeznak vyvalený a pri ňom sedela Penička. Klino sa privítal s hosťami. Bol chlap ako hrča, strednej, zavalitej postavy, po otcovi. Pod košeľou na pleciach a rukách navierali mu svaly pri každom pohybe. Zakladal si na svojej sile.</text:p>
      <text:p text:style-name="P3">Jeho drobná žena ťažko sa zdvíhala zo zeme. Ako náročky tvárila sa ešte drobnejšie, ako bola v skutočnosti, s radosťou žičila svojmu mužovi, aby sa zdal pri nej ešte mohutnejší a silnejší. Bol v tom, ako sa dalo cítiť, jemne doberavý posmešok od nej voči mužovi. Bola pyšná na neho. Belasé oči v tvári jej žiarili, jagali sa veľkolepo. Táto žena v kvetovaných pestrých šatách niesla v sebe nový život.</text:p>
      <text:p text:style-name="P3">Podmaník sa až začervenal a oprel na chvíľu pohľad do zeme: také dačo na svete netušil — alebo si toho dosiaľ nevšimol. Ani si len vážne dievča doteraz nenašiel.</text:p>
      <text:p text:style-name="P3"><text:soft-page-break/>Bolo tu krásne pod Dúbravou. Keď hostia zmĺkli na chvíľu, bolo počuť švitoriť drobné vtáčky ťuku-ťuku, priam akoby tak hlasno, spevne bilo srdce. Zo sviežej zelene krovín neveľká rovina zdala sa predsa len unavená dozrievaním. Tu však sviežo zaváňal mach a svrčkovia cvrlikali. Hostia by sa boli vďačne rozsadili, rozvalili na pažiti, ale Penička ani počuť.</text:p>
      <text:p text:style-name="P3">— Pre hostí máme ešte stoličky.</text:p>
      <text:p text:style-name="P3">Nechceli sa protiviť Peničke. Konečne si Podmaník mohol aj pomyslieť, že toto dôverné miesto pod Dúbravou si Klinovci chránia pre seba.</text:p>
      <text:p text:style-name="P3">Vrátili sa teda do chalúpky. Jediná izba bola spálňou aj obývacou izbou a v zime mala byť aj kuchyňou. V lete si Penička varila na verandičke pod ústreším. Konča dvoch kovových postelí, ktoré si Klinovci bohvie ako zadovážili, stála prichystaná detská postieľka na kolieskach, ľahký, nadýchnutý obláčik. Bol to, pravdaže, kôš na bielizeň, zvonku potiahnutý nariaseným organtínom, zdnuka bielym plátnom a vystlaný vankúšikmi: len vložiť do neho dieťa.</text:p>
      <text:p text:style-name="P3">Jozefa pozerala doň ako straka, i chlapi v tú stranu zazerali: celá pozornosť sústreďovala sa na prichystanú detskú postieľku.</text:p>
      <text:p text:style-name="P3">— Pekne od vás, že ste prišli, — zapriadala reč Penička. — Najmä od teba, Masiarik, je to pekné. Jaj veru pekné. Tvoju návštevu naznačím si čiernou kriedou do komína.</text:p>
      <text:p text:style-name="P3">— Neviem, prečo, — povedal dosť nezdvorilo Paľo Masiarik. Celý čas bol namosúrený-zagánený. Tichá dohoda výboru organizácie, že práve on má predniesť návrh na vylúčenie svojho švagra Pagáča, kazila mu dobrú vôľu.</text:p>
      <text:p text:style-name="P3">— Masiarik ešte u nás nebol a je predsedom obce. Vy komunisti ste všetci takí: len vtedy prídete, keď niečo od človeka potrebujete, — povedala Penička.</text:p>
      <text:p text:style-name="P3">— Veru, potrebovali by sme, — poznamenal Podmaník.</text:p>
      <text:p text:style-name="P3">— Keď sme sa stavali, ani jeden súdruh nebol taký, aby prišiel pozrieť, čo len jedinú lopatu hliny vyhodiť zo základov. Okrem Berta Šveca ste všetci takí súdruhovia: len na seba myslíte. — Penička sa dívala raz na Podmaníka a raz zasa na Paľa Masiarika. Zo srdca svojmu mužovi hovorila — to vedela. Teraz sa mu chcela odplatiť za to, že sa pred chvíľou ovládol a s prázdnym poslal spiatky záchranku, hoci to bolo — keď sa tak vezme — nerozumné.</text:p>
      <text:p text:style-name="P3">Podmaník rozpovedal Klinovcom, ako by teraz, práve teraz potrebovali schopného organizátora, ktorý by vedel dať dokopy žatevnú skupinu.</text:p>
      <text:p text:style-name="P3">— Jaj, to zas hej! To ste dobre natrafili na môjho Jana, — povedala Penička. — Môjmu Janovi ani dovolenka by sa nerátala, keby celý čas nekosil a nepiekol sa do vôle na slnku. Môj Jano, ako viete, nič nemá, ale každým rokom si žiada žatevnú dovolenku. To je pre neho!</text:p>
      <text:p text:style-name="P3">Klino Poľný vďačne sa prizeral svojej žene. Tá to vedela, čarodejnica, aj vyčítať súdruhom, aj povedať im o jeho koseckej slabosti.</text:p>
      <text:p text:style-name="P3">— Ja by som teda rád kosil, rád pomohol v žatve hocikomu... — vykĺzlo mu z úst.</text:p>
      <text:p text:style-name="P3">— No vidíte ho, súdruh Podmaník! — rozosmiala sa Penička. — Len ukážte môjmu Janovi: pozri, toto pole skos do večera. Môj Jano schytí kosu, bude kosiť, aj zhorí na slnku, aj dušu vypustí, ale skosí.</text:p>
      <text:p text:style-name="P3"><text:soft-page-break/>Jano Klino Poľný neurčito sa sľúbil do žatvy za vedúceho skupiny, ale položil si podmienku, že niekto sa musí starať o Peničku. Všetci mu v tej veci rozumeli: Penička je na výľahu.</text:p>
      <text:p text:style-name="P3">Masiarik s Podmaníkom zdržali sa iba krátko.</text:p>
      <text:p text:style-name="P3">Jozefa len vtedy začala rozkladať, šušotať, zvŕtať sa, blýskať očami na Peničkinu stranu i na stranu Klinu Poľného, kým len Penička neuznala za ľudskú a patričnú vec, aby sa jej Jano išiel — ako sa patrí — vymeriť s otcom prv, ako prepukne v rodine radostník.</text:p>
      <text:p text:style-name="P3"/>
      <text:p text:style-name="P3"><text:bookmark-start text:name="bookmark6"/>&lt;h1&gt;12<text:bookmark-end text:name="bookmark6"/>&lt;/h1&gt;</text:p>
      <text:p text:style-name="P3">Keď ma moja Penička posiela, prečo by som to kvôli nej neurobil, myslel si Jano Klino. Teraz má svoje nálady, čaká, je aj nerozumná, musím jej v tom ustúpiť. Ale ktovie, či je taká nerozumná, ako sa zdá. Bude matkou — a ak niekto, tak matky vraj múdro rozmýšľajú. A on bude otcom. Všetci starší ľudia tak vravia: aj ty budeš rodičom, aj ty na tie chodníčky prídeš, doskáčeš, uvidíš.</text:p>
      <text:p text:style-name="P3">Kým myslel na Peničku a na radostník, Klino Poľný kráčal rozhodne, ale keď prišiel na kraj Viesky, začalo mu byť všelijako. Pomeriť sa s otcom nebude také jednoduché, ako si myslia ženské, jeho Penička a to treštidlo Jozefa.</text:p>
      <text:p text:style-name="P3">Nerozhodne stúpil na otcov mostík. Päť rokov bude tomu, čo nebol v tomto dvore. Jablone pri hradskej sa rozrástli. Starú jonatánku napadla rakovina. Dvor zarástol trávou, ploty rozknísané. Kde len pozrel, zo sta drobností by sa dalo cítiť, že rodičia sa začínajú opúšťať. Nebolo tu radosti.</text:p>
      <text:p text:style-name="P3">Pred maštaľnými dverami mama s tatom jeden druhého ponúkali, posielali so statkom na pašu. Ostatní gazdovia už dávno vyhnali. V obci si pásol každý svoje a tak na dva-tri chvosty pripadol jeden pastier.</text:p>
      <text:p text:style-name="P3">— Starý, poď aj ty, pôjdeme spolu. Na pažitiach sa podívaš, či nám už raž došla, — počul mamin hlas. Mama ako vždy ustúpili otcovi.</text:p>
      <text:p text:style-name="P3">— Stará, už sa len ber. Prídem za tebou, — hundrali tato.</text:p>
      <text:p text:style-name="P3">Vtom mama pobádali Jana na mostíku. Vypadla im z ruky chabina.</text:p>
      <text:p text:style-name="P3">Jano vstúpil do dvora. Rodičia ustrnuli prekvapením, hľadeli na neho ako premenení v stĺpy. Mama poriadne ostareli za tie roky, líca im ovisli a pohľad mali starecký plachý. Hoci boli o hodne mladšia od tatu, zdali sa vetchejšia. Tato ako územčistý, mocný peň, naširoko rozkorenený v zemi, ešte sa držali, postoj im zostal ten istý. Čo teda chcete? — tak sa tato odjakživa ku všetkému stavali. Ich celé sebavedomie spočívalo v ich sile, že všetko strhnú a že sa im v robote nikto na svete nevyrovná. Tato len trochu naduli ústa, keď prišiel syn. To mali taký zvyk: v každej rozhodnej chvíli nadýchnuť sa, naduť ústa, aj trochu z pýchy, ale najmä preto, že sa treba zasa priprieť, zasa čosi zdvihnúť. Tato boli svojho času chýrnym furmanom, nuž zdvíhali celý život, raz zadok voza alebo štipákom drevo a to im zostalo.</text:p>
      <text:p text:style-name="P3">Syn sňal čapicu, úctivo sa pozdravil a povedal:</text:p>
      <text:p text:style-name="P3">— Tato.</text:p>
      <text:p text:style-name="P3"><text:soft-page-break/>Vtedy tatovi starecký zatriaslo bradou od samého prekvapenia. Oči zažmúrili, odvrátili sa a hánkou si vytisli slzu z očí.</text:p>
      <text:p text:style-name="P3">— Tato, prišiel som. Chcem vám povedať: čo bolo — bolo. Nespomínajme. Žena mi povedala, že aj decku sa bude ľahšie rásť pri dedovi a starých rodičoch. — Jano dlho nosil v sebe pocit krivdy. Teraz chcel byť šľachetný, hovoril tak náročky, aby si tato mysleli, že ho bieda donútila prísť sa zmieriť. Ale pocit krivdy aj šľachetnosti sa mu stratil pred rodičmi. Zahanbil sa. Akože? Pridlho žil s pocitom krivdy a nestaral sa o rodičov. Dávno tomu, čo mu otec ukrivdil. Už to pravda nebola. On sa už postavil na vlastné nohy, sveta skúsil, ide byť otcom, no rodičia ostareli. Mater bola pred ním plachá: reku, ak ty sám na to neprídeš, že mi krivdíš, nikdy ti to ani nepoviem.</text:p>
      <text:p text:style-name="P3">— Teraz prišiel, vidíš, stará, — povedali otec. — Potrebuje nás. Ináč sa on nezná k rodičom. Päť rokov sa o nás potkýnal, ale o nás nechcel vedieť. Stará, nestoj, vyháňaj už. Idem s tebou. — Tato náročky hovorili tvrdo, tvárili sa neoblomne. Práve preto Jano hneď pobadal, že sa iba pretvarujú. Keďže sa pretvarujú, oni, hrdý chlap, uznávajú svoje nerovné a vzdávajú sa pred synom: Jano, ty mocnieš stále, ale my — ideme dole, do zeme.</text:p>
      <text:p text:style-name="P3">Mama išli do maštale a tato do izby po kabát. Mama dlho štrkotali retiazkou krave na rohoch. Nevedeli ju rozviazať, čo sa im tak ruky roztriasli. Jano prišiel im pomôcť, objal ich okolo pliec a sklonil hlavu.</text:p>
      <text:p text:style-name="P3">— Mama moja, vy sa na mňa nehnevajte.</text:p>
      <text:p text:style-name="P3">Mama hlavou pokývali: alebo chceli povedať, že sa nehnevajú, alebo si len striasli slzy z očí. Poťapkali Jana po pleci.</text:p>
      <text:p text:style-name="P3">Kým mal Jano hlavu na materinom pleci, kôň Valach začal ho mackať mäkkou papuľou po krku. Mať odväzovala druhú kravu a jalovičku. Jano zostal pri koňovi. Rozkrikol sa na neho.</text:p>
      <text:p text:style-name="P3">— Valach, nepokúšaj.</text:p>
      <text:p text:style-name="P3">Vonku zahromžil otec:</text:p>
      <text:p text:style-name="P3">— Stará, skoro. Čo sa tam toľko šmatleš.</text:p>
      <text:p text:style-name="P3">Tato s mamou vyhnali statok a Jano zostal v maštali. Valach potriasol hrivou a prizrel sa mu. Zjavne ho poznal a začudoval sa, že stojí pri ňom známy človek, mladý gazda. Jano mu otrčil ruku a kôň ho začal hryzkať do dlane.</text:p>
      <text:p text:style-name="P3">Mocný grošovaný žrebec-vňutrák bol v poriadku. Leskol sa čistotou, tato ho dobre kŕmili. Kopytá mal starostlivo obriadené a z čiernej srsti na bruchu a kĺboch vyskakovali mu sivasté groše. Valach sa nemal veru na čo ponosovať. Len azda tá jeho ohnivá nátura mu pohasla, nad očami vyrazili mu sivé sŕstky — Jano sa aspoň na ne nepamätal.</text:p>
      <text:p text:style-name="P3">Tato môžu pozabudnúť na ploty, jablone, na všeličo už nedovidia-nedohliadnu, ale Valach sa ešte tešil ich opatere ako kedysi. Z toho Jano usúdil, že sa tato ešte držia.</text:p>
      <text:p text:style-name="P3">Kdeže sú tie letá, čo Valacha, žrebca-vňutráka, kúpili za lacný groš, vymiškovať ho nedali, lebo pocestní miškári ho mohli skaziť. Valach zostal žrebcom a zostala mu aj ohnivá, sverepá nátura. Zmäkol Jano, zacnelo sa mu. Raz ho tiež tak Valach hryzkal po holom lýtku a naraz ho len chmatol z celej sily, <text:soft-page-break/>postriasal ho ako hrušku, že pár mesiacov nepristúpil na nohu. Valach mával také spády. Neraz-nedva zlomil oje, dotrhal postroj, žľab vytrhol a vyniesol ho na ohlávke z maštale. Ale do roboty býval ako oheň, ťahal za dvoch. Tato sa nemuseli s nikým spriahať. Jaj, a v jarných oračkách! Keď ich Valach zaerdžal, všetky kobylky, čo ich len bolo v chotári, zamihíkali, nežne sa mu ozývali, trhali sa, diveli, i s bránami, celé dokaličené pribehli za ním.</text:p>
      <text:p text:style-name="P3">Dosť, veru dosť príhod zažil Jano s Valachom. Naraz len mal hlavu plnú spomienok, ako s otcom orali a furmančili, ale vtedy bol on ešte chlapčiskom, dedinským parobkom.</text:p>
      <text:p text:style-name="P3">Jano Klino potľapkal Valacha po papuli. Valach mrzuto zadupal kopytami po mostinách, nechcelo sa mu zostať v maštali samému. Jano Klino si pomyslel: Ale vymiškovať sme ťa, vidíš, nedali. Vystrájal si, ale my sme jednako len vydržali. My Klinovci máme radi takú silu nespútanú.</text:p>
      <text:p text:style-name="P3">Tato a mama práve dochodili k poľnej ceste, ktorá viedla k Váhu na obecné pastvisko. Išli vedľa seba meravo. A pred nimi dve kravičky do seba narážali, čo tak jedna i druhá zakášali dlhými, zodratými raticami. Na dennom svetle boli ešte biednejšie ako v prítmí maštale. Bokom sa zarážala vyškutlá jalovička, gombičky prischnutého hnoja natriasali sa jej na stehnách.</text:p>
      <text:p text:style-name="P3">Jano sa pripojil k rodičom, ale slova nevedel nájsť, aby prehovoril.</text:p>
      <text:p text:style-name="P3">Na obecnom pastvisku rozhlasový voz vyhrával pesničky. Statok ešte postával v rieke, zahrúžený po papule. Gazdovia a ich ženy, deti stáli v húfe a oproti nim agitátori.</text:p>
      <text:p text:style-name="P3">Tato sa pristavili pri záhone raži. Mama hnali ďalej statok. Naraz im hlava odvisla na prsiach. Doteraz sa držali, a teraz sa usedavo rozplakali. Kameň pri ceste by nad nimi ustrnul: mama, no veď neplačte.</text:p>
      <text:p text:style-name="P3">Tato sa pustili brázdou popri raži. Bola veru skromná, z kraja statkom udlávená-uvlečená. Záhon to bol kedysi nie z najužších, ale Vraniakovci si odobrali z neho polovicu. Všetko, čo bolo otcovské, rozpadlo sa na dve polovice. Keď Jano poháňal otcovi koňa alebo keď sám oral, oddávna narážal na tú polovicu — vraniakovskú. Veru, dôverne poznal túto roľu, bol by sem trafil popamäti. Toto je naše a toto si vzali Vraniakovci, povedal by.</text:p>
      <text:p text:style-name="P3">Tato Klino idú brázdou, vše nechtami vyštipnú zrnko z kláska, vše odtrhnú celý klások, nie ani preto, že by nevedeli na prvý pohľad odhadnúť, kedy sa treba postaviť s kosou na úvrati, ale azda z nádeje, že si syn pripomenie gazdovskú radosť i robotu.</text:p>
      <text:p text:style-name="P3">Syn Jano ide za otcom, čím dlhšie ide za ním — záhon dlhý ako šviheľ biča — tým mu je clivšie, ba nakoniec celkom smutno. Keď dôjdu brázdou na druhý koniec záhona až k násypu železnice, ktorá roztína rovienku pri Váhu, syn porozmýšľa, povie otcovi rozumne a proste:</text:p>
      <text:p text:style-name="P3">— Ale, tato, poďte ku mne. Čo sa budeme takto zhrýzať. — Jednoducho vzal otca pod pazuchu.</text:p>
      <text:p text:style-name="P3">Otec Klino nechcel sa dať viesť kúsok pozdĺž železnice až k strážnemu domku na trati. Tam boli zápory, dalo sa prejsť cez koľajnice a na hradskú. Hradskou to bolo na skok k Janovej chalúpke. Otec postál na násype, rozhliadol sa po chotári, na chalúpku, na klinovskú časť chotára, porozmýšľal a rozvážlivo, usmierene povedal:</text:p>
      <text:p text:style-name="P3">— Syn môj, ešte nie. Ešte všeličo treba dať do poriadku.</text:p>
      <text:p text:style-name="P3"><text:soft-page-break/>Išli teda chodníkom popri trati z druhej strany. Išli, išli. Otec sa len pristavil. Rozvážil si a rozhodol sa:</text:p>
      <text:p text:style-name="P3">— Syn môj, ja ti tú druhú polovicu podpíšem.</text:p>
      <text:p text:style-name="P3">— Ale, tato! Čo by som s tým robil? — povedal Jano nerozmyslene. — Ja so ženou viac zarobím, ako vy zgazdujete. A potom... moja žena nie je gazdiná, nesúca pod batohy... — začal zahovárať, aby otca nerozhneval.</text:p>
      <text:p text:style-name="P3">Otcovi zasa roztriaslo bradou. Neveril tomu, čo na vlastné uši počul. Doteraz žil v presvedčení, že jeho syn iba za tým túži, aby mohol gazdovať na otcovskom.</text:p>
      <text:p text:style-name="P3">— Janko, ty si otcovské nevážiš? — opýtal sa cudzím hlasom.</text:p>
      <text:p text:style-name="P3">— Tato, ale vážim... Na moj veru, že si vážim, rád mám...</text:p>
      <text:p text:style-name="P3">— A gazdovať pritom nechceš?</text:p>
      <text:p text:style-name="P3">— Uznajte... Vzal som si za ženu nie gazdovskú dievku...</text:p>
      <text:p text:style-name="P3">— Jano, však to nie je sväté písmo, že žena musí batohy nosiť... — Otec už i to uznával, že žena nemusí batohy nosiť a predsa len... syn sa ďalej vykrúcal, otcovského odhadzoval, nechcel gazdovať.</text:p>
      <text:p text:style-name="P3">— Áno, tato... — ale hovoril nie.</text:p>
      <text:p text:style-name="P3">— Jano, ty si sa celkom spochabel, alebo čo sa stalo? Zabudol si, aká je naša robota na poli? Gazda na jar zaseje a tu sa pustí dáždik, mrholí a mrholí. Ty si sa natrhal, nasial, ale teraz zrno v zemi, taká radosť. Teraz si povieš: Tristo striel, ja som sa už dosť narobil, teraz nech si prší-smoklí. Teraz nech si príroda urobí svoje. Ty si vyjdeš do sena a vyspíš sa na jeden aj na druhý bok — ako pánisko. Veď to poznáš. — Otec Klino sa rozosmial, šťastný-blažený, že na takú krásu gazdovskej roboty teraz prišiel. Celý ožil, zabudol na svoje hryzovisko, natešil sa myšlienkou, že gazda je už taký, keď robiť — tak robiť do utrhnutia a keď ťa súra nesúri, slnko alebo jarná robota, nuž voľkaj si, pospávaj, strúhaj pána.</text:p>
      <text:p text:style-name="P3">— Joj, tato, pravdu máte, veď mne robota vo fabrike v tom smrade-dyme nechutí, — rozosmial sa aj syn. Rozumel otca, priznával sa mu, a predsa len povedal ešte: — Ale...</text:p>
      <text:p text:style-name="P3">— Syn môj, ty nič nevieš. Ja som dve svetové vojny prežil, viem, čo je vojna a čo je revolúcia, ale zem je zem. Zem ti je istá vždycky, často skromne, neraz ti príde všelijako, aj remeň si zatiahneš, ale žiť máš vždycky z čoho, zem vždycky urodí aspoň pre teba a tvoje deti. Ty nevieš, čo je vojna, čo všetko ešte môže prísť.</text:p>
      <text:p text:style-name="P3">— Ale, tato, ja sa toho nebojím, čo príde a čo môže prísť. Čo budú mať ostatní, budem mať aj ja, aj moje deti. Vojnu budeme znášať všetci rovnako.</text:p>
      <text:p text:style-name="P3">— Ale ty nevieš, zabúdaš, že každé hrable k sebe hrabú. Kilko masti kúpiš, až keď všetci majú, čo sú pri válove.</text:p>
      <text:p text:style-name="P3">— Tato, v tom vy ešte pravdu máte: každé hrable k sebe hrabú...</text:p>
      <text:p text:style-name="P3">— Jano, povedz úprimne a otvorene, ty sa ničoho nebojíš a ty si myslíš...?</text:p>
      <text:p text:style-name="P3"><text:soft-page-break/>— Nie, tato, to ma nestraší a to mi v hlave nemáta...</text:p>
      <text:p text:style-name="P3">— A čo teda, syn môj, prečo nechceš gazdovať na otcovskom? Nerozumiem.</text:p>
      <text:p text:style-name="P3">— Tato, ale veď vy sami viete: gazdovať sa teraz nevypláca. Povedzte, kto teraz z mladých, ako som ja, vo Vieske gazduje?</text:p>
      <text:p text:style-name="P3">— Práve! To je tá zhuba a to je tá slepota mladých ľudí, ako si ty. Každý sa od gazdovania odhadzuje. Zárobky, peniaze nie sú všetko.</text:p>
      <text:p text:style-name="P3">— Áno, tato. Na moj veru, o peniaze mi nejde v prvom rade, zarobím, žena zarobí, vyžijeme...</text:p>
      <text:p text:style-name="P3">Takto išli spolu chodníkom. Syn si prichytil otca za rukáv košele, povedal ešte:</text:p>
      <text:p text:style-name="P3">— Tato, a čoho sa my máme báť? Mali by sme sa tešiť a netešíme sa. Mne sa narodí syn a vám vnuk. Tak čo ešte? Zarobíme dosť, vy s mamou na vnuka prizriete, žiť budeme, jajaj.</text:p>
      <text:p text:style-name="P3">— To viem, že si taký syn: zahynúť mi nedáte. Dožiť — do smrti dožijem, — povedal otec Klino. Chcel si so synom posedieť, keď si už tak povedali, čo im ležalo na srdci. Ešte mu čosi vŕtalo v hlave.</text:p>
      <text:p text:style-name="P3">Sadli si do chládku vrbiny. Obidvom bolo dobre. Syn mal po toľkých rokoch otca pri sebe a otec syna. Na skok od nich — na kraji dediny — stála otcovská chalupa, ďalej Vieska, v šírom poli uzavretá kruhom humien, zaclonená korunami stromov. Dobrá to bola vieska, dôverne známa, nikde inde nežilo tak všetko s nimi ako tu. Ľudí tu poznali v troch-štyroch pokoleniach. Kým sa bude obrábať zem, pre nich Vieska zostane Vieskou. Ľudia sa rozbehli z Viesky do fabrík za zárobkami, ale bývajú tu. Gazdovať na roli zostali iba štyridsiatnici a čo starší. Clivo je roľníkom bez mládeže, čo odišla do škôl a do fabrík. Roľnícka Vieska je ako ovocný strom bez vtače: chorľavie, opúšťa sa. To vedia obidvaja. A sváko Klino nebol by gazdom, keby sa neopýtal:</text:p>
      <text:p text:style-name="P3">— A Vieska tak zostane, chotár spustne?</text:p>
      <text:p text:style-name="P3">— Tato, ako vám to prišlo na um? — začuduje sa.</text:p>
      <text:p text:style-name="P3">— A čože si mám pomyslieť? — zauvažoval starý Klino. — Čo si mám pomyslieť, ako bude s Vieskou, keď ani ty, vlastný syn môj, nechceš, aby som otcovské podpísal, čo tebe patrí.</text:p>
      <text:p text:style-name="P3">— Tato, teda podpíšte, — povedal syn, konečne pochopil, že tato sa tak na tom ustálili, že ani vnuka nemôžu prísť pozdraviť, ak starú vec nedajú do poriadku.</text:p>
      <text:p text:style-name="P3">— Tato, teda podpíšte hoci aj mne, hoci družstvu, — povedal syn, akoby ani na tom nezáležalo.</text:p>
      <text:p text:style-name="P3">— Družstvu? — To bolo nové prekvapenie pre starého Klinu, ale sa zdvihol a šli teda na úrad podpisovať.</text:p>
      <text:p text:style-name="P3"/>
      <text:p text:style-name="P3">&lt;h1&gt;13&lt;/h1&gt;</text:p>
      <text:p text:style-name="P3">— Mali sme ešte posedieť u Klinovcov, — poznamenal Podmaník, akoby si vzdychol.</text:p>
      <text:p text:style-name="P3"><text:soft-page-break/>V ovzduší šťastia u mladých Klinovcov žiadalo sa mu porozmýšľať, porojčiť dlhšie.</text:p>
      <text:p text:style-name="P3">Masiarik mu odsekol:</text:p>
      <text:p text:style-name="P3">— Mal si zostať, súdruh Podmaník.</text:p>
      <text:p text:style-name="P3">— Súdruh Masiarik, veď neuchoď tak, aj rozhliadnuť sa nám treba, kedy začneme kosiť.</text:p>
      <text:p text:style-name="P3">Ale Masiarik sa mu vytrhol:</text:p>
      <text:p text:style-name="P3">— Čo myslíš, ja by som nemal chuť poprechodiť sa takto poľom a rozhliadnuť sa...? Ja by som si nerád posedel so ženou, deťmi u kmotrovcov?</text:p>
      <text:p text:style-name="P3">— A prečo tak neurobíš?</text:p>
      <text:p text:style-name="P3">— Prečo? — vybuchol už Masiarik. Vážne ho to dožralo. — Aj tomu divochovi uvzatému Janovi Klinovi by som to vytmavil, nech už na mňa toľko neprská. Ale takto? Ty nadhodíš na výbore: patrí, či nepatrí krčmár Pagáč do strany? I ja ti teraz poviem doprosta: nepatrí. Ale prečo hneď všetci súdruhovia na mňa hľadia: ty by si mal predniesť návrh na vylúčenie. A prečo práve ja? Lebo si súdruhovia myslia: krčmár Pagáč je mu švagor, má ho v hrsti, postavil mu chalupu. Krčmár Pagáč je mi švagrom, vlastným bratom mojej žene, podpísal som mu prihlášku do strany. To je pravda, ale iba to. Nemá ma v hrsti a nepostavil mi chalupu. Ani pod necht, toť čo vlezie — neurobil som mu po vôli. Pagáč predražuje, prilieva. A či ja ho chránim? Ja ho držím v Jednote? Súdruhovia hneď na mňa hľadia, akoby som ja bol všetkému na vine. Keď to chcú odo mňa počuť na schôdzi, počujú to. Všetko nakydám na jednu kopu: Tu to máte, súdruhovia. Teraz už vieš, čo ma žerie? — rozhorčoval sa Masiarik cestou do kancelárie. — Preto sa náhlim, dám si to ja v hlave do poriadku, prečo nepatrí krčmár Pagáč medzi nás. Nemyslite si! Ešte chcem byť takým komunistom, ako ste vy! Poriadnym.</text:p>
      <text:p text:style-name="P3">— Môžem ísť s tebou a pomôcť ti? — ponúkol sa Podmaník. — Vieš, Paľo, ja som sa chcel ešte porozprávať s mladými Klinovcami. Lebo aj na mňa to čaká: oženiť sa. A chcel som sa aj po poli rozhliadnuť s tebou, budeže to krása, keď sa na jeseň tieto švihlíky scelia.</text:p>
      <text:p text:style-name="P3">— To si chcel, Rudko? — zahovoril Masiarik celkom ináč. — To si mi mal prv povedať. — Oblapil Podmaníka, pred sebou ho zdvihol a tak ho stisol, až v ňom kôstky zaprašťali.</text:p>
      <text:p text:style-name="P3">V pomere človeka k človeku vždy tak platí: ako sa do lesa volá, tak sa z lesa ozýva.</text:p>
      <text:p text:style-name="P3">Jednako sa len zavreli spolu do sobášnej siene, aby ich nikto nevyrušoval. Paľo Masiarik mlčky sa prechodil po koberci. Napokon sa ozval:</text:p>
      <text:p text:style-name="P3">— Dobre, súdruh Podmaník, ja prednesiem návrh na vylúčenie svojho švagra, poviem všetko, odôvodním. Ale čo sa stane? Pagáč — uderí mu krv do hlavy — začne na mňa vykríkať. Moji bratia začnú ma brániť, oni nedopustia na mňa zlého slova, oni začnú tiež vykríkať. Všetci si začneme vyhadzovať na oči staré hriechy, hnusne stúpať do svedomia. Vieš, čo z toho povstane? Bude sa z nás rehotať celá Vieska: komunisti sa pekne skrvavili, doklali sa nožmi ako na fašiangovej zábave.</text:p>
      <text:p text:style-name="P3">— Paľko, ale veď ty to tak povieš, že sa nebudeme klať nožmi. Kritika a — sebakritika — nie je mäsiarčina, ale jemná operácia. Fačovať azda bude treba, ale aj to spravíme, — upokojoval ho Podmaník.</text:p>
      <text:p text:style-name="P3"><text:soft-page-break/>Masiarik usadil Podmaníka za červený stôl a sám si sadol doprostriedka miestnosti na stoličku ako na koňa. Skúsil mu rozpovedať, čo prednesie súdruhom o Pagáčovi na schôdzi.</text:p>
      <text:p text:style-name="P3">— Toto povieš? — spýtal sa ho Podmaník.</text:p>
      <text:p text:style-name="P3">— Toto poviem ako pred svedomím. Súdruhovia nech doložia, — prisvedčil skromne Masiarik.</text:p>
      <text:p text:style-name="P3">— A závery aké robíš?</text:p>
      <text:p text:style-name="P3">— Závery aké robím? Rudko, rozumej ma. Pre Viesku som ja len dobre chcel a môžbyť aj urobil. Vyložili sme poľnú cestu kameňom, aby sme sa nebrodili blatom k vlaku do roboty. Potok nám trhal hate a zalieval oziminy každú jar. Zregulovali sme ho. Zaviedli sme miestny rozhlas. V našej Vieske väčšina národa je už robotnícka.</text:p>
      <text:p text:style-name="P3">Nuž tak, ale ty nežiješ na dedine. Povedzme, že máš dvoje drobných detí, a nemáš pre ne mlieka, hoci žiješ na dedine. Máš troch bratov, tí bratia majú deti, ženy. Ich ženy majú rodiny, bratancov, sesternice, stryné, sváčikov. Aspoň sto päťdesiat ľudí v tejto obci mi vraví: Paľko náš, buď ľudský človek. Ty si nová vrchnosť v obci, hlava, ale si nám aj rodina. Všetkým som naraz rodina, keď treba vydať zakáľacie listy alebo keď sa rozpisujú dodávky. Raz oko prižmúriš... Veľa ráz som neprižmuroval, ale predsa prižmúril. Dnes rozpisovali na lístky pre agitátorov, ako si ktorý občan plní svoje povinnosti... A tu to máš, vypi si sám, čo si si navaril. Aké závery robíš o Pagáčovi? Pýtaš sa ma.</text:p>
      <text:p text:style-name="P3">Také, Rudko: Ja, predseda tejto obce, svoje som si vykonal, ako som vedel najlepšie. Ale ďalej už neviem. Nevládzem. To uznávam. — Masiarik vytiahol pred seba nohy, ruky mu pri tele ovisli, bradu si opieral o operadlo stoličky. Celkom bol z tej reči zmordovaný, priam akoby dokonával.</text:p>
      <text:p text:style-name="P3">— Rodinkárske zväzky so starou Vieskou musíme potrhať, to je pravda, — odtušil Podmaník. — Paľko, ale tvoja reč nemôže mať veru taký záver. Len povedz, čo sa súdruhom ujasní v hlave, keď im toto všetko povieš?</text:p>
      <text:p text:style-name="P3">— A ja mám jasnejšie? Lámem si hlavu a už mi nad tým rozum ostáva stáť. Potrhať treba — ty vravíš. Ale čo sa tu dá potrhať zo dňa na deň? Dobre, potrhám, poviem. Ale som skončil, toto...</text:p>
      <text:p text:style-name="P3">— Skončil! Nehnevaj ma. Teraz len začíname vo Vieske novú kapitolu, družstevnú.</text:p>
      <text:p text:style-name="P3">— Družstvo! Začnú ho noví ľudia. Podívaj sa, Rudko, počuj, Rudko. Ja som mal osemnásť rokov a bol som otcom. Moja žena Jozefa nemala celkom sedemnásť rokov, a bola matkou, — zabral naraz z minulosti. — Chceš ma počuť, Rudko? Sprostý som bol, neuvedomelý. Rudko, si dobrý chlapec, dobrý súdruh, ale ty to nepochopíš, lebo si mladý, mladší odo mňa.</text:p>
      <text:p text:style-name="P3">— O koľko?</text:p>
      <text:p text:style-name="P3">Vyšlo im, že iba o jedenásť rokov.</text:p>
      <text:p text:style-name="P3">— Ty si bol školák, keď nás Rusi oslobodili. A ja otec, chlap hotový.</text:p>
      <text:p text:style-name="P3">— Desať rokov, čo je to!</text:p>
      <text:p text:style-name="P3"><text:soft-page-break/>— Veď ma zasa nepotešuj. Ty vieš dobre, že sa rozdiel medzi nami nemeria na roky. Ty si vyrástol v iných časoch a ja v iných. Ja som chodieval napríklad na púte. Na jednej púti, keď mám povedať o sebe, poznali sme sa s Jozefou. Zázračný prameň tam bol a nad prameňom vekovitý dub. Na dube Panna Mária. A ten dub, neveríš mi, ten dub bol celkom ohryzený. Najviac ho ohrýzali ženy v druhom stave, samodruhé. Je to pravda? Povedz! Ženičky ten dub ohrýzali, aby ich zuby neboleli. Všetky mladé ženy boli štrbavé a všetky na bolesť zubov jačali. Modlili sme sa, spievali, tú vodu sme všetci pili, pohárik za korunu. To bol poplatok za cirkevný liek. V noci potom všetok národ z dedín zhromaždený spával po holohumniciach, všetko pokope, starí, mladí. Všetko podpité sa mrvilo jedno cez druhé. Teraz sa to ani pravdou nezdá. V nevedomosti a povere topili sme sa po uši. Dnešné mladé ženy netrápi toľko bolesť zubov a nie sú hneď štrbavé, užívajú aj kalcium v druhom stave. Nuž ,ale...</text:p>
      <text:p text:style-name="P3">— Čo ale? Veď je to úžasné! Musíš povedať súdruhom, akú náramnú cestu sme prešli v tom krátkom čase.</text:p>
      <text:p text:style-name="P3">— Ženy užívajú kalcium v druhom stave, ale... jeden človek všetko neprekoná. Ja som hladko čítal noviny, vedel som držať pero, preto ma zvolili za predsedu v tejto obci. Naučil som sa vybaviť úradný spis miesto notára, ale teraz to už nestačí. Ja mám súdiť, podávať trestné oznámenia a vysvetľovať triednu spravodlivosť: tohto boháča treba prísne potrestať, že je boháč... Na to už nestačím.</text:p>
      <text:p text:style-name="P3">— Paľko môj, ty sa bojíš?</text:p>
      <text:p text:style-name="P3">— Ty si inštruktor, ale si somár!</text:p>
      <text:p text:style-name="P3">— Paľko, a ty si hovädo! Hneď ti poviem prečo, teraz nefrfli. Nadul si sa ako hovädo, keď sa nažerie surovej ďateliny. Nadul si sa ľútosťou nad sebou: Súdruhovia sa teraz idú dotknúť mojej samoľúbosti. Koľko ráz aj mňa kritizovali, Škaredo ma doráňali, ale som tu a krása zo mňa nespadla. Čo sa ty máš nadúvať ľútosťou a podceňovať seba a ostatných? Ani sa nedokrvavíme, ani sa medzi sebou nebudeme klať nožmi.</text:p>
      <text:p text:style-name="P3"/>
      <text:p text:style-name="P3">&lt;h1&gt;14&lt;/h1&gt;</text:p>
      <text:p text:style-name="P3">Paľo Masiarik bol poriadne domordovaný, potil sa a odfukoval.</text:p>
      <text:p text:style-name="P3">Tu medzi nich prišiel Berto Švec. Hneď odo dverí im slávnostne oznamoval:</text:p>
      <text:p text:style-name="P3">— Kamaráti moji milí, práve idem od brata. Len teraz viem, čo všetko si máme povedať a usporiadať medzi sebou... A vy čože? Pasovali ste sa spolu? — zažartoval. — Len sa pasujte. Ej, veď to aj na mňa čaká, — posmeľoval Masiarika, ale hneď ho zaujala vlastná radosť. — Stala sa mi taká vec: dvaja bratia si po rokoch všetko rovno bratsky povedali.</text:p>
      <text:p text:style-name="P3">Od radosti si mädlil ruky, usmieval sa. Len na to čakal, aby sa ho spýtali: Berto, nože povedz, dukát si našiel alebo čo, že si taký natešený. Bol si pozrieť brata a to je taká novina? Veď sa spolu nehneváte.</text:p>
      <text:p text:style-name="P3">Berto Švec im vďačne rozpovedal, čo ho hrialo na duši.</text:p>
      <text:p text:style-name="P3">Pred touto vojnou vysťahoval sa do Francúzska. Tam ho vojna zastihla. Tam bojoval s partizánmi a tam sa stal aj komunistom. Za dlhé roky, čo nebol <text:soft-page-break/>doma, žena i s deťmi pristala k inému mužovi, jediný jeho brat priženil sa do gazdovstva a otcovská chalupa sa rozpustila v dažďoch ako homôlka cukru, lebo bola z hliny a pod šindľom už vtedy deravým. Žena mu nemohla žiť toľké roky bez muža a deti bez otca — uzmieril sa. V očiach Viesky priam zosobňoval životný vzor komunistu, statočného, ale osudom bitého človeka, ktorý pre seba nič nechce a nič nemá. Keď sa vrátil, nejaký čas sa zarážal po Vieske, stravoval sa u Mikyšku, napokon sa nanosil ku vdovici Zuze Choreňovej, matke dvoch detí. Cudzie deti si ho obľúbili ako otca a priateľa a so Zuzou sa tiež pekne znášali ako manželia. Ženy len to mu nevedeli prepáčiť, že sa s tou druhou nepobrali a žili spolu, ako sa vraví, na vieru. Zuze Chorenke sa posmievali a ináč ju medzi sebou nenazvali ako „družka”. Bola to schválnosť od Berta Šveca, azda čudáctvo, ale rozhodne chyba, že nebral ohľad na city a či predsudky spoluobčanov.</text:p>
      <text:p text:style-name="P3">Toto popoludnie Berto Švec nevidel brata, čo sa do Tomkovcov priženil, demonštrovať s kravami. Potešil sa a šiel ho pozrieť.</text:p>
      <text:p text:style-name="P3">— Michal, vidím, že si mi poriadny brat, — povedal mu. — Jaj, veru mi dobre padlo, že si nešiel kravy pásť ako ostatní gazdovia.</text:p>
      <text:p text:style-name="P3">— Čo som oplan? — povedal mu brat Michal. — Viem, že čosi proti mne máš, ale vlastného brata si na posmech neobrátim a slovo nezlomím. Keď som sa vám sľúbil za vedúceho do žatvy — teda pôjdem.</text:p>
      <text:p text:style-name="P3">Tu aj Berto Švec povedal konečne, po sa nedá ani zabudnúť, ani pripomenúť, čo sa človek nikdy nedozvie, ak len to citom neuhádne. Berto Švec robil si taký nárok na brata, aby mu Michal rozumel. Vychoval ho, plienky na neho pral ako mater, chránil ako kamarát, keď sa ešte s otcom po robotách tĺkli svetom a mater im zomrela. Medzi bratmi stála otcovská chalúpka, tá, čo sa v dažďoch rozpustila. Len teraz po rokoch si to bratia povedali, vysvetlili, ako sa to stalo, že ju Michal nezaokryl. A tak medzi nimi padla chladná stena.</text:p>
      <text:p text:style-name="P3">Preto si Berto Švec mädlil ruky od radosti a usmieval sa celý natešený. Masiarik ho ešte nevidel takého. Berto Švec býval vždy vážny a z tvári mu bolo cítiť, že poskusoval mnoho ťažkého-neveselého. Na temene plechavej hlavy sa mu teraz ježil smiešny kosierik. Z vlasov zostal mu iba úzky venček nad jedným uchom. Druhú polovicu mal celkom hladkú, boltec ucha skrčený. Ešte ako chlapčisko na sezónnych prácach kdesi v Rakúsoch strhol na seba hrniec s horúcou kašou a obaril sa.</text:p>
      <text:p text:style-name="P3">Berto Švec prechodil sa po sobášnej sále ta obzeral si ju, akoby ju videl prvý raz.</text:p>
      <text:p text:style-name="P3">— Paľko, peknú, peknú sálu si vystrojil pre mladých ľudí, čo sa berú a sobášia... — s úľubou si pokyvoval.</text:p>
      <text:p text:style-name="P3">Masiarik i Podmaník čakali, čo ešte povie. Naraz to len z neho vyhŕklo.</text:p>
      <text:p text:style-name="P3">— Paľko, ty by si ma mal ešte zosobášiť. Mal. Ak ešte moja Zuza o to stojí, — povedal clivo.</text:p>
      <text:p text:style-name="P3">— Zosobášim, hoci aj hneď, — priskočil k nemu Masiarik. — Badám, že aj ty účtuješ s minulosťou. — Chcel ešte žartom doložiť: len si musíš nulkou mašinkou aj druhú polovicu hlavy ostrihať, aby boli celkom rovnaké, ale si netrúfal.</text:p>
      <text:p text:style-name="P3">Berto Švec veľmi zvážnel.</text:p>
      <text:p text:style-name="P3">— Moja Zuza je dobrá žena, dobrá súdružka. Keby sme sa boli skorej pobrali, bola by mala radosť. Nemohli by sa jej fifleny vyškierať: družka, družka.</text:p>
      <text:p text:style-name="P3"><text:soft-page-break/>Tu do miestnosti vstúpil a predstavil sa im človek s preukazom na meno Ján Strieženec.</text:p>
      <text:p text:style-name="P3">Masiarik mu predložil výhražný list. Strieženec si ho pozorne prečítal, ale povedal len:</text:p>
      <text:p text:style-name="P3">— Vyšetríme. — A opýtal sa ich, či počúvajú Hlas Ameriky. Dal im prečítať záznam.</text:p>
      <text:p text:style-name="P3">Včera večer vysielal Hlas Ameriky, že vláda teroru v Československu zriadila nové ministerstvo rekvirácií. Komunisti si už ináč netrúfajú ísť na dediny, iba pod ochranou prestrojených žandárov, takzvaných agitačných kolón, ktoré statočným roľníkom naháňajú strach a hrôzu. Ale komunisti na dedinách ešte celkom nestratili ľudské svedomie. Odopreli znásilňovať roľníkov, brať im celú úrodu. Preto krvavá vláda vysiela ozbrojené kolóny, ktoré majú vymetať do posledného zrnka sýpky a naháňať roľníkov do kolchozov. Do každej dediny určili červeného komisára. Tak napríklad do Viesky v priemyslovom okrese príde naháňať hrôzu roľníkom komisár Podmaník.</text:p>
      <text:p text:style-name="P3">Člen štátnej bezpečnosti Strieženec ich prebral zo začudovania otázkou, kde majú inštrukcie okresného výboru strany, ktoré dostal na aktíve komunistov každý predseda miestnej organizácie a každý predseda ľudovej správy. Berto Švec si hneď siahol do náprsného vačku a vybral z neho inštrukcie. Paľo Masiarik sa plesol pri tých slovách po vreckách nohavíc, zahrkali mu v nich kľúče.</text:p>
      <text:p text:style-name="P3">— Ja ich mám v stole. A veď to mám všetko v hlave. Viem to skoro naspamäť, — povedal Masiarik.</text:p>
      <text:p text:style-name="P3">— Môžete mi povedať, či sa ten dokument nedostal do nepriateľských rúk?</text:p>
      <text:p text:style-name="P3">Teraz bolo zrejmé, že vysielanie Hlasu Ameriky a dnešná demonštrácia priamo súvisia. Niekto z okresu mal spojenie so zahraničím.</text:p>
      <text:p text:style-name="P3"><text:bookmark-start text:name="bookmark8"/></text:p>
      <text:p text:style-name="P3">&lt;h1&gt;15<text:bookmark-end text:name="bookmark8"/>&lt;/h1&gt;</text:p>
      <text:p text:style-name="P3">Už horúčava ochladla, keď do kancelárie národného výboru vstúpil starý Klino. Jano úctivo otváral a zavieral za otcom dvere. S nehybnou tvárou postavil sa starý Klino práve doprostred kancelárie. Cítil sa taký povznesený, že si ani ľudí okolo seba nevšímal.</text:p>
      <text:p text:style-name="P3">Sväzáci Vinco Choreň — nevlastný syn Berta Šveca, a Adamec práve upozorňovali v miestnom rozhlase občanov na futbalový zápas. Pri nich sa obšmietal Justín Mikleš. V kúte kancelárie si ešte stále šušotali obidve Uhríčky. Zváračka Nosálová strávila s nimi celé popoludnie. Najprv sa jej žalovala a žalovala stará Uhríčka zo všetkých krívd, popáchaných na biednej vdove, potom sa rozvravela aj dcéra, neprirodzene hanblivé stvorenie. Nosálová pridŕžala si stvory pri sebe a počúvala, počúvala, vysvetľovala im, čo sa deje vo Vieske a vo svete a tak im pekne všetky krivdy rozvravela, že to obidvom ženám tak nevýslovne dobre padlo, akoby ich bola láskala. Nežnosť Uhríčky v živote ešte nezakúsili. Uverili, že jediným liekom pre Viesku a na všetky krivdy sveta je družstvo, spoločná práca.</text:p>
      <text:p text:style-name="P3">Keď do kancelárie vstúpil starý Klino i so synom, starej Uhríčke až oči vypleštilo, ba veru aj rukami zalomila. Klinovci, otec a syn, prišli spolu na úrad a nevadia sa, ani na seba nezazerajú. Z tváre starého Klinu vyčítala smrteľne vážne rozhodnutie.</text:p>
      <text:p text:style-name="P3">— Klinovci, a vás dvoch čože sem dohnalo? — opýtala sa.</text:p>
      <text:p text:style-name="P3"><text:soft-page-break/>— To, čo teba, — odbavil ju sváko Klino.</text:p>
      <text:p text:style-name="P3">— Či naozaj? — Stará Uhríčka položila si ruky na prsia. Jaj, ako jej len odľahlo, že nie je sama! Na truc zaťovi a či zo samej povďačnosti k tejto stvoričke v nohaviciach podpisovať družstvu dušu jednako len... nebolo celkom v poriadku.</text:p>
      <text:p text:style-name="P3">Jano Klino syn poodchýlil dvere na sobášnej sále a oznámil slávnostne:</text:p>
      <text:p text:style-name="P3">— Predseda Masiarik, môj tato prišli... dajte im prihlášku.</text:p>
      <text:p text:style-name="P3">Z tapetovaných dverí vyšli štyria uparení chlapi, akoby sa boli práve s ťažkou fúrou vrsovali. Jeden z nich bol Podmaník a druhý nenápadný, drobný človek Strieženec.</text:p>
      <text:p text:style-name="P3">— Sváko Klino! — radostne sa s nimi vítal Podmaník. Ako sa zdalo, iba jemu to robilo veľkú radosť, že vidí spolu Klinovcov.</text:p>
      <text:p text:style-name="P3">Masiarik hľadal po vačkoch kľúče. Mračil sa a pot ho zalieval. Zo zväzku vybral kľúčik, nahol sa k svojmu písaciemu stolu.</text:p>
      <text:p text:style-name="P3">Nenápadný, drobný človek — Strieženec — ktorý sa prv zhováral s Podmaníkom, Bertom Švecom a Masiarikom v sobášnej sieni, mlčky požiadal o kľúčik. Vyfúkol mu z dierky smietku, sadol si za predsedov stôl, odomkol zásuvku, trochu ju povytiahol, zasunul a zasa zamkol.</text:p>
      <text:p text:style-name="P3">Justín Mikleš z neho ani oka nespustil.</text:p>
      <text:p text:style-name="P3">Sváko Klino prudko bodol perom do kalamára. Bolo počuť škripotať pero po papieri, lebo také ticho nastalo. Sváko Klino postojačky, s rukou ďaleko pred seba natiahnutou sa podpisoval. Starnúci človek videl všetko z diaľky. Syn a Podmaník pridŕžali mu na stole prihlášku. Konečne podpísal a podal pokojne pero Uhríčke.</text:p>
      <text:p text:style-name="P3">Stará Uhríčka nevedomky vzala pero, len keď ho držala v prstoch, strhla sa od ľaku. Pomaly prikladala pero na papier, rozmýšľala. Napokon z nej vyhŕklo:</text:p>
      <text:p text:style-name="P3">— Podpíšem, ja podpíšem... Ale vydá sa mi potom moja dcéra?</text:p>
      <text:p text:style-name="P3">Všetci sa nenazdajky usmiali, i ten cudzí drobný človek, čo sedel za predsedovým stolom.</text:p>
      <text:p text:style-name="P3">Stará Uhríčka odchytila ruku od papiera, opravdivo čakala na odpoveď.</text:p>
      <text:p text:style-name="P3">— Čo poviete, súdruhovia? — ohlásil sa vážne Podmaník. Pohľadom vyzval Berta Šveca i Masiarika.</text:p>
      <text:p text:style-name="P3">Obidvaja len mykli plecami, rozpačití a bezradní chvíľu. Nuž, reku, zaručte sa materi za takúto vec, že sa vydá stará dievka. Hanka Uhríková až skoro k zemi sa sklonila, prelomila v páse. Len čo začula o vydaji, toto neprirodzene hanblivé stvorenie začalo sa zmietať ako vo vetre a najradšej by sa bolo pod zem prepadlo.</text:p>
      <text:p text:style-name="P3">Tu sa ozvala zváračka Nosálová:</text:p>
      <text:p text:style-name="P3">— Ale vydá sa! Chlapi, čo sa máte vyškierať? Vy statočné dievča nevidíte. A keď sa doma v družstve nevydá, vezmem si ju do závodu a tam ty, Hanka, vystúpiš na svetlo. Budeš si ešte v chlapcoch, preberať.</text:p>
      <text:p text:style-name="P3"><text:soft-page-break/>Stará Uhríčka sa uspokojila a podpísala. Podpisovala aj jej dcéra.</text:p>
      <text:p text:style-name="P3">Nenápadný, drobný človek ešte sedel za predsedovým stolom. Tuho pritom rozmýšľal. Naraz len zahrkotal zásuvkou o podstolinu. Pohľadom sa obrátil na Masiarika a usmial sa: tu máte vysvetlenie.</text:p>
      <text:p text:style-name="P3">Paľo Masiarik sa celý čas mračil. Mrzelo ho, že Strieženec predpokladá také niečo: zo všetkých písacích stolov, ktoré mali funkcionári v okrese, mal zmiznúť práve z jeho dokument. A ešte viac ho zamrzelo, že to aj sám pripúšťa.</text:p>
      <text:p text:style-name="P3"/>
      <text:p text:style-name="P3"><text:bookmark-start text:name="bookmark10"/>&lt;h1&gt;16<text:bookmark-end text:name="bookmark10"/>&lt;/h1&gt;</text:p>
      <text:p text:style-name="P3">Podmaník i Berto Švec podávali novým družstevníkom slávnostne ruky. Zváračka Nosálová vyobjímala si Uhríčky. Sváko Klino si šťastne oddychoval, akoby mu ťažký kameň zo srdca odvalili, mladý Klino sa s hrdosťou prizeral otcovi. Nápadne sa na seba ponášali zavalitými postavami. Obidvom dala rovnaký výzor práca na poli. Jano Klino priťahoval bradu na krk a potriasal hlavou ako hrdý kôň, chcel povedať, že chlap nie je celkom chlapom, kým sa aj otcom nestane. Veru, otec ináč rozmýšľa a svet sa mu ináč vidí.</text:p>
      <text:p text:style-name="P3">Zváračka Nosálová akoby sa na krídlach niesla, tak hľadela na ľudí, čo stáli okolo nej v kruhu. O nej vedel svet z novín. Toľko dievčat a žien jej písalo, že im denne aj dve-tri hodiny odpovedala na listy a pomaly zo zárobku nedochodilo jej na známky. Nikto nemá ani tušenia, koľko sa prebúdza v ľuďoch sily, koľko dievčeniec a žien túži za krajším životom, zahovorila sa Nosálová.</text:p>
      <text:p text:style-name="P3">Justín Mikleš si vravel, že odíde so sväzákmi na futbalový zápas, ale sa ani nepohol. Žiadostivo počúval rozhovor a zároveň bokom pozoroval cudzieho nenápadného človeka, ktorého v duši nazýval človiečikom, lebo mal takú drobnú postavu. Opytoval sa sám seba: Čo tu ten človiečik chce? Odísť sa mu nedalo a už bolo neskoro.</text:p>
      <text:p text:style-name="P3">Medzitým sa Strieženec k nemu prihovoril, azda preto, že nechcel vyrušiť Podmaníka ani Berta Šveca z príjemného rozhovoru.</text:p>
      <text:p text:style-name="P3">— Poznáte Viesku dobre, čo? V krčme u Pagáča videl som pekné dievča. — Naznačil, že má krásne prsia. — Pila s chlapmi limonádu.</text:p>
      <text:p text:style-name="P3">— Agneška Domaníková? — napomenul mu Justín.</text:p>
      <text:p text:style-name="P3">— Veď sa pýtam, kto je to tá pekná žienka. Je tunajšia?</text:p>
      <text:p text:style-name="P3">— Tunajšia.</text:p>
      <text:p text:style-name="P3">— Ale tunajšie ženy nechodia do krčmy medzi chlapov.</text:p>
      <text:p text:style-name="P3">— Agneška je už taká. Je krajčírka a predtým bola učiteľkou ručných prác. Zo školy ju prepustili; lebo za obeseným Tisom nosila vdovský smútok. Teraz ju u nás vo Vieske ináč nenazvú ako štátna vdova, — Justín Mikleš horlivo sa rozhovoril o Agneške, celý natešený, že sa ho ten nepríjemný človek nespytuje na iné veci.</text:p>
      <text:p text:style-name="P3">Strieženec si odviedol Justína do sobášnej miestnosti, povedal mu dôverne:</text:p>
      <text:p text:style-name="P3"><text:soft-page-break/>— Musím povedať, že sa mi tá Agneška veľmi páči.</text:p>
      <text:p text:style-name="P3">— Tá sa páči všetkým chlapom.</text:p>
      <text:p text:style-name="P3">— Nuž tak. Asi pred hodinou stavil som sa na pivo u Pagáča. Ona, tá Agneška, si chlipkala limonádu a pri nej dvaja chlapi, akýsi motorista — guča chlap a druhý potápka ako z amerického filmu vystrihnutý, kurizujú Agneške ostošesť. Tu sa prihrnie baba, široká ako pec, a pustí sa do Agnešky: Ty mi môjho syna nezvádzaj. Keby si bola poriadna, jeden chlapisko, toť tento, bol by ti dosť. Povedzte, tá Agneška je frajerkou toho s motorkou, čo? — dozvedal sa Strieženec. — Povedzte mi. Vy vo Vieske každého poznáte?</text:p>
      <text:p text:style-name="P3">— Že by bola frajerkou Lalinského? — zauvažoval Justín Mikleš. — Jej mať aspoň sa tak chváli: Moja Agneška našla šťastie, joj, aké šťastie! Keď zafrčí motorka poniže Viesky, obidve čakáme na Lalinského. Toľko hodvábov, toľko šunky a jediva fajnového nemohol by nám naznášať ani poslanec, ani nijaký pán na svete. Hja, tak veru, pri mastnom válove má miesto môj budúci zaťko. Tak sa aspoň chváli-vychvaľuje Agneškina mať. Ale či to Lalinský s Agneškou vážne myslí a či je mu Agneška frajerkou — ťažko povedať. Počkať... Frajerkou mu veru nie je.</text:p>
      <text:p text:style-name="P3">— A prečo nie?</text:p>
      <text:p text:style-name="P3">— Joj, či sa vy len vyzvedáte! — Justínovi Miklešovi prešiel strach. Cudzí človek ho prestal tiesniť, gniaviť svojou prítomnosťou. Prvý raz sa podíval Striežencovi spriama do očí a nemusel na to zbierať všetku odvahu. Voľne sa mu myslelo na Viesku a ako je to s Agneškou. — Tomu Lalinskému, keď sa tak uváži, z očí nič dobrého nehľadí, — povedal Justín. — Ten to s Agneškou vážne nemyslí. To teda nie. A potom, Agneška... — zasmial sa pod fúzy. — Vy Agnešku nepoznáte, prvý raz ste ju videli u Pagáča. Ale keby ste ju pár ráz dobre počúvali a keby ste ju dlhšie poznali, na moj veru, nepovedali by ste, že má frajera.</text:p>
      <text:p text:style-name="P3">— Že nie! — vykríkol Strieženec. — A prečo nie?</text:p>
      <text:p text:style-name="P3">Justín sa zasa usmial pod fúzy ako človek, ktorý si je v tom celkom istý, čo hovorí. Ba, aj oči mu zažiarili od radosti, že vylovil odkiaľsi zo svojej pamäti taký nečakaný poznatok. Justín sa nachýlil k svojmu spoločníkovi a povedal tíško ten svoj jemný poznatok:</text:p>
      <text:p text:style-name="P3">— Len Agnešku počúvajte, erdží ako kobylka.</text:p>
      <text:p text:style-name="P3">— Čo!</text:p>
      <text:p text:style-name="P3">— Lalinský je chlap pri sebe — v tom ohľade. Keby ho Agneška mala za frajera, keby vôbec mala chlapa, veru by tak neerdžala.</text:p>
      <text:p text:style-name="P3">Strieženec sa zamyslel.</text:p>
      <text:p text:style-name="P3">— Ako? Vravíte: Ten, ako sa volá... Lalinský Agneške nosí hodváby, látky na šaty a konzervy, s Agneškou to vážne nemyslí... A vravíte, že Agneška...</text:p>
      <text:p text:style-name="P3">— Veriť mi nemusíte. Ja som iba obecný doručovateľ, — urazil sa Justín Mikleš. — Ale keď chcete vedieť, opýtajte sa chlapov, čo chodievajú do strojární. Tým vše Lalinský v krčme platí. A tí vraveli, že Lalinský má frajeriek toľko ako kaplniek pri ceste. Preháňa sa na motorke, raz pri jednej, raz pri druhej sa staví a každej čosi donesie. Má z čoho. Je vedúcim distribúcie a z cudzieho, spoločného, krv netečie. To vy, pán môj, tak dobre viete ako ja. <text:soft-page-break/>Prečo by teda neroznášal, frajerku nemal v každej obci?</text:p>
      <text:p text:style-name="P3">Strieženec ešte chvíľu požartoval s Justínom, čosi-kamsi sa vytratil a už sa ani Masiarika na nič nespytoval.</text:p>
      <text:p text:style-name="P3"/>
      <text:p text:style-name="P3"><text:bookmark-start text:name="bookmark12"/>&lt;h1&gt;17<text:bookmark-end text:name="bookmark12"/>&lt;/h1&gt;</text:p>
      <text:p text:style-name="P3">Starý Klino vyšiel z brány, čo viedla na národný výbor. Na ceste sa pristavil, chvíľu postál a rozhliadal sa po Vieske.</text:p>
      <text:p text:style-name="P3">— Syn môj, podpísal som testament, — prehovoril dutým hlasom. Pokyvkal smutne hlavou.</text:p>
      <text:p text:style-name="P3">— Ale, tato! Nespomínajte vy testament. Len teraz nám dobre bude.</text:p>
      <text:p text:style-name="P3">— Veru, veru, dozrel som ako ten klas v poli. Ani som sa nenazdal, že tak rýchlo dôjdem pod kosu. — Naraz z neho všetka radosť opadla. Rozhliadol sa, čudoval, či reku ešte patrí do Viesky. Prestal byť gazdom týmto činom. Syn mu, vidí sa mu, nerozumie. Ťahá ho.</text:p>
      <text:p text:style-name="P3">— Tato, ešte ste nás neboli pozrieť. Žena, vaša nevesta, chce sa s vami pozhovárať. Poďte... Zavolám aj mamu a ja prizriem statok na paši. Posedíme si.</text:p>
      <text:p text:style-name="P3">Starého Klinu čosi ešte drží na mieste.</text:p>
      <text:p text:style-name="P3">— Tato, poďme teda aspoň na pol deci, veď sa patrí, dedovizeň ste mi odovzdali.</text:p>
      <text:p text:style-name="P3">Naveľa pohli sa spolu hore Vieskou k Pagáčovi. Vypili si, zazdravkali, ako dávno nie. Synovi prišli na um staré časy, keď spolu furmančili, ale otcovi ani po pol deci nevedelo pustiť reč, na pol stoličke sedel, hútal. Bolo vidieť, že nemá ani tu posedenia.</text:p>
      <text:p text:style-name="P3">— Vidíš, Jano, my gazdovia sme skončili. Ani som nezomrel, a nie som gazdom. Čudné, čo? Alebo Vraniakovci. Tí akosi usychajú od vrchovca. Magdušin najstarší syn, môj prvý vnuk, ako skončil? Poprace sa ti to do hlavy? — začal starý Klino smutne. Zamĺkol a zas priložil kúsok. — Pováž: chlapi, nie chalaniská, ale dospelí chlapi, otec a syn na ženenie, v hore nájdu zbrane a začnú sa s nimi babrať, prevlačovať a chlap na ženenie príde pritom o život. Všeličo sa postávalo po fronte. Chalaniská hlušili ryby granátmi, zabilo ich. To rozumiem, ale oni?</text:p>
      <text:p text:style-name="P3">Syn Jano len počúval. Otcovi naozaj nešlo a nešlo čosi do hlavy. A tak mu prišlo na um aj toto nešťastie, na ktoré sa už v obci pozabudlo. Raz Vraniakovci chystali v hore siahovicu. Tomáš Vraniak našiel v bútľavom buku pancierovú päsť. Keď ju z neho vyťahoval a či čo robil, päsť vybuchla. Tomášovi odtrhlo hlavu. Tak sa aspoň v obci rozprávalo o nešťastnej príhode. Jano Kliho sa len teraz dopočul, že obidvaja Vraniakovci prevlačovali zbrane a že ich teda našli viac.</text:p>
      <text:p text:style-name="P3">— Ej, ej, usycháte, Vraniakovci, od vrchovca, — pokyvkal nad nimi znova otec Klino. Zdvihol sa nečakane. — Aspoň Magduši poviem, že som sa rozhodol. A potom aj k tebe zájdem.</text:p>
      <text:p text:style-name="P3">— Tato, Magduša vám je ešte stále najprednejšia, — povedal syn s výčitkou. Tak to teda bolo: Otec sa ťahal radšej do krčmy ako k nemu do poľa, lebo krčmu mal na ceste k Magduši. Dotklo sa ho to, preto otca nezdržoval, ani mu nezabráňal, aby nechodil do Vraniakov. A potom sa mu pozdalo, že to <text:soft-page-break/>otec tak povedali, akoby sa chceli s nimi rozlúčiť.</text:p>
      <text:p text:style-name="P3">Od Pagáčovej krčmy po Vraniakovcov, bývali na vyšnom konci dediny, nebolo to ďaleko, ale ďaleko, joj, ďaleko pred starým Klinom bol koniec života. So synom posedieť takto v krčme, s vnukom sa pobaviť, zajesť si, zapiť, ráno vstať, nebe premerať z prahu chalupy — to je radosť. Radosť a spokojnosť ukazovala sa starému Klinovi doďaleka. Ej, veru si ešte požije pätnásť-dvadsať roikov. Tešil sa, ale aj smútok visel na ňom, ťažoba. Aspoň Magduši treba povedať, že reku ja som sa pobral na takéto chodníčky za synom: družstvu som podpísal majetok. Poviem vám to, Vraniakovci, aspoň nepoviete, že nie som človek otvorený. Uznajte: ja už svet neprevrátim, ale chcem dožiť pri synovi ako človek. Ja nedám svet dohromady, rozdvojil sa. Prieky-hnevy boli medzi ľuďmi odjakživa, čo svet svetom stojí, ale toto nebolo. Môj syn Jano ináč vás nenazve ako kulaci a tak sa zdá, že buď jedna alebo druhá strana musí zakapať.</text:p>
      <text:p text:style-name="P3">Pred oknami vraniakovskej chalupy — starej richtárskej — stál mohutný javor. Zakrýval predok chalupy a hradskú po celej šírke. Nech pršalo-lialo, miesto zostalo pod ním suché. Za chrbtom chalupy stál druhý taký velikán. Čo sa starý Klino pamätá, vraniakovská chalupa nikdy nevyhorela. Chránili ju proti požiarom, víchrom, krupobitiu i proti slnečným úpalom tieto dva mohutné javory. Tie ešte pamätajú grófov spred prvej vojny. Gróf Szentál bol hrozný kohút, každá mladá, peknejšia ženská musela byť najprv jeho. Grófka Szentálka bola suchá ako stará dievka, neznášala drobné deti a cibuľu. Tá sa zasa tak zabávala, že výbor obce s richtárom Vraniakom dlávili pred ňou, takí, ako ich boh stvoril, v sudoch kapustu, alebo sa hrali na richtára. Richtár Vraniak zavďačoval sa grófke tým, že najmocnejšie šľahal po zadku. Starý Adamec ešte žije, ten spomínal, že aj mesiac si nemohol sadnúť, keď sa pred grófkou bavili na richtára.</text:p>
      <text:p text:style-name="P3">Ale tieto mohutné javory pamätajú si ešte hroznejšie veci ako ľudia, čo dožili dnešných čias. Javory boli ešte bujné, držal sa v nich svieži chládok i v najväčšej horúčave, nebe videlo sa nad nimi vyššie a nádhernejšie ako inde. Keď sa starý Klino vyjadroval o Vraniakovcoch, že usychajú od vrchovca, myslel na tieto dva javory. Vraniakovci hej, ale javory ešte neusychali od vrchovcov, nie veru. Až keď sa za ním zavrie zem, len potom, azda potom aj javory padnú k zemi pod ťarchou veku.</text:p>
      <text:p text:style-name="P3">Starý Klino siahol na kľučku bráničky. Zavrčal na neho, zuby vyceril zlostný ovčiarsky pes. Vnuk Dušan, keď ho vylúčili z vysokých škôl, zopár týždňov sa táral po horách a odkiaľsi zo salaša priviedol si tohto psa. Pes v novom prostredí pri rušnej hradskej stratil celkom rovnováhu. Oči sa mu zaliali krvou, lebo školské deti ho neustále dráždili, útočili na neho z priekopy palicami, vykríkali: kulak, kulak. Biely ovčiarsky pes s červenými očami ako plameň v ich detskej mysli celkom zosobňoval zlostnú bytosť kulaka. Pes Dravec akoby sa z toho pomiatol, zachripel od zlosti v bezmocnom postavení, priviazaný o reťaz tak, že mohol prebiehať iba šírku dvora, stratil súdnosť i rozvahu.</text:p>
      <text:p text:style-name="P3">Starý Klino mal zazvoniť na zvonec. To zas nie. Chystať siahovicu, doviezť ju do mesta bola hračka, statočná robota. Ale potom poťahovať sa v meste po vilových štvrtiach, zvoniť na panské vily: Kúpte drevo, dobré, siahové. Jaj, to mu bolo proti srsti, to nijako ani prežrieť nevedel. Všetko sa v ňom búrilo.</text:p>
      <text:p text:style-name="P3"><text:soft-page-break/>Vraniakovci tiež tak. Ohradili sa drôteným plotom, zúrivého psa si pred dom priviazali, bráničku do dvora označili tabuľkou: Pozor, zlý pes, zvonec zaviedli. Nie! Ani za svet nezazvoní svojej dcére Magduši ako na panskej vile. Radšej postojí, a keď sa Magduša neukáže, pôjde radšej spánombohom.</text:p>
      <text:p text:style-name="P3">Pes Dravec vychrkoval na neho bezmocnú zlosť, falošne ďafkal, šľahal na neho plameň červených pohľadov — bol celý biely — ale starý Klino ľahostajnel: Ak mu neotvorí Magduša, poberie sa het. V poslednom čase pre psa, zvonec, pre túto náročivú panštinu ani do Vraniakov nechodieval.</text:p>
      <text:p text:style-name="P3">Napokon sa prizeral ako človek nezaujatý. Pred ním bol rozľahlý dvor. Rovina popri Váhu vybiehala tadeto medzi vrchy. Sprava sa dvíhal holý chrbát Dúbravy, zľava vŕšky. Vraniakovci mali kus krásnej zeme za chrbtom. Gróf Szentál mával tu prekrásne štepnice na úbočiach.</text:p>
      <text:p text:style-name="P3">Uprostred vraniakovského dvora stála stará hruška s drobnými lístočkami. Pod hruškou bola rázsocha. Keď mali ku kravkám pripustiť plemenného bujaka, vkladali im šiju do rázsochy.</text:p>
      <text:p text:style-name="P3">Pod hruškou na nátoni sedel dedo Vraniak. Vyše osemdesiatročný starec ani sa nepohol. Okolo neho sa prepletalo troje kureniec a obzeralo si starca. Jedno z nich, červený kohútik, vyskočilo mu na koleno. Starec spal, či nespal? Ani sa nepohol. Kohútik mu vyskočil z kolena na plece. Peruťami krídel mu zamával do tváre, ale starec sa zasa ani nepohol.</text:p>
      <text:p text:style-name="P3">Takto teda prichodí smrť, pomyslel si starý Klino. Ale ja si ešte požijem, chytro-chytručko doložil. Človek sa drie, umorí sa, potom zadrieme, zaspí a je koniec.</text:p>
      <text:p text:style-name="P3">— Tato, to ste vy? — prišla, opýtala sa Magduša. Konečne.</text:p>
      <text:p text:style-name="P3">— Magduša moja, podaromnici nevravím: vy Vraniakovci patríte k starým časom. Darmo sa zmáhate, darmo ste postavili nové maštale, strhne sa náramná povíchrica a vyvráti vás ako tieto javory, — povedal starý Klino vznešene. Svojej dcére Magduši sa poriadne prizrel, pohladkal ju po líci.</text:p>
      <text:p text:style-name="P3">Magduša, jeho dcéra, mala bradavičku na pravej strane nosa nad nozdrou. Och, kedysi bola hrdá dievka, krásavica, mládenci, Vraniak alebo Matúš Závozník, na smrť by sa boli o ňu pobili, dorezali, dušu-črevá vypustili.</text:p>
      <text:p text:style-name="P3">Otec Klino dal sa uviesť do parádnej prednej izby. Okrem nového nábytku všetko sa mu tu pozdávalo, bielo líčené steny, ohromná múraná pec i tvrdá lavička, pristavená k peci. Vraniakovci si postavili nové maštale, nové hospodárske staviská. Len chalupy sa netýkali. V poslednom čase si najviac zakladali na tom, čo im nikto nevezme — na svojom starobylom richtárstve.</text:p>
      <text:p text:style-name="P3">— Dcéra moja, chcem sa s tebou pozhovárať, — začal zasa otec Klino takým slávnostným tónom, akým hovorievajú gazdovia iba na smrteľnej posteli. Dlho okolkoval, dlho kľučkoval, napokon sa predsa spýtal: — Magduša, chceš mi uspokojiť dušu aspoň teraz? Nemaj mi však za zlé, že sa takto opytujem: Mater si a dospelé deti máš... Ale povedz mi len, bola si ty šťastlivá s mužom Vraniakom? Nikdy si mi nič nepovedala, nuž povedz mi aspoň teraz.</text:p>
      <text:p text:style-name="P3">Magduša objala otca a zaplakala. Ľútosť a strach ju prejal. Čože sa to tato spytujú?</text:p>
      <text:p text:style-name="P3">— Tato, a čo sa vám stalo? Neochoreli ste?</text:p>
      <text:p text:style-name="P3"><text:soft-page-break/>— A nemôžem sa ťa spýtať aspoň raz v živote? Potom ťa už domŕzať nebudem. Bola si šťastlivá, a či si nebola?</text:p>
      <text:p text:style-name="P3">— Tato, ale s vami sa niečo robí! — zhíkla dcéra. — Čo vám to prišlo do hlavy? — Usedavo sa rozplakala.</text:p>
      <text:p text:style-name="P3">— A prečo plačeš? — napajedil sa otec. — V našej Vieske ide sa všetko vykoncovať, a ty mi ani teraz nechceš povedať pravdu? Poviem ti to teda sám: z krivdy nevyrástlo šťastie ani pre teba. Tak je?</text:p>
      <text:p text:style-name="P3">— Tato, ale čo to vravíte? Aké šťastie, akú krivdu spomínate? Nie, tato, zdravým rozumom ste sa azda — pominuli, — hlasno zabedákala Magduša, ale zle a falošne.</text:p>
      <text:p text:style-name="P2">Otec Klino sa zdvihol.</text:p>
      <text:p text:style-name="P2">— Len to som chcel počuť. Teda som dobre urobil, dobre som sa rozhodol. Nech už nestojí krivda medzi mnou a jediným mojím synom: Podpísal som všetko družstvu. Za seba aj za syna.</text:p>
      <text:p text:style-name="P2">Magdušu omráčila novina. Ale hneď sa spamätala, chmatla otca za ruku, kmásala ho a začala vykríkať ako na ratu.</text:p>
      <text:p text:style-name="P2">Pribehol do prednej izby Vraniak, aj syn Dušan. V pitvorci zaklopkali na dlážke paličky starej Vraniačky. Stará Vraniačka, tretia žena deda Vraniaka, lámku mala, o paličkách stupkala. Aj ona nazrela do prednej izby, čo sa robí, a vrátila sa po deda Vraniaka.</text:p>
      <text:p text:style-name="P2">— Tato, ktože vás nabaláchal na také niečo?</text:p>
      <text:p text:style-name="P2">— Dedo, opili vás, primuseli?</text:p>
      <text:p text:style-name="P3">Dodievali do starého Klinu všetci Vraniakovci.</text:p>
      <text:p text:style-name="P3">— Toľko do mňa nekvákajte! Nikto ma nenabaláchal a nikto ma neopil, — bránil sa. — Ja som len tebe, Magduša, chcel povedať, že pred vami nič neskrývam.</text:p>
      <text:p text:style-name="P3">Vraniakovci, koľko ich bolo, zastúpili cestu starému Klinovi. Magduša Vraniačka priložila mu na čelo dlaň.</text:p>
      <text:p text:style-name="P3">— Tato, alebo máte v hlave, alebo ste dostali úpal, žalostila. — V takom stave nemôžete ísť na dedinu. Čo by ľudia o nás povedali?</text:p>
      <text:p text:style-name="P3">— Čo, reku, som opitý a či bez gatí, že ma nepustíte na dedinu? — bránil sa ešte starý Klino.</text:p>
      <text:p text:style-name="P3">Ale Vraniak zať i Dušan vnuk krok za krokom zatisli chudáka spiatky do izby.</text:p>
      <text:p text:style-name="P3">— Tato, veď majte rozum! — dodievali ďalej do neho. — Len povedzte rozumné slovo, prečo vy chcete dušu podpisovať komunistom. No, povedzte!</text:p>
      <text:p text:style-name="P3">Magduša priložila studený obklad otcovi na hlavu, na stôl slivovicu postavila:</text:p>
      <text:p text:style-name="P3">— Chlapi, starajte sa mi o otca!</text:p>
      <text:p text:style-name="P3">— Prečo, prečo?... Dajte mi aspoň vydýchnuť. Prečo som podpísal prihlášku? — Starý Klino naraz nevedel, naraz len osprostel.</text:p>
      <text:p text:style-name="P3">— S Janom ste sa chceli zmieriť? Preto?</text:p>
      <text:p text:style-name="P3">— Tak, tak. Som starý človek. Už sa mi nechce so svetom ruvať, v pokoji sa žiť žiada.</text:p>
      <text:p text:style-name="P3"><text:soft-page-break/>Ale preto nemusíte dušu podpisovať komunistom!</text:p>
      <text:p text:style-name="P3">— Akože nie?</text:p>
      <text:p text:style-name="P3">— Podpíšte Janovi majetok, a nie družstvu.</text:p>
      <text:p text:style-name="P3">Aby som povedal pravdu: môj syn za mnou pekne prišiel a povedal: Tato, už sa na mňa nehnevajte. Nič nechcel, nič odo mňa nežiadal. Sám som mu chcel podpísať.</text:p>
      <text:p text:style-name="P3">— A prečo ste to, povedzte, podpísali, nie Janovi, ale družstvu?</text:p>
      <text:p text:style-name="P3">Otec Klino nevedel sa na nič rozumného rozpomenúť. Zavzdychal len ako starý človek:</text:p>
      <text:p text:style-name="P3">— Deti, deti, ak ma nechcete zabiť, priviesť o rozum, dajte pokoj.</text:p>
      <text:p text:style-name="P3">Ľahšie bolo vypiť pohárik-dva slivovice, ako vypovedať takú zložitú vec, prečo majetok podpísal, keď ani Jano nechcel, ani on sám nechce, keď mu to ani vo sne neprišlo na um. Slovom, toľko doňho húdli, až ho celkom pomotali. Magduša, jeho dcéra, napokon ho presvedčila, že sa syn Jano aj tak na otca nerozhnevá, keď odvolá prihlášku do družstva.</text:p>
      <text:p text:style-name="P3">— Jano už nechce gazdovať na roli, tak je?</text:p>
      <text:p text:style-name="P3">— Ej, veru, veru, tak je, — zahorekoval starý Klino. Keďže jeho jediný syn Jano gazdovať nechce, od dedovizne sa odhadzuje, pristúpil aj na to, zlomený-pomútený, že hneď a hneď odvolá prihlášku do družstva.</text:p>
      <text:p text:style-name="P3"/>
      <text:p text:style-name="P3">&lt;h1&gt;18&lt;/h1&gt;</text:p>
      <text:p text:style-name="P3">Keď sa Jano Klino vrátil z dediny, na prvý pohľad pobadal, že Penička čakala. Na neho pravdaže tiež, ale najmä na prvú návštevu rodičov. Starostlivo povystieraná prikrývka na posteliach, nový obrus na stole, baňatá vázička s poľnými šípovými ružami, handričkové koberce na zemi, to všetko vyjadrovalo úctivé očakávanie. Penička sa preobliekla, prečesala, ba dokonca si obula a j topánky s vysokými podpätkami, aby sa nezdala taká drobná. Dala sa presvedčiť Jozefe Masiaričke a potom aj sama tomu uverila, že rodičia čakajú iba na prvé synovo slovo. Dosť sa už neobchádzali jedni druhých. Keď sa deti stávajú sami rodičmi, konečne sú ochotné spravodlivo sa dívať i na svojich rodičov. Penička si chcela uctiť tesťovcov a získať si ich uznanlivosť, aj zapáčiť sa chcela tatovi Klinovi: nech sa reku prizrie, akú má rúču nevestičku. A potom — patrí sa. — A ona urobí, čo len môže — aby na svet nepriniesla nové človieča do starých hnevov. Potrebovala pomoc. Ako si s deckom sama poradí tu v poli? Mať Klinová sa jej pozdávala. Prvá sa jej prihovorila v obchode u Mikyšku. Na stretnutie sa pozdravili, ale to bolo všetko. Mať Klinová sa neopovážila ďalej púšťať do známosti s nevestou zo strachu pred mužom. Penička prestala si na ňu dávno ťažkať. Mať Klinová prichodila jej ako stvora zakríknutá a nesmelá. Vlastnú matku Penička už nemala, zomrela jej na rakovinu a otec, rušňovodič, večne bol preč a keď nebol alebo nevyspával po službe, náruživo rybáril. Slovom, Penička si našla sto a jednu príčinu, aby si udobrila tesťovcov. Že prídu hneď, keď ich očakáva, to si prosto namyslela.</text:p>
      <text:p text:style-name="P3"><text:soft-page-break/>Jano Klino prišiel namrzený, že tatovi je ešte stále prednejšia Magduša ako oni.</text:p>
      <text:p text:style-name="P3">— Tato hneď prídu, — oznámil žene a pokračoval bezstarostne, aby Peničku nezarmútil. — Len pomysli, dievča moje, aký pokrok urobili tato: už nežiadajú, aby nevesta vláčila na chrbte ťažké batožiská trávy pre statok. Všetky kone nie sú furmanské, vraveli, ako náš Valach. Ty si podľa nich koník do parádneho koča. — Jano Klino nemal v úmysle vešať všetko žene na nos, ale tak sa rozhovoril, že povedal aj to, čo nemienil.</text:p>
      <text:p text:style-name="P3">— Penička moja, dievča moje, ako som tak chodil s otcom po chotári, aj clivo mi prišlo. Už aj my prichodíme na chodníčky ako otec... — Tu si pritiahol Peničku k sebe a zašepkal jej do uška: — Už aj ty budeš mamka a ja otec. V tom majú tato pravdu: nie je v poriadku, že sa teraz každý od gazdovstva odhadzuje. Všetci mladí sa rozbehli za zárobkami do fabrík. Ako som tak počúval tatu, veru aj mne sa pozdala naša Vieska akási clivá bez mladých ľudí. V tom majú tato tiež pravdu: Viesku nemôžeme nechať spustnúť. — Tu zasa s pýchou, uveličením, tíško šepkal Jano Klino svojej Peničke do tvári, nazeral jej do roztvorených jasných očí: — Ale my, Penička moja, vtáča moje, my sme chodievali spolu do Dúbravy. — Jano Klino bol sám o sebe presvedčený, že je drevo: tak ešte v hore dvíhať štipákom, furmančiť alebo orať — to vedel a cítil sa svoj, ale keď sa takto rozhovoril so svojou Peničkou, mal taký nevýslovný pocit, že sa z dreva razom stávajú javorové husličky. Len Penička mala nad ním takúto moc: len ona mu vedela vyhrávať v duši nôtu neslýchanú.</text:p>
      <text:p text:style-name="P3">— Povedz, Penička moja, čo si myslíš? Naša Vieska sa zanedbáva. Dúbravu dažde spláchnu. Len mi povedz.</text:p>
      <text:p text:style-name="P3">Penička bola uveličená. Oči sa jej roztvárali doširoka-dohlboka ako obloha, len hľadela, sotva vedela rozmýšľať. Ale keď jej prešlo uveličenie, ľahko sa jej rozbehol v ústach jazyk, usmiala sa mu trochu posmešne.</text:p>
      <text:p text:style-name="P3">— Ach, Jano, Jano, — vzdychla si, na jazyku už mala, len to vyriecť: Kedy ti raz svitne v hlave? Povedala miesto toho: — Že si gazda, vedela som, ale že si také zažraté sedliačisko, ani sa mi neprisnilo.</text:p>
      <text:p text:style-name="P3">— Prečo myslíš? — nasršil sa Jano Klino.</text:p>
      <text:p text:style-name="P3">— Nemyslím, ale viem, Janíčko. Keby si bol poriadny robotník, nelámal by si krky až na východné Slovensko. Mal si dobrú robotu aj v strojárňach, aj na píle. Povedz, Janko, prečože sa takto táraš svetom ako Marek po pekle? Raz za tri-štyri týždne prídeš za mnou. Potrebujem to? Nechcela som ti to povedať, ani v listoch vypisovať... Čakala som ťa, myslela som, že prídeš, nie so sanitkou, ale s pevným slovom: žena moja, takto budeme žiť odteraz... Len rozmýšľaj, či nemám pravdu. Janko, nesmieš mi mať za zlé, ale už nechcem takto žiť. Veď my žijeme ako v starom mlyne: melie sa, čo kto priniesie, zo dňa na deň.</text:p>
      <text:p text:style-name="P3">Jano Klino zagánil. A mal aj prečo. Také niečo mu povedať, že nie je poriadny robotník a že sa tára ako Marek po pekle! Vtedy Penička súhlasila, že sa prihlási za tesára na stavbu; viac zarobí, aj odlučné dostane, pristavajú ešte kuchynku a azda zvýši pár korún aj na nábytok. Tesárov vtedy s lampášmi hľadali. Vedel sa oháňať sekerou a s drevom narábať, filipa mu nechýbalo, čo nevie, doučí sa. Nuž prihlásil sa aj on. Teraz mu to vyčituje.</text:p>
      <text:p text:style-name="P1"><text:span text:style-name="T3">Na stavbe, kde tesárčil, za krátky čas premlelo sa na tisíce národa: odborní robotníci — tí hneď boli všade doma — a všelijakí preradenci, obchodníci, </text:span><text:soft-page-break/><text:span text:style-name="T3">bývalé mníšky, generáli bývalých armád a policajti. Ale najviac prichodilo roľníkov. Tým ani do družstva pristať, ani gazdovať, ako gazdovali, sa neoddalo. Žiť, ako žili — mordovisko, clivota; na nový spôsob sa dať — na to ešte nepozbierali dosť smelosti či rozumu. Nuž skúšali, prekladali z pleca na plece, húfne prichodili na stavbu a tratili sa bez príčiny: pre rozvarený guláš alebo mazľavý chlieb v závodnej kuchyni. Vedenie stavby malo s nimi trápenie a oni sami so sebou ešte väčšie. Jano Klino nemal ich rád pre okúňavosť a frflúnstvo. Ani sa medzi nich nerátal, on, na moj veru, dobrý tesár. Ale nerátal sa ani medzi odborných robotníkov a majstrov. </text:span><text:span text:style-name="Predvolené_20_písmo_20_odseku"><text:span text:style-name="T2">S chuťou sa mu robilo uprostred toľkého národa a žilo sa mu bezstarostne, zaujímavo. Ľudia na stavbe boli pestrí, zhovorčiví. Ale cítil sa ako na vojenčine: povojenčí, poskusuje, zarobí, ale trvalé takto žiť ani si len nepripustil. Čohosi sa musí vážne chytiť. Ale čoho? Nevedel. Jano Klino hádam po otcovi mal záľubu pozastaviť sa, porozmýšľať, napríklad takto: Aha, mesiačik má dvor, zajtra bude pršať a ja si okrešem klanice... Jano Klino veru neraz rozmýšľal nad tým, ako sa na stavbu národ valí, víri, víri, pohlcuje sa a kdesi tratí. Jano Klino si hovorí s uveličením: robotný národ! Ej, veru poriadne sa tu preosieva. Kal opadne, toto vodstvo vyčistí sa. Z jedných budú robotníci a tí druhí napokon sa vrátia k zemi.</text:span></text:span></text:p>
      <text:p text:style-name="P1"><text:span text:style-name="Predvolené_20_písmo_20_odseku"><text:span text:style-name="T2">Teraz mu vraví vlastná žena, že aj on patrí k tým, čo ešte nevedia, čo chcú. Hja, tak to býva: na druhých ľahšie múdro hľadieť ako na seba. Vidieť, Penička netrucuje, vážne očakáva od neho rozhodnutie, ako budú ďalej žiť. Na </text:span></text:span><text:span text:style-name="T3">to vie povedať Jano Klino iba: hm.</text:span></text:p>
      <text:p text:style-name="P3">— Teda som ja sedliačisko?</text:p>
      <text:p text:style-name="P3">— Janko, — láska ho Penička, — ale veď ti nekrivdím.</text:p>
      <text:p text:style-name="P3">— Hm.</text:p>
      <text:p text:style-name="P3">Otec Klino do večera neprišiel, ale Matúš Závôzník.</text:p>
      <text:p text:style-name="P3">Zval Jana na schôdzku.</text:p>
      <text:p text:style-name="P3"/>
      <text:p text:style-name="P3"><text:bookmark-start text:name="bookmark14"/>&lt;h1&gt;19<text:bookmark-end text:name="bookmark14"/>&lt;/h1&gt;</text:p>
      <text:p text:style-name="P3">A tak bolo aj na schôdzi: všade človeka-komunistu do kúta pripierali, všade ho naťahovali ako na škripec: rozhodni sa, žiť zo dňa na deň, trocháriť už nemôžeš. Si fabrický robotník a či si roľník-družstevník? Doma od Jana Klinu láskavo, milo, ale nástojčivo očakávala rozhodnutie Penička a tu na schôdzi komunistov nový inštruktor Podmaník, riaditeľ strojární Gazdík a všetci navzájom jeden od druhého žiadali a očakávali rozhodnutie o celom doterajšom a budúcom živote.</text:p>
      <text:p text:style-name="P3">Väčšina ľudí vo Vieske žila už nie z polí, ale zo závodov, najmä strojární, najväčšieho závodu v okrese i na šírom okolí. Ale aj medzi robotníkmi málo sa našlo takých, čo nemali, nezdelili alebo nevyženili pár meričiek, hektárik aj pol druha rolí. Chlap robil vo fabrike, žena pri deťoch a v poli. Dosiaľ im bolo dobre takto žiť: boli aj peniaze a bola aj strova. Terajší riaditeľ strojární Gazdík cez vojnu chodieval do Viesky s plecniakom na chrbte. Peniaze zarobil, ale bol by hladoval, keby mu jeho súdruhovia, čo aj doma vo Vieske čosi mali, neboli vše prepustili z kamarátstva pár vajíčok, kilko masti alebo za košík <text:soft-page-break/>zemiakov. — Teraz všetci robotníci mali odvrhnúť doteraz osvedčený spôsob života: zrieknuť sa škvarky zeme. Z robotníka Gazdíka stal sa riaditeľ, oni ďalej trochárili, to bolo všetko pravda, ale oni mu mohli namietnuť: všetci sa nemôžeme stať riaditeľmi, alebo nadštrknúť veľmi opatrne: v malej vode malú rybu chytíš, ale neutopíš sa, alebo aj zaútočiť: veď nám nevrav, súdruh Gazdík že je naša distribúcia už taká dokonalá; pre každý prípad je dobré, keď máš doma v komíne zavesený pôlt slaniny.</text:p>
      <text:p text:style-name="P3">Riaditeľ Gazdík im vysvetľoval, rukolapne štatistikou dokladal, že všetku pliagu, absenciu, fluktuáciu, šturmovčinu, výkyvy vo výrobe zapríčiňuje práve takéto trochárstvo: Sme robotníkmi v závode a doma vo Vieske gazdíkmi-trochármi. Nie sme ani jedno ani druhé poriadne. Polovičatí sme i vo Vieske i v závode. Závod šturmuje a Vieska potmehúdsky demonštruje proti nám. Naša sila robotnícka nikde sa potom neukáže, ani v závodoch, ani vo vieskach. Vyčerpáva sa v trochárstve. — Celé popoludnie v rozhovoroch s robotníkmi na školskom dvore a teraz s komunistami v triede sa takto pasoval riaditeľ Gazdík. Napokon uznali — aspoň všetci komunisti: tak je. Či chceme, či nechceme slúžiť za vzor pre ostatných, sme robotníci, treba nám podpísať prihlášku do družstva, aby Vieska urobila krok dopredu.</text:p>
      <text:p text:style-name="P3">Tu sa prihlásil o slovo Tono Voziarik.</text:p>
      <text:p text:style-name="P3">— My sa teda, ako sme tu, tých svojich pár meričiek zriekneme kvôli družstvu. Môžem to povedať za všetkých. Pokiaľ ide o mňa, prihlášku podpíšem hoci aj hneď. No nemám pravdu? — Voziarik sa rozhliadol dookola. Zdalo sa, že všetci súhlasia. Tu sa Voziarik zaošíval, poškrabal za uchom, konečne sa vytasil, v čom vidí háčik.</text:p>
      <text:p text:style-name="P3">— Moju Terezu poznáte?</text:p>
      <text:p text:style-name="P3">Všetci poznali Voziárikovu Terezu, všetci natrčili uši, že azda on sa dotkne živého, ba urobili mu aj trochu miesta, akoby čakali, že predvedie svoje vystúpenie s Terezou. Tono Voziarik v strojárňach bol významný pracovník — pracoval v kontróle — ale doma vo Vieske bol neodolateľný človek, akého svet nevidel: mal poľovačku, dvoch psov, pušku, mal okolo seba vždy a všade hromadu kamarátov. Rád rozprával, bájky stváral, vymýšľal si, až do plaču vedel svojich poslucháčov rozosmiať. Ale čím bezstarostnejšie vyzeral on, tým zanedbanejšia bola jeho žena Tereza: hotová ochechuľa a strapaté rešeto.</text:p>
      <text:p text:style-name="P3">— Tuto súdruh náš riaditeľ bol ma pozvať na schôdzu. Vezmem čapicu a moja Tereza skríkne ako na ratu: „Tonko, nechoď! Ideš na schôdzu? Na akú?” — No na schôdzu, celkom obyčajnú, — ešte jej pekne hovorím. „S riaditeľom? Rany Kristove, ty ideš s riaditeľom na schôdzu!” zajačala, akoby z nej kožku dral. Moja Tereza už vedela, že si, súdruh Gazdík, iba preto prišiel do Viesky, aby si nás trochárov všetkých nahnal do družstva. „Ty si taký! Ja som ti nič. Ty si chodíš do fabriky, na poľovačky, máš kamarátov-konfábeľov, máš frajerky,” začala mi vyčitovať. „A ja čo?” Súdruh riaditeľ, ty si ma už vyčkával na hradskej. „Čo si ja počnem?” mrnčí moja Tereza. „Keď ešte aj tých pár meričiek podpíšeš družstvu, môžem sa ísť obesiť.” Ruky predo mnou spína Tereza, len že sa predo mnou nehodí na kolená, sprostaňa, uprosiť ma chce, aby som nepodpísal — lebo ma už pozná, že sa tančí u mňa v dome podľa mojej píšťalky. — Nevrč a kuš, — hovorím ešte pekne Tereze, aby som ju upokojil. Ale už mi to preberalo na všetkých žilkách. — Stará, <text:soft-page-break/>nemravč. Nepodpíšem. — „Rata! Ty podpíšeš. On podpíše, panenka Mária!” — Tereza, nejač, šľahnem ti jednu. Keď ti vravím... nepodpíšem. — „Ba, podpíšeš. Tonko, teba tam prehovoria, presvedčia.” — Neprehovoria, nepresvedčia. Mám svoj rozum. Keď nebudem chcieť, nepresvedčia ma ani apoštoli. — „Tonko, mužíček môj, ale ty chceš, ty chceš, teba presvedčia,” lamentovala moja stará, div si škuty na hlave netrhala. „Ty dobrovoľne ideš, aby ťa tí... presvedčili.” — Čo som mal robiť? Ja som ešte nepovedal, že som vzorný komunista, ani ma nikto nepočul chváliť sa, že sa ponášam na komunistu — najmä pre svoju náturu voči žene. Nuž ale čo som mal urobiť v náhlosti? Aby som skrátil diskusiu, touto rukou — vidíte? — capil som jej jednu. Naskutku aj prestala.</text:p>
      <text:p text:style-name="P3">Zasmiali sa komunisti, ale akosi poriedku. Inokedy veru boli by sa smiali do popuku. Tono Voziarik s účinkom nebol celkom spokojný. Poobzeral sa. Oči mu padli na zváračku Nosálovú, poškrabal sa poza uši. Predsa len bolo treba dokončiť.</text:p>
      <text:p text:style-name="P3">— Jednako len nie som taký zadubený, súdružka Nosálová... nemyslím si: capneš jednu svojej žene a presvedčíš ju. Nie. My prihlášky už teraz podpíšeme všetci, manifestačne, ako sa aj patrí... Všeličo sme si povedali, ale po tom všetkom, veru neviem sám, čo budú robiť naše ženy...? Budú klebetiť alebo čo? Prv moja Tereza z ničoho, ako zázrakom, pol druha metrákového brava každým rokom vychovala... — pripomenul ľútostivo.</text:p>
      <text:p text:style-name="P3">— Akože! Nevieš? — vystúpil proti nemu zostra Jano Klino. — Tvoja Tereza bude družstevníčka, konskú robotu nebude odrábať gazdom, ale bude robiť v družstve. A podľa toho aj záhumenok dostane, aj brava ti vychová, neboj sa! Ale keď jej o rok capneš jednu, capne ti aj ona druhú. Veru sa nebudeš chváliť na členskej schôdzi, ako si skracuješ diskusiu so ženou.</text:p>
      <text:p text:style-name="P3">Agronóm z okresu vysvetlil ešte jedno-druhé a komunisti jeden po druhom podpisovali prihlášky do družstva. Všetci si až vydýchli, že boľavý zub majú vonku. Oni už päť až pätnásť rokov pracovali v závodoch, boli a cítili sa robotníkmi. Ich najväčšou slabosťou, ako sa teraz ukázalo, nebolo pár meričiek rolí, ale ženy. Chlapi sa už vymanili zo starej biedy, zmenili sa, hoci neraz nevedomky a bez vlastného pričinenia, ale ich ženy zaostali. Tereza Voziarička zdala sa najkrikľavejším prípadom, i vlastný muž obracal ju na posmech, nenazýval ju ináč ako: moje rešeto.</text:p>
      <text:p text:style-name="P3">— No zbohom, teraz sa už naše ženy s nami rozsobášia! — ozval sa žartom Tono Voziarik, keď podpísal prihlášku.</text:p>
      <text:p text:style-name="P3">— To by si rád, — odpovedal mu ktosi.</text:p>
      <text:p text:style-name="P3">Rozdiel v postavení fabrického robotníka a dedinskej ženy sa zväčšil i týmto činom.</text:p>
      <text:p text:style-name="P3">Okrem Berta Šveca, Fraňa Olejníka iba Jano Klino nepodpisoval prihlášku — nemal čo: jeho meno nestálo v pozemkových knihách. Pomyslel pritom na ženu. Jeho Penička mu povedala: Ty si hrozné sedliačisko. Porovnával sa so súdruhmi a musel jej dať za pravdu: Naozaj, práca na poli ma najviac teší, svoj život si inde ani nevidím ako vo Vieske. Nuž, ale aký som ja roľník-družstevník, keď ani zeme nemám, ani družstva vo Vieske nieto? Ale ty, Penička? Ty sa cítiš v závode ako rybička. Akože to ideme do páru? — Aj mu skoro nad, tým všetkým clivo prišlo. Ale sa zaťal. Keď ho mal pochytiť smútok, zlosť ho chytala — tak sa bránil chorobe, od ktorej rozboľavie celá duša i telo.</text:p>
      <text:p text:style-name="P3">Ako druhú najsúrnejšiu vec komunisti mali prerokovať postup a plán spoločnej žatvy.</text:p>
      <text:p text:style-name="P3"><text:soft-page-break/>— Zo skupinárov, čo sme mali vyhliadnutých do žatvy, zostal nám istý len jeden, — oznamoval Berto Švec, predseda. Môj brat — ale to si iba s hrdosťou pomyslel. — Ostatní išli kravy pásť. Kto si vezme na starosť za takýchto okolností žatevné skupiny? — opytoval sa. Pohľadom prechodil z tváre na tvár, napokon sa upriamil na Jana Klinu.</text:p>
      <text:p text:style-name="P3">Jano Klino sa prihlásil:</text:p>
      <text:p text:style-name="P3">— Ja. Keď sa nikto nehlási a keď myslíte, súdruhovia... ja.</text:p>
      <text:p text:style-name="P3">— Čo myslíte, súdruhovia? — prihováral sa ďalej Berto Švec svojím jemným spôsobom. — Zostaviť žatevnú skupinu z nás trochárov, čo máme dovolenky, nebolo by najťažšie. Ale treba nám utvoriť aspoň jednu skupinu z roľníkov. Kto by to najlepšie urobil? Čo myslíte, za kým pôjdu najskôr gazdovia?</text:p>
      <text:p text:style-name="P3">Zasa sa nikto nehlásil. Nuž, prihlásil sa Jano Klino:</text:p>
      <text:p text:style-name="P3">— Ak ste takej mienky... ja.</text:p>
      <text:p text:style-name="P3">Nikto nič nenamietal. Len predseda Berto Švec:</text:p>
      <text:p text:style-name="P3">— Janko, neber si všetko na seba, neuvládzeš.</text:p>
      <text:p text:style-name="P3">Jano Klino nepovedal nič. Okrem Peničky, vlastného rabiátneho otca, najradšej mal v tejto chvíli Berta Šveca, predsedu. Pod jeho vplyvom prihlásil sa do strany. Berto Švec v jeho očiach predstavoval životný vzor komunistu, človeka, ktorý pre seba nič nechce a nič nemá. Azda takýto vzor statočného, ale životom bitého komunistu bol už dávno prekonaný, ale nech! — Jano Klino bral na seba úlohy, zo zlosti. Nežne sa v duchu zahrážal svojej Peničke a Bertovi Švecovi, ale hlásne a tvrdo súdruhom na schôdzi:</text:p>
      <text:p text:style-name="P3">— Nemyslite si, že sa vyzujete teraz zo zodpovednosti pred stranou a našou Vieskou, keď ste podpísali prihlášku. S vlastnou ženou, s deťmi ťažko sa rozísť a s našou Vieskou ešte ťažšie. Ako by ste ma posudzovali, súdruhovia, keby som sa naraz chcel rozsobášiť so svojou ženou len preto, že ona je robotníčka a ja roľník?</text:p>
      <text:p text:style-name="P3"/>
      <text:p text:style-name="P3">&lt;h1&gt;20&lt;/h1&gt;</text:p>
      <text:p text:style-name="P3">Schôdza trvala dlho do noci. Ale ani po schôdzi sa ešte nevedeli rozísť. Na školskom dvore čakali ženy, zvedavé, či sa reku ich chlapi podvolili podpísať prihlášky do družstva. Miesto zlostných otázok a zvady ozvalo sa nocou výskanie. Chlapi zmúdreli akosi na tej schôdzi. Hneď začali presviedčať svoje ženy: pekne sa k nim pritreli, mocne si pritiahol k sebe každý tú svoju.</text:p>
      <text:p text:style-name="P3">— Starý, len si ty začínaj! Keď príde k veci, vydochneš a zachrápeš, — bolo počuť také a podobné reči pohotových žien.</text:p>
      <text:p text:style-name="P3">Na nebi nežiarili hviezdy, ani mesiac nesvietil. Gazdíkovo auto osvetlilo rad párov, ako sa odprevádzajú dolu Vieskou. Nebeská báň presvitala ako perleť. Cez deň slnko natoľko prežiarilo zem i oblohu, že ani v noci celkom nestemneli. Holý chrbát Dúbravy žiaril matným svetlom, dvormi bolo vidieť, <text:soft-page-break/>ako sa belie a dozrieva zbožie v poli. Len samotná Vieska bola pod tieňom korún stromov. Povetrie stálo ako stojatá teplá voda.</text:p>
      <text:p text:style-name="P3">Iba pod obrovskými javormi dýchalo to sviežejšie. Spalo sa v nich dobre vtákom. Keď prechodil Jano Klino popred Vraniakovcov, pomyslel si na otca. Nebodaj tato zostali pri Magduši.</text:p>
      <text:p text:style-name="P3">Vo dvoroch, na nátoniach, prahoch, podstienkoch i na mostíkoch posedávali ešte gazdovia a ich ženy. Vieska sa dostávala do varu.</text:p>
      <text:p text:style-name="P3">Na národnom výbore sa ešte svietilo. Na kancelárii boli obloky roztvorené a vysvietené všetkými svetlami.</text:p>
      <text:p text:style-name="P3">Jano Klino nerád sa rozchádzal s Bertom Švecom, Zuzou Chorenkou, Podmaníkom, Masiarikom. Oni sa šli pozrieť do kancelárie, ale on zostal chvíľu na hradskej. Penička čaká. Žiadalo sa mu ešte potárať sa poľom s Bertom Švecom alebo Podmaníkom a pozhovárať sa s nimi od srdca.</text:p>
      <text:p text:style-name="P3">Postál takto dobrú chvíľu. Čo nevidí? Dolu Vieskou hrnú sa dvaja: široká ženská, energicky sa rozháňa ľavou rukou a pravou drží okrúhleho chlapa. Hneď uhádol, kto sú. Jano Klino Poľný prikrčil sa pod plot.</text:p>
      <text:p text:style-name="P3">Magduša Vraniačka viedla otca Klinu a priviedla ho až do chodbičky pred kanceláriu národného výboru. O chvíľu vracala sa domov výskočky.</text:p>
      <text:p text:style-name="P3">Jano Klino nemeškal. Po prstoch sa prikradol ku dverám kancelárie, tíško otvoril a prekĺzol dnu.</text:p>
      <text:p text:style-name="P3">Tato stáli — prestupovali pri samých dverách. Ak žmolia, tak žmolia v rukách širák. V tvári boli červenší ako obyčajne. Istotne ich núkali. V počastovanej dojatosti oči im slzili. Hánkami si vytierali z očú slzy a odhadzovali ich na obe strany. Jano ešte nevidel otca takého. Celkom vyzerali ako žobrák, zlomený, zahanbený.</text:p>
      <text:p text:style-name="P3">Po stoličkách a po stoloch posedáva plno ľudí. Sedeli tu obidve Uhríčky, Ondík, Repčík, Slaninka, vedúci žatevných skupín, čo išli kravy pásť. Po prostriedku kancelárie prechodia proti sebe Masiarik a Podmaník.</text:p>
      <text:p text:style-name="P3">Slaninka, húžva chlap, zo stoličky vstáva, ošíva sa, vraví:</text:p>
      <text:p text:style-name="P3">— My tuná nič proti tomu nemáme, že v žatve jeden druhému pomôžeme. No, ale, ale... veď žatvu vo meno božie urobíme, len keby ste nás do toho družstva silou-mocou neťahali, To sme prišli povedať.</text:p>
      <text:p text:style-name="P3">Roľníci, ja by som chcel od vás počuť, čo sa stalo, — prihovára sa im Podmaník. — Čo sa stalo? Včera, ako v sobotu, sa dohodnete, že si budeme v žatve pomáhať, a v nedeľu, hybaj, rozbehnete sa kravy pásť.</text:p>
      <text:p text:style-name="P3">— Aj kravy treba napásť. Akože? Dôležitá vec, samá najprednejšia, — povie zasa Slaninka.</text:p>
      <text:p text:style-name="P3">— Ale nie v najväčšej horúčave, keď strečkujú, — zamiešal sa Masiarik.</text:p>
      <text:p text:style-name="P3">— Nech si strečkujú. Kdeže ujdú? Iba do Váhu. Kravám nezaškodí, keď sa aj trochu vo vode vymočia. Aspoň spadnú z nich naprischýnané gombíky hnoja. Slaninka sa už pod fúzy usmieva pri tejto reči. Je to reč na schovávanku ako v samopašnej hre. (Slaninka je presvedčený, že by stratil honor, keby ináč prehovoril.)</text:p>
      <text:p text:style-name="P3">— Dobre, dobre, roľníci, — povie zasa Podmaník, — zo soboty na nedeľu zmeniť mienku na celú vec — to je čudné. Nepýtam sa ďalej na to. Len to by <text:soft-page-break/>som chcel, aby sme nevraveli v budúcnosti každý o inom: ja o voze, vy o koze. Tak sa nikdy nedorozumieme.</text:p>
      <text:p text:style-name="P3">— Ja pristanem, — povedal za seba Slaninka. — A vy, gazdovia?</text:p>
      <text:p text:style-name="P3">Uhríčka vypliešťala oči, sedela ako na tŕni a ostatní vyhliadnutí vedúci žatevných skupín tiež.</text:p>
      <text:p text:style-name="P3">Klinu Poľného, ani jeho otca si dosiaľ nikto nevšimol, hľadeli aj v ich stranu, ale sa ich nespýtali, po čo prišli.</text:p>
      <text:p text:style-name="P3">Starý Klino konečne pozbieral všetku odvahu, rozhodil ruky a povedal Podmaníkovi:</text:p>
      <text:p text:style-name="P3">— Súdružko, teraz mňa odbavte. Ja, Klino Dolný, podpísal som ten tretí typ... Ale ma vypíšte, vráťte mi moju prihlášku.</text:p>
      <text:p text:style-name="P3">— Čo? Podpísali ste z gazdov prvý, a hneď aj prvý vystupujete? — rozhorčil sa Paľo Masiarik.</text:p>
      <text:p text:style-name="P3">— Jaj, ľudia boží, nemôžem, nemôžem, — zabedákal starý Klino. — Všetku hanbu na mňa nerúcajte, ale vráťte mi moju prihlášku. Darmo, darmo, proti vlastnej krvi nič nezmôžem. Tuto, ľa, dva prsty mám, z každého prsta tečie krv... — Starý Klino chcel rozpovedať svoje podobenstvo.</text:p>
      <text:p text:style-name="P3">Obidve Uhríčky vstali a ostatní tiež.</text:p>
      <text:p text:style-name="P3">— Tato! — kríkol Jano Klino. — To vás tak Vraniakovci doriadili?</text:p>
      <text:p text:style-name="P3">Starému Klinovi vypadol širák z rúk, tak ním myklo. Nemal ani tušenia, že pri ňom stojí a počúva jeho syn.</text:p>
      <text:p text:style-name="P3">— Tato, vy ste si slovo ani v dobrom ani vo zlom nelámali. A teraz si budete... No len dočkajte, Vraniakovci! Priam sa mi to tak hodí, aby som sa s vami porátal.</text:p>
      <text:p text:style-name="P3">Jano Klino Poľný zlostne zapleštil dvere na kancelárii a rozbehol sa za horúca do Vraniakov.</text:p>
      <text:p text:style-name="P3"><text:bookmark-start text:name="bookmark16"/></text:p>
      <text:p text:style-name="P3">&lt;h1&gt;21<text:bookmark-end text:name="bookmark16"/>&lt;/h1&gt;</text:p>
      <text:p text:style-name="P3">U Slaninkov, Repčíkov, Uhríkov sa ešte svietilo. U Tomkov starí už ležali na posteli a mladý gazda Tomko v gatiach chodil po izbe a jeho žena v spodnici sedela na peľasti. Inokedy Vieska o takomto čase už spala aspoň hodinu. Jano Klino videl v rozsvietených oblokoch, ako si gazdovia hlavy lámu. Nielen videl, domýšľal sa, vedel, o čom tak ťažko hútajú. Agitátori s nimi pásli kravy, celého pol dňa húdli do nich, na pašienke rozhlasový voz vyhrával veselé pesničky, priam ako na verbovačke za starých čias. Človeku z toho dunelo v hlave ako v sude. A prídu zas! Keď sa komunisti na niečo uvezmú, tak ľahko nepopustia. Toľko budú domŕzať, naliehať, kým sa len nerozhodneš pristať do družstva, alebo kým im len neukážeš cestu zo dvora. Pristať ťažko, odťať agitátorom rozhodné slovo, keď zas prídu: dajte pokoj, nedomŕzajte — nedalo sa — deti chodia alebo budú chodiť do škôl. A odkladať zo dňa na deň rozhodnutie — hotové trápenie. S príchodom agitkolóny pokoj sa z Viesky celkom vytratil a nechcel sa vrátiť ani pred spánkom.</text:p>
      <text:p text:style-name="P3">Janovi Klinovi až stislo srdce, keď si pomyslel, že sa celá Vieska, aspoň jej roľnícka časť, rozhoduje: vstúpiť, či nevstúpiť do družstva. Keď prišiel na vyšný koniec, zarazil sa: U Vraniakov bolo tma. Ani v jednom obloku sa nesvietilo.</text:p>
      <text:p text:style-name="P3">Doparoma! Či by človeka od zlosti neroztrhlo? Veru mu ani na myseľ nezišlo, že by Vraniakovci mohli spať. Zašiel si hore potokom až po chalupu <text:soft-page-break/>Agnešky Domaníčky, odtiaľ pozoroval, či sa predsa niekde u Vraniakov nesvieti.</text:p>
      <text:p text:style-name="P3">Čudné, myslel si. Vraniakovcom horí zem pod nohami, a oni si spia. Natoľko sú si istí, že im nejde o kožku?</text:p>
      <text:p text:style-name="P3">Zo zadnej izby, ani zo sýpky a z maštali nezachytil ani lúč svetla. Vrátil sa. Ešte si z hradskej poobzeral dom i staviská. Magduši Vraniačke musí povedať za horúca svoju mienku. Podaromne sem nechodil. A čo by ich mal aj z postelí stiahnuť, aj tak im to povie: Vraniakovci, svine ste, uhasí si dávnu záhu.</text:p>
      <text:p text:style-name="P3">Sledovalo ho biele ovčiarske psisko na reťazi. Prešlo sa po šírke vraniakovského dvora, reťaz mu pritom zaškripela na natiahnutom drôte.</text:p>
      <text:p text:style-name="P3">Jano Klino ťapol sa po čele. Akože! Vraniak vždy púšťal na noc Dravca z reťaze. Pokojný spánok mu strážil svätý patrón, ale najmä zúrivý pes. Dravec bol priviazaný. Z toho Jano Klino usúdil, že Vraniakovci ešte nespia. Opáčil bráničku: zamknutá. Ani pohnúť sa ňou nedalo.</text:p>
      <text:p text:style-name="P3">Vraniakovci, skrývate sa, ale ja vás prekvapím. Mňa vy neoklamete, poznám vás, povedal si. Opäť zašiel popri potoku až po Domaníčku a odtiaľ sa dostal cez potok, ploty a záhrady pekne až do pitvora.</text:p>
      <text:p text:style-name="P3">Nemýlil sa. Spod dverí zadnej izby presvital pásik svetla. Otvoril: chlapov plná izba.</text:p>
      <text:p text:style-name="P3">Gazdovia s fajkami v ústach razom boli na nohách: Vraniak s rukou v obväze, krátky Pakan, Klino Červenec, Janov strýko. Všetci chovali — ako Vraniak — štátom kontrolovaný plemenný statok. Magduša Vraniačka zošuchla sa z peľaste odkrytej postele. Len dedo Vraniak sedel si pokojne ako prv. Ten sotva čo počul a svet sa mu už pred zrakom zahmlieval. Suché nohy viseli mu z postele, na ktorej sa vystierala stará Vraniačka.</text:p>
      <text:p text:style-name="P3">Ďuro Čerňaník a Dušan Vraniak skočili proti Janovi Klinovi. Obidvoma zalomcovala bezmocná zloba, obidvom ruky vykrútil kŕč: len sa zadrapiť, len sa mu zahryznúť do krku a zadusiť ho. Ale slovo vypovedať nevládali. Dušan bol kusisko chlapa a Ďuro Čerňaník krpáň, ale tým zlostnejší, čertova zelina, na všetko odhodlaný. Kedysi bol vychýrený šmelinár. Toho istého brava vedel predať na čierno aj trom kupcom. Chytili ho, ako v pohrebnom voze odvážal do Ostravy pôlty bravov. Rôčik či dva si odpracoval na Oravskej priehrade. Dostal tam dobrú školu v tábore gardistov a vyradených veličín zo slovenského štátu. Keď ho prepustili, dal sa na krádež motocyklov. Zasa si nejaký čas odsedel. Nuž taký potkan, čo len uhryzne, otrávi jedom v sebe. S Janom Klinom bolo by to veru zle skončilo, sotva by bol zhodil z krku týchto dvoch zúrivcov, nech sa ktosi neohlási prenáramne nevinno:</text:p>
      <text:p text:style-name="P3">— Tak ja pôjdem. — Krátky Pakan prvý si vydýchol z prekvapenia. Pretiahol sa, že reku sa dosť nasedel. Prvý zo seba striasol všetko ako pes vodu. Ja nič, ja muzikant. S nikým nedržím. Ešte sa aj tíško zasmial, ako sa on vie obracať: kde dávajú, ber, koľko môžeš, kde ťa bijú, utekaj.</text:p>
      <text:p text:style-name="P3">Zlé čaro pominulo zásluhou krátkeho Pakana. Jano Klino zahliadol, čo možno nikdy nikde neuvidí: Kde sa len berie v tomto krásavcovi Dušanovi a v tomto krátkom, karpavom krpáňovi toľká zloba bez dna a bez hraníc?</text:p>
      <text:p text:style-name="P3">Jano Klino sa len teraz stačil obzrieť, kde pochytí najťažší stolec, ak bude treba.</text:p>
      <text:p text:style-name="P1"><text:span text:style-name="T3">— Ja, že padajú z neba bomby, tak tu máte zatemnené. Vraniakovci sa neskrývajú pred náletom v pivnici. Podívajme sa, zvolali si celé zhromaždenie. O </text:span><text:span text:style-name="Predvolené_20_písmo_20_odseku"><text:span text:style-name="T2">čomže sa radíte</text:span></text:span><text:span text:style-name="T3">?</text:span></text:p>
      <text:p text:style-name="P3"><text:soft-page-break/>— Ty špión! — vyprskol Ďuro Čerňaník. — Odkedy si sa dal na špehovanie?</text:p>
      <text:p text:style-name="P3">Jano Klino lapil stolec. A bola by sa varila u Vraniakov krvavá polievka, keby zas nie Pakan. Zadržal mu ruku, usmial sa a povedal:</text:p>
      <text:p text:style-name="P3">— Ja som stredný roľník, nie? Radili sme sa, ako budeme kosiť, zvážať. Či už aj to je protištátne, keď sa my, drobní gazdovia, poschodíme, poradíme... o žatve? — A poberal sa rozhodne do pitvora.</text:p>
      <text:p text:style-name="P3">— Pre mňa si vy zostaňte. Ja som len prišiel... povedať Magduši, svojej sestre milenej, slovíčko, — ovládol sa Jano Klino.</text:p>
      <text:p text:style-name="P3">Vraniak vyprevádzal gazdov a Magduša zastala vo dverách, mykla pred bratom hlavou, akoby chcela povedať: Čo chceš teda, povedz čím skôr a ber sa. Pod košeľou rozlievali sa jej veľké prsia. Bola od neho o pätnásť rokov staršia. Vydala sa za Vraniaka, keď Jano bol ešte chlapčiskom. Už to ani pravda nebolo, že táto ako pec široká ženská bola jeho sestra, hoci nevlastná.</text:p>
      <text:p text:style-name="P3">— Magduša... Vraniačka, — povedal Jano Klino. — Boli sme si brat a sestra, od jedného otca sme. Ešte stále si otcovi prednejšia ako ja. Tebe už dávno prepísali polovicu celej našej boľavej otcovizne. Vraniačka, povedz, a mne nemôžu? Prečo si to urobila? Tatu si napojila, pomútila si im hlavu. Na úrad si ich dotiahla. Videl som. A donútila si ich zlomiť podpis. Pred Vieskou si ich na potvoru obrátila. Urobila si z nich, ty beštia, chudáka. Toto vám, Vraniakovci, nikdy neodpustím!</text:p>
      <text:p text:style-name="P3">Keď Vraniak vyprevadil hostí zo dvora, postavil sa do svetla predo dvermi. Dravec niekoľko ráz vďačne ďafol a rozbehol sa prudko dvorom, drobný štrk mu až družďal pod labami. Čochvíľa pred chalupou, stáli obidvaja Vraniakovci i s Čerňaníkom. Pes vrazil medzi nich hlavu s plamenným pohľadom a zavrčal.</text:p>
      <text:p text:style-name="P3">— Nemali ste ho už púšťať, — poznamenal chladno Vraniak, ovládal sa a nedal na sebe nič znať.</text:p>
      <text:p text:style-name="P3">Ďuro Čerňaník sa len uškeril.</text:p>
      <text:p text:style-name="P3">Vraniačka bez reči prešla do kuchyne.</text:p>
      <text:p text:style-name="P3">— Ušiel mi, potvora.</text:p>
      <text:p text:style-name="P3">— Vraniakovci, a ty, Vraniačka, tento váš výčin vám neodpustím, — zahrozil sa Jano Klino.</text:p>
      <text:p text:style-name="P3">— Janko, nezahrážaj sa, — povedal mu chladno Vraniak, akoby s poľutovaním. — Ešte si nepreskočil. Čože sa ty máš vyhrážať?</text:p>
      <text:p text:style-name="P3">— Nevyhrážam sa: tak to bude. Pre nás dvoch — tesná Vieska. Vy — alebo ja.</text:p>
      <text:p text:style-name="P3">Dušan chcel čosi povedať, ale otec ho prerušil:</text:p>
      <text:p text:style-name="P3">— Nechaj ho, nech si breše.</text:p>
      <text:p text:style-name="P3">— Vraniakovci, povieme si to verejne... Verejne sa pozhovárame, čo stvárate, akí ste...</text:p>
      <text:p text:style-name="P3">Iba toto slovíčko „verejne” zapôsobilo na Vraniaka. Trochu mu potrhlo tvárou.</text:p>
      <text:p text:style-name="P3">— Janko, verejne a či neverejne, my si nemáme čo povedať. Už sme počuli také hrozby. Súdy máte, aj žandárov. Keď sa vám zachce, aj v lyžičke vody <text:soft-page-break/>nás utopíte. Iná vec je, čo na to povie dedina.</text:p>
      <text:p text:style-name="P3">— Nespoliehajte sa toľko na dedinu. Keď sa dozvie o vás pravdu, nebude nad vami slzy roniť. Za to vám ručím, — povedal Jano Klino. Vyčkal chvíľu, kým sa psisko prehnalo na predok dvora a podišiel ku drevárni. Tam bol uložený štôsik siahovice. Ďuro Čerňaník tloskol na psa. Jano Klino nestačil už schmatnúť poleno. V poslednej chvíli sa prikrčil a rozohnal sa holou päsťou proti psovi. Psisko sa zarazilo — akiste chlap pozdal sa mu povedomý. — Vraniak skríkol naňho. Jano Klino lapil okrúhle poleno.</text:p>
      <text:p text:style-name="P3">— Ty šibenec! Čože ty chceš? — zahromžil na Ďura Čerňaníka.</text:p>
      <text:p text:style-name="P3">— Ja? Ja nič, — uškeril sa mu Ďuro Čerňaník na prahu pitvora. Obidvaja Vraniakovci sa tomu zasmiali ako žartu. Výborne si rozumeli.</text:p>
      <text:p text:style-name="P3">Oháňajúc sa polenom proti dorážajúcemu psovi, dostal sa z vraniakovského dvora.</text:p>
      <text:p text:style-name="P3">Celou Vieskou, ktorá už pokojne spala, vrela v ňom prudká nenávisť. Len poniže Viesky v poli prejala mu zrak i pamäť nádhera dozrievajúceho zbožia. Jarabela sa rovienka bielymi pásmi zbožia, tmavými pásmi zemiakov a radmi ďatelinou ovešaných ostŕv. Kus pred ním v poli stála chalúpka, ktorú si vlastnými rukami postavil, a v chalúpke jeho žena — Penička.</text:p>
      <text:p text:style-name="P3">Keď prišiel domov, obvyklým pohybom siahol za vypínačom. Vypínač šťukol, ale svetlo sa nezažalo.</text:p>
      <text:p text:style-name="P3">Na vrznutie dverí sa mu zobudila žena. Spala čujným spánkom ako zajačik v brázde. Ozvala sa hneď nežným hlasom:</text:p>
      <text:p text:style-name="P3">— Janko, zažni lampu.</text:p>
      <text:p text:style-name="P3">Petrolejová lampa čmudila. Penička, prv ako si ľahla spať, poroztvárala všetko, okná — dvere, aby bol prievan. Petrolejovkou nesvietili už vari nikde, len on, Klino Poľný, a to len preto, že nevie, čo chce. Postavil sa v poli kus od dediny. Elektrický prúd mu ešte nezaviedli, na prípojku stále nemal dosť peňazí.</text:p>
      <text:p text:style-name="P3">Penička sa usmiala na neho mdlým úsmevom, akým sa na svet usmievajú iba ťarchavé ženy.</text:p>
      <text:p text:style-name="P3">— Janko, na večeru máš slepý guláš s drobancami. Prihrej si ho, — povedala.</text:p>
      <text:p text:style-name="P3">Pokúšal sa jesť slepý guláš studený. Mastné oká, červené od papriky, chytali sa mu na lyžicu a na pery. Len potom začal zhľadúvať staré noviny a štiepaničky. Penička ho sledovala, očakávajúc, čo jej povie. On si iba raz zohrieva večeru a je celý namrzený. Ona bude musieť každé tri hodiny zohrievať ryžový odvar, mlieko, detskú kašičku.</text:p>
      <text:p text:style-name="P3">Klino Poľný spálil hŕbu novín v sporáku, konečne si zohrial večeru. S chuťou vyjedal z kastrólika. Opýtal sa:</text:p>
      <text:p text:style-name="P3">— To si ty varila?</text:p>
      <text:p text:style-name="P3">— Prečo sa pýtaš? — povedala Penička. Vstala. Pomrvila sa mu prstami vo vlasoch. — To mamka navarila svojmu synáčkovi.</text:p>
      <text:p text:style-name="P3">— Naozaj? Mama tu boli?</text:p>
      <text:p text:style-name="P3">— Boli, Janíčko. Ale sa ťa nedočkali.</text:p>
      <text:p text:style-name="P3"><text:soft-page-break/></text:p>
      <text:p text:style-name="P3"><text:bookmark-start text:name="bookmark18"/>&lt;h1&gt;22<text:bookmark-end text:name="bookmark18"/>&lt;/h1&gt;</text:p>
      <text:p text:style-name="P3">Jana Klinu prebudil nový deň. Čosi hlboko známe, povedomé preniklo mu do spánku. Posadil sa, zošuchol až k nohám postele a vyskočil. Tlmene tikal budíček na skrini. Penička prehodila cezeň svoje kvetované šaty. Iste nemohla dlho zaspať. Večer spolu dlho hovorili. Teraz spala, napoly sediac, vankúšov mala navŕšené dovysoka pod chrbtom. Ruky jej nevládne odpočívali na prikrývke. Keď sa obúval, Penička obrátila k nemu oči, hoci ich mala zavreté. Na tvári sa jej rozlieval neurčitý, detský úsmev.</text:p>
      <text:p text:style-name="P3">Jano Klino vykradol sa von. Pred chalúpkou šíre pole a ďalej humná Viesky. V noci predsa len padlo trochu rosy. Osiny dozrievajúcich klasov nešuchrali o seba takým suchým a vysokým hlasom ako vo dne. Z úzkej doliny od Javorníkov dýchalo závanmi sviežeho povetria. Klino zachytil v nozdrách vôňu machu a ihličia.</text:p>
      <text:p text:style-name="P3">Rozbúchalo sa mu v hrudi srdce ako zvon. Z Viesky sa ozývalo povedomé klopkanie. Na nižnom konci i v ďalších dvoroch gazdovia pokúvali kosy. Vo Vieske začínala žatva kosbou raží. Potom bola pár dní prestávka, kým dozrelo žitko, jačmeň a ostatné zbožie. Každý gazda i gazdík-trochár vysial aspoň meričku-dve raži, pokosil, cepami omlátil, aby mal dlhú slamu na povriesla.</text:p>
      <text:p text:style-name="P3">Jano Klino si omočil tvár v putienke vody pri studni. Ponáhľal sa do Viesky. Nebe bolo čisté i nariasený obláčik sa zľahka tratil. Na nižnom konci Viesky čím ďalej tým zreteľnejšie bolo počuť klopkanie na kosu. Jano vpálil do otcovského dvora. Naozaj: tato sedeli na nátoni, zohnutý nad nákovkou. Chvíľu klopkali kladivkom, vystreli sa a zasa ďalej pokúvali.</text:p>
      <text:p text:style-name="P3">— Dobré ráno, tato. Ako sme sa vyspali? — veselo sa prihovoril otcovi.</text:p>
      <text:p text:style-name="P3">Otec Klino nastrežil ucho na veselý tón v synovej reči. Povedal:</text:p>
      <text:p text:style-name="P3">— Ako vidíš, vstali sme.</text:p>
      <text:p text:style-name="P3">— Tato, nezabudnite, pôjdeme spolu kosiť.</text:p>
      <text:p text:style-name="P3">Otec si vložil medzi pery studené želiezko kladivka, podíval sa na syna a mlčky sa dal pokúvať ďalej kosu. Vyzeral nevyspatý, tvár mal odutú, viečka a vačky pod očami natečené opuchlinou. Z jeho tváre i z každého pohybu syn vybadal nechuť starca k životu. Rozumel otcovi, akoby mu bol povedal: Vstal som, lebo treba vstávať. Len zvyk ma drží pri živote. Veru to bolo smutné, že v prvý žatevný deň otec takto vyzeral.</text:p>
      <text:p text:style-name="P3">Mať Klinová už podojila. V kuchyni mlieko preciedzala. Strhla sa, keď vstúpil syn. Chvíľočku cedila mlieko nie do hlineného cedáka, ale na stôl:</text:p>
      <text:p text:style-name="P3">— To si ty? Chodíš ako duch. Prečo sa prv neohlásiš? — dohovárala mu. Chytila sa za srdce a celá sa natešila. Mláčka mlieka zatiaľ stiekla cícerkom na dlážku. Starý kocúr, čo sa očiechal materi o bosé nohy, začal chlipkať zo zeme.</text:p>
      <text:p text:style-name="P3">— Joj, Janko môj — Janíčko... — rozvravela sa mať Klinová. — S otcom sa ti čosi robí. Myslela som, že ste sa včera celkom udobrili. Včera som bola po dva razy u Peničky. Aj tak som ťa nezastihla. Raz mi prizrel na kravy agitátor. Druhý raz som bola po večeri, dlho sme s Peničkou kočendovali. Len <text:soft-page-break/>čo som prišla domov, prikvitol aj otec s tým... akože sa volá, čo včera popoludní u nás sedel.... aha, Podmaník. Priviedol otca. Uložili sme ho spolu do postele, prikladala som mu studené obklady na hlavu. Otec bol celý nešťastný, spomínal ťa. Poznáš otca, čo hovorí, keď sa rozcíti. Spomínal tomu Podmaníkovi, ako robil „levorúciu”... — Klinová nevedomky napodobnila otca, palcom si brnkla na predné zuby. Keď otec rozpráva o tých časoch, ako sa vrátil v osemnástom roku z východného frontu, ako robil „levorúciu”, vždy si tak brnkne na predných zuboch, ukáže v zuboch štrbinu, lebo v tej „levorúcii” — rabovačkách — vyrazili mu predný zub.</text:p>
      <text:p text:style-name="P1"><text:span text:style-name="T3">— Ale včera bol otec celý nešťastný, celý boľavý. Niekoľko ráz sa spytoval toho... akože sa volá, aha, Podmaník</text:span><text:span text:style-name="Predvolené_20_písmo_20_odseku"><text:span text:style-name="T2">...: </text:span></text:span><text:span text:style-name="T3">Stojí to zato takto žiť, drhnúť ako kôň, deti plodiť, a na staré kolená zostať sám ako kôl v plote? Ešte som ho takého nepočula.</text:span></text:p>
      <text:p text:style-name="P3">— Mama, — povedal syn natešený, — len vy tatovi pripomeňte, že spolu všetko pokosíme.</text:p>
      <text:p text:style-name="P3">Jano Klino cítil sa pri materi v plnej sláve ako ešte nikdy nie. Jeho matka mala radosť, akoby jej vetríček zavial do pahreby, odvial popol a pod popolom ešte oheň hrial. Otec má sedemdesiatku, ale je mocný, chodí si vzpriamený — s bruškom — naširoko ako husár.</text:p>
      <text:p text:style-name="P3">— Ej, dočkajte, tato, ešte si požijeme v radosti, — hovoril Jano Klino. — Vyvedieme my z balamuty, z vraniakovskej balamuty celú Viesku. Hej, teraz Vraniak chodí ako umučenie. Stalo sa mu nešťastie. Ľudia ho ľutujú. — Aj na to sa treba ešte pozrieť, ako mu syn prišiel o život. — Ale na to zabudli, aký je Vraniak zbojník. Keď bol richtárom, bol bohom v obci, pýchou sa div nerozpučil. Za svojho richtárstva dva razy obecné lesy predával, len čo sa on pamätá. Prvý raz predal Zábrežie majiteľom píly Apfelfederovcom. Tí ozbíjali Maríkovskú, Papradniansku, Petrovskú dolinu. Druhý raz predával Vraniak-komisár Dúbravu Apfelfederovmu nástupcovi, nemeckému arizátorovi. Za krásny les na Zábreží notár Blažek si postavil v okresnom meste vilu ako boháč, Vraniak maštale, aké nemá ani jeden gazda na okolí. Páni výborníci, barani sprostí, týždeň slopali v krčme u Pagáča za oldomáš. A obec čo? Čo si Vieska nadobudla za niekoľkomiliónový les? Iba skromný pomníček s dlhým-predlhým radom mien na všetkých svetových frontoch padlých rodákov. Druhý raz komisár Vraniak predal Dúbravu. Národ bol trocha múdrejší: šikovnejšie ho bolo treba klamať. — Na Dúbrave budeme mať krásne pasienky, — nahovárali svetu Vraniakovci. — Dúbravu vyklčujeme, osejeme trávou. Za utŕžené peniaze nalámeme a navozíme skaly k Váhu. Hate a odrážky porobíme, aby nám Váh nerozrýval, pieskom zanášal pažite. — Čosi kameňa sa nalámalo, pár kubíkov sa aj k Váhu doviezlo. Ale na jar vec zaspala, peniažky sa zasa stratili v bezodných vreckách notára i Vraniaka. Gazdovia vždy na všetko pristali. Boli radi, že majú doma furmanku. Jano Klino to sám po sebe dobre vie: s otcom furmančil. O viac sa nestarali, iba každý o seba. Po oslobodení sa Vraniak utiahol. Jano Klino sám môže dosvedčiť, že si z holohumnice urobil čiernu jatku. V pivnici mal plno mäsa, pôlty bravov, sudy nasolenej baraniny, celé teľce. Jaj, aký bol Jano Klino-parobok sprostý. Raz mu sám doviedol vola z Vrchteplej. Cestu závejmi prekopával, obul vola do povriesel a vriec, ako mu Vraniak nakazoval. Vraniak sa mal vždycky dobre, prefíkanosti mal za všetkých gazdov. A keď sa to tak vezme, i teraz má on v obci veľké slovo. Vraniak, fištrón, argaláš, potom ľudácky komisár, prvý vo Vieske prišiel na to, že gazdovi iba zo statku tečie, ak netečie, aspoň kvapká groš. Prvý choval plemenného býka. Lebo mal maštale. Prvý choval plemenný, štátom kontrolovaný statok. Lebo zas len — mal primerané maštale. Keď na Vraniaka prichodil mráz, Pakanovi <text:soft-page-break/>prepustil čistokrvnú pinzgavskú jalovičku, Janovmu strýkovi plemennú mašičku. Pakan skúsil, aká je to výhoda. Na aukčnom trhu predá kontrolovaného býčka, dostane za neho tri razy toľko ako za živú váhu: má pekný groš a dodávku mäsa splnenú za seba i za rodinu. Pakan, Janov strýko Klino Červenec, ináč vzorní roľníci, sú za to Vraniakovi povďační. A majú vplyv a váhu u ostatných gazdov. Gazdovia zas, tí, čo majú konský záprah, majú v hrsti trochárov. Viesčania v závode majú vládu ako robotníci, ale doma vo Vieske robotnícku hrdosť treba oblomiť. Chcú, či nechcú, keď príde oračka, keď treba zvážať, prosíkajú: Nože mi, prosím vás, veď len akosi mi zaorte meričku zemiakov. Tak to teda vyzerá vo Vieske, lebo ich strojová stanica zatiaľ horšie a drahšie pracuje ako gazda na konskom záprahu.</text:p>
      <text:p text:style-name="P3">Ej, tato, veď uvidíte, my si ešte spolu pripijeme na radostník, spolu pozdravíme môjho syna. Dočkajte, vy Vraniakovci! Príde na psa mráz! myslí si Jano Klino bujaro. Má radosť. Závody, stavby ponúkajú človeku, čo chce robiť, tisíc možností: roboty je dosť, rob, rob, koľko ti len duša ráči. Len to si má človek uvážiť, kde má miesto najprimeranejšie jeho silám a záľube. On sa rozhodol pre Viesku.</text:p>
      <text:p text:style-name="P3">Jano Klino rozpovedal Masiarikovi a Podmaníkovi, čo včera skúsil u Vraniakovcov a čo si spolu v noci s Peničkou rozhútali. Vytasil sa s návrhom, že si chce s Vraniakovcami verejne prehovoriť.</text:p>
      <text:p text:style-name="P3">A tak už včasráno pokoj vo Vieske rozvírili zasa amplióny, ktorých bolo zo desať. Viesčania si ešte na lačný žalúdok vypočuli stŕpavú pieseň. Predseda obce ich pozdravil v tento pekný žatevný deň. Oznámil im: družstevníci budú kosiť spoločne, pokosia sebe a pomôžu aj gazdom. Kto potrebuje pomoc, nech sa hneď prihlási na národnom výbore.</text:p>
      <text:p text:style-name="P3">Po Masiarikovi začal sa občanom prihovárať Jano Klino. Aby mýlka nenastala, ktorýže je z toľkých Klinovcov, pripomenul, že je to on, čo sa postavil v poli. On v poslednom čase tesárčil na stavbe železnice. Vo svete skúsil a vie to z vlastnej skúsenosti, že verejné veci treba pretriasať verejne, keď má vyjsť pravda na svetlo. O komisárovi Vraniakovi dosiaľ sa nehovorilo verejne. On sa teraz pýta občanov, kto ozbíjal Viesku.</text:p>
      <text:p text:style-name="P3">Celá Vieska natrčila uši. Z chalúp vytiahli sa ľudia na podstienky a z podstienok na hradskú a odtiaľ ďalej pod amplióny. Počúvali pozorne, napoly škodoradostne a napoly útrpne.</text:p>
      <text:p text:style-name="P3">— Joj, nechcel by som, aby ma tak „pretriasali”, — hovorili si poniektorí občania. — Ale dal po boku Vraniakovi! Po takomto pretrasení každé rebro a každú kôstku cíti v tele.</text:p>
      <text:p text:style-name="P3">Keď sa spod ampliónov rozchodili, spomínali, rozhliadali sa po Vieske, v rozjatrenom povedomí dotýkali sa svojej obce a chotára. Pripúšťali:</text:p>
      <text:p text:style-name="P3">— Pravdu má ten Jano Klino. — Poznali ho po hlase v amplióne, ale najmä podľa toho, že hovoril pravdu o Vieske. — Pravdu má, ale čo chce? Vieska nemá ani pašienok, ani lesov. Taká chudobná, ako je teraz, ešte nebola. Za všetko svoje bohatstvo postavila si iba skromný pomníček. Veď hej, patrilo sa zvečniť márne, nezvestné obete, roztratené po všetkých svetových frontoch, ale to bolo primálo. Poriadne vydrancovali Viesku majiteľ píly Apfelfelder, notár Blažek, richtár Vraniak. Kto dá teraz Viesku do poriadku? Kto sa podujme na túto ťažkú-preťažkú úlohu? Kto je tento Jano Klino? Z duše im povedal, v akom je ich obec položení. Na váhach mysle ho vážili. Že by on? Je z gazdovstva a náš človek.</text:p>
      <text:p text:style-name="P3"><text:soft-page-break/></text:p>
      <text:p text:style-name="P3">&lt;h1&gt;23&lt;/h1&gt;</text:p>
      <text:p text:style-name="P3">Žena nikdy dosť nepozná svojho muža, kým nepozná aj jeho mater, a materi zas na srdci neodľahne, neuspokojí sa, kým len nevidí, na vlastné oči sa nepresvedčí, akej žene odovzdala svojho syna, svoje šťastie.</text:p>
      <text:p text:style-name="P3">Mať Klinová rozbehla sa za nevestou, akoby len na to bola čakala.</text:p>
      <text:p text:style-name="P3">— Veď tak, dievka moja-nevestička, hneď by som sa rozrevala, ani by som neprestala. Dobre mi je, teraz dobre. — Ožila zodratá žena, rozvravela sa ako mladá klebetnica.</text:p>
      <text:p text:style-name="P3">Jano, syn, splnil slovo. Na otcovu roľu prišiel, priviedol šesť koscov a šesť žníc. Za chvíľočku, za márnu chvíľu — len oči otvárala — ľahla raž. Syn Jano nakázal materi, nech mu opatruje ženu ako oko v hlave, aby sa jej nič nestalo. Ona, šťastná-prešťastná mať, rozbehla sa hneď za nevestou a otec Klino bol by rád kosil so synovou skupinou, ale zostal bez žnice. Volala ho, aby šiel s ňou pozrieť nevestu. Ale on nie a nie. Chvíľu posedel na priekope, nafučal sa a pobral do dediny. Povedal si, že je nepotrebný.</text:p>
      <text:p text:style-name="P3">— Môj starý — otec — vďačne by ťa prišiel pozrieť, ale sa okúňa, hanbí, čo porobil kvôli svojej dcére, milenej Vraniačke, — rozkrákorila sa mať Klinová. Žiadostivá-rozdychtená, prizerala sa neveste dôkladne. Ešte sa jej dosť ne vynadívala. Napokon zaslzila. — Syn prišiel s toľkými koscami, pokosil, jej sa ušla taká príjemná povinnosť: bedliť nad nevestou v druhom stave.</text:p>
      <text:p text:style-name="P3">— Mama moja, rozprávajte, — ozvala sa nevesta. Chcela povedať: Toľko sa mi neprizerajte, ale mi rozprávajte.</text:p>
      <text:p text:style-name="P3">— Dievenka moja, nemaj za zlé šťastlivej babe, že sa ti tak prizerá, toľko hľadí, — odpovedala mať Klinová i na to, čo nevyslovila nevesta. — Málo-máličko sme boli takto spolu. Dívam sa, dívam a neviem sa vynadívať, aká si. Veru, hľadím na teba, akoby som ťa teraz videla prvý raz v živote.</text:p>
      <text:p text:style-name="P3">Penička nakazovala testinej rozprávať, lebo jej bol predsa len nepríjemný skúmavý pohľad testinej. Bolo v ňom predsa len trochu cudzoty.</text:p>
      <text:p text:style-name="P3">Takíto ľudia! myslela si. Všetko ukrutne vážia, skúmajú. Tak cítila, že pred opravdivosťou citu takéhoto človeka nič polovičatého neobstojí.</text:p>
      <text:p text:style-name="P3">Mať Klinová sa vďačne rozhovorila. Rozumeli si obidve ženy navzdory všetkému.</text:p>
      <text:p text:style-name="P3">— Dievka moja, ja som stará, sprostá baba. Takých sprostaní, ako som ja, pomaly už na svete nebude: všetky vymrú. Otec Klino, keď si trochu vypije, trieska sa do pŕs a chváli — neraz som ho na vlastné uši počula: Zodral som jednu ženu a zoderiem ešte druhú, tretiu. Keď chlapi vo Vieske chvália deda Vraniaka, nezabudnú pripomenúť: Ten zodral už tri ženy, naplodil detí vospust sveta. — Zodrať ženu vo Vieske neznamenalo ani toľko, ako keď furman strhal koňa v ťažkej furmanke. — Dievenka moja, ty tomu rozumieš, inakší svet už napovstal. Ja som od otca Klinu o pätnásť rokov mladšia. Zapriahol ma, drela som. Kým len vládzem, budem ťahať. Môj starý ma prežije. Ale úfam, že aspoň slzu nado mnou uroní, keď ma hrobári spustia do zeme. — Aj nad koňom uroní furman slzu, keď ho strhá. — Ale nežalujem sa. Tak sme žili. Iné sú teraz časy. Ty si iná a tvoj Jano inakší. Ty si veselá, taká paripa, do ľahkého koča zapriahnutá. Len si skáč a utekaj. Aby som ti pravdu povedala, Penička moja, čudovala som sa, že si môj Janíčko takú <text:soft-page-break/>ženu vzal. Teraz už nie. Zmenil sa v tej fabrike, ináč by si nebola išla za neho. Ale, dievenka moja, zato sa ty nehnevaj na starú babu, že takto s tebou hovorí... Hádam už neprídeme takto spolu do reči. Och, ale som rada, rada, lastovienka moja, že som sa dožila takejto chvíle...</text:p>
      <text:p text:style-name="P3">Keď sa dostali do najzaujímavejšej reči, do hlinenej chalúpky vkĺzla široká ženská, oblečená v čiernych šatách, s čiernou šatkou na hlave. Klopať na dvere nemusela. Miesto dverí mladí Klinovci mali v lete zavesenú zrebnú plachtu proti muchám. Ani nezavolala, ako je zvyk: Klinovci, doma ste? Len sa zjavila ako duch. Bola to Magduša Vraniačka.</text:p>
      <text:p text:style-name="P3">Od rána, čo Jano Klino verejne pretriasal Vraniakovcov v miestnom rozhlase, každú chvíľu ktosi zazvonil na ich bráničku, upozorňoval: Vraniakovci, počuli ste? V obecných trúbach verejne na vás hanu kydajú. To prišiel krčmár Pagáč, to Psotkuľa alebo Pakanka. Pravdaže, Vraniakovci počúvali — amplión miestneho rozhlasu mali za chrbtom chalupy, Vraniak sa nevedel z toho vysomáriť, ale Vraniačka hneď vedela: najľútejším nepriateľom je rodina alebo bývalí priatelia. Najprv sa rozbehla za otcom. Otec Klino prestupoval pred ňou z nohy na nohu, krútil hlavou, ale napokon jej povedal: Magduša, zlá si. Zlé je tvoje vraniakovské plemeno. Pre teba sa hanbím ukázať pred svetom. Najprv podpíšem prihlášku do družstva, potom svoj podpis zlomím. Jano, syn môj, nič odo mňa nepožadoval. Naopak, núkal sa mi, že ma doopatruje do smrti... Ja som mu nasilu podpísal a potom ty, Magduša, pomútiš otcovi hlavu, že nevie, čí je. Magduša, nechaj ma ty na pokoji.</text:p>
      <text:p text:style-name="P3">Vraniačka vyronila prehojne sĺz, ale otec už ani slova. Pobrala sa ďalej do poľa. Za každú cenu chcela zvedieť, čo zamýšľa nevlastný brat. Keby sa brat Jano po dvoch-troch týždňoch žatevnej dovolenky kdesi do horúcich pekiel podel, Vraniakovci to vydržia. Ale ak brat Jano zostane vo Vieske, je s nimi zle. Pre Vraniačku už len taká nádej zostávala, že drobná Penička nebude sa chcieť trápiť na dedine.</text:p>
      <text:p text:style-name="P3">— Pípeť dostanem, taká som smädná, — povedala Vraniačka. Pre zrečisko pýtala si hrnček, že si naťahá vody na studni. Obzerala si záclonky na oblokoch, postele, vymaľované steny. — Dýchalo tu čistotou a šťastím. — Napokon oprela sa pohľadom na Peničku a macochu Klinovú.</text:p>
      <text:p text:style-name="P3">Mať Klinová načrela z putne vody a dala sa napiť Vraniačke. Široká ženská si sadla bez ponúkania.</text:p>
      <text:p text:style-name="P3">Peničku prepadlo čosi ako poverčivosť: Čo tu chce táto bosorka?</text:p>
      <text:p text:style-name="P3">— Stvory božie, či vy viete, že Jano, pokrvný brat, vyhlásil sa za hlavného gazdu vo Vieske...? — nadhodila Vraniačka. — Jablko ďaleko od stromu nepadne. Ja tak myslím: chce gazdovať na roli ako otec. Čo ty na to povieš, Penička?</text:p>
      <text:p text:style-name="P3">— Čo ja poviem? Jano nech si robí, čo sa mu chce. Nech si robí vo fabrike, alebo na stavbe, alebo nech je gazdom vo Vieske, ja mu nebránim, ja ho nedržím. Som spokojná, len nech sa máme radi ako teraz, — náročky sa chválila Penička. Od prvej chvíle pochopila, že sa má ostražito správať voči Vraniačke. Pomaly sa dozvedala, že jej muž Klino vykríkal z rádia na celú obec, že on, Klino Poľný, nedopustí, aby jeho otca obracali na žobráka. Penička vo všetkom dávala za pravdu mužovi. Bola pyšná na neho.</text:p>
      <text:p text:style-name="P3">— Ale čo ty, Penička? — spytovala sa jej Vraniačka.</text:p>
      <text:p text:style-name="P3">— Čo ja? Nestarám sa.</text:p>
      <text:p text:style-name="P3"><text:soft-page-break/>— Nebodaj aj ty chceš byť gazdiná — taká troška, také chúďa! Málo ťa je do postele a ešte menej do gazdovskej roboty, — pichala Vraniačka. — Vo Vieske nikto, ani najposlednejší človek, ani neznaboh o družstve nechce počuť. Len môj braček. Len tvoj muž sa predo mnou zaprisahá, že prv neprestane, kým družstvo nepostaví na nohy, kým svoju rodnú sestru nevyženie z obce. Povedzte, ľudia, môže zem nosiť takého človeka?</text:p>
      <text:p text:style-name="P3">Penička i mať Klinová striehli na Vraniačku, čo povie a čo urobí, ale nepreriekli ani slova.</text:p>
      <text:p text:style-name="P3">— Baby, vy teda nič nevravíte? — útočila Vraniačka. — Dobre teda, Penička, tvoj muž chce byť gazdom nad gazdov — predsedom družstva, hlavou tých pekelníkov, bodaj ich naša zem nenosila. A ty preto nebodaj neporodíš. Veď si ty neboriatko, do roboty, ani do postele nesúce. V meste sa ešte môžeš ukazovať ako trasorítka na vysokých podpätkoch. Ale tu? Čo tu? — sypala zlobu Vraniačka.</text:p>
      <text:p text:style-name="P3">— Mama, mama, veď ma bráňte! — vykríkla Penička. — Mama, veď ju vyžeňte.</text:p>
      <text:p text:style-name="P3">— Ty piskľa, ty dušička, ty ma chceš vyháňať? Ľaľa, aká mi tu gazdiná. Aj táto búda stojí na mojom. Ja ťa môžem vyhnať kedykoľvek, a nie ty mňa. — Vraniačkine zlé, nenávistné oči padli Peničke na život, tam sa opreli.</text:p>
      <text:p text:style-name="P3">Penička si zaclonila život rukami, očakávala najhoršie, ale pohnúť sa nevládala.</text:p>
      <text:p text:style-name="P3">— Zdochliak, — prskla Vraniačka. — Čo ty tu chceš? Dušička chodieva do teba spávať. Veď ty ani decko nevynosíš.</text:p>
      <text:p text:style-name="P3">— Mama, veď ju vyžeňte, bosorku! — kričala Penička.</text:p>
      <text:p text:style-name="P3">— Magduša, prac sa von! Ešte sa čosi stane! — Mať Klinová chytila Vraniačku a tisla ju von.</text:p>
      <text:p text:style-name="P3">Vraniačka sa vzoprela. Nenávisť jej znetvorila tvár:</text:p>
      <text:p text:style-name="P3">— Ja som vám bosorka? Vy mňa takto vyháňate? Aj ty, chúďa, Penička? Nosíš brucho. Ale čo v ňom máš? — Vraniačka urobila nečakaný pohyb. Surovo opáčila život Peničke, podniesla ho v oboch rukách.</text:p>
      <text:p text:style-name="P3">Penička zvýskla, akoby ju had uštipol, zvalila sa na posteľ. Mať Klinová ju konečne vysotila. Vraniačka sa už nevzpierala. Len fľochla na mať Klinovú a rozbehla sa do dediny.</text:p>
      <text:p text:style-name="P3">Penička sa nehýbala. Ako sa zvalila na posteľ, tak ležala bez vlády. Keď ju mať Klinová ukladala na perinu, údy jej ovísali omarené. Tvár jej zbledla ako krieda, na čele a lícach jej vystúpili hnedé šmuhy. Mať Klinová láskala sa s nevestičkou.</text:p>
      <text:p text:style-name="P3">— Dievenka moja, srdce moje, už je dobre. Už je dobre. Už sa neboj, no.</text:p>
      <text:p text:style-name="P3">Len pomaly-pomaly vracala sa Peničke vláda do tela a krv do tvári. Obrátila sa nabok, do klbka stiahla. Mať Klinová zo všetkého cítila, že Penička pozorne počúva, počúva. Počúvala svoj život. Raz, či dva razy zmraštila tvár bolesťou. Otvorila oči, s nádejou sa podívala do tváre dobrej ženy. Mocne sa jej uchopila:</text:p>
      <text:p text:style-name="P3">— Mama, pichá. Už je to tu! Prišli bôle.</text:p>
      <text:p text:style-name="P3">Mať Klinová si ju objala. Penička ju napokon popýtala, aby išla po babicuľu a stavila sa v kancelárii, nech telefonujú aj po lekára. Jano nakázal. Ona, <text:soft-page-break/>sprostá, trucovala, do nemocnice ísť nechcela. A ak sa teraz niečo stane?</text:p>
      <text:p text:style-name="P3">— Mama moja, joj, bojím sa. Mama moja... — Hrôzou otvárala oči doširoka. — Prečo prišla tá bosorka? Čože som jej urobila? Zavadziam jej tuto v poli? Zavadziam ja Vraniačke?</text:p>
      <text:p text:style-name="P3">Len ťažko sa dala uspokojiť, že ona, dievenka-vtáča v poli, nezavadzia nikomu. Vraniačka je zlá a surová. Vraniakovci odjakživa boli takí hlavoši nespratní, ale vo Vieske sú aj dobrí ľudia. A ona, mať, si ju ochráni, už ani zlý vetrík na ňu nezaveje. Nech sa nebojí, vyhodí si starosť z hlavy. Zajtra svitne deň. Do rána sa dopracuje... Na svite sa rodia šťastné deti.</text:p>
      <text:p text:style-name="P3"/>
      <text:p text:style-name="P3"><text:bookmark-start text:name="bookmark20"/>&lt;h1&gt;24<text:bookmark-end text:name="bookmark20"/>&lt;/h1&gt;</text:p>
      <text:p text:style-name="P3">Zatiaľ kosila iba jedna žatevná skupina.</text:p>
      <text:p text:style-name="P3">Cez poludnie Jano Klino znovu vyhlasoval z miestneho rozhlasu a kosci jeho skupiny s Podmaníkom, Masiarikom i tajomníkom Kotriskom chodili z dom do domu, ponúkali pomoc gazdom.</text:p>
      <text:p text:style-name="P3">Gazdovia v náhlosti pokuli kosy, čosi zjedli, gazdiné nakŕmili deti, podojili a odchodili zas do poľa. Vieska ožila na hodinku a zas stíchla, vyľudnila sa.</text:p>
      <text:p text:style-name="P3">Podmaník, Masiarik, tajomník Kotrisko a pravdaže Justín Mikleš ako úradná osoba vyčakávali na úrade, ale darmo. Nikto sa o pomoc nehlásil.</text:p>
      <text:p text:style-name="P3">— Tak to vyzerá, že Vieska od nás pomoc nechce, — poznamenal Podmaník.</text:p>
      <text:p text:style-name="P3">— Akúže pomoc im ponúkame? — bránil sa Masiarik. — Pokoste si sami, vravíme im. Pokoste si spoločne. To je tá naša najväčšia vymoženosť. Na dvoch traktoroch pozvážame tým, čo nemajú záprahy. Ale čo bude na jeseň? Kto im poorie a zaseje? Družstvo — toľko sa už domysleli naši občania. Ale naši ešte sa pre družstvo nerozhodli, preto sa nehlásia ani do skupín.</text:p>
      <text:p text:style-name="P3">— Paľo, máš pravdu. O družstvo ide, o nič menej a o nič viac. Chcel som sa ťa spýtať — čo myslíš — prečo ani Marina Čerňaníčka nechce pomoc?</text:p>
      <text:p text:style-name="P3">— Čože ja viem? — nasršil sa Masiarik.</text:p>
      <text:p text:style-name="P3">Justín Mikleš sa zahniezdil na stoličke, zaošíval. Chcel povedať, ale jeho sa nepýtali.</text:p>
      <text:p text:style-name="P3">Cez poludnie Podmaník si vzal za sprievodcu Justína. Spolu chodili z dom do domu. Tak im to vyšlo, že sa stavili u Mariny Čerňaníčky na konci obchôdzky. Stretli ju, ako vychodila zo dvora s kosou na pleci a za ňou chalanček Ferko s kosákom. Podmaník ju pristavil:</text:p>
      <text:p text:style-name="P3">— Dočkajte. Čo sa budete sami trápiť. Chytíme sa do vášho zbožia, za chvíľočku budeme hotoví. Spolu nám bude veselšie, — zaagitoval si Podmaník.</text:p>
      <text:p text:style-name="P3">— Mne že bude veselšie? Nikdy! — vyhŕkla rozhorčene Čerňaníčka. — Celý život na to čakám a celý život sama driem ako kôň. Dajte pokoj, komunisti, neverím!</text:p>
      <text:p text:style-name="P3">Marina Čerňaníčka bola veľká, ako kostrb kostnatá, vyschnutá žena. Koža sa jej napínala na lícnych kostiach a na nose, v tvári bola len o málo bledšia ako čierna šatka, ktorú mala na hlave. Vo veľkých výrazných očiach zahorel srd.</text:p>
      <text:p text:style-name="P3"><text:soft-page-break/>Podmaník sa dozvedal, kto je tá žena. Justín Mikleš len neochotne prehovoril: Muž sa jej vrátil po tejto vojne z Ameriky. Ani sa doma nezohrial, zasa sa pobral za more. So sebou pojal i najstaršieho syna. Mladší jej syn je povaľač. Zo dva roky sedel, raz pre šmelinu a raz zasa pre krádež motocyklov. Nechce sa mu robiť. Tretí jej syn si odsluhuje vojenčinu. Štvrtého videl. Iba ten pomáha materi. Má toľko rokov, koľko mu bol otec v Amerike.</text:p>
      <text:p text:style-name="P3">— Ale prečo sa táto žena tak z ničoho nič rozplakala? — dozvedal sa ďalej Podmaník. Justín Mikleš zahabkal: — Kto ho tam vie, prečo sa rozplakala.</text:p>
      <text:p text:style-name="P3">Podmaník sa dopytoval Masiarika, predsedu obce, prečo taká Marina Čerňaníčka nechce pomoc. Paľo Masiarik nevedel, čo povedať. Vtedy sa Justín Mikleš nezdržal: Marine Čerňaníčke horí veľká krivda na duši. Raz roznášal poštu — priznal sa — nezaklopal. Marinu Čerňaníčku zastihol, ako kľačí na zemi a čelom bije o zem, lamentuje: Môj synáčik, môj synáčik, bolo ti treba umrieť v cudzej zemi? — Justínovi Miklešovi ukázala list a ústrižok z amerických novín. Bol na ňom nakreslený hmyz: blchy, ploštice, komáre. Tento hmyz uštipol aj nášho syna, stálo v liste. Marina Čerňaníčka si domyslela, že jej najstarší syn padol ako americký občan na Kórei.</text:p>
      <text:p text:style-name="P3">A naozaj, Paľo Masiarik si spomenul, že mu raz Marina Čerňaníčka vyčítala, lamentovala, že pre nich, komunistov, jej muža parom bral do Ameriky. — Najväčšie svoje nešťastie, pravdaže, zatajila.</text:p>
      <text:p text:style-name="P3">Justín Mikleš sa krútil, okúňal, napokon odvážne chytil stranu Čerňaníčke:</text:p>
      <text:p text:style-name="P3">— Paľko-predseda, nehnevaj sa, ale Marina Čerňaníčka má pravdu. Nechcem súdiť, ale vy komunisti, keď sa tak vezme, ste za to zodpovední, že sa Čerňaník pobral do Ameriky. A svojho syna pojal na truc. Povedzte, súdruh Podmaník, načo by chlap meral toľké svety z Ameriky, keby sa doma nepochválil. — Môj otec tiež robil v Amerike. Dolárik poslal zriedkakedy, ale v listoch sa mame vychvaľoval, že odkladá.</text:p>
      <text:p text:style-name="P3">Podmaník počúval pozorne.</text:p>
      <text:p text:style-name="P3">Čerňaník sa vrátil z Ameriky zodratý, biely ako holub. Postavil si peknú chalupu do vinkľa. Celá Vieska sa nazdávala, že dosť mu je Ameriky. Justín na vlastné uši počul, ako sa žene ponosoval, že sa už dosť svetom natrmácal. V krčme u Pagáča sa, pravdaže, vychvaľoval. Čímže sa mohol chváliť? Že je sivý ako holub, zodratý, od roboty vycicaný? Nuž, chválil sa, aká je v Amerike úroveň. Že bol majstrom vo fabrike, mal vlastné auto a peši neurobil ani krok. Dobre, dobre, vy máte vládu v rukách, ale my máme úroveň. V krčme u Pagáča sa chlapi neraz s Čerňaníkom pochytili a pretekali vo chválach.</text:p>
      <text:p text:style-name="P3">— Dobre, Čerňaník, ty si mal v Amerike vlastné auto. Ale keď prestaneš robiť, si biednejší ako žobrák. Ani po pýtaní ísť nemôžeš.</text:p>
      <text:p text:style-name="P3">— Dobre, dobre, Čerňaník, čo ti máme povedať, keď si toľko vychvaľuješ tú americkú úroveň. Prečože si tam nezostal, keď ti tam pečené holuby samy padali do huby?</text:p>
      <text:p text:style-name="P3">Urážali sa, naši chlapci i Čerňaník, naši počali mu nadávať do lokajov amerického imperializmu. Čerňaník proti presile sám neobstál. Prestal chodiť do Pagáča a našiel si cestu do Vraniakov. Vraniakovci mu pomohli so záprahom, keď staval chalupu. Čerňaník platil americkými dolármi. A tí mu navraveli: Vojna bude. Lepšie bude vojnu prečkať v Amerike ako tu. Ani syn nemusí rukovať. Keby oni, Vraniakovci, boli americkými občanmi, ani deň by tu <text:soft-page-break/>nezostali. Celá Vieska vie, celá Vieska videla, ako Čerňaníčka odprevádzala muža a syna. Lamentovala, kričala na ratu, akoby ich pochovávala. Čerňaník ju zakrikoval: Stará, nebeč. Po vojne sa vrátime.</text:p>
      <text:p text:style-name="P3">Reč sa točila zas okolo Vraniakovcov, keď tu do kancelárie vbehla mať Klinová.</text:p>
      <text:p text:style-name="P3">— Zavolajte mi doktora k neveste. Syn nakázal, — podala kartičku s menom lekára Podmaníkovi. On sa jej pozdal, že je hlavnou osobou v kancelárii.</text:p>
      <text:p text:style-name="P3">Podmaník hneď žiadal energicky bleskový rozhovor. Mať Klinová poletovala zatiaľ pohľadom po ľuďoch a miestnosti ako splašený vták. Tŕpla strachom.</text:p>
      <text:p text:style-name="P3">Podmaník kričal do telefónu. Potom si zakryl dlaňou slúchadlo a spytoval sa Klinovej:</text:p>
      <text:p text:style-name="P3">— Mamka moja, povedzte, pýta sa lekár: Kedy prišli bôle na rodičku? Aké bôle? Náhle sa usmial, chytil mať Klinovú, priložil jej k uchu slúchadlo: — Mamka, teraz vravte vy.</text:p>
      <text:p text:style-name="P3">— Prosím, pán doktor, príďte hneď. Prvôstka je... Ešte nečakala, nie. Až o týždeň... Prečo...? Bôle prišli prv... Zľakla sa, zľakla, — kríkala do telefónu mať Klinová, potom počúvala, počúvala. Celá sa rozosmiala, natešená položila tíško na stôl slúchadlo. — Dobrý človek, — vydýchla si a pohladila sa po srdci.</text:p>
      <text:p text:style-name="P3">— A čohože sa zľakla? — opýtal sa Podmaník.</text:p>
      <text:p text:style-name="P3">— Vraniačka... — povedala a strhla sa, čo jej to vyletelo z úst. Vychytila sa von. Ešte mala oznámiť synovi i starému novinu.</text:p>
      <text:p text:style-name="P3">Podmaník si žiadal ešte jeden telefonický rozhovor. Dlho sa zhováral s okresným prokurátorom Martinčekom.</text:p>
      <text:p text:style-name="P3">— Ak len trochu môžeš, príď dnes večer robotníckym vlakom. Ľudia sa vrátia z poľa, budú práve po večeri. Pomôž nám preröntgenovať Viesku.</text:p>
      <text:p text:style-name="P3">Potom si Podmaník chytil pod pazuchy Masiarika i Justína Mikleša a pobrali sa spolu k žatevnej skupine Jana Klinu. Predstavoval si vec tak, že pozvú najprv na predbežný rozhovor s prokurátorom niekoľkých svedkov. Nech sa pomaly v užšom kruhu učia pretriasať spoločnú vec. Sváko Klino majú pravdu. Vraniakovci vo Vieske zapustili hlboké korene i korienky. V tieni ich javora široko-ďaleko nič nerastie.</text:p>
      <text:p text:style-name="P3">— Čo myslíte, súdruh Mikleš? Vy poznáte dobre Viesku. Vy by ste mali pozvať ľudí, presvedčiť ich, nech povedia pravdu o Vraniakovi. Všetci ľudia — všetko vedia. Keď ľudia dajú svoje vedomosti dohromady, bude z toho veľké svetlo. V tom veľkom svetle uvidia, aká rakovina rozožiera telo Viesky, aj tu sedí žaba na prameni. Ľudia nemajú radosť — tak sa im zdá — a mohli by mať. Viem, ľudia nechcú súdiť. Je to ťažké. Z čoho všetkého je človek posplietaný, myslia si. Aj dedinský boháč mal alebo aj má svoje dobré stránky. Treba si osvetliť, treba súdiť Vraniaka a celú minulosť Viesky? Čo myslíte, súdruh Mikleš? Bola by to veľká vec, keby tak Čerňaníčka verejne rozpovedala o svojom veľkom žiali a povedala aj to, koho zaň robí zodpovedným. Nazdávam sa, že by sme sa všetci podučili, akú máme zodpovednosť voči Vieske, voči nášmu spoločnému šťastiu.</text:p>
      <text:p text:style-name="P3">Justín Mikleš sa skrúcal, habkal, napokon sa predsa vystrel a sľúbil, že večierkom obíde ľudí, ktorí najviac vedia o Vraniakovcoch.</text:p>
      <text:p text:style-name="P3"/>
      <text:p text:style-name="P3"><text:bookmark-start text:name="bookmark22"/>&lt;h1&gt;25<text:bookmark-end text:name="bookmark22"/>&lt;/h1&gt;</text:p>
      <text:p text:style-name="P3"><text:soft-page-break/>Mať Klinová doletela po hradskej, po poľnej ceste na úvrať role. Pred ňou postupoval dlhý rad koscov a žníc. Koscom viedol predok plecnatý chlapík v belasom tričku. To bol Jano. Druhý kosec bol tiež taký plecnatý a zavalitý — jej starý. Všetci, ako sa rozháňali, s rovnakou silou, ako sa zdalo, aj podkášali a ukladali podťatú raž. Len dobrí kosci, vytrvalí, tak kosievajú: na jednu i na druhú stranu rozháňajú sa rovnakou silou. Tak sa zdá, akoby pred sebou iba vodu rozhŕňali alebo šíre pole zametali.</text:p>
      <text:p text:style-name="P3">Mať Klinová hľadela na koscov, ktorí sa práve prekášali k druhému koncu tomkovskej role. Myslela na rodičku. Úzkosť na ňu prichodila. Zdvihla pohľad od koscov hore vyššie na hory za Váhom, od vrchovcov hôr ešte vyššie. Vysoko-vysoko na rozpálenom nebi stálo slnko.</text:p>
      <text:p text:style-name="P3">— Slniečko, kým ty sadneš za horu! — roztúžene si povedala. — Kosci, žnice ustanú, umoria sa do západu. Ale čo ty, Penička naša? Ja sprostá, ešte ti predpovedám ako vedomkyňa: až do svitu sa potrápiš. Iba na svite sa rodia šťastné deti. Ja som tiež nad ránom priniesla na svet svojho Jana. Ale na to som už zabudla, že som na mrku začínala. Na bôle som nemala času celý deň, až keď sme ďatelinu pozvážali. Veru o takomto čase to dáko bolo.</text:p>
      <text:p text:style-name="P3">Z druhého konca role sa navracali kosci a žnice, syn Jano s Jozefou Masiaričkou, starý Klino s Uhríčkou, Michal Švec... Ona len stála ako zakopaná. Syn i starý ju videli, ale sa nedovtípili, po čo prišla, takí boli zabratí do roboty alebo im tak dobre bolo, pár rôčkov takto spolu nekosili. Prvá vykríkla Jozefa Masiarička:</text:p>
      <text:p text:style-name="P3">— Čo nového, tetka Klinová?</text:p>
      <text:p text:style-name="P3">— Bola som už po babicuľu, aj doktora... — povedala skromne, akosi vinovato mať Klinová.</text:p>
      <text:p text:style-name="P3">Zhŕkli sa okolo nej ženy, chlapi. Jano Klino sa len prizrel materi, utrel si rukou pot z čela a už sa aj poberal za ženou. V prvej chvíli zabudol, že vedie skupinu. Ale Jozefa Masiarička sa zas prvá vynašla, jazyčnica:</text:p>
      <text:p text:style-name="P3">— Hej, Jano, kdeže, kde? Ešte sa taký chlapisko nenarodil... nepomôžeš v tejto veci svojej žene.</text:p>
      <text:p text:style-name="P3">Jano Klino sa zháčil a začervenal ako chlapčisko. Baby na neho okálili: Ľaľa, otec! Spôsobil si utrpenie, nože si aj ty vytrp dačo — aspoň posmech.</text:p>
      <text:p text:style-name="P3">Jozefa Masiarička popásla sa na jeho okúňavosti, ale sa nad ním prvá zľutovala a odvrátila od neho zlomyseľnosť žien.</text:p>
      <text:p text:style-name="P3">— Nám to ináč vychodilo, — povedala. — Ja som sa rozsypala tri razy a vždy len v zime. Môj Paľo každý raz dal sa štiepať drevo. Všetko drevo, všetku siahovicu, čo sme mali, porezal a poštiepal. Tak mi pomáhal v ťažkej chvíli. Na ostatok zimy sme aspoň mali dreva do foroty. Ale tebe, Klino, to vychodí zasa ináč. Podľa toho ty máš kosiť! Tak teda kos, ja tvoju chlapskú dušu. Pozri, pokos, čo vidíš dookola, keď si gazda, náš skupinár.</text:p>
      <text:p text:style-name="P3">Jano Klino zagánil na ňu ako hrom do buka. — Dobre teda, kmotra moja, skosíme celé pole, všetky raže, len aby si mi potom nejojčala, že nevládzeš, ty štekaňa. Doteraz som viedol predok, teraz pôjdem posledný... Dobre, kmotra moja? — Vyznamenal ju prvý raz takto ako kmotru.</text:p>
      <text:p text:style-name="P3">Jano Klino pred sebou chcel poháňať celú svoju skupinu. Michal Švec súhlasil — kosili jeho raž. Aj ostatní kosci i žnice boli za to, páčilo sa im, že Jano sa chce vyvŕšiť na robote. Keď to drobná Penička vydrží, aj oni musia vydržať.</text:p>
      <text:p text:style-name="P3">Mať Klinová sa ulapila svojho starého. Musela mu povedať čosi a okrem toho nechcela dovoliť, aby sa jej starý strhal, pretekajúc sa s mladými. <text:soft-page-break/>Nenápadne odviedla ho z role, šušotala mu, čo sa stalo. Náramnú úzkosť prežívala, nijako sa nevedela zbaviť pomyslenia, že Penička sa hrozne preľakla a stratila mnoho duševných síl.</text:p>
      <text:p text:style-name="P3">— Zlá je, surová, tá tvoja milená dcéra Magduša, — dohovárala svojmu starému. — Penička nikomu na svete nezavadzia. Iba jej, Vraniačke. Vraniačka nech si opačuje svoje jalovice, či sú teľné, ale nie našu nevestu.</text:p>
      <text:p text:style-name="P3">Starý Klino počúval a počúval svoju ženu. Prichytil si ju pevne k sebe, bolestne jej zvieral pod pazuchou rameno. Keď sa mu stará Klinová prizrela vše do tváre, pozdávalo sa jej, že starý zlosťou oslepol. Išiel akoby po pamäti a dotiahol ju do dvora. Usadil na lavičku pod oblokmi prednej izby. Vedľa nej si oprel, kosu.</text:p>
      <text:p text:style-name="P3">— Stará, ešte raz mi povedz, čo sa stalo, čo spravila Magduša, — rozkazoval prísne, hrozivo. Rozkročil sa pred ňou a čakal.</text:p>
      <text:p text:style-name="P3">— Jaj, len ma tu alebo zmárni, alebo mi uverí, — pomyslela si stará Klinová. Dostala strach. — Nikto ma tu neobráni.</text:p>
      <text:p text:style-name="P3">V celej Vieske bolo ticho, ticho, až srdce v tom tichu usadalo, búchalo v prsiach ako zvon. Pod mohutným orechom bol hustý, zadúšavý tieň. Vyprávala plačlivo ešte raz. Starý Klino si vše popravil nohavice na bedrách. Mal ich remeňom pritiahnuté popod brucho. Nad Vraniačkinou zlobou jej rozum stál, ani sa ju nesnažila pochopiť, len si nad ňou ľútala a bola z nej zúfalá.</text:p>
      <text:p text:style-name="P3">— Starý, ver mi, nevravím tak preto, že som macocha. Ale Magduša je zlá, zlá je, surová, — žalovala sa. — Boh mi svedok.</text:p>
      <text:p text:style-name="P3">— Nemravč mi tu, — zahriakol ju. — Povedz so svojím babským rozumom, čo si myslíš.</text:p>
      <text:p text:style-name="P3">Pomaly sa osmelila, šepla. — Povedala som... — rozkríkla sa napokon: — Vyháňa nám Peničku. Vyženie ju, vyženie aj nášho Jana. Neukáže sa ten už potom vo Vieske, zakľaje ju...</text:p>
      <text:p text:style-name="P3">Starý Klino potriasol rozhodne hlavou, že reku to sa nestane, pomiešal si rukami v rázporku a podniesol nohavice.</text:p>
      <text:p text:style-name="P3">— Stará, pôjdeš za nevestou... — rozhodol.</text:p>
      <text:p text:style-name="P3">Mať Klinová sa pobrala. Vydýchla si: uveril jej.</text:p>
      <text:p text:style-name="P3">— Stará, počkaj. Naša nevesta je sama v poli. Príde baba, príde zlý človek, kocúr zamraučí, skočí zviera... ženu v takom stave prestraší a sily ju opustia. A ty, stará kvokaňa, zle si dávala na ňu pozor.</text:p>
      <text:p text:style-name="P3">— Ale dočkaj, — začal ju prevádzať dvorom. Povedal: — V poli je v poli. A v dedine je zasa ináč. Ty, stará, so svojím babským rozumom povedz: naša nevesta tu medzi ľuďmi, tu pod otcovskou strechou smelšie porodí?</text:p>
      <text:p text:style-name="P3">Mať Klinová ochotne prisvedčila, ba aj slzy jej vyhŕkli.</text:p>
      <text:p text:style-name="P3">— Stará, bež sa spýtať nevesty, či je ochotná prísť tu, pod otcovskú, rodičovskú strechu...?</text:p>
      <text:p text:style-name="P3">V tom si mať Klinová nebola celkom istá. Preto ju starý Klino prevádzal ďalej dvorom, posielal za nevestou, ale ju nepúšťal, pevne ju držal za rameno.</text:p>
      <text:p text:style-name="P3">Orech, vôňou zadúšavý tieň pod ním, stará, naklonená jabloň, tu bolo všetko srdcu blízke, naučené na človeka. Bývali na kraji Viesky, ale proti <text:soft-page-break/>vetriskám, fujaviciam, závejom dobre sa tu ohradili živým plotom a korunami stromov. Taká príjemná, dávno známa tíšina tu bola vo dvore, na podstienke výslnie. Na jar, len čo sa slniečko vykotúľalo nad horu, oprelo sa o stenu chalupy. Od včasnej jari na podstienke rád sa vyhrieval kedysi dedo Klino, sliepky, mačka. — Ona tu bola doma, ona sa tu vedela rozprávať s naklonenou jabloňou, orechom, podstením a slniečkom nad horou, ona tu chce zomrieť, ju odtiaľto nohami napred vynesú, ale či Penička, mestské stvorenie, bude chcieť sem prísť — v tom si ešte nemohla byť istá. Stará Klinová povedala veľmi jednoducho:</text:p>
      <text:p text:style-name="P3">— Poďme sa jej opýtať obidvaja. Starý, povieš jej: nevesta naša, poď k nám. Budeš doma... aspoň kým ti decko podrastie.</text:p>
      <text:p text:style-name="P3">Starý Klino si napochytro odel nedeľňajší čierny kabát, sviatočný klobúk položil na hlavu a zas len pochytil svoju ženu, s tým rozdielom, že ju teraz neťahal, ale zadržal, aby si ľudia nemysleli, že sa už celkom spochabeli.</text:p>
      <text:p text:style-name="P3">Prišli, na prahu chalúpky zastali.</text:p>
      <text:p text:style-name="P3">Penička chodila semo-tamo. Vše sa prichytila steny, vše stoličky alebo postele. Vše sa jej stiahla tvár; V ruke držala akúsi bielu handričku. Pot sa z nej lial. Utierala si tvár a krk vo výstrihu širokých, nariasených šiat. Chcela sa prechodiť, a nemala kde. Izbica bola zaprataná nábytkom. V obchôdzke jej najviac zavadzala kolíska konča postelí. Babicuľa v bielom plášti sedela na posteli, čítala akýsi, časopis.</text:p>
      <text:p text:style-name="P3">— Nevesta naša, — povedal slávnostne starý Klino. — Prišli sme ťa pozrieť, my dvaja starí ľudia. Uznám: neskoro. Ale ty sa na nás zato nehnevaj. Človek nie je nikdy dosť múdry. Och, sprostý je, len to si nemysli, nevesta naša, že sme ťa nechali na cudzie ruky. Ty si naša.</text:p>
      <text:p text:style-name="P3">Penička prestala sa prechodiť, usmiala mdlým, unaveným úsmevom. Akoby jej na chvíľu i bolesti prestali. Pozdal sa jej plecnatý chlap vo dverách, trčal tam ako balvan. Pri ňom stála mať Klinová.</text:p>
      <text:p text:style-name="P3">— Penička naša... Vidím, je ti tu tesno v tejto... — div nepovedal „búde”. — Nevesta naša, poď, hneď ťa preveziem... — Lepšie ti bude, aj malému, pod otcovskou strechou. Čo povieš starým ľuďom? Zapriahať Valacha? Ničoho na svete sa nebudeš báť, a keď ti bude tesno, vyletíš si ako lastovienka.</text:p>
      <text:p text:style-name="P3">— Áno, tato... — povedala Penička. V tvári sa jej uvoľnilo napätie. Pristúpila k otcovi Klinovi a položila si mu omarené ruky na plecia. Nabrala síl. — Tato, zapriahajte Valacha. A príďte i s Janom.</text:p>
      <text:p text:style-name="P3">Starý Klino zavrel oči pred Peničkiným jagavým pohľadom. Nechtiac zahundral temným hlasom:</text:p>
      <text:p text:style-name="P3">— Jano nemôže nič povedať! Ja som starý človek a viem, viem... Keby zo žaluďa nemal vypučať, vyrásť dub, ľuďom ani mne by sa nechcelo žiť. Keby trávička nerástla, ovsík neschodil... Starých ľudí si vážiť treba, nech sú, akí sú. Daromnica im nestačí... Natoľko sme poskusovali všeličo, už len vieme, čo je naša večná radosť: To si ty a ratoliestka, čo nám prinesieš.</text:p>
      <text:p text:style-name="P3">Starý išiel priahať, stará Klinová o spasenú dušu letela do poľa.</text:p>
      <text:p text:style-name="P3">— Penička si ťa žiada, — zvestovala synovi, — zaraz poď domov.</text:p>
      <text:p text:style-name="P3">— Tetka Klinová, dobre, že ste prišli. Jano, náš vedúci, gazda, ide nás umoriť, — zarapotala Jozefa Masiarička. Tvár jej horela, štípala ju soľ, čo sa jej <text:soft-page-break/>na lícach a ústach usadila. Blúzku na chrbte medzi lopatkami mala mokrú.</text:p>
      <text:p text:style-name="P3">Veselo, bujne sa pretekajúc, Janova skupina pokosila-pozametala Michalovu Švecovu raž, peknú tablicu a dorazila aj švík Mariny Čerňaníčky.</text:p>
      <text:p text:style-name="P3">— Povedzte, tetka, neskosili sme dosť? — dopytovali sa žnice, uparené, len tak z nich kvapkalo.</text:p>
      <text:p text:style-name="P3">Slnko viselo ešte kus nad horou. Do mrku mohli porobiť kopu roboty, keby nie táto vec... Ešte by hádam boli aj zostali robiť bez Jana, keby Jozefa Masiarička nevykríkla:</text:p>
      <text:p text:style-name="P3">— Prepánajána, babky moje, zajtra bude radostník, a ja ešte nemám kvasníc. Kedyže ja napečiem?</text:p>
      <text:p text:style-name="P3">Kým mať Klinová odbehla do poľa a spiatky, na dvore už čakal Valach, zapriahnutý do rebrinového voza. V košinách mäkké sedadlo s operadlom, zadok voza senom vystlatý, prestretá čistá posteľná plachta, ako sa patrí. Valach sa leskol ako hodváb grošovanou srsťou a na chomúte sa mu oleskovalo mosadzné kovanie. Tíško zaerdžal na mladého Klinu. V kantári mal zastoknuté zelené ratoliestky. Na nátoni pri voze sedel vo dva konce skrčený starý Klino, oblečený do sviatočných hábov. Čižmy — práve tak ako mosadzné kovanie na chomúte Valachovom — mali čerstvý lesk.</text:p>
      <text:p text:style-name="P3">Ach, bodaj ťa, pomyslela si stará Klinová. Za márnu chvíľu všetko stačil: Valacha aj seba dať do parády, aj zapriahnuť. Bodaj ťa a ťa bodaj, ty starý hriech. A ja tu plačem, srdce mi usadá.</text:p>
      <text:p text:style-name="P3">Klino, jej starý, sa zdvihol, narovnal ako husár. Podával synovi bič.</text:p>
      <text:p text:style-name="P3">Syn odmietol:</text:p>
      <text:p text:style-name="P3">— Tato, poháňajte vy.</text:p>
      <text:p text:style-name="P3">Chlapi — potešila sa mať Klinová — dobre si rozumeli. Jeden druhému chcel urobiť radosť. Syn rozkázal:</text:p>
      <text:p text:style-name="P3">— Mama, sadajte!</text:p>
      <text:p text:style-name="P3">— Ach, nepôjdem ja s vami, syn môj... Vy len choďte... po mladuchu. Ja aspoň postele prezlečiem.</text:p>
      <text:p text:style-name="P3">Za Valachom na sedadle už sedel starý Klino s opratami, s bičom v rukách. K otcovi si prisadol syn Jano, uveličený.</text:p>
      <text:p text:style-name="P3">Otec Klino mal cmuknúť na Valacha, ale obrátil sa k žene:</text:p>
      <text:p text:style-name="P3">— Ideme po mladuchu...? Tie baby! Aké majú jazyčiská. Všetko im prinesie slina na jazyk. Keď máš toľko chochmesu, prichystaj nám aspoň privítanie, ako sa patrí. — Cmukol a grošovaný Valach vyletel všetkými štyrmi zo dvora.</text:p>
      <text:p text:style-name="P3"/>
      <text:p text:style-name="P3"><text:bookmark-start text:name="bookmark24"/>&lt;h1&gt;26<text:bookmark-end text:name="bookmark24"/>&lt;/h1&gt;</text:p>
      <text:p text:style-name="P3">Cestou z role stavila sa Jozefa Masiarička v obchode u Mikyšku. Kosci i žnice roztratili sa po Vieske. Nikto nevidel, ako Jozefa privoniavala k balíčku kvasníc. Zobla omelinku, pomliaskala. Joj! Nozdry sa jej rozšírili, nabrali sa vôňou nácestka, smažených pampúškov a koláčov. Cítila sa ako kmotrička vyvolená. A už sa videla s kmotrovským košom pri Peničke. Rodičku núka slepačou polievkou, nech si chlipne a omastí útroby, ešte boľavé. Na stôl <text:soft-page-break/>vykladá veľký koláč — radostník. Dookola sedia na ňom vtáčky, požmurkávajú očkami z korenia. — Ten miesila, splietala a zdobila celú noc na slávu nového človeka. — Dávno-predávno prišli už ľudia na to, že sa šťastlivý človek cíti stredom sveta a že je akýsi slepý, hluchý a či zábudlivý. A to sa tiež vie, že si šťastného otca každý doberá, podpichuje, čo má, či chlapa a či rozštiepeného pohoniča-dievku. Nuž v takomto položení mužskému rodičovi je vždy výhodnejšie pichľavé jazyky zamestnať jedlom a nápojom, ako sa brániť a vykrúcať. Na takýto prípad myslí kmotra namiesto šťastlivého rodiča. — Jozefa čosi šípila, že zajtrajší radostník bude mimoriadny. Veď prečo by sa boli všetky baby náhle rozpŕchli kde ktorá?</text:p>
      <text:p text:style-name="P3">Medzitým prišla k Pagáčovej krčme. Otvorila dvere. Zvonec na spružine protivne jej zaštrmbáľal nad hlavou. Vytrhla sa. Tak sa jej to pekne myslelo o zajtrajšom dni. Do nosa ju uderil zápach. Po stenách sa rozťahovali plesnivé škvrny. Na nábytok z mäkkého dreva lepil sa brud. Dávno ho bolo treba vydrhnúť horúcim lúhom. Páchlo tu močkou a starým pivom. V Jozefe prepukol prudký odpor a nepriateľstvo k bratovej žene, veľkej Hane. — Už to ani pravda nebolo, že sa narodila v tomto dome. — Za všetku špinu, čo videla okolo seba, vinila Hanu.</text:p>
      <text:p text:style-name="P3">Brata i jeho ženu našla v spálni, ako leňošia. Ondriš sa vyvaľoval na perinách, bosý, v nohaviciach. Len po západe slnka, keď sa kosci vrátia z poľa, začne čapovať. Brat Ondriš predčasne oplechavel a ostarel. Červenou, odutou tvárou, ktorá na lícach preskakovala modrými žilkami, robil dojem, akoby sa dusil veľkým žuvancom. Čím bol starší, tým sa viac podobal otcovi. Raz Ondriš ukradol otcovi veľkú sumu peňazí. Otec sa v návale žiaľu z pomsty obesil. Zakosílil si povraz v korune javora. Našli ho, až keď sám odpadol. Ondriš bol tiež taká prudká, ale smutná povaha.</text:p>
      <text:p text:style-name="P3">Na diváne konča rozhádzaných manželských postelí vyvaľovala sa veľká Hana. Pri najmenšom jej pohybe uvoľnené perá pod ňou žalostne zastonali. Večne sa žalovala na nohy. Kdektorej žene ukazovala svoje ťažké, ako valce hrubé nožiská, navreté kŕčovými žilami. Ani jej len na um nezišlo, že by si ich mala umývať, keď ich už chce ukazovať. Brat Ondriš sa podvolil ženinej lenivosti a ona zasa mužovej skúposti. Výsledkom manželskej ústupčivosti bolo, že obidvaja boli rovnako skúpi, rovnako zanedbaní a špinaví. Hana nosila na sebe jedny háby, v zime barchetové, kým len z nej nespadli. Ondriš zasa nepoužíval vreckovku. Z nosa si vytláčal mokrotu prstami a smelo ju odhadzoval vo vlastnej krčme na dlážku. Keď jedol, zle sa bolo naňho dívať. Donášal si večeru ku stolu kartárov. Všetko vyjedal lyžicou. Sliepku si pridŕžal v oboch rukách. Keď ohrýzal mäso z kostí, mykal hlavou ako zviera. Kartári robili narážky. Prečo sa radšej v kuchyni nenavečeria. Ale Ondriš sa nikdy nedovtípil, alebo mu to bolo jedno, čo si kto o ňom myslí. Bol bohatý. Návštevníci krčmy — skoro všetci chlapi vo Vieske — videli špinu, ale zvykli si na ňu. Na funduse oproti kostolu stávala krčma, odjakživa špinavá, so špinavým krčmárom. Azda v úradku božom stálo, že Vieska nemôže mať inakší podnik ako špinavú krčmu so špinavým krčmárom.</text:p>
      <text:p text:style-name="P3">Obidvom prizerala sa Jozefa Masiarička cudzím pohľadom, akoby ich videla takto prvý raz. Aj pozdraviť sa zabudla.</text:p>
      <text:p text:style-name="P3">— Jozefa, čože si nemá? — prihovoril sa jej brat Ondriš, prevaliac sa na perine.</text:p>
      <text:p text:style-name="P3">— Ondriš, daj mi fľašu slivovice, — rozkázala si náročky tak tvrdo. — Ale nepančovanú chcem! Nemusí hneď každý vedieť, že som brala u brata.</text:p>
      <text:p text:style-name="P3">Veľká Hana sa len pohýbala na diváne, citlivo pod ňou zastonkali perá. Zaomáľala jazykom:</text:p>
      <text:p text:style-name="P3">— Jozefa, tým jazyčiskom picháš ako žihadlom. A štipľavá si ako stará bryndza.</text:p>
      <text:p text:style-name="P3"><text:soft-page-break/>— Ty čuš, s tebou sa ja nerozprávam, — ohradila sa Jozefa s odporom.</text:p>
      <text:p text:style-name="P3">— Sestra moja, ty chceš teda nepančovanú slivovicu? — smutne zahútal Ondriš, nakláňajúc hlavu zboka nabok. — Teda, teda... — Rád mal sviežu, pohyblivú sestru najmä preto, že mal takú smutnú povahu.</text:p>
      <text:p text:style-name="P3">— Nepančovanú chcem, akože?</text:p>
      <text:p text:style-name="P3">Brat Ondriš sa dokonca zdvihol, plecami pomykal, pokrútil bezmocne hlavou.</text:p>
      <text:p text:style-name="P3">— Všetky si už popančoval! — kríkla na neho Jozefa. — Ani jednu dobrú nemáš?</text:p>
      <text:p text:style-name="P3">— Jozefa, — brat ju z lenivosti nazýval Ozefa, — Jozefa, veď sa nerob taká hlúpa. Vieš, ako sa krčmári... Dám ti lacnejšie, bohuprisahám, ani korunu na tebe nezarobím.</text:p>
      <text:p text:style-name="P3">— Ondriš, hluchý si, alebo ma nerozumieš! Na radostník chcem fľašu spravodlivej slivovice, — kríkala na neho Jozefa.</text:p>
      <text:p text:style-name="P3">— Sestrička moja, potom ti nemôžem poslúžiť, — povedal krčmár smutne-odovzdane. — Nemám. Mrzí ma to kvôli tebe, ale nemám.</text:p>
      <text:p text:style-name="P3">— Hanbi sa! Ondriš, hanbi sa, — rozhorčila sa Jozefa.</text:p>
      <text:p text:style-name="P3">Tu sa Ondriš Pagáč celkom preinačil. Prívetivo sa usmial, obrátil hore veľké bielka očí, akoby čosi hľadal hore na nebesiach a povedal mierne:</text:p>
      <text:p text:style-name="P3">— A prečo sa ja mám hanbiť, sestra moja?</text:p>
      <text:p text:style-name="P3">— Všetko, všetúčko falšuješ! A ešte sa tu smeješ. Ondriš, už si aj hanbu stratil, oplesnel, fuj!</text:p>
      <text:p text:style-name="P3">Krčmár sa dobrosrdečne ďalej smeje a sestra Jozefa sa mu prizerá, vydesená: všetko sfalšoval, ani len pre seba nič spravodlivé nenechal.</text:p>
      <text:p text:style-name="P3">— Ondriš, potom sa nečuduj, keď sa ťa ľudia celkom odhodia, keď ťa zo strany vyrútia a vyženú ťa z tejto krčmy...</text:p>
      <text:p text:style-name="P3">— Čo, mňa vyrútia, mňa že vyženú z tejto krčmy?</text:p>
      <text:p text:style-name="P3">Podarilo sa Jozefe omráčiť brata Ondriša.</text:p>
      <text:p text:style-name="P3">— Jozefa, ty si zlá, ty nám závidíš, — povedala Hana.</text:p>
      <text:p text:style-name="P3">— Ty čuš, ty len čuš, s tebou sa ja nerozprávam. Ondriš, aby si vedel. Dnes-zajtra ťa zo strany vyhodia, aj z krčmy ťa vyženú. Raz si už pokutu platil, že prilievaš, raz si sedel, že predražuješ. Nepomáha. Keby nie môjho Paľa, dávno by tvoja Hana bachor za koscom natriasala — tak ako ja. A to sa ti veru zíde!</text:p>
      <text:p text:style-name="P3">— A keby nie môjho starého, zadusila by si sa aj so svojimi detiskami v jednej komore. Na to si ty už zabudla, — zamiešala sa veľká Hana. Už si aj sadla, knísala sa na diváne, až všetky perá pod ňou zastŕpali.</text:p>
      <text:p text:style-name="P3">Jozefe sa z duše protivila, odpovedala jej iba opovržlivým pohľadom. Hana pohne raz jazykom, ona sto ráz, sto ráz ju preskočí a predbehne. Ale načo? Nestálo to za to s takým megerom stratiť slovo.</text:p>
      <text:p text:style-name="P3">— Jozefka, povedia ti pravdu a ty onemieš, čo? — podpichoval sestru Ondriš.</text:p>
      <text:p text:style-name="P3"><text:soft-page-break/>— Ja, ja onemieť? To, Ondriško pridusený, o mne vravíš?</text:p>
      <text:p text:style-name="P3">— Vtedy som vám bol dobrý, vtedy, hej, keď som vám požičiaval, chalupu staval. Teraz ma bude moja sestrička a môj vlastný švagrík z môjho podniku vyhadzovať, zo strany vylučovať... — zadýchal sa, očervenieval, sinel, fučal Ondriš.</text:p>
      <text:p text:style-name="P3">— A ja nemám puknúť od zlosti? A mňa nemá poraziť? — povedala Jozefa s trochou sesterského citu k bratovi. — Fľašu nemám! — Sesterský cit sa hneď stratil. Vyšľahol hnev. — Nech, nech ťa, Ondriško, hoci porazí. Pukni, nech ťa rozhodí, nech. Pre tvoju svinskú, úžernícku dušu ja nemať fľašku na radostník? Dobre ti tak, že ti obchod vzali, že ti na krčmové dvere Jednotu pribili. Zajtra musí čapovať iný krčmár. To ti vravím. Si skupáň, si úžerník. Dobre, že ti peňazstvo nazdierané v zemi zhnilo, dobre. A dobre aj to, že ťa komunisti zo strany vylúčia. Dobre ti tak, dobre vám tak... Zbohom si tu ostávajte. Pre takýchto odroňov nemať dobrú fľašku na radostník... — Vysypala im všetko žeravé uhlie na hlavu a brala sa preč.</text:p>
      <text:p text:style-name="P3">Pridusený brat Ondriš valil sa za ňou.</text:p>
      <text:p text:style-name="P3">— Tu máš, tu vidíš Jednotu, — ukázala sestra prstom na dvere. Visela na nich nová, papierová firma Jednota. Obchod s miešaným tovarom mu už dávnejšie vzali, krčmu len toť urobili komunálnym podnikom, ale nechali v nej starého krčmára. A tak Ondriš a Hana mohli ďalej prilievať, nedolievať, pančovať.</text:p>
      <text:p text:style-name="P3">Krk dám na to, môj Paľo má v tom prsty, pomyslela si Jozefa.</text:p>
      <text:p text:style-name="P3">Vonku sa Ondriš trochu ovládol a spýtal sa sestry, či Paľo naozaj povedal, že ho zo strany vylúčia. Jozefa mu prisvedčila. Vari prvý raz v živote prizrela sa Ondrišovi ako teraz: bol to cudzí, dávno cudzí chlap. A ona mu nadávala ako bratovi!</text:p>
      <text:p text:style-name="P3">Ondriš a Jozefa sa rozbehli v opačné konce Viesky: Ondriš dole, Jozefa zas hore Vieskou.</text:p>
      <text:p text:style-name="P3"/>
      <text:p text:style-name="P3">&lt;h1&gt;27&lt;/h1&gt;</text:p>
      <text:p text:style-name="P3">Biely ovčiarsky pes vrhol sa k bráničke a zúrivo sa rozbrechal. Jozefa Masiarička hľadela mu do plamenných očí, keď zvonila na bráničke. Jozefa moja, nemala by si, už kvôli Paľovi nie, povedala sama sebe. Ale už sa stalo. Otvárala jej Vraniačka.</text:p>
      <text:p text:style-name="P3">— Vy ešte nekosíte? — prihovorila sa jej Jozefa.</text:p>
      <text:p text:style-name="P3">— My nie sme organizovaní, — pichla ju Vraniačka. — Ale pokosíme. Chvalabohu, ešte nám nikdy ani kláska na poli nezostalo. — Zostala v kuchyni, škriabala zemiaky na večeru.</text:p>
      <text:p text:style-name="P3">V zadnej izbe za kuchyňou vládne prísna čistota. Chorí ľudia vše sa sami sebe protivia; tým prísnejšiu čistotu vyžadujú, čím viac lipnú na živote. Pri obloku do záhrady v drevenom stolku s operadlom sedí chromá Vraniačka. Pod sebou má vankúš, za chrbtom vankúš, ani sa nepohne, ani nedá znať Jozefe, či je rada, či nerada návšteve. Tvár má takú zaujatú, akoby pozorne počúvala iba to, kedy ju v ktorom kĺbe zbolí, spichá, začne lámať. Na ohýbaných operadlách stolka čakajú ruky, či sa mocnejšie prichytiť, keď bolesť prikvačí, a či voľne odpočívať. Sú naliate opuchlinou až po prvé stavce <text:soft-page-break/>prstov. Poruke má prichystané paličky, ich konce sú oviazané handričkami, akoby aj ony boli boľavé. Keď je lepšie, chromá vstane, do kostolíka prejde na modlenie alebo radšej pred dom poklebetiť si s babami. Keď je horšie a zle, prichodí potešiť dušu dekan Drábik alebo klebetnica Psotkuľa.</text:p>
      <text:p text:style-name="P3">Pri stolku starej Vraniačky čaká stolček, na ňom prikrývočka belasým pamukom vyšívaná.</text:p>
      <text:p text:style-name="P3">Chromá Vraniačka si nevšíma hosťa, zato Jozefa Masiarička vidí všetko: čistotu, stolček bez operadla i prikrývočku. Prepuká v nej zvedavosť. Má v sebe radosť a zvedavosť jej dáva krídla.</text:p>
      <text:p text:style-name="P3">Vyšívaná dečka hovorí Jozefe: Nesadaj si. Postojačky povedz a čím prv si vybav, po čo si prišla.</text:p>
      <text:p text:style-name="P3">Jozefa sa v drieku pokolíše, popreosieva sukňou, povie dečke: Ty dečka, povedz, kto robí v tomto dome, že je tu taká čistota. Vraniakovci si už nemôžu držať najatých sluhov ako kedysi. Dedo Vraniak je už hluchý ako peň, Vraniak nemôže, Dušan sa poneviera, Vraniačke sa ťažko zohýnať v robote. Kto tu teda tak úzkostlivo dbá o čistotu? — Ale ja si predsa len sadnem, — povie nahlas kľavej žene. — Len na krajíček, aby som dečku nepokrčila. — Letkom rozpovie všetko od začiatku, ako sa spriatelila s Peničkou a ako prišlo až k tomu, že ju pozvala za kmotru. Teraz prišli na Peničku bôle.</text:p>
      <text:p text:style-name="P3">— Zajtra ráno máme radostník, — zvestovala Jozefa.</text:p>
      <text:p text:style-name="P3">— Hriešne vravíš, Jozefa, — pokarhala ju stará Vraniačka. — Keby si aspoň povedala: keď pán boh dá, narodí sa... Môže sa aj mŕtve uliahnuť.</text:p>
      <text:p text:style-name="P3">— Chúďa moje, potrápi sa. Ale čože sa môže stať. Je pri nej babicuľa. A hádam už aj lekár prišiel. Nič sa jej nemôže stať. Mám ju radšej ako rodinu, ako vlastnú sestru.</text:p>
      <text:p text:style-name="P3">— Tresky-plesky! Nikto ti nemá byť bližší nad rodinu, nad pokrvnosť.</text:p>
      <text:p text:style-name="P3">— Ale, babka, pomyslite, čo sa mi stalo! Nemám fľašu na radostník! Kdeže ju do rána naberiem? Nadojím ju pod kravou? Keď mi, babka, nepomôžete, na hanbu pôjdem s prázdnym košom. Viete, babka, keď si chlapiská neprevrátia do seba toho smradu, ani sa im radostník neráta. Babka, prosím vás, nože mi prepustite fľašočku svojej slivovice. Budem vám do smrti povďačná. Dobrý skutok urobíte. Na druhom svete vás nebude trápiť lámka. Pánbožko vám odpustí...</text:p>
      <text:p text:style-name="P3">— Ľahkomyseľná si, dievka moja...</text:p>
      <text:p text:style-name="P3">— Ľahkomyseľná. Máte pravdu. Ale mi to urobte... — zaprosila Jozefa, ochotná prijať všetky výčitky, len aby svoje dosiahla.</text:p>
      <text:p text:style-name="P3">— Nedáš mi dopovedať. Ľahkomyseľnosť a pochabosť je to od teba... Teraz pôjdeš bez fľaše na radostník.</text:p>
      <text:p text:style-name="P3">— Babka, ale veď máte!</text:p>
      <text:p text:style-name="P3">— Čosi máme, ale ešte nám treba pre koscov, mlatcov. Nepros, Jozefa. Čože prosíš? Netreba sa ti prosiť. Prepustiť ti nemôžeme.</text:p>
      <text:p text:style-name="P3">Jozefa Masiarička sa pobrala, namrzená, že prosila, zdôverila sa neopatrne. Len vtedy sa zdvihla stará Vraniačka. S veľkým ochkaním a stonaním odkrivkala o paličkách do kuchyne, že pohľadá. Dlho s nevestou šušotala v kuchyni, na dverách vŕzala, napokon priniesla fľašku pod pazuchou.</text:p>
      <text:p text:style-name="P3">Jozefa siahla po nej dychtivo a vopchala do opuchnutej ruky k rukoviatke paličky skrútenú bankovku. Stará Vraniačka prichytila ju k rukoviatke, ale <text:soft-page-break/>fľašku spod pazuchy nepustila. S námahou sa púšťala do stolka. Pomaly rozvinula bankovku, stískajúc fľašu medzi kolenami.</text:p>
      <text:p text:style-name="P3">— Ja takto bolestne krivkám o paličkách, aby som ťa obslúžila. A ty mi tu otrčíš papierik, — zastonala stará Vraniačka. — Čože kúpiš za takýto papierik?</text:p>
      <text:p text:style-name="P3">— Je vám primálo? A ja čakám, že mi vydáte. Nám sa korunky nekotia, ani ich na ceste nezhŕňame, — nahnevala sa Jozefa.</text:p>
      <text:p text:style-name="P3">— Jozefa, a čože si myslíš, že ma spasia tvoje korunky? — A doprosta sa opýtala: — Zajtra pôjdu naši na Klin kosiť. Báb nemajú. Pôjdeš nám pomôcť?</text:p>
      <text:p text:style-name="P3">Jozefa, pravdaže, vedela, že si gazdovia zaviedli vo Vieske taký zákon: všetko sa odrábalo, platilo robotou: konský záprah, zemiaky, múka, omasta, vajíčka i plnotučné mlieko pre deti. Vraniakovci všetko mali, všetko im ľudia odrábali. Jozefa Masiarička predsa len bola prostoduchá — nevinná, naraz ju omráčilo, že by mala odrábať aj pálenku. Stravu pre deti odrábať — pristala by. Ale pálenku? Len zo zvedavosti — zvedavosť ju nikdy neopúšťala — opáčila:</text:p>
      <text:p text:style-name="P3">— A koľkože si šacujete, babka, túto pálenku?</text:p>
      <text:p text:style-name="P3">— Rátaš lepšie ako ja. Babe sa platí na deň sto korún, ty si mi otrčila toť tisícku: desať dní to vychodí.</text:p>
      <text:p text:style-name="P3">— Rany božie! — vykríkla Jozefa a vytrhla si svoj peniaz. — Desať dní! Vraniakovci, srdce, svedomie nemáte. Po kvapke, kvapôčke ulejem našim chlapom, babám zo skupiny, naraz rozlejem... Zazdravkáme, štrngneme si na radostník... a bude po pálenčisku. A ja aby som vám za márnosť desať dní odsluhovala? Joj, nemáte svedomie!</text:p>
      <text:p text:style-name="P3">Magduša Vraniačka nazizla z kuchyne do zadnej izby, zavolala:</text:p>
      <text:p text:style-name="P3">— Babka, berte peniaze. Zabudli ste: richtárka je, vysoko sa šacuje. Ešte nás bude po dedine roznášať.</text:p>
      <text:p text:style-name="P3">Stará Vraniačka spustila deň, spustila dva. Vôbec nechápala, nad čím sa Jozefa tak pohoršuje. Takto ona skupúvala pracovné dni do gazdovstva. Čím viac dní vydrela od žien, dojatých súcitom k nej, tým užitočnejšou sa cítila a iba tak si udržala vládu v dome ako gazdiná. Magduša vychovala už druhého syna na ženenie a ešte bola pri nej iba nevestou.</text:p>
      <text:p text:style-name="P3">— Odrábať vám vaše pálenčisko? Ani dníček! Čože som ja? — rozkričala sa Jozefa Masiarička ako na ratu. Urobila hroznú lármu.</text:p>
      <text:p text:style-name="P3">— Vraniakovci, vyslopte si sami svoje pálenčisko. Bodaj sa vám v gágoroch zapálilo. Hanby nemáte, fuj! A ja som ani nevedela, že ste takí úžerníci.</text:p>
      <text:p text:style-name="P3">Magduša Vraniačka mala čo robiť, aby ju vyprevadila.</text:p>
      <text:p text:style-name="P3">— Jozefa, ty mi nekrič v mojom dome. Bež si k bratovi Pagáčovi, nech ti ten dá za peniaze fľašu dobrej slivovice!</text:p>
      <text:p text:style-name="P3">— Aj ten je taký, ako ste vy, Vraniakovci! Ako vy všetko falšuje a klame! — Jozefa spľasla rukami a uchodila. Zem jej horela pod nohami. Tá bosorka otrávila jej radosť, do krvi ju urazila.</text:p>
      <text:p text:style-name="P3">Keby aspoň koho stretla, keby si mala aspoň pred kým zlosť vyliať! — Jozefa Masiarička mala náturu, ktorú ľudia nazývajú povrchnou. Jej ani na um nezišlo, aby sa trápila. Keď sa jej niečo znevidelo, dopálilo ju, hneď s tým von. Vykričala hneď všetko a cítila sa zas ako rybička. — Ale teraz nestretla, <text:soft-page-break/>nevidela prvého dobrého človeka;</text:p>
      <text:p text:style-name="P3">Na kuse prehnala sa Vieskou ako povíchrica. A predsa len! Začula čosi: kdesi zavrzúkali táčky. Drôteným plotom zazrela: vzadu vo dvore Pakan tisol pred sebou táčky. Vyvážal hnoj z maštale. Nikto lepší sa jej nemohol nadariť: aj si pred ním vyleje zlosť, aj dostane fľašu na radostník. Spomenula si hneď: stará Pakanka sa jej raz žalovala, ako sa teraz ťažko žije. Len pálenici v Púchove a na daniach zaplatili tridsaťtisíc. Pakanovci mali veľkú záhradu, mnoho sliviek a lanského roku sa až vetvy lámali pod úrodou. Začudovala sa: podívajme sa! Ani Pakanovci dnes nekosia. Čo sa stalo? Pakanovci sú vždy prví vo všetkom.</text:p>
      <text:p text:style-name="P3">Vbehla do dvora. Ženská na ňu kričala. Masiarička nechcela vidieť, kto na ňu kričí: Masiarička, hej! Pakanova nevesta, mestská panička, vešala plienky na šnúru. Ale to nakysnuté cesto ani na to nebolo dobré Jozefe Masiaričke, aby sa s ňou povadila. Pakanova nevesta ešte vykríkla za ňou: Slivovicu nemáme. Ale Masiarička ani to nepočula, dávno dobehla za maštaľ ku hnojisku.</text:p>
      <text:p text:style-name="P3">Pakan bosý, nohavice pod kolená, rovnal hnoj. Keď pobadal Masiaričku, vyhŕkol na ňu:</text:p>
      <text:p text:style-name="P3">— Slivovicu? Koľko chcete? Mám.</text:p>
      <text:p text:style-name="P3">Masiarička nič zlého netušila, taká bola upriamená na fľašu.</text:p>
      <text:p text:style-name="P3">— Jaj, či som rada, pán Pakan! Nebudem sa hanbiť na radostník prísť bez fľaše, — zaspievala, natešená. Otrčila mu svoj veľký peniaz, nebodaj sa nazdávala, že by zaň mohli byť aj dve.</text:p>
      <text:p text:style-name="P3">Pakanom to zamrvilo, akoby ho striasol mráz. Chvíľu otváral ústa, ale zo slovo zo seba nedostal. Miesto toho rozohnal sa vidlami a tak prudko ich šmaril do hnoja, že sa im rúčka rozochvela ako drumbľa. Len potom sa rozzúril:</text:p>
      <text:p text:style-name="P3">— Tieto vidly do kohosi namočím, prisahám! Nech mi ešte jedna príde, zle pochodí. Čo sa s vami vrece rozviazalo? Všetky do mňa dodievajú: Pakan, daj, Pakan, predaj. Ale nepredám, nedám! To by sa vám chcelo slopať moju slivovicu! Vravím: nepredávam. Mám si to vypísať na vráta: Nepredávam!? Ale prepustím, komu ja chcem: niečo za niečo. Masiarička, richtárka, nech si čert, nech si diabol, nech si pani, povedz hneď: chceš mi robiť, alebo sa mi prac zo dvora.</text:p>
      <text:p text:style-name="P3">Konečne sa Masiarička dovtípila, že prišla k Pakanovi posledná. Zuza Chorenka, Uhríčka a hádam aj Michala Švecova žena, všetky sa dali zháňať fľašu na radostník, každá chcela platiť, ani jedna odrábať. Preto sa tak Pakan rozzúril.</text:p>
      <text:p text:style-name="P3">— Fľašku mi teda nepredáte? — šepla skromne Masiarička. Tak zúriť chlapa ešte nevidela. Bola zvedavá a chcela ho ešte podpichnúť.</text:p>
      <text:p text:style-name="P3">— Už aj sa strať! Nepodkušuj: nepredávam.</text:p>
      <text:p text:style-name="P3">— A prečo nie?</text:p>
      <text:p text:style-name="P3">— Prečo, prečo? Pre deravé vreco, ty hubaňa! Vy trochári chcete nás zraziť na kolená. Nezrazíte. Pre seba si dosť dorobíme, a vy si pre mňa-za mňa aj od hladu pokapte.</text:p>
      <text:p text:style-name="P3"><text:soft-page-break/>Smutná, ohlušená odchodila Masiarička z Pakanovho dvora. Čert chcel, alebo náhoda: na predku dvora začula vrzúkať kľuku na studni. Tetka Šupolíčka ťahala vodu. Pred ňou hneď všetko vysypala.</text:p>
      <text:p text:style-name="P3">— Dievka moja, tebe sa nevidí odrábať slivovicu, ten chlapský smrad, a my odrábame vodu, — povedala jej na to tetka Šupolíčka pokojne. — Na opravu studne sa skladáme horní, dolní susedia, čo na Pakanovej studni vodu berieme. Ale vodu treba osve odrábať. Pakan vraví: voda sa v studni múti, keď toľkí z nej ťahajú.</text:p>
      <text:p text:style-name="P3">Také to teda bolo.</text:p>
      <text:p text:style-name="P3">Sprostá som ja rapotaňa, pomyslela si smutne Masiarička. Pre oči som nevidela a pre uši nepočula.</text:p>
      <text:p text:style-name="P3"><text:bookmark-start text:name="bookmark26"/></text:p>
      <text:p text:style-name="P3">&lt;h1&gt;28<text:bookmark-end text:name="bookmark26"/>&lt;/h1&gt;</text:p>
      <text:p text:style-name="P3">Chlapi Jana Klinovej skupiny nevedeli sa dáko rozísť. Matúš Závozník pozval ich na pivo.</text:p>
      <text:p text:style-name="P3">— Chlapi-kamaráti, prvý raz sme takto spolu kosili. To je veľká vec. Mne by veru dobre padlo opláchnuť si hrdlo dúškom piva. Chlapi, poďme! Ani tebe, súdruh Podmaník, nezaškodí, ani tebe, predseda. V závode podávame výkony, ale doma vo Vieske aj pohovieť si treba chvíľu.</text:p>
      <text:p text:style-name="P3">Chlapi vďačne súhlasili. Podmaník tiež. Ale na Pagáčovej krčme visela ceduľa: Piva neni. Matúš Závozník z duše zahromžil. Z posedenia u Pagáča nebolo nič. Odprevádzali sa dolu Vieskou. Kosy zavesili na plot kvetinovej záhradky pred národným výborom. Chvíľu postávali, počúvali: zo dvora prerážal detský krik, huriavk hlasov. — V bývalom byte pána notára bola škôlka. Deti kričali na učiteľku: súdružka, teta, pani učiteľka. — Paľo Masiarik vyslovil dobrý úmysel, že aspoň deti odvedie domov. Kamaráti ho odhovorili.</text:p>
      <text:p text:style-name="P3">— Paľo, čuješ, ako sa deti pekne hrajú.</text:p>
      <text:p text:style-name="P3">Paľo Masiarik pristal, že ešte počká na Jozefu.</text:p>
      <text:p text:style-name="P3">— Môžeme sa prejsť, — navrhol Podmaník.</text:p>
      <text:p text:style-name="P3">— To môžeme. Prečo by nie? — prehovoril Michal Švec, ale hneď sa rozrehotal, pobadal sa, že príliš vážne hovorí o hlúposti. — Ja som sa ešte nikdy neprechádzal, ale dobre... To len páni alebo nezamestnaní chodili kedysi na prechádzku. Do paroma, že aj my raz dostaneme chuť na prechádzku... Hohoho, je mi do smiechu. Keď sa ma žena spýta, kde som bol a ja jej poviem, že na prechádzke, nezdržím sa. Pokosili sme dosť a ešte som išiel na prechádzku s kamarátmi, hohoho. — Michal Švec aj ostatní chlapi sa srdečne rozosmiali.</text:p>
      <text:p text:style-name="P3">Kosy nechali odpočívať na plote a pobrali sa ďalej do poľa.</text:p>
      <text:p text:style-name="P3">Na nižnom konci Viesky, na zákrute stála, otvárala náručie stará Klinová. Keď sa jej spýtali: Tetka Klinová, čo čakáte, vyhŕkli jej slzy z očí.</text:p>
      <text:p text:style-name="P3">— Nevidíte? — povedala. — Ani sa ma nepýtajte. Čakám nevestu — nevidíte? — a plačem. Sprostá, nič iné neviem, iba plakať.</text:p>
      <text:p text:style-name="P3">Proti nim drobčil po hradskej kôň známej postavy s bujnou hrivou na čele. Grošovaný žrebec-vňutrák najradšej by sa rozgalopoval, ale držali ho pevne <text:soft-page-break/>na opratách. Na sedadle za vypočinutým Valachom sedeli obidvaja Klinovci. Medzi nimi drobná žienka s plným životom. Za rožtek držala vreckovku. Na prvý pohľad bolo vidieť, že zápas na ňu ešte iba čaká. Za Klinovcami stála babicuľa v bielom plášti, jednou rukou sa držala rebriny a druhou detskej postieľky na kolieskach. V košine beleli sa periny.</text:p>
      <text:p text:style-name="P3">Chlapi sa pozdravili drobnej, utrápenej žienke a obrátili sa na mieste. Halaškovať sa tu nepatrilo. Fraňo Olejník krútil hlavou, nevedelo sa mu do nej čosi popratať.</text:p>
      <text:p text:style-name="P3">— Jaj, Klinovci! Ja vašu dušu klinovskú! — tíško hromžil Fraňo Olejník. — Nech ich takto spolu neuvidím, neuverím, na moj veru.</text:p>
      <text:p text:style-name="P3">— Ba veru, títo Klinovci! — pokrútil hlavou aj Matúš Závozník. — Jano Klino všeličo po troche poskusoval, ale našiel sa. Kto si kedy pomyslel, že mu duša najviac pyští za robotou na roli? Videli ste, našli sa obidvaja. Nezaveľa — a budú z nich dobrí družstevníci.</text:p>
      <text:p text:style-name="P3">Klinovci, otec a syn, zamračení, nadutí šťastím a či hrdosťou, uprostred nich drobná Penička s bezradným úsmevom, so šatôčkou v ruke, nevedeli im dáko z mysle zísť. Znova a znova im to prichodilo také pekné i smiešne trochu. Napokon zasadli všetci, koľko ich bolo, v kancelárii národného výboru.</text:p>
      <text:p text:style-name="P3">Paľo Masiarik pospomínal, akí boli Klinovci Dolní furmani a akí gazdovia. Drhli, dreli, do roboty bývali vždy ako oheň. Celý život sa iba biede bránili, ale vyzískať nič nevyzískali.</text:p>
      <text:p text:style-name="P3">— Keby Klinovci tak gazdovali v družstve ako na svojom, celej Vieske by dodali chuti do roboty, — končil Masiarik. — Ale kto vie, či sa im už tak veľmi v hlave rozvidnelo.</text:p>
      <text:p text:style-name="P3">— Rozvidnelo — ja som o tom presvedčený, — mienil Podmaník. — Keď ide o veľkú vec, človek nebýva malicherný. A Klinovci — videli sme — tak rozmýšľajú. V poslednej chvíli stihli uchytiť to hlavné: nevestu, babicuľu a periny. A už sa aj popratali pod otcovskú strechu.</text:p>
      <text:p text:style-name="P3">Besedovali, ako ľuďom svitá v hlave, keď sa tu medzi nich dorútil Ondriš Pagáč.</text:p>
      <text:p text:style-name="P3">— Predseda Paľo, poď na slovo. Čert si mi, švagor si mi a či súdruh, poď na slovo, — vrelo to v Pagáčovi. V tvári osinieval, tak ho zadúšal hnev.</text:p>
      <text:p text:style-name="P3">Paľo Masiarik cúval pred ním. A Pagáč len zohýnal hlavu ako rozzúrený býk: len ho nabrať na rohy. Masiarik mu duplikoval:</text:p>
      <text:p text:style-name="P3">— Povedz aj tu... pred kamarátmi.</text:p>
      <text:p text:style-name="P3">— Poviem. Vykričím. Ale si to nedáš za klobúk.</text:p>
      <text:p text:style-name="P3">— Povedz, vykrič, Ondriško.</text:p>
      <text:p text:style-name="P3">— Poď na slovo, hovorím.</text:p>
      <text:p text:style-name="P3">— Povedz tu, pred kamarátmi, môžu počuť všetko.</text:p>
      <text:p text:style-name="P3">— Môžu počuť? Aj Justín môže počuť? Ale ťa to bude mrzieť.</text:p>
      <text:p text:style-name="P3">— Povedz, o mňa sa ty nestrachuj.</text:p>
      <text:p text:style-name="P3">— Sme švagrovia, či nie sme? Máš moju vlastnú sestru za ženu, a či nemáš?</text:p>
      <text:p text:style-name="P3"><text:soft-page-break/>— V tom máš pravdu.</text:p>
      <text:p text:style-name="P3">— Poď na slovo, Paľo, kým ti pekne hovorím!... Justín ti je bližší ako švagor? Dobre! To si teda zapamätám.</text:p>
      <text:p text:style-name="P3">— Zapamätaj.</text:p>
      <text:p text:style-name="P3">— Tak, teda tak... Teraz mi povedz: ty ma chceš zo strany vyrútiť?</text:p>
      <text:p text:style-name="P3">— Ja len prednesiem návrh, aby ťa vylúčili. A vylúčia ťa.</text:p>
      <text:p text:style-name="P3">— Mňa že vylúčia?</text:p>
      <text:p text:style-name="P3">— Neviem, ale vylúčia.</text:p>
      <text:p text:style-name="P3">— To nespravíš!</text:p>
      <text:p text:style-name="P3">— Spravím. Ty medzi nás nepatríš.</text:p>
      <text:p text:style-name="P3">— Že som krčmár, boháč, že som sa votrel do strany... to máte proti mne...?</text:p>
      <text:p text:style-name="P3">Paľo Masiarik len pokrčil ľahostajne plecami. Ondriš Pagáč zaťal päste, otŕčal mu ich pod nos, zrozumiteľne mu naznačoval: nože privoňaj. Keď sa ani toho nezľakol — Masiarik sa usmieval — zahrozil:</text:p>
      <text:p text:style-name="P3">— Daj si pozor! Vravím: daj si pozor! Ty, ty si mi podpisoval prihlášku do strany. A teraz som ti cudzí element?</text:p>
      <text:p text:style-name="P3">— Podpísal... to je pravda... ale som sa omýlil.</text:p>
      <text:p text:style-name="P3">— Omýlil! Takú ti druzgnem medzi oči: druhý raz sa neomýliš.</text:p>
      <text:p text:style-name="P3">— Pagáč, nerob tu krik, — zasiahol Matúš Závozník. Nevyhrážaj sa, takých bitkárov sme už videli. Pagáč, Ondriš, porazí ťa.</text:p>
      <text:p text:style-name="P3">Zasmiali sa všetci razom: Pagáč očervenieval-osinieval ako moriak.</text:p>
      <text:p text:style-name="P3">— Čo? — vybuchol.</text:p>
      <text:p text:style-name="P3">— Vravím: porazí ťa, — zopakoval Matúš Závozník. — Najprv si vopchaj hlavu do studenej vody, potom sa môžeš s nami porozprávať ako človek.</text:p>
      <text:p text:style-name="P3">Výbuch smiechu zapôsobil na Pagáča, priam akoby mu bol vskutku niekto vopchal hlavu do studenej vody. Spamätal sa, že takto nič nepokoná. Pobral sa von. Zo dverí sa ešte zahrozil:</text:p>
      <text:p text:style-name="P3">— Len počkajte! Nevravte hop, ešte ste nepreskočili. Raz vám budem ešte dobrý. Vaše detiská budú žrať žihľavu spod plotov, ale... — zacapil za sebou prudko dvere, div že z pántov nevypadli.</text:p>
      <text:p text:style-name="P3">— No, videli ste... — ozval sa Paľo Masiarik. Zahanbil sa: doposledka sa vzpieral, či má predniesť návrh na Pagáčovo vylúčenie, iba preto, že mu bol švagrom. — Ech, ale si sa ukázal...! — zhundral a máchol rukou.</text:p>
      <text:p text:style-name="P3">— Nečuduj sa švagríkovi, búšila mu krv do hlavy, — zaposmeškoval si Fraňo Olejník.</text:p>
      <text:p text:style-name="P3">— Veď hej, búšila mu krv do hlavy, — povedal Matúš Závozník. — Ale keby nás tu nebolo, stoličkou by ovalil švagríka a súdruha.</text:p>
      <text:p text:style-name="P3"><text:soft-page-break/>— Matúš, ty si teraz známy človek, úderník, ale počul som, že si aj ty býval chýrny bitkár, — nabral si ho Podmaník. — Povšimol si, že Závozník má v tvári plno vrások a jazvičiek. Na jeho veľkej podobizni, čo visela na celej stene v staničnej hale okresného mesta, nič takého nepobadal: všetko zahladil fotograf. Na vrásky nemusel sa spytovať, od čoho sú. Ale jazvičky? Masiarik mu rozpovedal, že od noža.</text:p>
      <text:p text:style-name="P3">Matúš Závozník vykríkol rozveselený, že veru hej, kedysi býval chýrny bitkár, že sa bíjal o Klinovu Magdušu. Nastavil Podmaníkovi tvár, nech sa zblíza prizrie a prstami si prehmatával kožu na lícach a krku. Väčšie jazvy hmatkom ponachodil, menšie však nie.</text:p>
      <text:p text:style-name="P3">— Sto ráz na mne kožku zošívali doktori. Toto všetko sú stopy Vraniakovho noža. Netajím, bíjal som sa. Staré babky a pán dekan Drábik v kostole vzdychajú, že len teraz také nekresťanské nepriateľstvo v národe nepovstalo, že sme ho pravdaže my rozdúchali. Zabudli už staré babky-modleníčky, že kedysi huckali svojich synov na nás: Len ho ovaľ po hlave, nech nekríva. Gazdovskí mládenci nosievali k muzike za sárami nože ako na zakáľačku, na zápästí olovienky a vo vačkoch železá. Vraniak s kamarátmi sa rozdrapoval na každej muzike: Bedač, von! Gazdovskí mládenci majú sólo. Gazdovské sóla trvali neraz v jednom kuse až do konca zábavy. Keď si chcel chudobnejší mládenec zatancovať s dievčaťom, musel sa biť.</text:p>
      <text:p text:style-name="P3">Matúš Závozník prechodil sa po kancelárii, všetko názorne predvádzal, ako sa vtedy rozhadzovali gazdovskí mládenci pri muzike, aký bol vtedy svet. Maličkosť: a krv búšila chlapovi do hlavy ako teraz Pagáčovi. Zatmelo sa mu v očiach, tma nastala. Hŕ, poďte sa biť! Krv sa varila a krv tiekla na muzikách. On sa veru ešte nepovažuje za starého, ešte mu ani vlasy nezbeleli, ale už to dávno pravda nie je, aký bol svet pred dvadsať-tridsať rokmi. Bol na Hrade. Súdruh Gottwald podal mu ruku, pozorne sa mu prizrel do očí. Veru mal na jazyku, že mu povie: Súdruh Gottwald, ani neviete, komu na prsia pripínate vyznačenie. Dedinskému bitkárovi! Ale neprišli už na slovo. Teraz mu to nepovie — nech mu je sláva večná...</text:p>
      <text:p text:style-name="P3">Tu priletela medzi nich Jozefa Masiarička.</text:p>
      <text:p text:style-name="P3">— Paľo, starý, ty si hlava v tejto obci? Ty si predseda, komunista? Hanbi sa! A vy, čo ste tu, vy ste komunisti? No, ďakujem! Bol tu Pagáč? Nahnal vám strach! — z posledného zvyšku dychu povyčítala. — Z troch domov ma vyhodili, v troch domoch ma urazili. Vy nič. Ako voš pod chrastou čušíte, vás sa to ani nedotkne, že na radostník pôjdem bez fľaše, s prázdnym košom ako najposlednejšia žena v tejto obci. Vo Vieske sú úžerníci: tí všetko falšujú, vo všetkom klamú. Papuľujete čosi o dedinských boháčoch, sto právd nosíte vo vačkoch, ale ani jednu v hlave, v srdci. Ja, baba pochabá, svety nechcem, len trochu radosti. Raz sa mi pritrafí, raz sa mi žiada zohnať kvapku chlapského smradu na radostník. Nie pre seba, ale pre vás, odroniská. Ale ani to nedostanem! Načo ste tu? Vyšla som ja pri vás na psí tridsiatok. Neviete si tu urobiť poriadok.</text:p>
      <text:p text:style-name="P3">Po tejto hrmavici-blýskavici ticho nastalo. Masiarik, ani nikto nemukol. Len Podmaník sa pohol, vytočil číslo na telefónnom aparáte a rozhovoril sa s kýmsi po drôte:</text:p>
      <text:p text:style-name="P3">— Súdruh prokurátor, ty si? Celkom určite príď a dones — počuješ — dones, ale istotne zo dve fľašky slivovice. Naši ľudia — rozumieš? — chcú osláviť radostník, chceme pozdraviť nového občana. Čo by si mal zbúriť celé mesto, musíš doniesť... Áno, dozvieš sa... Vecou ľudskej dôstojnosti stala sa taká vec: fľaška na radostník. Nezabudni.</text:p>
      <text:p text:style-name="P3"><text:soft-page-break/>— Fľaša bude! — plesla sa do dlaní Jozefa Masiarička. Mračné nebo sa vyjasnilo. — Spolu kosíme a spolu si aj štrngneme, pozdravíme: Na svet si prišiel, vitaj, najmladší Klino. — Len-len že nevyzvŕtala svojho muža — Podmaníka sa nepatrilo — ale hneď sa pozastavila nad vecou neslýchanou.</text:p>
      <text:p text:style-name="P3">— Fľaša — to je maličkosť. Ale Klinovci sú už pod jednou strechou, Masiarička, a to je vaša zásluha, — povedal jej Podmaník.</text:p>
      <text:p text:style-name="P3">— Moja?... Nevravte! — Uvidíme, — povedala. — Paľo, hybaj.</text:p>
      <text:p text:style-name="P3">Masiarikovci pojali si deti zo škôlky. Držal sa ich Podmaník a Podmaníka zasa Justín Mikleš. Tak Jozefa Masiarička rozpustila chlapom besedu.</text:p>
      <text:p text:style-name="P3">Keď prišli na kraj Viesky, zarazila sa: klinovský dvor dokorán roztvorený. Starý i mladý Klino i Klinová na dvor vynášali slamníky, dosky z postele, sväté obrazy, dáke krámy. Pred kuchynskými dverami stál rebrinový voz s košinami. Neporiadok, okná, dvere, dvor poroztvárané robili taký dojem, že sa Klinovci sťahujú alebo aspoň že robia veľké upratovanie, aké sa robí na Turíce: aspoň raz do roka sa všetko ometá z prachu a pavučín.</text:p>
      <text:p text:style-name="P3">Jozefa Masiarička chvíľu takto hľadela v ustrnutí, čo sa robí.</text:p>
      <text:p text:style-name="P3">— Jaj, Penička moja, chúďa moje, tesno ti je, tesno, úzko. Tesno, úzko ti bolo v poli, ale aj tu na otcovskom, — tíško, s materským citom ľutovala Peničku. Uhádla, čo sa robí. Prednými oblokmi zazrela, ako sa po izbe prechodí, tacká Penička. Do tuhého jej prichodilo. Nuž bola aj netrpezlivá. Kázala vyhodiť všetko, čo jej zavadzalo. Klinovci ju poslúchali na každý pokyn. Ako sa zdalo, aj obloky by boli v horlivosti vytrhali a zaraz väčšie preborili, keby si bola kázala.</text:p>
      <text:p text:style-name="P3">— Chlapi, vy len choďte domov. Navečerajte sa. A ty, Paľo, ulož deti, — kázala im Jozefa Masiarička. Vbehla do klinovského dvora.</text:p>
      <text:p text:style-name="P3">Paľo Masiarik išiel s deťmi, ako mu žena nakázala. Justín Mikleš podišiel kúsok a zložil sa na okraj priekopy. Nenazdajky si sadol k nemu Podmaník. Chcel vedieť ako, o čom tento Justín rozmýšľa. A bolo mu ho aj ľúto z neurčitej príčiny.</text:p>
      <text:p text:style-name="P3">Hradskou prehrmelo množstvo áut v oboch smeroch. Jedno z nich sa pristavilo v poli pri osamelej chalúpke a vrátilo sa spiatky do Viesky. Zastavilo sa pri nich. Z auta sa ich ktosi opýtal, či náhodou nečakajú lekára. Bol to lekár, veselý chlap. Sám si viedol auto.</text:p>
      <text:p text:style-name="P3">V kŕdľoch rapotali motorky, dve a dve spolu, prefŕkali popri nich celé kolóny. Mladí ľudia viezli sa z práce na motorkách vlastnej výroby. Veľký závod v okresnom meste vypustil druhú smenu.</text:p>
      <text:p text:style-name="P3">Podmaník dlho sedel pri Miklešovi na priekope. Pekne, voľne sa im takto rozmýšľalo. Z mladých chlapcov na motorkách skoro každý si viezol za sebou na sedadle dievčinu.</text:p>
      <text:p text:style-name="P3">Akosi múdro, ako mudrc na brehu mora, Justín Mikleš o nich poznamenal:</text:p>
      <text:p text:style-name="P3">— Bicykel im nestačí! Potrebujú lietať ako šarkani. Chalan zo školy odrastie a na iné ani nepomyslí ako na motorku. Rozumu málo, ale lietať-bŕkať by to všetko chcelo. Trápiť sa už nikto nechce.</text:p>
      <text:p text:style-name="P3">Slniečko zatiaľ zašlo za horu. Uznojení kosci vracali sa z poľa.</text:p>
      <text:p text:style-name="P3">— Justín, ľudia sa už domov schodia. Nezabudol si? — upozorňoval ho Podmaník.</text:p>
      <text:p text:style-name="P3"><text:soft-page-break/>— Nezabudol, nie, — povzdychol si Justín Mikleš. — Nerada by koza pod nôž, ale musí. — Pobral sa na obchôdzku po Vieske pozvolávať ľudí na rozhovor s prokurátorom, ako sa sľúbil.</text:p>
      <text:p text:style-name="P3"/>
      <text:p text:style-name="P3">&lt;h1&gt;29&lt;/h1&gt;</text:p>
      <text:p text:style-name="P3">U Čerňaníkov sa šerilo od košatej hrušky, ktorá stála pod oblokmi. Marina Čerňaníčka škvarila údenú slaninu. Odraz červených plamienkov zo sporáka poskakoval po dlážke.</text:p>
      <text:p text:style-name="P3">Justín Mikleš tíško sa pozdravil. Do nozdier nabral všetky vône. Rozváňala škvarená slanina, nakrájaná pažítka. Priplichtil sa až k stolu. Na veľkej mise parilo sa z nových zemiakov. Pri mise stál veľký hlinený cedák. Justín zachytil vôňu i studeň kýšky, práve donesenej z pivnice. V letnej horúčave ničím sa tak človek nenasýti, smäd neuhasí, ničím sa tak nenaloží ako týmto jedlom. Sliny sa zhŕkli Justínovi do úst, až ho tak prejala chuť. Povedal jemne a tak zaliečavo, že by bol obmäkčil aj tvrdú skalu:</text:p>
      <text:p text:style-name="P3">— Joj, prichodím do najlepšieho!</text:p>
      <text:p text:style-name="P3">Čerňaníčka nebola ani skúpa, ani necitlivá, ale sa neozvala. Justín Mikleš sa zahanbil. Len o chvíľu Čerňaníčka s panvičkou v ruke podišla k vypínaču a zažala. Justín Mikleš hneď na nej pobadal, že dusí v sebe žiaľ. Preto sa mu neozvala, a on si myslel, že mu nežičí hrnček kýšky.</text:p>
      <text:p text:style-name="P3">— Justín, sadnite si. Budete s nami večerať, — ponúkla ho.</text:p>
      <text:p text:style-name="P3">— Ale veď som ja preto neprišiel.</text:p>
      <text:p text:style-name="P3">— Viem, že ste neprišli. Ale sadnite a naberte si.</text:p>
      <text:p text:style-name="P3">— Ale mne sa to často pritrafí, že u vás obedujem alebo večeriam. Ľudia ma ponúkajú. Možno aj myslia poniektorí, že som chudák... Marina Čerňaníčka, ja som prišiel vo veľkej veci... Neduste v sebe žiaľ. Sám to človek nevydrží.</text:p>
      <text:p text:style-name="P3">V rohu za stolom sa krčil Fero, najmladší Čerňaníčkin syn, s veľkou prelomenou jazvou na čele. Podriemaval pred večerou od únavy, len teraz zdvihol hlavu. Marina Čerňaníčka naliala Justínovi kýšky do hrnčeka, najprv jemu naložila na misku zemiakov, posypala pažítkou a žičlivo poliala masťou s oškvarkami. Potom sa mu zahľadela do očí: čože chce?</text:p>
      <text:p text:style-name="P3">— Marina Čerňaníčka, nezdá sa vám, že žijete ako pod hrnčekom? — začal Justín. Ani si nesadol, ani sa na kýšku nepodíval. — Viete, Čerňaníčka, ako v rozprávke: vodník chytal duše utopencov a držal ich pod hrnčekom.</text:p>
      <text:p text:style-name="P3">Čudnú vec vravel Justín, ale porozumela a napokon prikývla. Justín pokračoval:</text:p>
      <text:p text:style-name="P3">— Mne sa tiež tak žije a malo by sa nám dáko veselšie žiť. Poviem verejne na schôdzi: vo Vieske tým vodníkom sú Vraniakovci. Oni držia pod hrnčekom hŕstku duší. Idem a zvolávam všetkých dokopy: všetci nech povedia, čo si myslia a čo vedia. Príďte, povedzte, kto nahuckal vašich chlapov do Ameriky, — presviedčal so zápalom Justín Mikleš.</text:p>
      <text:p text:style-name="P3"><text:soft-page-break/>Čerňaníčka nemukla a Justín jej duplikoval:</text:p>
      <text:p text:style-name="P3">— Len príďte. Ani povedať nič nemusíte, keď nechcete... Ale aspoň počujete... Všetci ľudia všetko vedia, ukáže sa, akí sú Vraniakovci.</text:p>
      <text:p text:style-name="P3">Tu z bočnej izby vstúpil do kuchyne strapatý, neogabaný Ďuro Čerňaník. Bol sa vyvaľoval na posteli, šaty mal na sebe dokrčené.</text:p>
      <text:p text:style-name="P3">— Moja mamka už ma ani k stolu nevolajú, ale tohto tu... agitátora. — Ako ústa otvoril, šíril okolo seba zápach slivovice.</text:p>
      <text:p text:style-name="P3">— Ani ťa už nebudem, — odsekla Čerňaníčka. — Kde ťa zlí dusi vláčia po celý boží deň, tam nech sa ti aj nažrať dajú. Nech mi boh odpustí, ale darmožráča chovať nebudem.</text:p>
      <text:p text:style-name="P3">— Mama, mamka! Ešte budete za mnou revať! — zahrozil sa jej Ďuro.</text:p>
      <text:p text:style-name="P3">— Revala som, sprostá mater, ale nebudem. Nech mi boh odpustí, ale už nebudem... Justínko, keď mi chcete dobre urobiť, povedzte predsedovi, nech ho pošle do roboty, do baní, nech ho pošle do paroma. Môj zdarebáčený synáčik mi ani slamku krížom nepreloží, nepomôže, čo by som dušu vypustila. Len mi srdce ujedá a chlieb zo stola.</text:p>
      <text:p text:style-name="P3">— Ja vám ujedám... chlieb? — zarehotal sa Ďuro. Požmurkal nemytými očami na mater a brata. Naraz mu zišla na myseľ čertovina. Spred Justína schytil hrnček s mliekom a prevrátil ho do seba. Pomľaskal. Chutnalo mu, pekný kúsok vyviedol.</text:p>
      <text:p text:style-name="P3">— Ty pekelník, čo vystrájaš? Pakuj sa von, nech ťa nevidím! — pohoršila, vydesila sa Čerňaníčka.</text:p>
      <text:p text:style-name="P3">Ďuro Čerňaník pomľaskal, schmatol cedák s kýškou a nastavil si ho na ústa. Pil a pil veľkými dúškami. Chvíľu všetci počúvali, ako mu to hrká v bezodnom, vysušenom hrtane.</text:p>
      <text:p text:style-name="P3">Čerňaníčka sa zhrbila, ruky jej ovisli, chvíľu sa vzdala pred toľkou nehanblivou drzosťou, chvíľu bola bezmocná. Ale hneď sa vzchopila. Schytila kutáč pri sporáku, rozohnala sa a sekla. Vo vysušenom hrtane Ďurovom ešte to hrkalo. Hlinený cedák sa rozsypal na dve pravé polovice. Zvyšok kýšky odkväcol Ďurovi na šaty.</text:p>
      <text:p text:style-name="P3">— Ach, ty pekelník, ty pekelník, ty ma chceš priniesť o rozum, — v úžase vzdychala Čerňaníčka.</text:p>
      <text:p text:style-name="P3">Krpatý Čerňaník šmaril ucho z cedáka do kúta, zas pomľaskal, do hrsti si utrel ústa. Zúfalá, uštvaná Čerňaníčka začala syna ťať kutáčom po chrbte.</text:p>
      <text:p text:style-name="P3">Čerňaník sa len zarehotal. Jeho osvedčený spôsob ako trýzniť mater spočíval v tom, že si vymýšľal bezočivosť a z ničoho si nič nerobil.</text:p>
      <text:p text:style-name="P3">— Povedz mame, že ďakujem za večeru... — obrátil sa na brata. — Dobrá bola, bŕ. — Postriasal sa a pobral von.</text:p>
      <text:p text:style-name="P3">Čerňaníčka odpadla na lavičku pri stole. Kutáč jej vypadol z ruky. Dobila ju toľká zloba nehanblivá. Ani Justín, ani najmladší syn Fero — akýsi bol slabý na rozum, zo stola spadol, keď bol malý — nevedeli jej dať rady, ani pomôcť. Nešťastná žena zakvílila.</text:p>
      <text:p text:style-name="P3">— Jedného syna mi vietor zavial až tam kdesi na Kóreu. Muchy ho tam doštípali. Ach, starý, starý môj, ty bludár bludný. A Ďuro? Ten sa mi už nenapraví. Zlá moc ho má v pachte. Rozumček bol bystrý, do sveta súci, synáčik môj, bez otcovej pevnej ruky vychovaný. Teraz už viem, Justínko. Neskoro je. Cez vojnu a po vojne, tak veru, Vraniakovci ho posielali predávať po mestách slivovicu, šunku, slaninu. Prečože ste si svojich synov <text:soft-page-break/>neposielali do tých pekiel?! Ja sprostá mater zvolila som. Tam sa mi naučil synáčik môj chodiť do kuplerajov. Tam ho zlá moc chytila do pachtu. Tam kdesi francuhy, zlú nemoc, dostal, tam si svoju dušu stratil. — Horko-prehorko nariekala Čerňaníčka. — Alebo ty, starý môj, prečo si odišiel, prečo si ma nevzal so sebou? Prečo si mi ty z ruky kosu nevzal? Ale prišli cudzí ľudia. Vzali mi kosu, povedali, dajte Čerňaníčka, pokosíme vám. Nebol si to ty, starý môj. Ešte svetom krky lámeš...</text:p>
      <text:p text:style-name="P3">Tento deň sa to stalo, že Masiarik prišiel na roľu bez kosy, lebo nemal do páru žnicu. Zazrel Čerňaníčku, ako sa trápi. Masiarik si chcel požičať kosu i žnicu. Neprišiel sám, pojal hneď dvoch koscov zo skupiny Jana Klinu, po jednom pokose vzali a dokosili raž Marine Čerňaníčke. — Teraz jej to na um poschodilo, všetkého jej bolo ľúto, aj toho, že cudzí chlap jej vzal kosu z ruky, nie jej muž. Marina Čerňaníčka trápila sa z posledných síl, struna trpezlivosti sa pretrhla, preto tak kvílila, lamentovala, že sa jej už ani žiť nechce.</text:p>
      <text:p text:style-name="P3">Dlho trvalo, kým sa vyžalovala Justínovi a ako-tak sa uspokojila. Sľúbila, že príde celkom iste.</text:p>
      <text:p text:style-name="P3"/>
      <text:p text:style-name="P3"><text:bookmark-start text:name="bookmark28"/>&lt;h1&gt;30<text:bookmark-end text:name="bookmark28"/>&lt;/h1&gt;</text:p>
      <text:p text:style-name="P3">Keď Justín Mikleš vyšiel zo dvora Mariny Čerňaníčky, hneď pocítil, že ktosi na neho čaká na hradskej. Náročky sa naňho nepodíval, len si šiel po krajíčku, celkom popri priekope hore Vieskou. Hovoril si: Pre mňa — za mňa nech si fŕkajú autá zhora-zdola, ja si pôjdem, za čím ja chcem.</text:p>
      <text:p text:style-name="P3">Nenápadný človek, čo na neho čakal, sa pripojil a šiel s ním kus mlčky.</text:p>
      <text:p text:style-name="P3">— Súdruh Mikleš, — oslovil ho drobný chlapík, — ako vidím, ani ma nepoznáte.</text:p>
      <text:p text:style-name="P1"><text:span text:style-name="T3">Justín Mikleš sa konečne pristavil a prizrel sa chlapíkovi: tie isté tmavé pásikované šaty mal na sebe, kabát na prsiach odutý, pozapínaný na všetky tri gombičky. V náprsnom vačku na ľavom boku nosil vari sto všelijakých preukazov, lebo látka na tom mieste dostala lesk. — Iní úradníci ošúchajú si oblečky najprv na zadku a lakťoch. </text:span><text:span text:style-name="Predvolené_20_písmo_20_odseku"><text:span text:style-name="T2">Tento chlapík si ošúchal svoj oblek na srdci, na všelijakých preukazoch. Chcel robiť dojem nenápadného človeka.</text:span></text:span></text:p>
      <text:p text:style-name="P2">Ty ma teda neoklameš, pomyslel si Justín Mikleš dôstojne, ba povýšene. — Kamarát, ty sa tváriš akoby nič, ale ja všetko vidím a všetko viem. Autobusom si neprišiel do Viesky, vlakom tiež nie. Si tu. Zas sliediš za niečím. Aj o dokumente čosi šípiš. Vidím a pamätám si, akoby to bolo teraz-teraz, túto chvíľu, ako si zahrkal zásuvkou o podstolinu. Aj povedať ti môžem, čo si si vtedy pomyslel. Ja, Justín Mikleš, som najposlednejší človek v tejto obci, obecný doručovateľ, ale ty ma neoklameš, všetko viem.</text:p>
      <text:p text:style-name="P2">Keď prichodili k Ondrišovej Pagáčovej krčme, Strieženec zval Justína Mikleša na pol deci.</text:p>
      <text:p text:style-name="P2">Justín sa rozhodne spriečil:</text:p>
      <text:p text:style-name="P3">— Teraz nebudem ostré, až zajtra ráno si pustím kvapku slivovice — na radostník. Len aby sa nepovedalo... Pozdraviť chcem najmladšieho Klinu, čo sa teraz narodí... Hádam je už na svete.</text:p>
      <text:p text:style-name="P3">— Súdruh Mikleš, to nevadí. Zajtra ráno si pustíte kvapku slivovice, ale azda aj teraz môžete, — prehováral ho Strieženec. — Bojíte sa, súdruh Mikleš? <text:soft-page-break/>Čo sa máte báť. Vy ani tušenia nemáte, ako poznáte túto Viesku. Tak by som povedal, cit máte pre ňu a pre ľudí... Veľmi ste mi pomohli a za to vám ďakujem. Keď si nechcete vypiť so mnou, nesilím vás, ale sadnúť si so mnou môžete...</text:p>
      <text:p text:style-name="P3">— To teda môžem, — uráčil sa povedať Justín Mikleš. Aj išiel s ním. Povedal si: Čo mám robiť? Keď na silu-na moc chce, vypijem si, ale ani o kvapku viac ako pol deci, lebo zajtra... Cítil sa taký osamelý. Je to neisté. Ty, človek môj, teraz ma núkaš. Zamotal som sa ja, oj, zamotal, neviem, či sa teda do zajtra vymotám, či si pripijem na radostník. Ty si teraz môj osud, vyrástol si predo mnou zo zeme, lebo si neprišiel ani autobusom, ani vlakom.</text:p>
      <text:p text:style-name="P3">Sadli si bokom, v rohu krčmy. Strieženec to hádam nemal vyjaviť. Nemal — čo všetko by človek nemal? — ale urobil to, z náprsného vačku vytiahol obálku. V nej zo desať podobizní.</text:p>
      <text:p text:style-name="P3">— Toto sú frajerky Lalinského. Po celom kraji veľmi zaujímavo rozmiestené.</text:p>
      <text:p text:style-name="P3">Znezrady Strieženec popýtal Justína Mikleša, či by nebol taký dobrý a nevyvábil z domu obidve Domaníčky, nech aspoň na chvíľu zostane chalupa prázdna. Nech si Justín niečo vymyslí.</text:p>
      <text:p text:style-name="P3"/>
      <text:p text:style-name="P3">&lt;h1&gt;31&lt;/h1&gt;</text:p>
      <text:p text:style-name="P3">Vieska je azda práve preto Vieskou, že tu ľudia o sebe všetko vedia a hneď sa dozvedia, čo kto večeral, povedal a pomyslel? A takýto stav ľudského povedomia, že každý o každom všetko vie — to je čosi také pre Viesčana ako podnebie. Známa vec: pre bylinku, zviera-nemú tvár, ale i pre Viesčana, tvár nie nemú, naopak zhovorčivú aj vtedy, keď nevraví, najťažšia vec je presťahovať sa, zmeniť podnebie svojej duše. Veľká väčšina Viesčanov mala žiť inde: tam, kde pracuje, svoj chlieb si dorába, v kolóniách, nájomných domoch, pri veľkých závodoch. Ešte potrvá, ešte Váhom množstvo vody pretečie, ešte starý Váh v novom koryte vyrobí množstvo kilowatthodín, pokým Viesčania pozbierajú dosť smelosti presadiť sa do iného podnebia veľkých priemyslových stredísk.</text:p>
      <text:p text:style-name="P3">V podnebí Viesky Zuza Chorenka hneď uhádla, čo zamýšľa Jozefa Masiarička, keď tak trieli po dedine.</text:p>
      <text:p text:style-name="P3">Ja teda nie som kmotrou vyvolenou, pomyslela si družka Berta Šveca. — Ale keď Masiarička môže, prečo by som ja nemohla zháňať fľašu na radostník? Jano Klino Poľný nebude mi azda kmotrom, ale je mi vedúcim tejto... ako... žatevnej skupiny.</text:p>
      <text:p text:style-name="P3">Jozefa Masiarička zháňala fľašu, ako vieme, zháňala aj Chorenka, zháňali i ostatné žnice zo skupiny. Nezohnala Jozefa Masiarička, nezohnala ani Chorenka. Prišla iba na to — keď sa jej syn Vinco vrátil z výletu — že ho môže poslať na bicykli po fľašu do okresného mesta. A keď už — zabehla i k Masiaričke spýtať sa, či aj ona nechce.</text:p>
      <text:p text:style-name="P3">Jozefa Masiarička, pravdaže, chcela, ale hneď aj Zuze Chorenke ukázala nie jednu, ale hneď štyri fľaše, ktoré priniesol prokurátor.</text:p>
      <text:p text:style-name="P3">To bola teda veľká vec, že prokurátor, čiže verejný, či štátny obžalobca nosí fľaše na radostník. Zuza Chorenka spokojná-prespokojná rozbehla sa hneď domov. Celou cestou sa usmievala.</text:p>
      <text:p text:style-name="P3"><text:soft-page-break/>Pristavila ju Psotkuľa, o dom vyše bývala.</text:p>
      <text:p text:style-name="P3">— Zuza, a čože si mešec našla, že sa tak smeješ?</text:p>
      <text:p text:style-name="P3">— Mešec som ja nenašla, ale čosi lepšie. Prokurátor nám doniesol štyri fľaše na radostník, — pochválila sa Zuza Chorenka.</text:p>
      <text:p text:style-name="P3">— Radostník? Akéže štyri fľaše? Čo za pro-ku-rá-tor? — dozvedala sa, až horela od zvedavosti Psotkuľa.</text:p>
      <text:p text:style-name="P3">A — dozvedela sa. A — hneď aj bežala podať novinu ďalej. Najprv Vraniakovcom, nech sa dozvedia, keď nevedia, čo sa robí, a potom ostatným občanom. Rozniesla chýr ako víchrica.</text:p>
      <text:p text:style-name="P3">U Vraniakov už sedel Ďuro Čerňaník.</text:p>
      <text:p text:style-name="P3">— Vraniakovci, viete, či neviete, čo sa chystá proti vám? Mikleš-boženík zháňa proti vám svedkov. Aj moju mater nahovoril za svedka. Sľúbila sa mu, že pôjde. Ženská trpí-znáša, ale keď sa rozľúti, je zle. Kde máte Dušana?</text:p>
      <text:p text:style-name="P3">— Hnevám sa, zlosť ma berie, — povedala Vraniačka. — Tá Agneša Domaníčka, jalovica bez býčka, a či ženská bez chlapa, už aj po cudzích ľuďoch odkazuje: Dušan, príď! Ani čert z pekla si nezmyslí, čo si zmyslí Agneša; teraz po západe slnka odkazuje po cudzích chlapoch: Dušan, poď! Budeme sa kúpať! — žalovala sa Vraniačka.</text:p>
      <text:p text:style-name="P3">— A po komže to odkázala? — iba na takúto vec bol zvedavý Ďuro Čerňaník.</text:p>
      <text:p text:style-name="P3">— Veď po tom bedárovi Justínovi, — srdila sa Vraniačka.</text:p>
      <text:p text:style-name="P3">— Justín zháňa proti vám svedkov a donáša aj odkaz Dušanovi od Agnešky? — To sa mu nepozdávalo. Tu čosi nie je v poriadku, pomyslel si Ďuro Čerňaník.</text:p>
      <text:p text:style-name="P3">Vraniačka vydurila Psotkuľu na národný výbor ešte raz, ani hrnček masti jej nedala. Ďuro Čerňaník tiež odišiel znechutený. Vŕtalo mu v hlave, ako je to s tým Justínom Miklešom. Ale teraz ísť k Váhu, hľadať Dušana s Agneškou sa mu nechcelo. Stavil sa u Pagáča na pol deci a pobral sa domov bez chuti.</text:p>
      <text:p text:style-name="P3">Ako tak išiel, z diaľky začul vrčať motorku. To by mohol byť Lalinský, pomyslel si, a šiel mu prostriedkom hradskej naproti. Zdvihol ruku:</text:p>
      <text:p text:style-name="P3">— Stop!</text:p>
      <text:p text:style-name="P3">— Máš šťastie, Ďuro, že som to ja... A že si to ty! Ináč si už v garáde, — povedal Lalinský preľaknutý.</text:p>
      <text:p text:style-name="P3">— To sa ukáže, kto má na koho šťastie, — povedal Ďuro Čerňaník. — Požičaj mi na skok motorku.</text:p>
      <text:p text:style-name="P3">Lalinský preháňal sa šialenou rýchlosťou, ale keď ho takto zastavil chlapík, chytil sa za srdce a povedal nenazdajky:</text:p>
      <text:p text:style-name="P3">— Veru máš šťastie, že som ťa nezabil! Druhý raz ma nepristavuj. — Motorku mu za to požičal a pripomenul: — Ale sa jej ani nedotkni. Nepokazíš, viem, na motorky si ty „odborník”.</text:p>
      <text:p text:style-name="P3">Ďuro Čerňaník dohrmel k Váhu. Popreháňal sa plnou rýchlosťou po obecnom pastvisku. Vyhadzovalo ho to, ale nevyhodilo, dušu mu nevytriaslo, <text:soft-page-break/>nezaryl nosom do zeme, nerozbil si lebeň o topoľ. Obehol pastvisko a vrátil sa na odrážku. Vypol spojku, rozkročil sa. Motorka pod ním rapotala, strieľala, vybuchovala plnou silou. Naraz ju zadusil a odsotil. Pod vrbinou na odrážke našiel zvinuté šaty. Jedno klbko bolo Dušanovo: boli v ňom i plavky, druhé klbko jemne voňalo voňavkou a ženským telom, aj v ňom boli plavky. Zvinul obidve klbká. Ale by ich napálil vziať tak šaty obidvom, ufujazdiť s nimi a potom čakať, ako a kedy sa tí dvaja doplazia do dediny. Povedal si: Sprostý si, Čerňaník, čo by si z toho mal? Položil obidve klbká, kde boli. Rozvalil sa horeznak tam pri vrbine. Zamrzel ho život, pomýlený, beznádejný a vlastná mať. Smrť mala by prísť zadusiť ho, ako práve on zadusil motor v plnej sile. Bolo tu tak pekne, že sa mu ani veriť nechcelo. Padali na zem tiene, z oblohy padal na zem pokoj a vysoké, staré topole usychali od vrchovcov, pomaly zomierali vekom, i preto, že pastuškovia kládli pod nimi — keď pršalo — ohne. Každý topoľ bol pri zemi obhorený. Topole umierali od vrchovca a Ďuro Čerňaník, zlý a smutný človek, nemal chuti žiť. Škoda, že mu mať nerozťala kutáčom hlavu.</text:p>
      <text:p text:style-name="P3">Agneška Domaníčka zostala na sihoti a Dušan Vraniak sa nakláňal nad ním a dozvedal sa:</text:p>
      <text:p text:style-name="P3">— Ďuro, prečo si prišiel? Motorku máš od Lalinského? A čo chceš?</text:p>
      <text:p text:style-name="P3">Ďuro Čerňaník sa díval do popolavejúceho neba nad sebou. Povedal:</text:p>
      <text:p text:style-name="P3">— Ty študovaný somár, ty na všetko naletíš, aj tomu Miklešovi. Justín ti donáša odkazy od Agnešky, aj zháňa proti vám svedkov. Vieš, že do Viesky prišiel prokurátor?</text:p>
      <text:p text:style-name="P3">— Prokurátor? A Justín, ten strašiak, zháňa svedkov proti nám? On sa opovažuje?</text:p>
      <text:p text:style-name="P3">— „Opovažuje,”— smial sa Ďuro Čerňaník, rozvalený na zemi. — Aj moja mater sa opovažuje, predstav si. Je teraz taká rozľútená, že aj pána boha obžaluje zo — svojho nešťastia. Priznaj, tvoj otec natrúbil môjmu tatovi a bratovi, že tretiu vojnu ľahšie prečkajú v Amerike ako tu. Mišo už prečkal. Vieme ako. A otec? — Čerňaník sa rozvaľoval tvárou obrátený proti nebu. Veľmi-preveľmi mu bolo smutno. Len z toho mal skromnú radosť, že Dušan, ten urastený krásavec, dostával strach. Čakal, kedy sa ozve Agneška Domaníčka. Dušan Vraniak na ňu už ani nepomyslel. Povedal:</text:p>
      <text:p text:style-name="P3">— Ďuro, ty teda myslíš, že Justín Mikleš bude svedčiť aj proti mne? Keď zháňa svedkov, bude svedčiť... — Ani nečakal na odpoveď Ďura Čerňaníka a vychytil sa do dediny.</text:p>
      <text:p text:style-name="P3">Od rieky pod škarpou kríkala Agneška Domaníčka:</text:p>
      <text:p text:style-name="P3">— Dušan! Dušan, hoď mi šaty!</text:p>
      <text:p text:style-name="P3">Ďuro Čerňaník hodil jej uzlík šiat a čakal, kým sa Agneška oblečie. Odviezol ju do Viesky.</text:p>
      <text:p text:style-name="P3"/>
      <text:p text:style-name="P3"><text:bookmark-start text:name="bookmark30"/>&lt;h1&gt;32<text:bookmark-end text:name="bookmark30"/>&lt;/h1&gt;</text:p>
      <text:p text:style-name="P3">Justín Mikleš obišiel Viesku a naposledy sa stavil po sestru. V hrdle mu vyschlo, čo toľko vravel, posmeľoval nesmelých ľudí, aký bol sám. Napokon sa aj sám presvedčil: povie všetko, čo vie a čo si myslí. A prizná sa aj, že si požičal Paľkov-predsedov dokument.</text:p>
      <text:p text:style-name="P3"><text:soft-page-break/>Justín býval so sestrou Betou, vdovicou, kus povyše Viesky pri samom cintoríne. Keď im rodná chalúpka spadla na hlavu po tejto vojne, Masiarik im ponúkol obecnú žobráčku, nech si ju dajú trochu do poriadku. Žobráci už aj tak nechodili po pýtaní.</text:p>
      <text:p text:style-name="P3">Justín kráčal bedárskou uličkou, ktorú kedysi obývali grófski želiari, a ešte kúsok ďalej.</text:p>
      <text:p text:style-name="P3">Tak teda poviem všetko na Vraniakovcov i na seba. Uznajú mi. Čože môžu urobiť človeku, ako som ja. Chudobný človek hotová opica. Chrbtovej kosti nemá. Tak aj ja: každému som poklonkoval a myslel som si, že je to moja sväto-svätá povinnosť: krčiť chrbát. Ak ma budú chcieť potrestať, potrestajú. Zbavia ma knihovníctva, urobia ma — čím? Keď nebudem knihovníkom, najradšej by som bol nočným strážnikom v družstve, končil rozhovor sám so sebou.</text:p>
      <text:p text:style-name="P3">Justín prehrýzol sa k pravde veci, že naozaj si zaslúži trest, a celkom sa uspokojil, zmieril. Povyše Viesky, za chrbtom Dúbravy bola široká stráň, zaliata svetlom. Jej prostriedkom tiekol jarok. Pri jarku stála ich tesná chalúpka-žobráčka. Jediným oblokom dívala sa do cintorína a na krásny vrch s hlavou vápencového braliska, ktoré v noci sedelo nad tichou krajinou ako sova. Cesta z uličky prechodila ponad betónové potrubie jarku a dvojila sa: jedna doprava do polí a na vŕšky, druhá ďaleko do hôr. V kline ciest bol cintorín. Na cintoríne najväčší pomník mal krčmár Pagáč, čo sa v návale žiaľu za peniazmi obesil. Spomedzi všetkých pomníkov najväčšmi sa oleskoval v rozptýlenom svetle. Čosi sa pri ňom pohlo. Justín Mikleš, pomysliac na nebohého krčmára, povedal si veľkolepo: — Kto je? Mŕtvi, pokoj! Aj ty krčmár Pagáč. Peniaze a majetok nie sú všetko. Mohol si ešte žiť.</text:p>
      <text:p text:style-name="P3">Justín Mikleš už cítil iba sucho v hrdle.</text:p>
      <text:p text:style-name="P3">— Keby som sa tak mohol napiť studenej kýšky! — zatúžil. Mohol sa napiť u Čerňaníčky, keby ten pekelník nebol taký surový.</text:p>
      <text:p text:style-name="P3">Keď prišiel domov, až sa zarazil, že sa mu tak plní tajné želanie. Sestra Beta prvé, čo urobila, postavila mu na stôl veľký cedák kýšky. Dostala ho u Vraniakov. Len potom mu začala sesterský vyčítať, kde bol a kde spal včera v noci.</text:p>
      <text:p text:style-name="P3">Justín Mikleš si nenastavil cedák na ústa. Najprv povedal sestre — mohol si to azda dovoliť a oklamať ju trošku, aby už mal pokoj pri kýške.</text:p>
      <text:p text:style-name="P3">— Betka, sestra moja, iď, volajú ťa na úrad. Áno, hneď teraz by si mala ísť. — Len potom si nastavil na ústa s veľkým pôžitkom cedák s kýškou. Napil sa. Dal sa jesť nové zemiaky. Keď sa najedol a ponapíjal, spomenul si:</text:p>
      <text:p text:style-name="P3">— Betka, kdeže si? Čože si taká poslušná? — mrzel sa Justín v duchu. Poviem ti: iď na úrad a ty hneď bežíš, ani sa neopýtaš prečo. Takáto poslušnosť — to je zlý zvyk. Uznáš, Betka.</text:p>
      <text:p text:style-name="P3">Keď Justín odchádzal, zavrel oblok, zamkol chalúpku. Na ceste si popravil golier, rukávom obtrel trochu zaprášený klobúk.</text:p>
      <text:p text:style-name="P3">Ani kríknuť nestihol. Ruka s olovienkou sa rozohnala a chrapla ho po lebečnej kosti.</text:p>
      <text:p text:style-name="P3"><text:bookmark-start text:name="bookmark32"/></text:p>
      <text:p text:style-name="P3">&lt;h1&gt;33<text:bookmark-end text:name="bookmark32"/>&lt;/h1&gt;</text:p>
      <text:p text:style-name="P3">Podmaník sa vykláňal oblokom z kancelárie národného výboru. Záhradku pod oblokmi zarastala bujná loboda. V lobode sa strácal ako v temnom <text:soft-page-break/>pralese loktibrada, zabudol ho tu akiste pán notár.</text:p>
      <text:p text:style-name="P3">Podmaníkovi sa ľahko snívalo, koruny stromov i loboda pod oblokmi dýchali sviežo. Vieska i Dúbrava k nej prikrčená strácala svoju tvrdosť v tieňoch.</text:p>
      <text:p text:style-name="P3">Vstúpil Masiarik s novým okresným, prokurátorom Martinčekom. Odo dverí: sľuboval:</text:p>
      <text:p text:style-name="P3">— U Klinovcov už čosi bude! — S Martinčekom išli popri ich dvore, akýsi šuch a ruch pobádali. Z toho Masiarik usúdil, že u Klinovcov sa čosi stalo.</text:p>
      <text:p text:style-name="P3">Masiarik sám navrhol, že si s pozvanými občanmi pekne pohovoria v sobášnej sieni. Porozsvecoval všetky svetlá, ako keď v dome hostí čakajú a sám začal znášať stoličky do sobášnej siene.</text:p>
      <text:p text:style-name="P3">Potom prišiel Berto Švec, sviatočne oblečený, na hlave i tvári do hladka vyholený. Vyzeral veľmi sviatočne, priam sa ponúkal, aby si ho Masiarik nabral:</text:p>
      <text:p text:style-name="P3">— My sa tu chystáme, že ťa budeme slávnostne oddávať, a ty prídeš bez ženy.</text:p>
      <text:p text:style-name="P3">Berto Švec sa vážne priznal, akoby žartu nerozumel:</text:p>
      <text:p text:style-name="P3">— Uhádol si, súdruh predseda. Už by som bol prv prišiel — toť so súdruhom prokurátorom sme prišli spolu — ale zhováral som sa so Zuzou, na moj veru, o tejto veci: všetko máme v poriadku, my dvaja sme v poriadku, aj všetky papiere poruke. Ale moja Zuza už nechce: že na tom už nezáleží. Naraz — len si predstavte — páči sa jej, že ju mojou družkou nazývajú. Paľko môj, vedľa ti to vystrelilo. Aspoň ťa nemusím zvať na veselie. Ale si zato štrngnem s tebou u Klinovcov!</text:p>
      <text:p text:style-name="P3">Takto pošermovali, povraveli všetci štyria spolu a potom už len čakali. Justín Mikleš už tu mal byť. Ľudia sa ešte neschodili. Najprv sa musia navečerať, nakŕmiť statok, len potom prídu.</text:p>
      <text:p text:style-name="P3">Prvá pribehla Justínova sestra Beta. Neobrátiac sa na nikoho, povedala udychčaná:</text:p>
      <text:p text:style-name="P3">— Volali ste ma.</text:p>
      <text:p text:style-name="P3">Zjavne nevedela, o čo ide, opýtať sa bolo pre ňu prismelé alebo sa nepatrilo. Upratovala školu i kanceláriu.</text:p>
      <text:p text:style-name="P3">Masiarik ju privítal, miestom ponúkol.</text:p>
      <text:p text:style-name="P3">— Sadnite si... pani Valášková. — Obyčajne ju oslovoval, ako všetci, iba Beta, Betka. Bola vydatá tak dávno a tak krátko, že si Masiarik len náhodou spomenul, ako sa volá po mužovi.</text:p>
      <text:p text:style-name="P3">Napokon si sadla, ale iba na krajíček stoličky. Sedela ako na tŕni: len ufrknúť.</text:p>
      <text:p text:style-name="P3">Hneď za Betou prišli starí Skovajovci. Vysoký, suchý Skovaj mal zlomenú a zle zrastenú kľúčovú kosť, pravé plece dopredu vysotené až k lícu, pravá ruka mu usychala. Skovajovci pozdravili naraz ako koledníci:</text:p>
      <text:p text:style-name="P3">— Dobrý večer a dobrého zdravia vinšujeme.</text:p>
      <text:p text:style-name="P3">Skovajovci si sadli hneď pri dverách a usmievali sa v rozpakoch. Žili zo starobného dôchodčeku a z toho, čo im Vraniak otrčil. Opatrovali mu všetok statok v maštali.</text:p>
      <text:p text:style-name="P3"><text:soft-page-break/>Prišla aj vdovica Čanigová. Zarazila sa a len na veľké ponúkanie kročila ďalej. Raz za čas prichodili na ňu záchvaty blúznenia. Najmä z jari vdovica Čanigová obchodila chotár a keď sa celkom uchodila, zavláčila, dala sa vykríkať reči, aké nedospelí nemali počúvať. Vdovy vo Vieske zriedkavo sa vydávali druhý raz. Bývali z nich zúrivé modleníčky, kým vládali, drhli zadarmo, keď nevládali, na starobu skoro každú stihla žobrácka palica.</text:p>
      <text:p text:style-name="P3">Už chýbal len Vraniakov pastier Tomáš, slabý na rozum. Masiarik si nebol istý, či mu Justín nevyviedol potmehúdstvo. Musel mu uznať, že Justín vyberal svedkov proti Vraniakovi dôsledne. Všetci títo ľudia drhli Vraniakovi odpoly zadarmo, a všetci ho mali pritom za ľudského človeka. Tým väčší fígeľ musel Justín vynaložiť, aby ich sem dostal. Mnoho vedeli o Vraniakovi, len či povedia, či otvoria ústa — nemal ani tušenie.</text:p>
      <text:p text:style-name="P3">Potom prišla Sokolíčka, suchá babka. A veru ani obrancovi, čo vytasil meč za pravdu svätú, nemohol blčať v očiach krajší plameň. Tá sa hneď aj ohlásila:</text:p>
      <text:p text:style-name="P3">— Ale som sa dočkala! — Tuhšie si zatiahla šatku pod krkom. — Po Justínovi ste mi odkázali — je to pravda? — že chcete vypočuť starú krivdu. Poviem, všetko to poviem verejne a bude mi raz dobre na duši.</text:p>
      <text:p text:style-name="P3">— Chceme počuť, Sokolíčka, — uistil ju Masiarik.</text:p>
      <text:p text:style-name="P3">Vďačne-prevďačne ju usádzal a myslel si: Aspoň ty! Veď, hľa, akí svätí a mučeníci sa tu schádzajú. Tí ani muche neublížia — celý život iba sebe blížili — bodaj by tí ublížili Vraniakovi.</text:p>
      <text:p text:style-name="P3">Prišla aj Marina Čerňaníčka, ako kavka čierno-blýskavo oblečená v amerických hodváboch. Rovnako prísno blýskala pohľadom na ľudí, steny i nábytok. O nej sa ani tušiť nedalo, koľko povie a či vôbec čo povie. Zdalo sa, že má ústa na sedem zámok zamknuté. Ani sa nepozdravila, ani nemukla, len si sadla, pohľad oprela kdesi hore do rohu.</text:p>
      <text:p text:style-name="P3">Prišiel aj drobný, pohyblivý Pakan. Presiažil krokom sobášnu sálu, mädlil si kožu na čele, priam akoby v hlave skladal reč. Rozmyslel si poriadne, posledný raz, čo povedať a ozval sa zhurta:</text:p>
      <text:p text:style-name="P3">— Ja len chcem vedieť, predseda Masiarik, a vy páni, či aj zo mňa chcete urobiť kulaka a či nie. Prišiel som vám povedať, že zem aj peklo pochodím, i k prezidentovi na Hrad si cestu nájdem a na moj veru dokážem, že nie som kulak. — A sadol si do prvého radu stoličiek. Povytiahol sa, založil si okuliare, dal znať všetkým, že inde ako predný gazda si ani sadnúť nemôže. Ako sa niesol a sadol si na stoličku, zo všetkého, i z okuliarov na konci nosa priam kričalo, že je líška prešibaná. On všetko vie, všetko zavetrí, čo sa len šuchne v tejto obci. S dôstojnosťou, ktorú dáva iba presvedčenie, prišiel brániť svoju, iba svoju svätú vec, ináč by bol prišiel aspoň s dvoma-troma gazdami, čo s nimi piekol. Základom jeho dôstojnosti bolo sväté, uverené sebectvo.</text:p>
      <text:p text:style-name="P3">Prišla Zuza Chorenka, sviatočne oblečená, sprevádzal ju syn Vinco ešte s jedným svojím vrstovníkom-sväzákom.</text:p>
      <text:p text:style-name="P3">Tichým duchom, ako sa len dalo nenápadne, do miestnosti sa všuchla Psotkuľa. Zuza Chorenka ju iba vtedy pobadala, keď ju Psotkuľa štuchla do boka.</text:p>
      <text:p text:style-name="P3"><text:soft-page-break/>— Zuza, naozaj? Je to pravda? Veď mi ukáž, ktorýže je to ten prokurátor, — zašušotala jej do ušú.</text:p>
      <text:p text:style-name="P3">Prokurátor Martinček sedel na stoličke ako na koni, obrátený práve k Zuze Chorenke.</text:p>
      <text:p text:style-name="P3">Chorenka sa nahla a zatrmala za koleno prokurátora ako známeho človeka:</text:p>
      <text:p text:style-name="P3">— Toť Psotková sa ma pýta, kdeže máme toho prokurátora? Ale toť je! Nevidíš? Toto je náš prokurátor a dobrý človek. To nám on doniesol fľašky na radostník. Pravda, predseda?</text:p>
      <text:p text:style-name="P3">Psotkuľa sa strhla, až jej oči vypučilo poverčivým strachom pri slove: prokurátor. Nezrozumiteľne hrímajúci človek v červenom rúchu na súde jej vždy naháňal poverčivú hrôzu ako kat. Tu tento mohutný človek s mocnými čeľusťami, ostrihaný na ježka, sa jej zasmial. Na vlastné uši počula, ako jej povedal:</text:p>
      <text:p text:style-name="P3">— Ale, tetka, zostaňte. Aj vy by ste nám mohli povedať, kto v nedeľu roznášal po obci tú depešu: Ľudia boží, zachráňte sa, idú na nás agitátori.</text:p>
      <text:p text:style-name="P3">Psotkuľa vypleštila oči a vychytila sa v nohy.</text:p>
      <text:p text:style-name="P3"><text:bookmark-start text:name="bookmark34"/></text:p>
      <text:p text:style-name="P3">&lt;h1&gt;34<text:bookmark-end text:name="bookmark34"/>&lt;/h1&gt;</text:p>
      <text:p text:style-name="P3">Hovoriť pravdu verejne znamená vždycky súdiť. Hovoriť pravdu verejne je ťažká povinnosť voči sebe navzájom. Ľudia sa jej radšej vyhýbajú, radšej spoliehajú na božie mlyny. Vravia, utešujú sa, že pravda aj tak vyjde na svetlo ako olej na vodu — a tak ospravedlňujú svoju slabosť, svoju večnú uhýbavosť.</text:p>
      <text:p text:style-name="P3">Podmaník sa prihováral občanom. Raz sa opieral pohľadom do očí Zuze Chorenke, raz jej synovi Vincovi a raz zasa do ohnivého, nasrdeného pohľadu Mariny Čerňaníčky.</text:p>
      <text:p text:style-name="P3">— Najprv my, čo sme tu, chceme si povedať pravdu o Vraniakovcoch a o Vieske. A to prečo...? U Klinovcov práve čakajú a my tiež všetci čakáme najmladšieho Klinu. My všetci, čo sme tu, chceme, aby najmladší Klino prišiel na trochu spravodlivejší a krajší svet, ako sme my prišli. Tento náš Justín Mikleš, tichý človek, prvý z nás sa osmelil, — tu sa Podmaník prizrel Miklešovej sestre, obidvom Skovajovcom. — Oň vám už povedal slovo do duše, lebo ste prišli, lebo ste tu...</text:p>
      <text:p text:style-name="P3">Tu do sobášnej siene vtrhla Magduša Vraniačka.</text:p>
      <text:p text:style-name="P3">— Dobrý večer, dobrý večer, — sladko sa pozdravila.</text:p>
      <text:p text:style-name="P3">Beta Mikleška, Skovajovci i vdovica Čanigová razom sa zdvihli zo stoličiek.</text:p>
      <text:p text:style-name="P3">Vraniačka sa im poukláňala a pozdravila osobitne:</text:p>
      <text:p text:style-name="P3">— Pochválen Pán Ježiš Kristus, kresťania. — Podišla až k predsedníckemu stolu a úctivo sa spýtala: — Môžem ďalej? Môžeme?</text:p>
      <text:p text:style-name="P3">Bolo počuť stŕpať mriežku pred vchodom do budovy. Hradskou šli hlúčky ľudí, zaznieval hlasný hovor. Do sobášnej miestnosti zatiaľ nik nevstupoval, <text:soft-page-break/>ale do všetkých troch oblokov, otvorených do záhrady i do dvora, natislo sa plno hláv. Ktorási spomedzi dievok zvýskla: Nepokúšaj! Dáki parobci-výtržníci skrývali sa za nimi. Podľa stúpajúcej vravy a buchotu dalo sa súdiť, že národa stále pribúda.</text:p>
      <text:p text:style-name="P3">Vraniačka znova dotierala:</text:p>
      <text:p text:style-name="P3">— Keď nás už súdiť idete, keď nás už v lyžičke vody idete utopiť, hádam len môžeme... Smieme?</text:p>
      <text:p text:style-name="P3">Masiarik vstal, rozopäl si gombík na košeli pod krkom. Medzitým už do miestnosti vstúpili, pri dverách stáli, pod pazuchy sa držali gazda Vraniak a dedo Vraniak, dôstojný starec bielovlasý. Pri nich sa týčil v celej výške a belostnej čistote tenisového úboru študent Dušan.</text:p>
      <text:p text:style-name="P3">— Vás sme teda nepozvali — ale zostaňte, — povedal im príkro Masiarik. Na tvárach v oblokoch pobadal, že sa dobre rozhodol. — I súdiť vás budeme — záleží iba na tom, čo povedia občania.</text:p>
      <text:p text:style-name="P3">— Poďte teda, Vraniakovci, — rozkázala Vraniačka.</text:p>
      <text:p text:style-name="P3">Vraniakovci dôstojne prešli miestnosťou. Také ticho pritom nastalo, že bolo počuť i tlmené klopkanie paličkou o koberec. Dedo Vraniak stupkal ako slepý.</text:p>
      <text:p text:style-name="P3">— Poďte ďalej, občania, — pozýval ich pokojne Podmaník.</text:p>
      <text:p text:style-name="P3">— Nože, poďte, — pozývala aj Chorenka ľudí z kancelárie.</text:p>
      <text:p text:style-name="P3">Nikto nevstúpil. Sobášna miestnosť so zástavami na celej zadnej stene, s bielymi bustami na podstavcoch tiesnila aj prítomných ako súdna sieň. Magduša Vraniačka dobre rátala. Odstavila bokom stoličky a povedala:</text:p>
      <text:p text:style-name="P3">— Sadnite si, Vraniakovci, aspoň si sadnite na lavicu obžalovaných. Nech vám občania povedia do očí, čo majú proti vám.</text:p>
      <text:p text:style-name="P3">— Pani Vraniaková, nerušte nás, — upozornil ju Podmaník. — Povieme si najprv, aký je Vraniak človek, aký občan.</text:p>
      <text:p text:style-name="P3">Ticho. Nikto nič. Beta, Miklešova sestra, Skovajovci škúlili na dvere: len sa vytratiť. Aj by boli ufujazdili, keby kancelária nebola husto nabitá ľuďmi. Pakan sa pohniezdil na stoličke, poškrabal sa za uchom a vzdychol si, ale tak, aby to každý počul:</text:p>
      <text:p text:style-name="P3">— Akýže je človek? Nuž, ako my všetci, taký je...</text:p>
      <text:p text:style-name="P3">— Nuž povedzte, kto mu slúži, kto mu robí v gazdovstve... aby sme si osvetlili Vraniakov triedny charakter, — opáčil zasa Podmaník.</text:p>
      <text:p text:style-name="P3">Nikto ani nemukol. Len Pakan si zavzdychal z plných pľúc.</text:p>
      <text:p text:style-name="P3">— Pomáhame si. Jeden druhému slúžime: ja tebe pomôžem so záprahom a ty mne s robotou.</text:p>
      <text:p text:style-name="P3">Vraniačka rozhodila ruky, takto povedala občanom: No vidíte, nič proti nám nemajú. Sokolíčka, ako sa prv zdalo, len na to čakala, kedy vykričí svoju krivdu. Teraz nevedela pozbierať odvahu. Vinco Choreň trel si čelo, tuho rozmýšľal ako študent na skúške. On si tiež nevedel napochytro urovnať v hlave odpoveď. Konečne sa prihlásila o slovo Zuza Chorenka, Vincova mať. Rozpovedala, ako u Vraniakov robievala, kopala im celý deň za košík zemiakov. Pamätá sa, ako Vraniak bičom vyšibal toť Betu po holých lýtkach pre nič za nič. Raz v jeseni vyorávali zemiaky a Vraniak za Betou našiel pár <text:soft-page-break/>zemiačkov pod hrudou. Na čože iné myslí boháč? Iba na to, že ho chudák okráda.</text:p>
      <text:p text:style-name="P3">— Beta, však si tu, povedz, či nevravím pravdu?</text:p>
      <text:p text:style-name="P3">Beta sa hneď zdvihla a úzkostlivo opravila Zuzu, že ju nevyšibal gazda Vraniak, ale dedo Vraniak ju vytasal po chrbte bičiskom, lebo si včas kvokla a zakryla si lýtka sukňou.</text:p>
      <text:p text:style-name="P3">— Beta, chceš povedať, že tvoj muž nedokrvavil otkou Vraniaka? — napajedila sa Zuza Chorenka.</text:p>
      <text:p text:style-name="P3">— To je pravda, ale to bolo pre inú vec a inokedy. Vtedy boli Vraniakovci tvrdí ľudia...</text:p>
      <text:p text:style-name="P3">— A teraz? — opýtal sa jej nenazdajky prokurátor Martinček.</text:p>
      <text:p text:style-name="P3">— Teraz? Teraz? — Naplašila sa Beta, kdeže sa to dostala? Teraz sú Vraniakovci ľudskí ľudia. Vše jej čo-to otrčia. A dnes jej dala Magduša Vraniačka cedák kýšky.</text:p>
      <text:p text:style-name="P3">— Prv Vraniakovci boli tvrdí a prečo sú teraz ľudskí ľudia? — opýtal sa ešte prokurátor Martinček.</text:p>
      <text:p text:style-name="P3">— Lebo musia, — vyhŕklo z Bety. — Okrem Tomáša pastiera — ten je slabý na rozum — nikto by im nerobil.</text:p>
      <text:p text:style-name="P3">— A povedz, Beta, tvoj muž slúžil u Vraniakov, — vykríkla napajedená Zuza Chorenka. — Prečo ušiel?</text:p>
      <text:p text:style-name="P3">— Zuza, netráp ma, — zaprosila Beta a skryla si tvár do dlaní.</text:p>
      <text:p text:style-name="P3">Magduša Vraniačka zakvílila:</text:p>
      <text:p text:style-name="P3">— Ľudia boží, kresťania, trápia nás gazdov. Za čo? Za čo? Za dve kopy vajec nás súdia. Žiť nedajú. Aj syna mi zo škôl vyhodia, pokazia mu mladý život. Veď majte trochu svedomia.</text:p>
      <text:p text:style-name="P3">— Vraniačka, čušte, — zahriakol ju Masiarik.</text:p>
      <text:p text:style-name="P3">Vraniačka tým žalostnejšie zalamentovala:</text:p>
      <text:p text:style-name="P3">— Vidíte, vidíte, ľudia boží, duše kresťanské, ani vravieť nám nedajú. Chlapi, poďte. Dušanko, poď.</text:p>
      <text:p text:style-name="P3">Keby sa boli Vraniakovci hneď zdvihli, mohli odísť, aspoň pol Viesky by bolo stálo na ich strane. Ale oni nie. Dušan Vraniak prehodil si nohu cez koleno, prezeral si na rukách nechty, akoby ho nič iného na svete nezaujímalo, a gazda Vraniak nerozoznal, že teraz to jeho žena myslí vážne, ale už bolo neskoro.</text:p>
      <text:p text:style-name="P3">O slovo sa prihlásil Vinco Choreň. Ten rozpovedal:</text:p>
      <text:p text:style-name="P3">Raz v nedeľu ráno poslala ho mamka po mlieko. Dušan Vraniak len mu zastane do, cesty a skríkne: Tato, tato, tu je! To je on! Gazda Vraniak pribehol, nabral do priehrštia prachu na ceste a šust mu ho do očí. Študent Vraniak vytrhol mu z ruky krčah s mliekom a tak ho sekol po chrbte, až mu lopatku rozštiepil, — Rozpovedal Vinco Choreň a zobzeral sa: Kdeže ja Justín Mikleš? On všetko videl, mohol mu dosvedčiť pred súdom, ale nedosvedčil. Urobil sa chorý a potom mu povedal: Čo ja? Čo sa ja mám, ja najostatnejší človek v tejto obci, pchať medzi vás? Preto nás predošlý prokurátor posúdil <text:soft-page-break/>rovnako: ako za obyčajnú ruvačku. On, Vinco Choreň, dlho si lámal hlavu nad tým, prečo ho vtedy Vraniakovci dokaličili. Zistil toľko, že miestna organizácia mládeže dala študentovi Vraniakovi zlý kádrový posudok. Len teraz sa dozvedá, že ho ani na vysokú školu preto nepripustili.</text:p>
      <text:p text:style-name="P3">— Povedzte, Vraniakovci, čo som vám kedy urobil? Kádrový posudok vlastnoručne napísal a podpísal toť Janko Adamec. Povedzte tu pred prokurátorom a občanmi, prečo ste ma prepadli ako diví zbojníci za bieleho dňa? Ja vám poviem: Iba preto, lebo môj otec Berto Švec je komunista.</text:p>
      <text:p text:style-name="P3">Teraz už ani Sokolíčka nečakala, čo povedia a čo nepovedia občania, ani si slovo nepýtala.</text:p>
      <text:p text:style-name="P3">— Vraniakovci pažraví, teraz aj ja vám zavinšujem: Bodaj vám na duši nikdy nezhorela moja krivda, bodaj vás tých mojich šesť meričiek aj v hrobe dusilo. Ej, Vraniakovci, prišiel na vás súd, — zaspievala vysokým hlasom Sokolíčka. Porozhliadala sa. Pozdalo sa jej, že aj ľudia v oblokoch ju počúvajú. Ešte sa pochválila: — Ja som už stará baba, nič nepotrebujem. Už som aj najmladšiu dcéru vydala. Vnukov mám. Zaťa mám dobrého, nekrivdí mi, ani mi smrť nežičí. V sobotu, keď príde zo služby, pošle vnučku po pivo, ponúkne ma: Mama moja, vypite si, nech sa máme trochu dobre. — Sokolíčka pozaklínala Vraniakovcov, pochválila sa a spokojne si sadla. Hlavnú vec rozpovedala, len keď sa jej pýtali.</text:p>
      <text:p text:style-name="P3">— Vraniakovci boli odjakživa pažraví. Len pomyslite, akú pascu na môjho muža nastavili, aby ho dostali o posledných šesť meričiek. Dohovorili sa s krčmárom Pagáčom, nie s týmto, ale s jeho otcom, legionárom, čo sa vo vrchovci javora obesil: Sokolíkovi dávaj piť, koľko vládze a komu rozkáže. Môj muž kupčil a celý majetok prekupčil na voloch, o posledných šesť meričiek obrali ho Vraniakovci. Povedzte mi, ľudia moji, či sa dá preliať hrdlom toľko zeme za štyri týždne? Ej, veru zbojstvo a krivdu ste páchali na vdovách a sirotách, Vraniakovci.</text:p>
      <text:p text:style-name="P3">Vše sa vtiahol ktosi z kancelárie do sobášnej miestnosti, na najbližšiu stoličku si prisadol. Gazdovia Slaninka, Ondík, Repčík postávali pri stene. Marina Čerňaníčka hľadala pohľadom medzi nimi Justína Mikleša. Pred ním sa už raz vyžalovala z veľkého žiaľu.</text:p>
      <text:p text:style-name="P3">Justín, Mikleško, náš boženíček-doručovateľ, kdeže si? myslela. U neho hľadala posmelenie. Vstala a mdlým hlasom povedala:</text:p>
      <text:p text:style-name="P3">— Vraniakovci, ťažko mi na vás hľadieť.</text:p>
      <text:p text:style-name="P3">— Ale na nás? — vykríkla zdesená Vraniačka.</text:p>
      <text:p text:style-name="P3">— Na vás. Nechcem váľať na vás všetko svoje nešťastie, nie, ale vy, vy... — lapala Marina Čerňaníčka za povetrím, akoby sa dusila. — Vy ste navraveli môjmu mužovi také reči: Vojna príde čochvíľa, lepšie ti bude vojnu prečkať v Amerike ako tu. Keby nie vás, môj starý, tulák túlavý, nemusel kapať po tretí raz do Ameriky, nemusel... A môj synáčik, rata božia, tiež nemusel... — Tu Marinou Čerňaníčkou zalomcoval kŕč, nával žiaľu ňou zatriasol. Zalomila sa na stoličku a dobrú chvíľu vyhrkovalo z nej: ach, ach, ach, akoby ju drhol suchý kašeľ. Konečne zakvílila prenikavo: — Oj, nemusel, nemusel môj synáčik stratiť život na kraji sveta, na Kórei!</text:p>
      <text:p text:style-name="P3">Veru ani keby boli občania začuli jačať sirény, svišťať bomby, neboli by sa tak vydesili. Vlastným ušiam veriť nechceli, a jednako len museli. Marina Čerňaníčka povyčitovala-pospomínala z listov podrobnosti.</text:p>
      <text:p text:style-name="P3">Vraniačka rukami zalamovala nad hlavou, mlčky prosila: občania, zastaňte sa nás. Ale nikto sa neozval, ani len vrtichvost Pakan nemukol. Nuž pojala <text:soft-page-break/>pod pazuchy deda Vraniaka a muža a pobrala sa s nimi von. Len Dušan Vraniak zostal, biely pán. Ten si len — ako prv — prezeral nechty na rukách, akoby sa kochal, že ich má také čisté.</text:p>
      <text:p text:style-name="P3">Marina Čerňaníčka sa z duše vyžalovala pred ľuďmi. Po dlhom čase jej aspoň trochu odľahlo. Skovajovci, tichí ľudia, tiež povedali svoje. Skovajka spomenula, že Vraniakovci bývali tvrdí ľudia, kým držali v rukách richtársku palicu. Starý Vraniak tri ženy zodral, štrnásť detí naplodil a všetky rozohnal. Do reči prišlo, ako predávali Vraniakovci obecné lesy. Nikto im tam na prsty nehľadel, ako v obci s notárom šafária. Slovom, rozhovorili sa občania. Nevedomky-nenazdajky doširoka, do dávnej minulosti zabiehali. Starý, nerozumný svet rozkladal sa pred nimi a z neho vyrastali Vraniakovci, starý peň.</text:p>
      <text:p text:style-name="P3">— Ľudia, ale veď nenakladajte všetko Vraniakovcom: sami takú fúru neuvezú, — poznamenal Pakan až napodiv príhodne. Všetci tak cítili, že Vraniakovci sami celú ťarchu minulosti neuvezú.</text:p>
      <text:p text:style-name="P3">— A komu, Pakan? — opýtal sa zo zvedavosti Masiarik. — Pakan bol po Vraniakovi najprednejším gazdom v obci.</text:p>
      <text:p text:style-name="P3">— Komu? Komu nakladať toto všetko? — napajedil sa Pakan, ale hneď bystro, chytrácky zauvažoval: — Predseda Masiarik, či si múdry! Ja ti mám vysvetľovať, že vtedy boli také časy... ako sa vraví... kapitalizmus?</text:p>
      <text:p text:style-name="P3">Tam sa už nedalo ani Masiarikovi, ani Bertovi Švecovi nič namietať — len sa usmiali. Veď bol by to aj div divúci, aby sa Pakan hneď prihlásil, že reku aj on je zodpovedný, o málo menej ako Vraniakovci, ale isto.</text:p>
      <text:p text:style-name="P3">Predbežný rozhovor o Vraniakovcoch zakončili. Prokurátor Martinček mal dosť údajov a dosť svedkov. Podmaník i Masiarik poďakovali občanom: že pre dnešok dosť, dosť si toho povedali, urobili, dosť im všetkým svitlo v hlave.</text:p>
      <text:p text:style-name="P3">— A čo zajtra, chlapi, ženy? — ohlásil sa Michal Švec. — Bol vedúcim žatevnej skupiny, ale bez koscov a žníc.</text:p>
      <text:p text:style-name="P3">— Čo zajtra? — naberal ho brat Berto. — Zajtra svitne deň. Zreteľne povedz, čo chceš, aby tomu každý rozumel.</text:p>
      <text:p text:style-name="P3">Michal Švec ako dáky poslanec alebo činiteľ oslovil všetkými titulmi občanov, ale celkom skromne sa opýtal, ktorý chlap-kosec, ktorá ženská-žnica chce s ním ísť zajtra kosiť: robota ide tak ľahšie a veselšie. Nikto sa mu hneď neprihlásil. Povedal:</text:p>
      <text:p text:style-name="P3">— Ja som iba prístupníkom u Tomkovcov, ale vstúpim do družstva, podpíšem ten tretí typ. — Zauvažoval: — Nemyslite si, občania, že vás niekto naženie, poslepačky privedie do družstva. Rozmyslite si. Ja takto rozmýšľam: Nie je mi zle. Ako mi bude — neviem, ale horšie mi nemôže byť ani v družstve. Viete, občania, títo Rusi-sovieti s pánmi a hlaváčmi skoncovali, aj my teraz skoncujeme. Títo Rusi-sovieti v kolchozoch žijú, aj my prv či neskôr budeme. — Ja tak rozmýšľam. Aj v našej Vieske raz kolchoz bude. Netreba sa nám na zadné nohy stavať ako háčlivý kôň.</text:p>
      <text:p text:style-name="P3"/>
      <text:p text:style-name="P3">&lt;h1&gt;35&lt;/h1&gt;</text:p>
      <text:p text:style-name="P3">Dohrnuli sa obidvaja Klinovci, Klino Dolný a Klino Poľný, otec a syn. Ani tušenia nemali, o čom sa práve ľudia tak divo prú, ale sa nafukovali, akoby boli stredom sveta. Postavili sa tam, kde každému padli do očí, rozkročili sa, ruky založili, obidvaja rovnakí: územčistí, zavalití. Obidvaja priťahovali bradu k <text:soft-page-break/>šiji, akoby ich niekto držal na opratách. Držali sa sami: mračili sa náramne, nech svet hneď vidí, uhádne, ako im je. Bolo im hej, bolo im ako nikdy na svete. Ale nech sa chlap tvári, ako chce, keď sa takto postaví, vždy to kričí: hľaď na mňa, svete, pozri sa, sme otcovia obidvaja.</text:p>
      <text:p text:style-name="P3">Paľo Masiarik aj pobadal čosi, ale hneď mu aj oči padli na Jozefu. Tá strapaňa! Pribehla a pri dverách si vydýchla. Šatka jej spadla na krk a kučera do čela. Odo dverí mu čosi naznačovala. Konečne sa dovtípil, čo sa patrí. Zakričal na celú sálu:</text:p>
      <text:p text:style-name="P3">— Klino, čo máš?</text:p>
      <text:p text:style-name="P3">Mladší Klino pritiahol bradu celkom k prsiam a zahučal najhlbším hlasom, akým len mohol:</text:p>
      <text:p text:style-name="P3">— Čože mám mať? Syna mám!</text:p>
      <text:p text:style-name="P3">— Syna, bisťubohu! — zahromžil Masiarik.</text:p>
      <text:p text:style-name="P3">— Klinovci, hej, Klinovci, — kríkal Podmaník, akoby Klinovci nie tu stáli, ale kdesi na Dúbrave. — Máte radosť? Ale aj my, ale aj my. Veľká vec sa udala: najmladší Klino prišiel na svet a... dali sme dohromady druhú žatevnú skupinu a ďalší občania podpísali tretí typ... — Vstal, potriasol rukou svákovi. Objali sa so starým i mladým Klinom.</text:p>
      <text:p text:style-name="P3">Národ zatlieskal, videl, že sa pár ľudí teší. Jemu sa tiež zo všetkého najviac radosti žiadalo. Ale Klinovci — po blahoželaní, objímaní, potlesku — ešte sa stále mračili, božechráň ukázať sa, že majú radosť. To dopálilo Jozefu Masiaričku: ona bola otvorená a priezračná ako voda. Napajedeným hlasom sa rozkríkla: — Jaj, Klinovci — chlapiská! Len sa na nich podívajte. Toľko sa nenadúvajte: puknete. Svetská sláva vám nepatrí. Narodí sa im chlapčisko — najmladší Klino — a oni si myslia, že len oni majú na tom zásluhu.</text:p>
      <text:p text:style-name="P3">— A ktože? Ktože má mať, keď nie chlapi? — hrdo si odfúkol sváko Klino a podvihol si nie nohavice, ale rovno brucho. — Masiarička, Jozefa, ty už len tým svojím ženským jazyčiskom svet naopak neobracaj. Uznaj: nebyť chlapa, ani chlápä sa nenarodí — ani jedna ženská nebude na svete spokojná.</text:p>
      <text:p text:style-name="P3">— No, priam, uhádli ste, sváko Klino! Keby nie nás ženských, chlapi, zdiveli by ste. Väčšina ľudského pokolenia akáže je? Ženská je! Chlapi, uznať musíte, — zašermovala Jozefa Masiarička.</text:p>
      <text:p text:style-name="P3">Národ zasa zatlieskal, posedával, postával, prudko sa prel, nevedno, komu prisvedčil, či tej ženskej a či mužskej polovici ľudského pokolenia. Ale pri všetkých starostiach, ako bude zajtra robiť, mal radosť.</text:p>
      <text:p text:style-name="P3">— Masiarička, Jozefa, ty si kmotra. My chlapi uznáme ženskú väčšinu ľudského pokolenia, keď nás hneď teraz pozveš na radostník a dáš nám ešte čosi lepšieho ako pohár pálenky, — vytasil sa Michal Švec.</text:p>
      <text:p text:style-name="P3">— Prečo by nie? Dám vám všetkým ešte čosi lepšieho ako pohár pálenky, nalejem vám pohár vody cukrovej, — vystatovala sa Masiarička. — Ale vážne: Ja kmotra najmladšieho Jana Klinu, nalejem vám všetkým pohár pálenky, len musíte prísť zajtra ráno. Moja kmotra sa vyspí, i najmladší Klino... Len musíte všetci prísť do klinovského dvora. Dobre?</text:p>
      <text:p text:style-name="P3">Vážne i žartom sa ľudia sľubovali, reku, ak Klinovci upečú k pálenke aj brava mastného alebo zabijú jalovicu.</text:p>
      <text:p text:style-name="P3"><text:soft-page-break/>Celý ten čas, čo sa ľudia takto doberali, preli, dovrávali, kto s kým pôjde zajtra kosiť, v sobášnej sieni sedel skromný človek, nie tunajší, člen štátnej bezpečnosti bez uniformy — Strieženec. Celú Viesku pochodil, pospytoval sa, prišiel sem a ešte čakal, kedy príde Justín Mikleš. Chcel sa mu poďakovať, že ho priviedol na stopu nebezpečného agenta Lalinského. Lámal si hlavu, kde sa mohol podieť ten člove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 svg:font-family="Arial" style:font-family-generic="swiss" style:font-pitch="variable"/>
    <style:font-face style:name="Microsoft Sans Serif" svg:font-family="'Microsoft Sans Serif'"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none" style:line-break="strict" style:font-independent-line-spacing="false">
        <style:tab-stops/>
      </style:paragraph-properties>
      <style:text-properties fo:font-variant="normal" fo:text-transform="none" fo:color="#000000" style:text-outline="false" style:text-line-through-style="none" style:text-line-through-type="none" style:text-position="0% 100%" style:font-name="Microsoft Sans Serif" fo:font-size="12pt" fo:letter-spacing="normal" fo:language="sk" fo:country="SK" fo:font-style="normal" style:text-underline-style="none" fo:font-weight="normal" style:letter-kerning="true" style:font-name-asian="Microsoft Sans Serif" style:font-size-asian="12pt" style:language-asian="sk" style:country-asian="SK" style:font-style-asian="normal" style:font-weight-asian="normal" style:font-name-complex="Microsoft Sans Serif" style:font-size-complex="12pt" style:language-complex="sk" style:country-complex="SK"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none" style:punctuation-wrap="simple" style:line-break="strict" style:tab-stop-distance="1.249cm" style:vertical-align="baseline" style:snap-to-layout-grid="true" style:writing-mode="lr-tb">
        <style:background-image/>
      </style:paragraph-properties>
      <style:text-properties fo:font-variant="normal" fo:text-transform="none" fo:color="#000000" style:text-outline="false" style:text-line-through-style="none" style:text-line-through-type="none" style:text-position="0% 100%" style:font-name="Microsoft Sans Serif" fo:font-size="12pt" fo:letter-spacing="normal" fo:language="sk" fo:country="SK" fo:font-style="normal" style:text-underline-style="none" fo:font-weight="normal" style:letter-kerning="true" fo:background-color="transparent" style:font-name-asian="Microsoft Sans Serif" style:font-size-asian="12pt" style:language-asian="sk" style:country-asian="SK" style:font-style-asian="normal" style:font-weight-asian="normal" style:font-name-complex="Microsoft Sans Serif" style:font-size-complex="12pt" style:language-complex="sk" style:country-complex="SK"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álny" style:family="paragraph">
      <style:paragraph-properties fo:hyphenation-ladder-count="no-limit"/>
      <style:text-properties fo:hyphenate="false"/>
    </style:style>
    <style:style style:name="Názov_20_obrázka" style:display-name="Názov obrázka" style:family="paragraph">
      <style:paragraph-properties fo:hyphenation-ladder-count="no-limit"/>
      <style:text-properties fo:color="#ebebeb" fo:hyphenate="false"/>
    </style:style>
    <style:style style:name="Základný_20_text_20__28_2_29_" style:display-name="Základný text (2)" style:family="paragraph">
      <style:paragraph-properties fo:text-align="center" style:justify-single-word="false" fo:hyphenation-ladder-count="no-limit"/>
      <style:text-properties fo:hyphenate="false"/>
    </style:style>
    <style:style style:name="Záhlavie_20__23_1" style:display-name="Záhlavie #1" style:family="paragraph">
      <style:paragraph-properties fo:hyphenation-ladder-count="no-limit"/>
      <style:text-properties fo:hyphenate="false"/>
    </style:style>
    <style:style style:name="Hlavička_20_alebo_20_päta_20__28_2_29_" style:display-name="Hlavička alebo päta (2)" style:family="paragraph">
      <style:paragraph-properties fo:hyphenation-ladder-count="no-limit"/>
      <style:text-properties fo:hyphenate="false"/>
    </style:style>
    <style:style style:name="Hlavička_20_alebo_20_päta" style:display-name="Hlavička alebo päta" style:family="paragraph">
      <style:paragraph-properties fo:hyphenation-ladder-count="no-limit"/>
      <style:text-properties fo:hyphenate="false"/>
    </style:style>
    <style:style style:name="Základný_20_text_20__28_3_29_" style:display-name="Základný text (3)" style:family="paragraph">
      <style:paragraph-properties fo:hyphenation-ladder-count="no-limit"/>
      <style:text-properties fo:hyphenate="false"/>
    </style:style>
    <style:style style:name="Základný_20_text" style:display-name="Základný text" style:family="paragraph">
      <style:paragraph-properties fo:margin-left="0cm" fo:margin-right="0cm" fo:hyphenation-ladder-count="no-limit" fo:text-indent="0.388cm" style:auto-text-indent="false"/>
      <style:text-properties fo:hyphenate="false"/>
    </style:style>
    <style:style style:name="Iné" style:family="paragraph">
      <style:paragraph-properties fo:margin-left="0cm" fo:margin-right="0cm" fo:hyphenation-ladder-count="no-limit" fo:text-indent="0.388cm" style:auto-text-indent="false"/>
      <style:text-properties fo:hyphenate="false"/>
    </style:style>
    <style:style style:name="Základný_20_text_20__28_4_29_" style:display-name="Základný text (4)" style:family="paragraph">
      <style:paragraph-properties fo:hyphenation-ladder-count="no-limit"/>
      <style:text-properties fo:hyphenate="false"/>
    </style:style>
    <style:style style:name="Záhlavie_20__23_2" style:display-name="Záhlavie #2" style:family="paragraph">
      <style:paragraph-properties fo:text-align="center" style:justify-single-word="false" fo:hyphenation-ladder-count="no-limit"/>
      <style:text-properties fo:hyphenate="false"/>
    </style:style>
    <style:style style:name="Základný_20_text_20__28_7_29_" style:display-name="Základný text (7)" style:family="paragraph">
      <style:paragraph-properties fo:hyphenation-ladder-count="no-limit"/>
      <style:text-properties fo:hyphenate="false"/>
    </style:style>
    <style:style style:name="Základný_20_text_20__28_8_29_" style:display-name="Základný text (8)" style:family="paragraph">
      <style:paragraph-properties fo:text-align="end" style:justify-single-word="false" fo:hyphenation-ladder-count="no-limit"/>
      <style:text-properties fo:hyphenate="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álny"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Normálny"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Predvolené_20_písmo_20_odseku" style:display-name="Predvolené písmo odseku" style:family="text"/>
    <style:style style:name="DefaultFontStyle" style:family="text">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Hypertextové_20_prepojenie" style:display-name="Hypertextové prepojenie" style:family="text" style:parent-style-name="DefaultFontStyle">
      <style:text-properties fo:color="#0066cc" style:text-position="0% 100%" style:font-name="Microsoft Sans Serif" fo:font-family="'Microsoft Sans Serif'" style:font-family-generic="swiss" style:font-pitch="variable" fo:font-size="12pt" fo:letter-spacing="normal" fo:language="sk" fo:country="SK" style:text-underline-style="solid" style:text-underline-width="auto" style:text-underline-color="font-color" style:text-underline-mode="continuous" style:text-overline-mode="continuous" style:text-line-through-mode="continuous"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4" style:family="text" style:parent-style-name="DefaultFontStyle">
      <style:text-properties fo:color="#ebebeb"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6" style:family="text" style:parent-style-name="DefaultFontStyle">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7" style:family="text" style:parent-style-name="CharStyle6">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9" style:family="text" style:parent-style-name="DefaultFontStyle">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10" style:family="text" style:parent-style-name="CharStyle6">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12" style:family="text" style:parent-style-name="DefaultFontStyle">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13" style:family="text" style:parent-style-name="CharStyle12">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14" style:family="text" style:parent-style-name="CharStyle12">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16" style:family="text" style:parent-style-name="DefaultFontStyle">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17" style:family="text" style:parent-style-name="CharStyle16">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19" style:family="text" style:parent-style-name="DefaultFontStyle">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21" style:family="text" style:parent-style-name="DefaultFontStyle">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23" style:family="text" style:parent-style-name="DefaultFontStyle">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24" style:family="text" style:parent-style-name="CharStyle23">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25" style:family="text" style:parent-style-name="CharStyle12">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26" style:family="text" style:parent-style-name="CharStyle16">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28" style:family="text" style:parent-style-name="DefaultFontStyle">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29" style:family="text" style:parent-style-name="CharStyle21">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30" style:family="text" style:parent-style-name="CharStyle23">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32" style:family="text" style:parent-style-name="DefaultFontStyle">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33" style:family="text" style:parent-style-name="CharStyle23">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34" style:family="text" style:parent-style-name="CharStyle21">
      <style:text-properties fo:font-variant="small-cap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35" style:family="text" style:parent-style-name="CharStyle23">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36" style:family="text" style:parent-style-name="CharStyle16">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37" style:family="text" style:parent-style-name="CharStyle21">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39" style:family="text" style:parent-style-name="DefaultFontStyle">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40" style:family="text" style:parent-style-name="CharStyle23">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42" style:family="text" style:parent-style-name="DefaultFontStyle">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43" style:family="text" style:parent-style-name="CharStyle21">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44" style:family="text" style:parent-style-name="CharStyle16">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45" style:family="text" style:parent-style-name="CharStyle28">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46" style:family="text" style:parent-style-name="CharStyle28">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47" style:family="text" style:parent-style-name="CharStyle21">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48" style:family="text" style:parent-style-name="CharStyle16">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CharStyle49" style:family="text" style:parent-style-name="CharStyle23">
      <style:text-properties fo:color="#000000" style:text-position="0% 100%" style:font-name="Microsoft Sans Serif" fo:font-family="'Microsoft Sans Serif'" style:font-family-generic="swiss" style:font-pitch="variable" fo:font-size="12pt" fo:letter-spacing="normal" fo:language="sk" fo:country="SK" style:font-name-asian="Microsoft Sans Serif" style:font-family-asian="'Microsoft Sans Serif'" style:font-family-generic-asian="swiss" style:font-pitch-asian="variable" style:font-size-asian="12pt" style:language-asian="sk" style:country-asian="SK" style:font-name-complex="Microsoft Sans Serif" style:font-family-complex="'Microsoft Sans Serif'" style:font-family-generic-complex="swiss" style:font-pitch-complex="variable" style:font-size-complex="12pt" style:language-complex="sk" style:country-complex="SK" style:text-scale="100%"/>
    </style:style>
    <style:style style:name="Hlavička_20_Char" style:display-name="Hlavička Char" style:family="text" style:parent-style-name="Predvolené_20_písmo_20_odseku"/>
    <style:style style:name="Päta_20_Char" style:display-name="Päta Char" style:family="text" style:parent-style-name="Predvolené_20_písmo_20_odseku"/>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693cm" fo:page-height="21.006cm" style:num-format="1" style:print-orientation="landscape" fo:margin-top="0cm" fo:margin-bottom="0cm" fo:margin-left="0.635cm" fo:margin-right="0.63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635cm" fo:margin-left="0cm" fo:margin-right="0cm" fo:margin-bottom="0cm" style:dynamic-spacing="true"/>
      </style:header-style>
      <style:footer-style>
        <style:header-footer-properties fo:min-height="0.635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Normálny"/>
      </style:header>
      <style:footer>
        <text:p text:style-name="Normálny"/>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1.2$Windows_x86 LibreOffice_project/b79626edf0065ac373bd1df5c28bd630b4424273</meta:generator>
    <dc:title>Sminolta_c322111110010</dc:title>
    <meta:initial-creator>Užívateľ</meta:initial-creator>
    <meta:creation-date>2024-04-01T19:55:00Z</meta:creation-date>
    <dc:date>2024-04-04T12:26:24.658000000</dc:date>
    <meta:editing-cycles>3</meta:editing-cycles>
    <meta:editing-duration>PT8M33S</meta:editing-duration>
    <meta:document-statistic meta:table-count="0" meta:image-count="0" meta:object-count="0" meta:page-count="104" meta:paragraph-count="1413" meta:word-count="48480" meta:character-count="295752" meta:non-whitespace-character-count="247043"/>
    <meta:template xlink:type="simple" xlink:actuate="onRequest" xlink:title="" xlink:href="../tatarka_radostnik_1954-2024-03-29-final.odt/Normal"/>
  </office:meta>
</office:document-meta>
</file>